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49">
      <style:table-cell-properties fo:background-color="#ffff00"/>
    </style:style>
    <style:style style:name="ce3" style:family="table-cell" style:parent-style-name="Default">
      <style:map style:condition="cell-content()=15" style:apply-style-name="Untitled1" style:base-cell-address="zad1.C1"/>
    </style:style>
    <style:style style:name="ce4" style:family="table-cell" style:parent-style-name="Default" style:data-style-name="N49">
      <style:table-cell-properties fo:background-color="transparent"/>
    </style:style>
    <style:style style:name="ce5" style:family="table-cell" style:parent-style-name="Default">
      <style:map style:condition="cell-content()=15" style:apply-style-name="Untitled1" style:base-cell-address="zad2.C1"/>
    </style:style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/>
    <style:style style:name="ce2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9" style:family="table-cell" style:parent-style-name="Default">
      <style:map style:condition="cell-content()=15" style:apply-style-name="Untitled1" style:base-cell-address="zad2_tabela_przestawna.C1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ffff00"/>
    </style:style>
    <style:style style:name="ce32" style:family="table-cell" style:parent-style-name="Default">
      <style:map style:condition="cell-content()=15" style:apply-style-name="Untitled1" style:base-cell-address="zad4a.C1"/>
    </style:style>
    <style:style style:name="ce33" style:family="table-cell" style:parent-style-name="Default">
      <style:map style:condition="cell-content()=15" style:apply-style-name="Untitled1" style:base-cell-address="zad4b.C1"/>
    </style:style>
    <style:style style:name="ce3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dni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IF([.B2]&gt;20; [.C1]+1; 0)" office:value-type="float" office:value="1" calcext:value-type="float">
            <text:p>1</text:p>
          </table:table-cell>
          <table:table-cell/>
          <table:table-cell table:formula="of:=MAX([.C1:.C10000])" office:value-type="float" office:value="15" calcext:value-type="float">
            <text:p>15</text:p>
          </table:table-cell>
          <table:table-cell table:style-name="ce2" office:value-type="date" office:date-value="2022-08-17" calcext:value-type="date">
            <text:p>2022-08-17</text:p>
          </table:table-cell>
          <table:table-cell table:style-name="ce2" office:value-type="date" office:date-value="2022-08-31" calcext:value-type="date">
            <text:p>2022-08-31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IF([.B3]&gt;20; [.C2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IF([.B4]&gt;20; [.C3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IF([.B5]&gt;20; [.C4]+1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IF([.B6]&gt;20; [.C5]+1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IF([.B7]&gt;20; [.C6]+1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IF([.B8]&gt;20; [.C7]+1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IF([.B9]&gt;20; [.C8]+1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IF([.B10]&gt;20; [.C9]+1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IF([.B11]&gt;20; [.C10]+1; 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IF([.B12]&gt;20; [.C11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IF([.B13]&gt;20; [.C12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IF([.B14]&gt;20; [.C13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IF([.B15]&gt;20; [.C14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IF([.B16]&gt;20; [.C15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IF([.B17]&gt;20; [.C16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IF([.B18]&gt;20; [.C17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IF([.B19]&gt;20; [.C18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IF([.B20]&gt;20; [.C19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IF([.B21]&gt;20; [.C20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IF([.B22]&gt;20; [.C21]+1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IF([.B23]&gt;20; [.C22]+1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IF([.B24]&gt;20; [.C23]+1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IF([.B25]&gt;20; [.C24]+1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IF([.B26]&gt;20; [.C25]+1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IF([.B27]&gt;20; [.C26]+1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IF([.B28]&gt;20; [.C27]+1; 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IF([.B29]&gt;20; [.C28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IF([.B30]&gt;20; [.C29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IF([.B31]&gt;20; [.C30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IF([.B32]&gt;20; [.C31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IF([.B33]&gt;20; [.C32]+1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IF([.B34]&gt;20; [.C33]+1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IF([.B35]&gt;20; [.C34]+1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IF([.B36]&gt;20; [.C35]+1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IF([.B37]&gt;20; [.C36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IF([.B38]&gt;20; [.C37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IF([.B39]&gt;20; [.C38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IF([.B40]&gt;20; [.C39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IF([.B41]&gt;20; [.C40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IF([.B42]&gt;20; [.C41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IF([.B43]&gt;20; [.C42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IF([.B44]&gt;20; [.C43]+1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IF([.B45]&gt;20; [.C44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IF([.B46]&gt;20; [.C45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IF([.B47]&gt;20; [.C46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IF([.B48]&gt;20; [.C47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IF([.B49]&gt;20; [.C48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IF([.B50]&gt;20; [.C49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IF([.B51]&gt;20; [.C50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IF([.B52]&gt;20; [.C51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IF([.B53]&gt;20; [.C52]+1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IF([.B54]&gt;20; [.C53]+1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IF([.B55]&gt;20; [.C54]+1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IF([.B56]&gt;20; [.C55]+1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IF([.B57]&gt;20; [.C56]+1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IF([.B58]&gt;20; [.C57]+1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IF([.B59]&gt;20; [.C58]+1; 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IF([.B60]&gt;20; [.C59]+1; 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IF([.B61]&gt;20; [.C60]+1; 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IF([.B62]&gt;20; [.C61]+1; 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IF([.B63]&gt;20; [.C62]+1; 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IF([.B64]&gt;20; [.C63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IF([.B65]&gt;20; [.C64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IF([.B66]&gt;20; [.C65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IF([.B67]&gt;20; [.C66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IF([.B68]&gt;20; [.C67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IF([.B69]&gt;20; [.C68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IF([.B70]&gt;20; [.C69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IF([.B71]&gt;20; [.C70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IF([.B72]&gt;20; [.C71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IF([.B73]&gt;20; [.C72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IF([.B74]&gt;20; [.C73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IF([.B75]&gt;20; [.C74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IF([.B76]&gt;20; [.C75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IF([.B77]&gt;20; [.C76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IF([.B78]&gt;20; [.C77]+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IF([.B79]&gt;20; [.C78]+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IF([.B80]&gt;20; [.C79]+1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IF([.B81]&gt;20; [.C80]+1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IF([.B82]&gt;20; [.C81]+1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IF([.B83]&gt;20; [.C82]+1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IF([.B84]&gt;20; [.C83]+1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IF([.B85]&gt;20; [.C84]+1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IF([.B86]&gt;20; [.C85]+1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IF([.B87]&gt;20; [.C86]+1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IF([.B88]&gt;20; [.C87]+1; 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IF([.B89]&gt;20; [.C88]+1; 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IF([.B90]&gt;20; [.C89]+1; 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IF([.B91]&gt;20; [.C90]+1; 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IF([.B92]&gt;20; [.C91]+1; 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2"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IF([.B93]&gt;20; [.C92]+1; 0)" office:value-type="float" office:value="15" calcext:value-type="float">
            <text:p>15</text:p>
          </table:table-cell>
          <table:table-cell table:number-columns-repeated="4"/>
        </table:table-row>
        <calcext:conditional-formats>
          <calcext:conditional-format calcext:target-range-address="zad1.C1:zad1.C93">
            <calcext:condition calcext:apply-style-name="Untitled1" calcext:value="=15" calcext:base-cell-address="zad1.C1"/>
          </calcext:conditional-format>
        </calcext:conditional-formats>
      </table:table>
      <table:table table:name="zad2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ce5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lody</text:p>
          </table:table-cell>
          <table:table-cell table:style-name="Default" office:value-type="string" calcext:value-type="string">
            <text:p>hotdogi</text:p>
          </table:table-cell>
          <table:table-cell table:style-name="Default" office:value-type="string" calcext:value-type="string">
            <text:p>kukurydze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2]-24)/2))" office:value-type="float" office:value="120" calcext:value-type="float">
            <text:p>120</text:p>
          </table:table-cell>
          <table:table-cell table:formula="of:=FLOOR(90 * (1 + (1/13) * ([.$B2]-24)/2))" office:value-type="float" office:value="90" calcext:value-type="float">
            <text:p>90</text:p>
          </table:table-cell>
          <table:table-cell table:formula="of:=FLOOR(80 * (1 + (1/17) * ([.$B2]-24)/2))" office:value-type="float" office:value="80" calcext:value-type="float">
            <text:p>80</text:p>
          </table:table-cell>
          <table:table-cell table:style-name="ce4" table:number-columns-repeated="2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]-24)/2))" office:value-type="float" office:value="124" calcext:value-type="float">
            <text:p>124</text:p>
          </table:table-cell>
          <table:table-cell table:formula="of:=FLOOR(90 * (1 + (1/13) * ([.$B3]-24)/2))" office:value-type="float" office:value="93" calcext:value-type="float">
            <text:p>93</text:p>
          </table:table-cell>
          <table:table-cell table:formula="of:=FLOOR(80 * (1 + (1/17) * ([.$B3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]-24)/2))" office:value-type="float" office:value="132" calcext:value-type="float">
            <text:p>132</text:p>
          </table:table-cell>
          <table:table-cell table:formula="of:=FLOOR(90 * (1 + (1/13) * ([.$B4]-24)/2))" office:value-type="float" office:value="100" calcext:value-type="float">
            <text:p>100</text:p>
          </table:table-cell>
          <table:table-cell table:formula="of:=FLOOR(80 * (1 + (1/17) * ([.$B4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]-24)/2))" office:value-type="float" office:value="132" calcext:value-type="float">
            <text:p>132</text:p>
          </table:table-cell>
          <table:table-cell table:formula="of:=FLOOR(90 * (1 + (1/13) * ([.$B5]-24)/2))" office:value-type="float" office:value="100" calcext:value-type="float">
            <text:p>100</text:p>
          </table:table-cell>
          <table:table-cell table:formula="of:=FLOOR(80 * (1 + (1/17) * ([.$B5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FLOOR(120 * (1 + (2/29) * ([.B6]-24)/2))" office:value-type="float" office:value="132" calcext:value-type="float">
            <text:p>132</text:p>
          </table:table-cell>
          <table:table-cell table:formula="of:=FLOOR(90 * (1 + (1/13) * ([.$B6]-24)/2))" office:value-type="float" office:value="100" calcext:value-type="float">
            <text:p>100</text:p>
          </table:table-cell>
          <table:table-cell table:formula="of:=FLOOR(80 * (1 + (1/17) * ([.$B6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FLOOR(120 * (1 + (2/29) * ([.B7]-24)/2))" office:value-type="float" office:value="111" calcext:value-type="float">
            <text:p>111</text:p>
          </table:table-cell>
          <table:table-cell table:formula="of:=FLOOR(90 * (1 + (1/13) * ([.$B7]-24)/2))" office:value-type="float" office:value="83" calcext:value-type="float">
            <text:p>83</text:p>
          </table:table-cell>
          <table:table-cell table:formula="of:=FLOOR(80 * (1 + (1/17) * ([.$B7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FLOOR(120 * (1 + (2/29) * ([.B8]-24)/2))" office:value-type="float" office:value="124" calcext:value-type="float">
            <text:p>124</text:p>
          </table:table-cell>
          <table:table-cell table:formula="of:=FLOOR(90 * (1 + (1/13) * ([.$B8]-24)/2))" office:value-type="float" office:value="93" calcext:value-type="float">
            <text:p>93</text:p>
          </table:table-cell>
          <table:table-cell table:formula="of:=FLOOR(80 * (1 + (1/17) * ([.$B8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]-24)/2))" office:value-type="float" office:value="124" calcext:value-type="float">
            <text:p>124</text:p>
          </table:table-cell>
          <table:table-cell table:formula="of:=FLOOR(90 * (1 + (1/13) * ([.$B9]-24)/2))" office:value-type="float" office:value="93" calcext:value-type="float">
            <text:p>93</text:p>
          </table:table-cell>
          <table:table-cell table:formula="of:=FLOOR(80 * (1 + (1/17) * ([.$B9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0]-24)/2))" office:value-type="float" office:value="107" calcext:value-type="float">
            <text:p>107</text:p>
          </table:table-cell>
          <table:table-cell table:formula="of:=FLOOR(90 * (1 + (1/13) * ([.$B10]-24)/2))" office:value-type="float" office:value="79" calcext:value-type="float">
            <text:p>79</text:p>
          </table:table-cell>
          <table:table-cell table:formula="of:=FLOOR(80 * (1 + (1/17) * ([.$B10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1]-24)/2))" office:value-type="float" office:value="107" calcext:value-type="float">
            <text:p>107</text:p>
          </table:table-cell>
          <table:table-cell table:formula="of:=FLOOR(90 * (1 + (1/13) * ([.$B11]-24)/2))" office:value-type="float" office:value="79" calcext:value-type="float">
            <text:p>79</text:p>
          </table:table-cell>
          <table:table-cell table:formula="of:=FLOOR(80 * (1 + (1/17) * ([.$B11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2]-24)/2))" office:value-type="float" office:value="99" calcext:value-type="float">
            <text:p>99</text:p>
          </table:table-cell>
          <table:table-cell table:formula="of:=FLOOR(90 * (1 + (1/13) * ([.$B12]-24)/2))" office:value-type="float" office:value="72" calcext:value-type="float">
            <text:p>72</text:p>
          </table:table-cell>
          <table:table-cell table:formula="of:=FLOOR(80 * (1 + (1/17) * ([.$B12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3]-24)/2))" office:value-type="float" office:value="99" calcext:value-type="float">
            <text:p>99</text:p>
          </table:table-cell>
          <table:table-cell table:formula="of:=FLOOR(90 * (1 + (1/13) * ([.$B13]-24)/2))" office:value-type="float" office:value="72" calcext:value-type="float">
            <text:p>72</text:p>
          </table:table-cell>
          <table:table-cell table:formula="of:=FLOOR(80 * (1 + (1/17) * ([.$B13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FLOOR(120 * (1 + (2/29) * ([.B14]-24)/2))" office:value-type="float" office:value="82" calcext:value-type="float">
            <text:p>82</text:p>
          </table:table-cell>
          <table:table-cell table:formula="of:=FLOOR(90 * (1 + (1/13) * ([.$B14]-24)/2))" office:value-type="float" office:value="58" calcext:value-type="float">
            <text:p>58</text:p>
          </table:table-cell>
          <table:table-cell table:formula="of:=FLOOR(80 * (1 + (1/17) * ([.$B14]-24)/2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5]-24)/2))" office:value-type="float" office:value="107" calcext:value-type="float">
            <text:p>107</text:p>
          </table:table-cell>
          <table:table-cell table:formula="of:=FLOOR(90 * (1 + (1/13) * ([.$B15]-24)/2))" office:value-type="float" office:value="79" calcext:value-type="float">
            <text:p>79</text:p>
          </table:table-cell>
          <table:table-cell table:formula="of:=FLOOR(80 * (1 + (1/17) * ([.$B15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6]-24)/2))" office:value-type="float" office:value="115" calcext:value-type="float">
            <text:p>115</text:p>
          </table:table-cell>
          <table:table-cell table:formula="of:=FLOOR(90 * (1 + (1/13) * ([.$B16]-24)/2))" office:value-type="float" office:value="86" calcext:value-type="float">
            <text:p>86</text:p>
          </table:table-cell>
          <table:table-cell table:formula="of:=FLOOR(80 * (1 + (1/17) * ([.$B16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7]-24)/2))" office:value-type="float" office:value="115" calcext:value-type="float">
            <text:p>115</text:p>
          </table:table-cell>
          <table:table-cell table:formula="of:=FLOOR(90 * (1 + (1/13) * ([.$B17]-24)/2))" office:value-type="float" office:value="86" calcext:value-type="float">
            <text:p>86</text:p>
          </table:table-cell>
          <table:table-cell table:formula="of:=FLOOR(80 * (1 + (1/17) * ([.$B17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FLOOR(120 * (1 + (2/29) * ([.B18]-24)/2))" office:value-type="float" office:value="86" calcext:value-type="float">
            <text:p>86</text:p>
          </table:table-cell>
          <table:table-cell table:formula="of:=FLOOR(90 * (1 + (1/13) * ([.$B18]-24)/2))" office:value-type="float" office:value="62" calcext:value-type="float">
            <text:p>62</text:p>
          </table:table-cell>
          <table:table-cell table:formula="of:=FLOOR(80 * (1 + (1/17) * ([.$B18]-24)/2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9]-24)/2))" office:value-type="float" office:value="107" calcext:value-type="float">
            <text:p>107</text:p>
          </table:table-cell>
          <table:table-cell table:formula="of:=FLOOR(90 * (1 + (1/13) * ([.$B19]-24)/2))" office:value-type="float" office:value="79" calcext:value-type="float">
            <text:p>79</text:p>
          </table:table-cell>
          <table:table-cell table:formula="of:=FLOOR(80 * (1 + (1/17) * ([.$B19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0]-24)/2))" office:value-type="float" office:value="111" calcext:value-type="float">
            <text:p>111</text:p>
          </table:table-cell>
          <table:table-cell table:formula="of:=FLOOR(90 * (1 + (1/13) * ([.$B20]-24)/2))" office:value-type="float" office:value="83" calcext:value-type="float">
            <text:p>83</text:p>
          </table:table-cell>
          <table:table-cell table:formula="of:=FLOOR(80 * (1 + (1/17) * ([.$B20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1]-24)/2))" office:value-type="float" office:value="111" calcext:value-type="float">
            <text:p>111</text:p>
          </table:table-cell>
          <table:table-cell table:formula="of:=FLOOR(90 * (1 + (1/13) * ([.$B21]-24)/2))" office:value-type="float" office:value="83" calcext:value-type="float">
            <text:p>83</text:p>
          </table:table-cell>
          <table:table-cell table:formula="of:=FLOOR(80 * (1 + (1/17) * ([.$B21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2]-24)/2))" office:value-type="float" office:value="111" calcext:value-type="float">
            <text:p>111</text:p>
          </table:table-cell>
          <table:table-cell table:formula="of:=FLOOR(90 * (1 + (1/13) * ([.$B22]-24)/2))" office:value-type="float" office:value="83" calcext:value-type="float">
            <text:p>83</text:p>
          </table:table-cell>
          <table:table-cell table:formula="of:=FLOOR(80 * (1 + (1/17) * ([.$B22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FLOOR(120 * (1 + (2/29) * ([.B23]-24)/2))" office:value-type="float" office:value="136" calcext:value-type="float">
            <text:p>136</text:p>
          </table:table-cell>
          <table:table-cell table:formula="of:=FLOOR(90 * (1 + (1/13) * ([.$B23]-24)/2))" office:value-type="float" office:value="103" calcext:value-type="float">
            <text:p>103</text:p>
          </table:table-cell>
          <table:table-cell table:formula="of:=FLOOR(80 * (1 + (1/17) * ([.$B23]-24)/2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FLOOR(120 * (1 + (2/29) * ([.B24]-24)/2))" office:value-type="float" office:value="148" calcext:value-type="float">
            <text:p>148</text:p>
          </table:table-cell>
          <table:table-cell table:formula="of:=FLOOR(90 * (1 + (1/13) * ([.$B24]-24)/2))" office:value-type="float" office:value="114" calcext:value-type="float">
            <text:p>114</text:p>
          </table:table-cell>
          <table:table-cell table:formula="of:=FLOOR(80 * (1 + (1/17) * ([.$B24]-24)/2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5]-24)/2))" office:value-type="float" office:value="157" calcext:value-type="float">
            <text:p>157</text:p>
          </table:table-cell>
          <table:table-cell table:formula="of:=FLOOR(90 * (1 + (1/13) * ([.$B25]-24)/2))" office:value-type="float" office:value="121" calcext:value-type="float">
            <text:p>121</text:p>
          </table:table-cell>
          <table:table-cell table:formula="of:=FLOOR(80 * (1 + (1/17) * ([.$B25]-24)/2)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6]-24)/2))" office:value-type="float" office:value="157" calcext:value-type="float">
            <text:p>157</text:p>
          </table:table-cell>
          <table:table-cell table:formula="of:=FLOOR(90 * (1 + (1/13) * ([.$B26]-24)/2))" office:value-type="float" office:value="121" calcext:value-type="float">
            <text:p>121</text:p>
          </table:table-cell>
          <table:table-cell table:formula="of:=FLOOR(80 * (1 + (1/17) * ([.$B26]-24)/2)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7]-24)/2))" office:value-type="float" office:value="115" calcext:value-type="float">
            <text:p>115</text:p>
          </table:table-cell>
          <table:table-cell table:formula="of:=FLOOR(90 * (1 + (1/13) * ([.$B27]-24)/2))" office:value-type="float" office:value="86" calcext:value-type="float">
            <text:p>86</text:p>
          </table:table-cell>
          <table:table-cell table:formula="of:=FLOOR(80 * (1 + (1/17) * ([.$B27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8]-24)/2))" office:value-type="float" office:value="115" calcext:value-type="float">
            <text:p>115</text:p>
          </table:table-cell>
          <table:table-cell table:formula="of:=FLOOR(90 * (1 + (1/13) * ([.$B28]-24)/2))" office:value-type="float" office:value="86" calcext:value-type="float">
            <text:p>86</text:p>
          </table:table-cell>
          <table:table-cell table:formula="of:=FLOOR(80 * (1 + (1/17) * ([.$B28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29]-24)/2))" office:value-type="float" office:value="99" calcext:value-type="float">
            <text:p>99</text:p>
          </table:table-cell>
          <table:table-cell table:formula="of:=FLOOR(90 * (1 + (1/13) * ([.$B29]-24)/2))" office:value-type="float" office:value="72" calcext:value-type="float">
            <text:p>72</text:p>
          </table:table-cell>
          <table:table-cell table:formula="of:=FLOOR(80 * (1 + (1/17) * ([.$B29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0]-24)/2))" office:value-type="float" office:value="120" calcext:value-type="float">
            <text:p>120</text:p>
          </table:table-cell>
          <table:table-cell table:formula="of:=FLOOR(90 * (1 + (1/13) * ([.$B30]-24)/2))" office:value-type="float" office:value="90" calcext:value-type="float">
            <text:p>90</text:p>
          </table:table-cell>
          <table:table-cell table:formula="of:=FLOOR(80 * (1 + (1/17) * ([.$B30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1]-24)/2))" office:value-type="float" office:value="124" calcext:value-type="float">
            <text:p>124</text:p>
          </table:table-cell>
          <table:table-cell table:formula="of:=FLOOR(90 * (1 + (1/13) * ([.$B31]-24)/2))" office:value-type="float" office:value="93" calcext:value-type="float">
            <text:p>93</text:p>
          </table:table-cell>
          <table:table-cell table:formula="of:=FLOOR(80 * (1 + (1/17) * ([.$B31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2]-24)/2))" office:value-type="float" office:value="132" calcext:value-type="float">
            <text:p>132</text:p>
          </table:table-cell>
          <table:table-cell table:formula="of:=FLOOR(90 * (1 + (1/13) * ([.$B32]-24)/2))" office:value-type="float" office:value="100" calcext:value-type="float">
            <text:p>100</text:p>
          </table:table-cell>
          <table:table-cell table:formula="of:=FLOOR(80 * (1 + (1/17) * ([.$B32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3]-24)/2))" office:value-type="float" office:value="132" calcext:value-type="float">
            <text:p>132</text:p>
          </table:table-cell>
          <table:table-cell table:formula="of:=FLOOR(90 * (1 + (1/13) * ([.$B33]-24)/2))" office:value-type="float" office:value="100" calcext:value-type="float">
            <text:p>100</text:p>
          </table:table-cell>
          <table:table-cell table:formula="of:=FLOOR(80 * (1 + (1/17) * ([.$B33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4]-24)/2))" office:value-type="float" office:value="107" calcext:value-type="float">
            <text:p>107</text:p>
          </table:table-cell>
          <table:table-cell table:formula="of:=FLOOR(90 * (1 + (1/13) * ([.$B34]-24)/2))" office:value-type="float" office:value="79" calcext:value-type="float">
            <text:p>79</text:p>
          </table:table-cell>
          <table:table-cell table:formula="of:=FLOOR(80 * (1 + (1/17) * ([.$B34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5]-24)/2))" office:value-type="float" office:value="107" calcext:value-type="float">
            <text:p>107</text:p>
          </table:table-cell>
          <table:table-cell table:formula="of:=FLOOR(90 * (1 + (1/13) * ([.$B35]-24)/2))" office:value-type="float" office:value="79" calcext:value-type="float">
            <text:p>79</text:p>
          </table:table-cell>
          <table:table-cell table:formula="of:=FLOOR(80 * (1 + (1/17) * ([.$B35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6]-24)/2))" office:value-type="float" office:value="124" calcext:value-type="float">
            <text:p>124</text:p>
          </table:table-cell>
          <table:table-cell table:formula="of:=FLOOR(90 * (1 + (1/13) * ([.$B36]-24)/2))" office:value-type="float" office:value="93" calcext:value-type="float">
            <text:p>93</text:p>
          </table:table-cell>
          <table:table-cell table:formula="of:=FLOOR(80 * (1 + (1/17) * ([.$B36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37]-24)/2))" office:value-type="float" office:value="99" calcext:value-type="float">
            <text:p>99</text:p>
          </table:table-cell>
          <table:table-cell table:formula="of:=FLOOR(90 * (1 + (1/13) * ([.$B37]-24)/2))" office:value-type="float" office:value="72" calcext:value-type="float">
            <text:p>72</text:p>
          </table:table-cell>
          <table:table-cell table:formula="of:=FLOOR(80 * (1 + (1/17) * ([.$B37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8]-24)/2))" office:value-type="float" office:value="107" calcext:value-type="float">
            <text:p>107</text:p>
          </table:table-cell>
          <table:table-cell table:formula="of:=FLOOR(90 * (1 + (1/13) * ([.$B38]-24)/2))" office:value-type="float" office:value="79" calcext:value-type="float">
            <text:p>79</text:p>
          </table:table-cell>
          <table:table-cell table:formula="of:=FLOOR(80 * (1 + (1/17) * ([.$B38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9]-24)/2))" office:value-type="float" office:value="120" calcext:value-type="float">
            <text:p>120</text:p>
          </table:table-cell>
          <table:table-cell table:formula="of:=FLOOR(90 * (1 + (1/13) * ([.$B39]-24)/2))" office:value-type="float" office:value="90" calcext:value-type="float">
            <text:p>90</text:p>
          </table:table-cell>
          <table:table-cell table:formula="of:=FLOOR(80 * (1 + (1/17) * ([.$B39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0]-24)/2))" office:value-type="float" office:value="99" calcext:value-type="float">
            <text:p>99</text:p>
          </table:table-cell>
          <table:table-cell table:formula="of:=FLOOR(90 * (1 + (1/13) * ([.$B40]-24)/2))" office:value-type="float" office:value="72" calcext:value-type="float">
            <text:p>72</text:p>
          </table:table-cell>
          <table:table-cell table:formula="of:=FLOOR(80 * (1 + (1/17) * ([.$B40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FLOOR(120 * (1 + (2/29) * ([.B41]-24)/2))" office:value-type="float" office:value="136" calcext:value-type="float">
            <text:p>136</text:p>
          </table:table-cell>
          <table:table-cell table:formula="of:=FLOOR(90 * (1 + (1/13) * ([.$B41]-24)/2))" office:value-type="float" office:value="103" calcext:value-type="float">
            <text:p>103</text:p>
          </table:table-cell>
          <table:table-cell table:formula="of:=FLOOR(80 * (1 + (1/17) * ([.$B41]-24)/2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2]-24)/2))" office:value-type="float" office:value="132" calcext:value-type="float">
            <text:p>132</text:p>
          </table:table-cell>
          <table:table-cell table:formula="of:=FLOOR(90 * (1 + (1/13) * ([.$B42]-24)/2))" office:value-type="float" office:value="100" calcext:value-type="float">
            <text:p>100</text:p>
          </table:table-cell>
          <table:table-cell table:formula="of:=FLOOR(80 * (1 + (1/17) * ([.$B42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FLOOR(120 * (1 + (2/29) * ([.B43]-24)/2))" office:value-type="float" office:value="120" calcext:value-type="float">
            <text:p>120</text:p>
          </table:table-cell>
          <table:table-cell table:formula="of:=FLOOR(90 * (1 + (1/13) * ([.$B43]-24)/2))" office:value-type="float" office:value="90" calcext:value-type="float">
            <text:p>90</text:p>
          </table:table-cell>
          <table:table-cell table:formula="of:=FLOOR(80 * (1 + (1/17) * ([.$B43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FLOOR(120 * (1 + (2/29) * ([.B44]-24)/2))" office:value-type="float" office:value="111" calcext:value-type="float">
            <text:p>111</text:p>
          </table:table-cell>
          <table:table-cell table:formula="of:=FLOOR(90 * (1 + (1/13) * ([.$B44]-24)/2))" office:value-type="float" office:value="83" calcext:value-type="float">
            <text:p>83</text:p>
          </table:table-cell>
          <table:table-cell table:formula="of:=FLOOR(80 * (1 + (1/17) * ([.$B44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FLOOR(120 * (1 + (2/29) * ([.B45]-24)/2))" office:value-type="float" office:value="91" calcext:value-type="float">
            <text:p>91</text:p>
          </table:table-cell>
          <table:table-cell table:formula="of:=FLOOR(90 * (1 + (1/13) * ([.$B45]-24)/2))" office:value-type="float" office:value="65" calcext:value-type="float">
            <text:p>65</text:p>
          </table:table-cell>
          <table:table-cell table:formula="of:=FLOOR(80 * (1 + (1/17) * ([.$B45]-24)/2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FLOOR(120 * (1 + (2/29) * ([.B46]-24)/2))" office:value-type="float" office:value="95" calcext:value-type="float">
            <text:p>95</text:p>
          </table:table-cell>
          <table:table-cell table:formula="of:=FLOOR(90 * (1 + (1/13) * ([.$B46]-24)/2))" office:value-type="float" office:value="69" calcext:value-type="float">
            <text:p>69</text:p>
          </table:table-cell>
          <table:table-cell table:formula="of:=FLOOR(80 * (1 + (1/17) * ([.$B46]-24)/2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7]-24)/2))" office:value-type="float" office:value="115" calcext:value-type="float">
            <text:p>115</text:p>
          </table:table-cell>
          <table:table-cell table:formula="of:=FLOOR(90 * (1 + (1/13) * ([.$B47]-24)/2))" office:value-type="float" office:value="86" calcext:value-type="float">
            <text:p>86</text:p>
          </table:table-cell>
          <table:table-cell table:formula="of:=FLOOR(80 * (1 + (1/17) * ([.$B47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8]-24)/2))" office:value-type="float" office:value="115" calcext:value-type="float">
            <text:p>115</text:p>
          </table:table-cell>
          <table:table-cell table:formula="of:=FLOOR(90 * (1 + (1/13) * ([.$B48]-24)/2))" office:value-type="float" office:value="86" calcext:value-type="float">
            <text:p>86</text:p>
          </table:table-cell>
          <table:table-cell table:formula="of:=FLOOR(80 * (1 + (1/17) * ([.$B48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9]-24)/2))" office:value-type="float" office:value="99" calcext:value-type="float">
            <text:p>99</text:p>
          </table:table-cell>
          <table:table-cell table:formula="of:=FLOOR(90 * (1 + (1/13) * ([.$B49]-24)/2))" office:value-type="float" office:value="72" calcext:value-type="float">
            <text:p>72</text:p>
          </table:table-cell>
          <table:table-cell table:formula="of:=FLOOR(80 * (1 + (1/17) * ([.$B49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50]-24)/2))" office:value-type="float" office:value="107" calcext:value-type="float">
            <text:p>107</text:p>
          </table:table-cell>
          <table:table-cell table:formula="of:=FLOOR(90 * (1 + (1/13) * ([.$B50]-24)/2))" office:value-type="float" office:value="79" calcext:value-type="float">
            <text:p>79</text:p>
          </table:table-cell>
          <table:table-cell table:formula="of:=FLOOR(80 * (1 + (1/17) * ([.$B50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51]-24)/2))" office:value-type="float" office:value="124" calcext:value-type="float">
            <text:p>124</text:p>
          </table:table-cell>
          <table:table-cell table:formula="of:=FLOOR(90 * (1 + (1/13) * ([.$B51]-24)/2))" office:value-type="float" office:value="93" calcext:value-type="float">
            <text:p>93</text:p>
          </table:table-cell>
          <table:table-cell table:formula="of:=FLOOR(80 * (1 + (1/17) * ([.$B51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FLOOR(120 * (1 + (2/29) * ([.B52]-24)/2))" office:value-type="float" office:value="136" calcext:value-type="float">
            <text:p>136</text:p>
          </table:table-cell>
          <table:table-cell table:formula="of:=FLOOR(90 * (1 + (1/13) * ([.$B52]-24)/2))" office:value-type="float" office:value="103" calcext:value-type="float">
            <text:p>103</text:p>
          </table:table-cell>
          <table:table-cell table:formula="of:=FLOOR(80 * (1 + (1/17) * ([.$B52]-24)/2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3]-24)/2))" office:value-type="float" office:value="132" calcext:value-type="float">
            <text:p>132</text:p>
          </table:table-cell>
          <table:table-cell table:formula="of:=FLOOR(90 * (1 + (1/13) * ([.$B53]-24)/2))" office:value-type="float" office:value="100" calcext:value-type="float">
            <text:p>100</text:p>
          </table:table-cell>
          <table:table-cell table:formula="of:=FLOOR(80 * (1 + (1/17) * ([.$B53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FLOOR(120 * (1 + (2/29) * ([.B54]-24)/2))" office:value-type="float" office:value="115" calcext:value-type="float">
            <text:p>115</text:p>
          </table:table-cell>
          <table:table-cell table:formula="of:=FLOOR(90 * (1 + (1/13) * ([.$B54]-24)/2))" office:value-type="float" office:value="86" calcext:value-type="float">
            <text:p>86</text:p>
          </table:table-cell>
          <table:table-cell table:formula="of:=FLOOR(80 * (1 + (1/17) * ([.$B54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5]-24)/2))" office:value-type="float" office:value="128" calcext:value-type="float">
            <text:p>128</text:p>
          </table:table-cell>
          <table:table-cell table:formula="of:=FLOOR(90 * (1 + (1/13) * ([.$B55]-24)/2))" office:value-type="float" office:value="96" calcext:value-type="float">
            <text:p>96</text:p>
          </table:table-cell>
          <table:table-cell table:formula="of:=FLOOR(80 * (1 + (1/17) * ([.$B55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FLOOR(120 * (1 + (2/29) * ([.B56]-24)/2))" office:value-type="float" office:value="140" calcext:value-type="float">
            <text:p>140</text:p>
          </table:table-cell>
          <table:table-cell table:formula="of:=FLOOR(90 * (1 + (1/13) * ([.$B56]-24)/2))" office:value-type="float" office:value="107" calcext:value-type="float">
            <text:p>107</text:p>
          </table:table-cell>
          <table:table-cell table:formula="of:=FLOOR(80 * (1 + (1/17) * ([.$B56]-24)/2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7]-24)/2))" office:value-type="float" office:value="128" calcext:value-type="float">
            <text:p>128</text:p>
          </table:table-cell>
          <table:table-cell table:formula="of:=FLOOR(90 * (1 + (1/13) * ([.$B57]-24)/2))" office:value-type="float" office:value="96" calcext:value-type="float">
            <text:p>96</text:p>
          </table:table-cell>
          <table:table-cell table:formula="of:=FLOOR(80 * (1 + (1/17) * ([.$B57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8]-24)/2))" office:value-type="float" office:value="132" calcext:value-type="float">
            <text:p>132</text:p>
          </table:table-cell>
          <table:table-cell table:formula="of:=FLOOR(90 * (1 + (1/13) * ([.$B58]-24)/2))" office:value-type="float" office:value="100" calcext:value-type="float">
            <text:p>100</text:p>
          </table:table-cell>
          <table:table-cell table:formula="of:=FLOOR(80 * (1 + (1/17) * ([.$B58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59]-24)/2))" office:value-type="float" office:value="120" calcext:value-type="float">
            <text:p>120</text:p>
          </table:table-cell>
          <table:table-cell table:formula="of:=FLOOR(90 * (1 + (1/13) * ([.$B59]-24)/2))" office:value-type="float" office:value="90" calcext:value-type="float">
            <text:p>90</text:p>
          </table:table-cell>
          <table:table-cell table:formula="of:=FLOOR(80 * (1 + (1/17) * ([.$B59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0]-24)/2))" office:value-type="float" office:value="128" calcext:value-type="float">
            <text:p>128</text:p>
          </table:table-cell>
          <table:table-cell table:formula="of:=FLOOR(90 * (1 + (1/13) * ([.$B60]-24)/2))" office:value-type="float" office:value="96" calcext:value-type="float">
            <text:p>96</text:p>
          </table:table-cell>
          <table:table-cell table:formula="of:=FLOOR(80 * (1 + (1/17) * ([.$B60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61]-24)/2))" office:value-type="float" office:value="124" calcext:value-type="float">
            <text:p>124</text:p>
          </table:table-cell>
          <table:table-cell table:formula="of:=FLOOR(90 * (1 + (1/13) * ([.$B61]-24)/2))" office:value-type="float" office:value="93" calcext:value-type="float">
            <text:p>93</text:p>
          </table:table-cell>
          <table:table-cell table:formula="of:=FLOOR(80 * (1 + (1/17) * ([.$B61]-24)/2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62]-24)/2))" office:value-type="float" office:value="120" calcext:value-type="float">
            <text:p>120</text:p>
          </table:table-cell>
          <table:table-cell table:formula="of:=FLOOR(90 * (1 + (1/13) * ([.$B62]-24)/2))" office:value-type="float" office:value="90" calcext:value-type="float">
            <text:p>90</text:p>
          </table:table-cell>
          <table:table-cell table:formula="of:=FLOOR(80 * (1 + (1/17) * ([.$B62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63]-24)/2))" office:value-type="float" office:value="111" calcext:value-type="float">
            <text:p>111</text:p>
          </table:table-cell>
          <table:table-cell table:formula="of:=FLOOR(90 * (1 + (1/13) * ([.$B63]-24)/2))" office:value-type="float" office:value="83" calcext:value-type="float">
            <text:p>83</text:p>
          </table:table-cell>
          <table:table-cell table:formula="of:=FLOOR(80 * (1 + (1/17) * ([.$B63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4]-24)/2))" office:value-type="float" office:value="99" calcext:value-type="float">
            <text:p>99</text:p>
          </table:table-cell>
          <table:table-cell table:formula="of:=FLOOR(90 * (1 + (1/13) * ([.$B64]-24)/2))" office:value-type="float" office:value="72" calcext:value-type="float">
            <text:p>72</text:p>
          </table:table-cell>
          <table:table-cell table:formula="of:=FLOOR(80 * (1 + (1/17) * ([.$B64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5]-24)/2))" office:value-type="float" office:value="107" calcext:value-type="float">
            <text:p>107</text:p>
          </table:table-cell>
          <table:table-cell table:formula="of:=FLOOR(90 * (1 + (1/13) * ([.$B65]-24)/2))" office:value-type="float" office:value="79" calcext:value-type="float">
            <text:p>79</text:p>
          </table:table-cell>
          <table:table-cell table:formula="of:=FLOOR(80 * (1 + (1/17) * ([.$B65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6]-24)/2))" office:value-type="float" office:value="128" calcext:value-type="float">
            <text:p>128</text:p>
          </table:table-cell>
          <table:table-cell table:formula="of:=FLOOR(90 * (1 + (1/13) * ([.$B66]-24)/2))" office:value-type="float" office:value="96" calcext:value-type="float">
            <text:p>96</text:p>
          </table:table-cell>
          <table:table-cell table:formula="of:=FLOOR(80 * (1 + (1/17) * ([.$B66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7]-24)/2))" office:value-type="float" office:value="99" calcext:value-type="float">
            <text:p>99</text:p>
          </table:table-cell>
          <table:table-cell table:formula="of:=FLOOR(90 * (1 + (1/13) * ([.$B67]-24)/2))" office:value-type="float" office:value="72" calcext:value-type="float">
            <text:p>72</text:p>
          </table:table-cell>
          <table:table-cell table:formula="of:=FLOOR(80 * (1 + (1/17) * ([.$B67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8]-24)/2))" office:value-type="float" office:value="107" calcext:value-type="float">
            <text:p>107</text:p>
          </table:table-cell>
          <table:table-cell table:formula="of:=FLOOR(90 * (1 + (1/13) * ([.$B68]-24)/2))" office:value-type="float" office:value="79" calcext:value-type="float">
            <text:p>79</text:p>
          </table:table-cell>
          <table:table-cell table:formula="of:=FLOOR(80 * (1 + (1/17) * ([.$B68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69]-24)/2))" office:value-type="float" office:value="115" calcext:value-type="float">
            <text:p>115</text:p>
          </table:table-cell>
          <table:table-cell table:formula="of:=FLOOR(90 * (1 + (1/13) * ([.$B69]-24)/2))" office:value-type="float" office:value="86" calcext:value-type="float">
            <text:p>86</text:p>
          </table:table-cell>
          <table:table-cell table:formula="of:=FLOOR(80 * (1 + (1/17) * ([.$B69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FLOOR(120 * (1 + (2/29) * ([.B70]-24)/2))" office:value-type="float" office:value="132" calcext:value-type="float">
            <text:p>132</text:p>
          </table:table-cell>
          <table:table-cell table:formula="of:=FLOOR(90 * (1 + (1/13) * ([.$B70]-24)/2))" office:value-type="float" office:value="100" calcext:value-type="float">
            <text:p>100</text:p>
          </table:table-cell>
          <table:table-cell table:formula="of:=FLOOR(80 * (1 + (1/17) * ([.$B70]-24)/2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FLOOR(120 * (1 + (2/29) * ([.B71]-24)/2))" office:value-type="float" office:value="103" calcext:value-type="float">
            <text:p>103</text:p>
          </table:table-cell>
          <table:table-cell table:formula="of:=FLOOR(90 * (1 + (1/13) * ([.$B71]-24)/2))" office:value-type="float" office:value="76" calcext:value-type="float">
            <text:p>76</text:p>
          </table:table-cell>
          <table:table-cell table:formula="of:=FLOOR(80 * (1 + (1/17) * ([.$B71]-24)/2)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FLOOR(120 * (1 + (2/29) * ([.B72]-24)/2))" office:value-type="float" office:value="95" calcext:value-type="float">
            <text:p>95</text:p>
          </table:table-cell>
          <table:table-cell table:formula="of:=FLOOR(90 * (1 + (1/13) * ([.$B72]-24)/2))" office:value-type="float" office:value="69" calcext:value-type="float">
            <text:p>69</text:p>
          </table:table-cell>
          <table:table-cell table:formula="of:=FLOOR(80 * (1 + (1/17) * ([.$B72]-24)/2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FLOOR(120 * (1 + (2/29) * ([.B73]-24)/2))" office:value-type="float" office:value="91" calcext:value-type="float">
            <text:p>91</text:p>
          </table:table-cell>
          <table:table-cell table:formula="of:=FLOOR(90 * (1 + (1/13) * ([.$B73]-24)/2))" office:value-type="float" office:value="65" calcext:value-type="float">
            <text:p>65</text:p>
          </table:table-cell>
          <table:table-cell table:formula="of:=FLOOR(80 * (1 + (1/17) * ([.$B73]-24)/2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4]-24)/2))" office:value-type="float" office:value="99" calcext:value-type="float">
            <text:p>99</text:p>
          </table:table-cell>
          <table:table-cell table:formula="of:=FLOOR(90 * (1 + (1/13) * ([.$B74]-24)/2))" office:value-type="float" office:value="72" calcext:value-type="float">
            <text:p>72</text:p>
          </table:table-cell>
          <table:table-cell table:formula="of:=FLOOR(80 * (1 + (1/17) * ([.$B74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FLOOR(120 * (1 + (2/29) * ([.B75]-24)/2))" office:value-type="float" office:value="128" calcext:value-type="float">
            <text:p>128</text:p>
          </table:table-cell>
          <table:table-cell table:formula="of:=FLOOR(90 * (1 + (1/13) * ([.$B75]-24)/2))" office:value-type="float" office:value="96" calcext:value-type="float">
            <text:p>96</text:p>
          </table:table-cell>
          <table:table-cell table:formula="of:=FLOOR(80 * (1 + (1/17) * ([.$B75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6]-24)/2))" office:value-type="float" office:value="107" calcext:value-type="float">
            <text:p>107</text:p>
          </table:table-cell>
          <table:table-cell table:formula="of:=FLOOR(90 * (1 + (1/13) * ([.$B76]-24)/2))" office:value-type="float" office:value="79" calcext:value-type="float">
            <text:p>79</text:p>
          </table:table-cell>
          <table:table-cell table:formula="of:=FLOOR(80 * (1 + (1/17) * ([.$B76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7]-24)/2))" office:value-type="float" office:value="99" calcext:value-type="float">
            <text:p>99</text:p>
          </table:table-cell>
          <table:table-cell table:formula="of:=FLOOR(90 * (1 + (1/13) * ([.$B77]-24)/2))" office:value-type="float" office:value="72" calcext:value-type="float">
            <text:p>72</text:p>
          </table:table-cell>
          <table:table-cell table:formula="of:=FLOOR(80 * (1 + (1/17) * ([.$B77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8]-24)/2))" office:value-type="float" office:value="99" calcext:value-type="float">
            <text:p>99</text:p>
          </table:table-cell>
          <table:table-cell table:formula="of:=FLOOR(90 * (1 + (1/13) * ([.$B78]-24)/2))" office:value-type="float" office:value="72" calcext:value-type="float">
            <text:p>72</text:p>
          </table:table-cell>
          <table:table-cell table:formula="of:=FLOOR(80 * (1 + (1/17) * ([.$B78]-24)/2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9]-24)/2))" office:value-type="float" office:value="107" calcext:value-type="float">
            <text:p>107</text:p>
          </table:table-cell>
          <table:table-cell table:formula="of:=FLOOR(90 * (1 + (1/13) * ([.$B79]-24)/2))" office:value-type="float" office:value="79" calcext:value-type="float">
            <text:p>79</text:p>
          </table:table-cell>
          <table:table-cell table:formula="of:=FLOOR(80 * (1 + (1/17) * ([.$B79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80]-24)/2))" office:value-type="float" office:value="107" calcext:value-type="float">
            <text:p>107</text:p>
          </table:table-cell>
          <table:table-cell table:formula="of:=FLOOR(90 * (1 + (1/13) * ([.$B80]-24)/2))" office:value-type="float" office:value="79" calcext:value-type="float">
            <text:p>79</text:p>
          </table:table-cell>
          <table:table-cell table:formula="of:=FLOOR(80 * (1 + (1/17) * ([.$B80]-24)/2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1]-24)/2))" office:value-type="float" office:value="120" calcext:value-type="float">
            <text:p>120</text:p>
          </table:table-cell>
          <table:table-cell table:formula="of:=FLOOR(90 * (1 + (1/13) * ([.$B81]-24)/2))" office:value-type="float" office:value="90" calcext:value-type="float">
            <text:p>90</text:p>
          </table:table-cell>
          <table:table-cell table:formula="of:=FLOOR(80 * (1 + (1/17) * ([.$B81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2]-24)/2))" office:value-type="float" office:value="128" calcext:value-type="float">
            <text:p>128</text:p>
          </table:table-cell>
          <table:table-cell table:formula="of:=FLOOR(90 * (1 + (1/13) * ([.$B82]-24)/2))" office:value-type="float" office:value="96" calcext:value-type="float">
            <text:p>96</text:p>
          </table:table-cell>
          <table:table-cell table:formula="of:=FLOOR(80 * (1 + (1/17) * ([.$B82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3]-24)/2))" office:value-type="float" office:value="115" calcext:value-type="float">
            <text:p>115</text:p>
          </table:table-cell>
          <table:table-cell table:formula="of:=FLOOR(90 * (1 + (1/13) * ([.$B83]-24)/2))" office:value-type="float" office:value="86" calcext:value-type="float">
            <text:p>86</text:p>
          </table:table-cell>
          <table:table-cell table:formula="of:=FLOOR(80 * (1 + (1/17) * ([.$B83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4]-24)/2))" office:value-type="float" office:value="115" calcext:value-type="float">
            <text:p>115</text:p>
          </table:table-cell>
          <table:table-cell table:formula="of:=FLOOR(90 * (1 + (1/13) * ([.$B84]-24)/2))" office:value-type="float" office:value="86" calcext:value-type="float">
            <text:p>86</text:p>
          </table:table-cell>
          <table:table-cell table:formula="of:=FLOOR(80 * (1 + (1/17) * ([.$B84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5]-24)/2))" office:value-type="float" office:value="120" calcext:value-type="float">
            <text:p>120</text:p>
          </table:table-cell>
          <table:table-cell table:formula="of:=FLOOR(90 * (1 + (1/13) * ([.$B85]-24)/2))" office:value-type="float" office:value="90" calcext:value-type="float">
            <text:p>90</text:p>
          </table:table-cell>
          <table:table-cell table:formula="of:=FLOOR(80 * (1 + (1/17) * ([.$B85]-24)/2)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6]-24)/2))" office:value-type="float" office:value="128" calcext:value-type="float">
            <text:p>128</text:p>
          </table:table-cell>
          <table:table-cell table:formula="of:=FLOOR(90 * (1 + (1/13) * ([.$B86]-24)/2))" office:value-type="float" office:value="96" calcext:value-type="float">
            <text:p>96</text:p>
          </table:table-cell>
          <table:table-cell table:formula="of:=FLOOR(80 * (1 + (1/17) * ([.$B86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FLOOR(120 * (1 + (2/29) * ([.B87]-24)/2))" office:value-type="float" office:value="136" calcext:value-type="float">
            <text:p>136</text:p>
          </table:table-cell>
          <table:table-cell table:formula="of:=FLOOR(90 * (1 + (1/13) * ([.$B87]-24)/2))" office:value-type="float" office:value="103" calcext:value-type="float">
            <text:p>103</text:p>
          </table:table-cell>
          <table:table-cell table:formula="of:=FLOOR(80 * (1 + (1/17) * ([.$B87]-24)/2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FLOOR(120 * (1 + (2/29) * ([.B88]-24)/2))" office:value-type="float" office:value="153" calcext:value-type="float">
            <text:p>153</text:p>
          </table:table-cell>
          <table:table-cell table:formula="of:=FLOOR(90 * (1 + (1/13) * ([.$B88]-24)/2))" office:value-type="float" office:value="117" calcext:value-type="float">
            <text:p>117</text:p>
          </table:table-cell>
          <table:table-cell table:formula="of:=FLOOR(80 * (1 + (1/17) * ([.$B88]-24)/2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9]-24)/2))" office:value-type="float" office:value="128" calcext:value-type="float">
            <text:p>128</text:p>
          </table:table-cell>
          <table:table-cell table:formula="of:=FLOOR(90 * (1 + (1/13) * ([.$B89]-24)/2))" office:value-type="float" office:value="96" calcext:value-type="float">
            <text:p>96</text:p>
          </table:table-cell>
          <table:table-cell table:formula="of:=FLOOR(80 * (1 + (1/17) * ([.$B89]-24)/2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FLOOR(120 * (1 + (2/29) * ([.B90]-24)/2))" office:value-type="float" office:value="153" calcext:value-type="float">
            <text:p>153</text:p>
          </table:table-cell>
          <table:table-cell table:formula="of:=FLOOR(90 * (1 + (1/13) * ([.$B90]-24)/2))" office:value-type="float" office:value="117" calcext:value-type="float">
            <text:p>117</text:p>
          </table:table-cell>
          <table:table-cell table:formula="of:=FLOOR(80 * (1 + (1/17) * ([.$B90]-24)/2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FLOOR(120 * (1 + (2/29) * ([.B91]-24)/2))" office:value-type="float" office:value="115" calcext:value-type="float">
            <text:p>115</text:p>
          </table:table-cell>
          <table:table-cell table:formula="of:=FLOOR(90 * (1 + (1/13) * ([.$B91]-24)/2))" office:value-type="float" office:value="86" calcext:value-type="float">
            <text:p>86</text:p>
          </table:table-cell>
          <table:table-cell table:formula="of:=FLOOR(80 * (1 + (1/17) * ([.$B91]-24)/2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92]-24)/2))" office:value-type="float" office:value="111" calcext:value-type="float">
            <text:p>111</text:p>
          </table:table-cell>
          <table:table-cell table:formula="of:=FLOOR(90 * (1 + (1/13) * ([.$B92]-24)/2))" office:value-type="float" office:value="83" calcext:value-type="float">
            <text:p>83</text:p>
          </table:table-cell>
          <table:table-cell table:formula="of:=FLOOR(80 * (1 + (1/17) * ([.$B92]-24)/2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3]-24)/2))" office:value-type="float" office:value="124" calcext:value-type="float">
            <text:p>124</text:p>
          </table:table-cell>
          <table:table-cell table:formula="of:=FLOOR(90 * (1 + (1/13) * ([.$B93]-24)/2))" office:value-type="float" office:value="93" calcext:value-type="float">
            <text:p>93</text:p>
          </table:table-cell>
          <table:table-cell table:formula="of:=FLOOR(80 * (1 + (1/17) * ([.$B93]-24)/2))" office:value-type="float" office:value="82" calcext:value-type="float">
            <text:p>82</text:p>
          </table:table-cell>
          <table:table-cell table:number-columns-repeated="2"/>
        </table:table-row>
        <calcext:conditional-formats>
          <calcext:conditional-format calcext:target-range-address="zad2.C1:zad2.C93 zad2.D2:zad2.E93">
            <calcext:condition calcext:apply-style-name="Untitled1" calcext:value="=15" calcext:base-cell-address="zad2.C1"/>
          </calcext:conditional-format>
        </calcext:conditional-formats>
      </table:table>
      <table:table table:name="zad2_tabela_przestawna" table:style-name="ta1">
        <table:shapes>
          <draw:frame draw:z-index="0" draw:style-name="gr1" draw:text-style-name="P1" svg:width="6.298in" svg:height="3.5453in" svg:x="4.7913in" svg:y="0.1567in">
            <draw:object draw:notify-on-update-of-ranges="zad2_tabela_przestawna.A13:zad2_tabela_przestawna.A15 zad2_tabela_przestawna.B12:zad2_tabela_przestawna.B12 zad2_tabela_przestawna.B13:zad2_tabela_przestawna.B15 zad2_tabela_przestawna.C12:zad2_tabela_przestawna.C12 zad2_tabela_przestawna.C13:zad2_tabela_przestawna.C15 zad2_tabela_przestawna.D12:zad2_tabela_przestawna.D12 zad2_tabela_przestawna.D13:zad2_tabela_przestawna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table:style-name="ce6"/>
          <table:table-cell table:style-name="ce11" office:value-type="string" calcext:value-type="string">
            <text:p>Data</text:p>
          </table:table-cell>
          <table:table-cell table:style-name="ce17"/>
          <table:table-cell table:style-name="ce23"/>
        </table:table-row>
        <table:table-row table:style-name="ro1">
          <table:table-cell table:style-name="ce7" office:value-type="string" calcext:value-type="string">
            <text:p>data2</text:p>
          </table:table-cell>
          <table:table-cell table:style-name="ce12" office:value-type="string" calcext:value-type="string">
            <text:p>Sum - lody</text:p>
          </table:table-cell>
          <table:table-cell table:style-name="ce18" office:value-type="string" calcext:value-type="string">
            <text:p>Sum - hotdogi</text:p>
          </table:table-cell>
          <table:table-cell table:style-name="ce24" office:value-type="string" calcext:value-type="string">
            <text:p>Sum - kukurydze</text:p>
          </table:table-cell>
        </table:table-row>
        <table:table-row table:style-name="ro1">
          <table:table-cell table:style-name="ce8" office:value-type="string" calcext:value-type="string">
            <text:p>VI</text:p>
          </table:table-cell>
          <table:table-cell table:style-name="ce13" office:value-type="float" office:value="3527" calcext:value-type="float">
            <text:p>3527</text:p>
          </table:table-cell>
          <table:table-cell table:style-name="ce19" office:value-type="float" office:value="2639" calcext:value-type="float">
            <text:p>2639</text:p>
          </table:table-cell>
          <table:table-cell table:style-name="ce25" office:value-type="float" office:value="2355" calcext:value-type="float">
            <text:p>2355</text:p>
          </table:table-cell>
        </table:table-row>
        <table:table-row table:style-name="ro1">
          <table:table-cell table:style-name="ce9" office:value-type="string" calcext:value-type="string">
            <text:p>VII</text:p>
          </table:table-cell>
          <table:table-cell table:style-name="ce14" office:value-type="float" office:value="3675" calcext:value-type="float">
            <text:p>3675</text:p>
          </table:table-cell>
          <table:table-cell table:style-name="ce20" office:value-type="float" office:value="2747" calcext:value-type="float">
            <text:p>2747</text:p>
          </table:table-cell>
          <table:table-cell table:style-name="ce26" office:value-type="float" office:value="2448" calcext:value-type="float">
            <text:p>2448</text:p>
          </table:table-cell>
        </table:table-row>
        <table:table-row table:style-name="ro1">
          <table:table-cell table:style-name="ce9" office:value-type="string" calcext:value-type="string">
            <text:p>VIII</text:p>
          </table:table-cell>
          <table:table-cell table:style-name="ce15" office:value-type="float" office:value="3579" calcext:value-type="float">
            <text:p>3579</text:p>
          </table:table-cell>
          <table:table-cell table:style-name="ce21" office:value-type="float" office:value="2665" calcext:value-type="float">
            <text:p>2665</text:p>
          </table:table-cell>
          <table:table-cell table:style-name="ce27" office:value-type="float" office:value="2390" calcext:value-type="float">
            <text:p>2390</text:p>
          </table:table-cell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 office:value-type="float" office:value="10781" calcext:value-type="float">
            <text:p>10781</text:p>
          </table:table-cell>
          <table:table-cell table:style-name="ce22" office:value-type="float" office:value="8051" calcext:value-type="float">
            <text:p>8051</text:p>
          </table:table-cell>
          <table:table-cell table:style-name="ce28" office:value-type="float" office:value="7193" calcext:value-type="float">
            <text:p>719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lody</text:p>
          </table:table-cell>
          <table:table-cell table:style-name="ce18" office:value-type="string" calcext:value-type="string">
            <text:p>hotdogi</text:p>
          </table:table-cell>
          <table:table-cell table:style-name="ce24" office:value-type="string" calcext:value-type="string">
            <text:p>kukurydze</text:p>
          </table:table-cell>
        </table:table-row>
        <table:table-row table:style-name="ro1">
          <table:table-cell table:style-name="ce8" office:value-type="string" calcext:value-type="string">
            <text:p>VI</text:p>
          </table:table-cell>
          <table:table-cell table:style-name="ce13" office:value-type="float" office:value="3527" calcext:value-type="float">
            <text:p>3527</text:p>
          </table:table-cell>
          <table:table-cell table:style-name="ce19" office:value-type="float" office:value="2639" calcext:value-type="float">
            <text:p>2639</text:p>
          </table:table-cell>
          <table:table-cell table:style-name="ce25" office:value-type="float" office:value="2355" calcext:value-type="float">
            <text:p>2355</text:p>
          </table:table-cell>
        </table:table-row>
        <table:table-row table:style-name="ro1">
          <table:table-cell table:style-name="ce9" office:value-type="string" calcext:value-type="string">
            <text:p>VII</text:p>
          </table:table-cell>
          <table:table-cell table:style-name="ce14" office:value-type="float" office:value="3675" calcext:value-type="float">
            <text:p>3675</text:p>
          </table:table-cell>
          <table:table-cell table:style-name="ce20" office:value-type="float" office:value="2747" calcext:value-type="float">
            <text:p>2747</text:p>
          </table:table-cell>
          <table:table-cell table:style-name="ce26" office:value-type="float" office:value="2448" calcext:value-type="float">
            <text:p>2448</text:p>
          </table:table-cell>
        </table:table-row>
        <table:table-row table:style-name="ro1">
          <table:table-cell table:style-name="ce9" office:value-type="string" calcext:value-type="string">
            <text:p>VIII</text:p>
          </table:table-cell>
          <table:table-cell table:style-name="ce15" office:value-type="float" office:value="3579" calcext:value-type="float">
            <text:p>3579</text:p>
          </table:table-cell>
          <table:table-cell table:style-name="ce21" office:value-type="float" office:value="2665" calcext:value-type="float">
            <text:p>2665</text:p>
          </table:table-cell>
          <table:table-cell table:style-name="ce27" office:value-type="float" office:value="2390" calcext:value-type="float">
            <text:p>2390</text:p>
          </table:table-cell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/>
        </table:table-row>
      </table:table>
      <table:table table:name="zad3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ce29"/>
        <table:table-column table:style-name="co3" table:number-columns-repeated="2" table:default-cell-style-name="ce30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lody</text:p>
          </table:table-cell>
          <table:table-cell table:style-name="Default" office:value-type="string" calcext:value-type="string">
            <text:p>hotdogi</text:p>
          </table:table-cell>
          <table:table-cell table:style-name="Default" office:value-type="string" calcext:value-type="string">
            <text:p>kukurydze</text:p>
          </table:table-cell>
          <table:table-cell table:style-name="Default" office:value-type="string" calcext:value-type="string">
            <text:p>utar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2]-24)/2))" office:value-type="float" office:value="120" calcext:value-type="float">
            <text:p>120</text:p>
          </table:table-cell>
          <table:table-cell table:formula="of:=FLOOR(90 * (1 + (1/13) * ([.$B2]-24)/2))" office:value-type="float" office:value="90" calcext:value-type="float">
            <text:p>90</text:p>
          </table:table-cell>
          <table:table-cell table:formula="of:=FLOOR(80 * (1 + (1/17) * ([.$B2]-24)/2))" office:value-type="float" office:value="80" calcext:value-type="float">
            <text:p>80</text:p>
          </table:table-cell>
          <table:table-cell table:formula="of:=[.C2]*5 + [.D2]*7 + [.E2]*6" office:value-type="float" office:value="1710" calcext:value-type="float">
            <text:p>1710</text:p>
          </table:table-cell>
          <table:table-cell table:formula="of:=[.F2]+[.G1]" office:value-type="float" office:value="1710" calcext:value-type="float">
            <text:p>1710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]-24)/2))" office:value-type="float" office:value="124" calcext:value-type="float">
            <text:p>124</text:p>
          </table:table-cell>
          <table:table-cell table:formula="of:=FLOOR(90 * (1 + (1/13) * ([.$B3]-24)/2))" office:value-type="float" office:value="93" calcext:value-type="float">
            <text:p>93</text:p>
          </table:table-cell>
          <table:table-cell table:formula="of:=FLOOR(80 * (1 + (1/17) * ([.$B3]-24)/2))" office:value-type="float" office:value="82" calcext:value-type="float">
            <text:p>82</text:p>
          </table:table-cell>
          <table:table-cell table:formula="of:=[.C3]*5 + [.D3]*7 + [.E3]*6" office:value-type="float" office:value="1763" calcext:value-type="float">
            <text:p>1763</text:p>
          </table:table-cell>
          <table:table-cell table:formula="of:=[.F3]+[.G2]" office:value-type="float" office:value="3473" calcext:value-type="float">
            <text:p>3473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]-24)/2))" office:value-type="float" office:value="132" calcext:value-type="float">
            <text:p>132</text:p>
          </table:table-cell>
          <table:table-cell table:formula="of:=FLOOR(90 * (1 + (1/13) * ([.$B4]-24)/2))" office:value-type="float" office:value="100" calcext:value-type="float">
            <text:p>100</text:p>
          </table:table-cell>
          <table:table-cell table:formula="of:=FLOOR(80 * (1 + (1/17) * ([.$B4]-24)/2))" office:value-type="float" office:value="87" calcext:value-type="float">
            <text:p>87</text:p>
          </table:table-cell>
          <table:table-cell table:formula="of:=[.C4]*5 + [.D4]*7 + [.E4]*6" office:value-type="float" office:value="1882" calcext:value-type="float">
            <text:p>1882</text:p>
          </table:table-cell>
          <table:table-cell table:formula="of:=[.F4]+[.G3]" office:value-type="float" office:value="5355" calcext:value-type="float">
            <text:p>5355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]-24)/2))" office:value-type="float" office:value="132" calcext:value-type="float">
            <text:p>132</text:p>
          </table:table-cell>
          <table:table-cell table:formula="of:=FLOOR(90 * (1 + (1/13) * ([.$B5]-24)/2))" office:value-type="float" office:value="100" calcext:value-type="float">
            <text:p>100</text:p>
          </table:table-cell>
          <table:table-cell table:formula="of:=FLOOR(80 * (1 + (1/17) * ([.$B5]-24)/2))" office:value-type="float" office:value="87" calcext:value-type="float">
            <text:p>87</text:p>
          </table:table-cell>
          <table:table-cell table:formula="of:=[.C5]*5 + [.D5]*7 + [.E5]*6" office:value-type="float" office:value="1882" calcext:value-type="float">
            <text:p>1882</text:p>
          </table:table-cell>
          <table:table-cell table:formula="of:=[.F5]+[.G4]" office:value-type="float" office:value="7237" calcext:value-type="float">
            <text:p>7237</text:p>
          </table:table-cell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FLOOR(120 * (1 + (2/29) * ([.B6]-24)/2))" office:value-type="float" office:value="132" calcext:value-type="float">
            <text:p>132</text:p>
          </table:table-cell>
          <table:table-cell table:formula="of:=FLOOR(90 * (1 + (1/13) * ([.$B6]-24)/2))" office:value-type="float" office:value="100" calcext:value-type="float">
            <text:p>100</text:p>
          </table:table-cell>
          <table:table-cell table:formula="of:=FLOOR(80 * (1 + (1/17) * ([.$B6]-24)/2))" office:value-type="float" office:value="87" calcext:value-type="float">
            <text:p>87</text:p>
          </table:table-cell>
          <table:table-cell table:formula="of:=[.C6]*5 + [.D6]*7 + [.E6]*6" office:value-type="float" office:value="1882" calcext:value-type="float">
            <text:p>1882</text:p>
          </table:table-cell>
          <table:table-cell table:formula="of:=[.F6]+[.G5]" office:value-type="float" office:value="9119" calcext:value-type="float">
            <text:p>9119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FLOOR(120 * (1 + (2/29) * ([.B7]-24)/2))" office:value-type="float" office:value="111" calcext:value-type="float">
            <text:p>111</text:p>
          </table:table-cell>
          <table:table-cell table:formula="of:=FLOOR(90 * (1 + (1/13) * ([.$B7]-24)/2))" office:value-type="float" office:value="83" calcext:value-type="float">
            <text:p>83</text:p>
          </table:table-cell>
          <table:table-cell table:formula="of:=FLOOR(80 * (1 + (1/17) * ([.$B7]-24)/2))" office:value-type="float" office:value="75" calcext:value-type="float">
            <text:p>75</text:p>
          </table:table-cell>
          <table:table-cell table:formula="of:=[.C7]*5 + [.D7]*7 + [.E7]*6" office:value-type="float" office:value="1586" calcext:value-type="float">
            <text:p>1586</text:p>
          </table:table-cell>
          <table:table-cell table:formula="of:=[.F7]+[.G6]" office:value-type="float" office:value="10705" calcext:value-type="float">
            <text:p>10705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FLOOR(120 * (1 + (2/29) * ([.B8]-24)/2))" office:value-type="float" office:value="124" calcext:value-type="float">
            <text:p>124</text:p>
          </table:table-cell>
          <table:table-cell table:formula="of:=FLOOR(90 * (1 + (1/13) * ([.$B8]-24)/2))" office:value-type="float" office:value="93" calcext:value-type="float">
            <text:p>93</text:p>
          </table:table-cell>
          <table:table-cell table:formula="of:=FLOOR(80 * (1 + (1/17) * ([.$B8]-24)/2))" office:value-type="float" office:value="82" calcext:value-type="float">
            <text:p>82</text:p>
          </table:table-cell>
          <table:table-cell table:formula="of:=[.C8]*5 + [.D8]*7 + [.E8]*6" office:value-type="float" office:value="1763" calcext:value-type="float">
            <text:p>1763</text:p>
          </table:table-cell>
          <table:table-cell table:formula="of:=[.F8]+[.G7]" office:value-type="float" office:value="12468" calcext:value-type="float">
            <text:p>12468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]-24)/2))" office:value-type="float" office:value="124" calcext:value-type="float">
            <text:p>124</text:p>
          </table:table-cell>
          <table:table-cell table:formula="of:=FLOOR(90 * (1 + (1/13) * ([.$B9]-24)/2))" office:value-type="float" office:value="93" calcext:value-type="float">
            <text:p>93</text:p>
          </table:table-cell>
          <table:table-cell table:formula="of:=FLOOR(80 * (1 + (1/17) * ([.$B9]-24)/2))" office:value-type="float" office:value="82" calcext:value-type="float">
            <text:p>82</text:p>
          </table:table-cell>
          <table:table-cell table:formula="of:=[.C9]*5 + [.D9]*7 + [.E9]*6" office:value-type="float" office:value="1763" calcext:value-type="float">
            <text:p>1763</text:p>
          </table:table-cell>
          <table:table-cell table:formula="of:=[.F9]+[.G8]" office:value-type="float" office:value="14231" calcext:value-type="float">
            <text:p>14231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0]-24)/2))" office:value-type="float" office:value="107" calcext:value-type="float">
            <text:p>107</text:p>
          </table:table-cell>
          <table:table-cell table:formula="of:=FLOOR(90 * (1 + (1/13) * ([.$B10]-24)/2))" office:value-type="float" office:value="79" calcext:value-type="float">
            <text:p>79</text:p>
          </table:table-cell>
          <table:table-cell table:formula="of:=FLOOR(80 * (1 + (1/17) * ([.$B10]-24)/2))" office:value-type="float" office:value="72" calcext:value-type="float">
            <text:p>72</text:p>
          </table:table-cell>
          <table:table-cell table:formula="of:=[.C10]*5 + [.D10]*7 + [.E10]*6" office:value-type="float" office:value="1520" calcext:value-type="float">
            <text:p>1520</text:p>
          </table:table-cell>
          <table:table-cell table:formula="of:=[.F10]+[.G9]" office:value-type="float" office:value="15751" calcext:value-type="float">
            <text:p>15751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1]-24)/2))" office:value-type="float" office:value="107" calcext:value-type="float">
            <text:p>107</text:p>
          </table:table-cell>
          <table:table-cell table:formula="of:=FLOOR(90 * (1 + (1/13) * ([.$B11]-24)/2))" office:value-type="float" office:value="79" calcext:value-type="float">
            <text:p>79</text:p>
          </table:table-cell>
          <table:table-cell table:formula="of:=FLOOR(80 * (1 + (1/17) * ([.$B11]-24)/2))" office:value-type="float" office:value="72" calcext:value-type="float">
            <text:p>72</text:p>
          </table:table-cell>
          <table:table-cell table:formula="of:=[.C11]*5 + [.D11]*7 + [.E11]*6" office:value-type="float" office:value="1520" calcext:value-type="float">
            <text:p>1520</text:p>
          </table:table-cell>
          <table:table-cell table:formula="of:=[.F11]+[.G10]" office:value-type="float" office:value="17271" calcext:value-type="float">
            <text:p>17271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2]-24)/2))" office:value-type="float" office:value="99" calcext:value-type="float">
            <text:p>99</text:p>
          </table:table-cell>
          <table:table-cell table:formula="of:=FLOOR(90 * (1 + (1/13) * ([.$B12]-24)/2))" office:value-type="float" office:value="72" calcext:value-type="float">
            <text:p>72</text:p>
          </table:table-cell>
          <table:table-cell table:formula="of:=FLOOR(80 * (1 + (1/17) * ([.$B12]-24)/2))" office:value-type="float" office:value="68" calcext:value-type="float">
            <text:p>68</text:p>
          </table:table-cell>
          <table:table-cell table:formula="of:=[.C12]*5 + [.D12]*7 + [.E12]*6" office:value-type="float" office:value="1407" calcext:value-type="float">
            <text:p>1407</text:p>
          </table:table-cell>
          <table:table-cell table:formula="of:=[.F12]+[.G11]" office:value-type="float" office:value="18678" calcext:value-type="float">
            <text:p>18678</text:p>
          </table:table-cell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3]-24)/2))" office:value-type="float" office:value="99" calcext:value-type="float">
            <text:p>99</text:p>
          </table:table-cell>
          <table:table-cell table:formula="of:=FLOOR(90 * (1 + (1/13) * ([.$B13]-24)/2))" office:value-type="float" office:value="72" calcext:value-type="float">
            <text:p>72</text:p>
          </table:table-cell>
          <table:table-cell table:formula="of:=FLOOR(80 * (1 + (1/17) * ([.$B13]-24)/2))" office:value-type="float" office:value="68" calcext:value-type="float">
            <text:p>68</text:p>
          </table:table-cell>
          <table:table-cell table:formula="of:=[.C13]*5 + [.D13]*7 + [.E13]*6" office:value-type="float" office:value="1407" calcext:value-type="float">
            <text:p>1407</text:p>
          </table:table-cell>
          <table:table-cell table:formula="of:=[.F13]+[.G12]" office:value-type="float" office:value="20085" calcext:value-type="float">
            <text:p>20085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FLOOR(120 * (1 + (2/29) * ([.B14]-24)/2))" office:value-type="float" office:value="82" calcext:value-type="float">
            <text:p>82</text:p>
          </table:table-cell>
          <table:table-cell table:formula="of:=FLOOR(90 * (1 + (1/13) * ([.$B14]-24)/2))" office:value-type="float" office:value="58" calcext:value-type="float">
            <text:p>58</text:p>
          </table:table-cell>
          <table:table-cell table:formula="of:=FLOOR(80 * (1 + (1/17) * ([.$B14]-24)/2))" office:value-type="float" office:value="58" calcext:value-type="float">
            <text:p>58</text:p>
          </table:table-cell>
          <table:table-cell table:formula="of:=[.C14]*5 + [.D14]*7 + [.E14]*6" office:value-type="float" office:value="1164" calcext:value-type="float">
            <text:p>1164</text:p>
          </table:table-cell>
          <table:table-cell table:formula="of:=[.F14]+[.G13]" office:value-type="float" office:value="21249" calcext:value-type="float">
            <text:p>21249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5]-24)/2))" office:value-type="float" office:value="107" calcext:value-type="float">
            <text:p>107</text:p>
          </table:table-cell>
          <table:table-cell table:formula="of:=FLOOR(90 * (1 + (1/13) * ([.$B15]-24)/2))" office:value-type="float" office:value="79" calcext:value-type="float">
            <text:p>79</text:p>
          </table:table-cell>
          <table:table-cell table:formula="of:=FLOOR(80 * (1 + (1/17) * ([.$B15]-24)/2))" office:value-type="float" office:value="72" calcext:value-type="float">
            <text:p>72</text:p>
          </table:table-cell>
          <table:table-cell table:formula="of:=[.C15]*5 + [.D15]*7 + [.E15]*6" office:value-type="float" office:value="1520" calcext:value-type="float">
            <text:p>1520</text:p>
          </table:table-cell>
          <table:table-cell table:formula="of:=[.F15]+[.G14]" office:value-type="float" office:value="22769" calcext:value-type="float">
            <text:p>22769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6]-24)/2))" office:value-type="float" office:value="115" calcext:value-type="float">
            <text:p>115</text:p>
          </table:table-cell>
          <table:table-cell table:formula="of:=FLOOR(90 * (1 + (1/13) * ([.$B16]-24)/2))" office:value-type="float" office:value="86" calcext:value-type="float">
            <text:p>86</text:p>
          </table:table-cell>
          <table:table-cell table:formula="of:=FLOOR(80 * (1 + (1/17) * ([.$B16]-24)/2))" office:value-type="float" office:value="77" calcext:value-type="float">
            <text:p>77</text:p>
          </table:table-cell>
          <table:table-cell table:formula="of:=[.C16]*5 + [.D16]*7 + [.E16]*6" office:value-type="float" office:value="1639" calcext:value-type="float">
            <text:p>1639</text:p>
          </table:table-cell>
          <table:table-cell table:formula="of:=[.F16]+[.G15]" office:value-type="float" office:value="24408" calcext:value-type="float">
            <text:p>24408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7]-24)/2))" office:value-type="float" office:value="115" calcext:value-type="float">
            <text:p>115</text:p>
          </table:table-cell>
          <table:table-cell table:formula="of:=FLOOR(90 * (1 + (1/13) * ([.$B17]-24)/2))" office:value-type="float" office:value="86" calcext:value-type="float">
            <text:p>86</text:p>
          </table:table-cell>
          <table:table-cell table:formula="of:=FLOOR(80 * (1 + (1/17) * ([.$B17]-24)/2))" office:value-type="float" office:value="77" calcext:value-type="float">
            <text:p>77</text:p>
          </table:table-cell>
          <table:table-cell table:formula="of:=[.C17]*5 + [.D17]*7 + [.E17]*6" office:value-type="float" office:value="1639" calcext:value-type="float">
            <text:p>1639</text:p>
          </table:table-cell>
          <table:table-cell table:formula="of:=[.F17]+[.G16]" office:value-type="float" office:value="26047" calcext:value-type="float">
            <text:p>26047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FLOOR(120 * (1 + (2/29) * ([.B18]-24)/2))" office:value-type="float" office:value="86" calcext:value-type="float">
            <text:p>86</text:p>
          </table:table-cell>
          <table:table-cell table:formula="of:=FLOOR(90 * (1 + (1/13) * ([.$B18]-24)/2))" office:value-type="float" office:value="62" calcext:value-type="float">
            <text:p>62</text:p>
          </table:table-cell>
          <table:table-cell table:formula="of:=FLOOR(80 * (1 + (1/17) * ([.$B18]-24)/2))" office:value-type="float" office:value="61" calcext:value-type="float">
            <text:p>61</text:p>
          </table:table-cell>
          <table:table-cell table:formula="of:=[.C18]*5 + [.D18]*7 + [.E18]*6" office:value-type="float" office:value="1230" calcext:value-type="float">
            <text:p>1230</text:p>
          </table:table-cell>
          <table:table-cell table:formula="of:=[.F18]+[.G17]" office:value-type="float" office:value="27277" calcext:value-type="float">
            <text:p>27277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9]-24)/2))" office:value-type="float" office:value="107" calcext:value-type="float">
            <text:p>107</text:p>
          </table:table-cell>
          <table:table-cell table:formula="of:=FLOOR(90 * (1 + (1/13) * ([.$B19]-24)/2))" office:value-type="float" office:value="79" calcext:value-type="float">
            <text:p>79</text:p>
          </table:table-cell>
          <table:table-cell table:formula="of:=FLOOR(80 * (1 + (1/17) * ([.$B19]-24)/2))" office:value-type="float" office:value="72" calcext:value-type="float">
            <text:p>72</text:p>
          </table:table-cell>
          <table:table-cell table:formula="of:=[.C19]*5 + [.D19]*7 + [.E19]*6" office:value-type="float" office:value="1520" calcext:value-type="float">
            <text:p>1520</text:p>
          </table:table-cell>
          <table:table-cell table:formula="of:=[.F19]+[.G18]" office:value-type="float" office:value="28797" calcext:value-type="float">
            <text:p>28797</text:p>
          </table:table-cell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0]-24)/2))" office:value-type="float" office:value="111" calcext:value-type="float">
            <text:p>111</text:p>
          </table:table-cell>
          <table:table-cell table:formula="of:=FLOOR(90 * (1 + (1/13) * ([.$B20]-24)/2))" office:value-type="float" office:value="83" calcext:value-type="float">
            <text:p>83</text:p>
          </table:table-cell>
          <table:table-cell table:formula="of:=FLOOR(80 * (1 + (1/17) * ([.$B20]-24)/2))" office:value-type="float" office:value="75" calcext:value-type="float">
            <text:p>75</text:p>
          </table:table-cell>
          <table:table-cell table:formula="of:=[.C20]*5 + [.D20]*7 + [.E20]*6" office:value-type="float" office:value="1586" calcext:value-type="float">
            <text:p>1586</text:p>
          </table:table-cell>
          <table:table-cell table:formula="of:=[.F20]+[.G19]" office:value-type="float" office:value="30383" calcext:value-type="float">
            <text:p>30383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1]-24)/2))" office:value-type="float" office:value="111" calcext:value-type="float">
            <text:p>111</text:p>
          </table:table-cell>
          <table:table-cell table:formula="of:=FLOOR(90 * (1 + (1/13) * ([.$B21]-24)/2))" office:value-type="float" office:value="83" calcext:value-type="float">
            <text:p>83</text:p>
          </table:table-cell>
          <table:table-cell table:formula="of:=FLOOR(80 * (1 + (1/17) * ([.$B21]-24)/2))" office:value-type="float" office:value="75" calcext:value-type="float">
            <text:p>75</text:p>
          </table:table-cell>
          <table:table-cell table:formula="of:=[.C21]*5 + [.D21]*7 + [.E21]*6" office:value-type="float" office:value="1586" calcext:value-type="float">
            <text:p>1586</text:p>
          </table:table-cell>
          <table:table-cell table:formula="of:=[.F21]+[.G20]" office:value-type="float" office:value="31969" calcext:value-type="float">
            <text:p>31969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2]-24)/2))" office:value-type="float" office:value="111" calcext:value-type="float">
            <text:p>111</text:p>
          </table:table-cell>
          <table:table-cell table:formula="of:=FLOOR(90 * (1 + (1/13) * ([.$B22]-24)/2))" office:value-type="float" office:value="83" calcext:value-type="float">
            <text:p>83</text:p>
          </table:table-cell>
          <table:table-cell table:formula="of:=FLOOR(80 * (1 + (1/17) * ([.$B22]-24)/2))" office:value-type="float" office:value="75" calcext:value-type="float">
            <text:p>75</text:p>
          </table:table-cell>
          <table:table-cell table:formula="of:=[.C22]*5 + [.D22]*7 + [.E22]*6" office:value-type="float" office:value="1586" calcext:value-type="float">
            <text:p>1586</text:p>
          </table:table-cell>
          <table:table-cell table:formula="of:=[.F22]+[.G21]" office:value-type="float" office:value="33555" calcext:value-type="float">
            <text:p>33555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FLOOR(120 * (1 + (2/29) * ([.B23]-24)/2))" office:value-type="float" office:value="136" calcext:value-type="float">
            <text:p>136</text:p>
          </table:table-cell>
          <table:table-cell table:formula="of:=FLOOR(90 * (1 + (1/13) * ([.$B23]-24)/2))" office:value-type="float" office:value="103" calcext:value-type="float">
            <text:p>103</text:p>
          </table:table-cell>
          <table:table-cell table:formula="of:=FLOOR(80 * (1 + (1/17) * ([.$B23]-24)/2))" office:value-type="float" office:value="89" calcext:value-type="float">
            <text:p>89</text:p>
          </table:table-cell>
          <table:table-cell table:formula="of:=[.C23]*5 + [.D23]*7 + [.E23]*6" office:value-type="float" office:value="1935" calcext:value-type="float">
            <text:p>1935</text:p>
          </table:table-cell>
          <table:table-cell table:formula="of:=[.F23]+[.G22]" office:value-type="float" office:value="35490" calcext:value-type="float">
            <text:p>35490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FLOOR(120 * (1 + (2/29) * ([.B24]-24)/2))" office:value-type="float" office:value="148" calcext:value-type="float">
            <text:p>148</text:p>
          </table:table-cell>
          <table:table-cell table:formula="of:=FLOOR(90 * (1 + (1/13) * ([.$B24]-24)/2))" office:value-type="float" office:value="114" calcext:value-type="float">
            <text:p>114</text:p>
          </table:table-cell>
          <table:table-cell table:formula="of:=FLOOR(80 * (1 + (1/17) * ([.$B24]-24)/2))" office:value-type="float" office:value="96" calcext:value-type="float">
            <text:p>96</text:p>
          </table:table-cell>
          <table:table-cell table:formula="of:=[.C24]*5 + [.D24]*7 + [.E24]*6" office:value-type="float" office:value="2114" calcext:value-type="float">
            <text:p>2114</text:p>
          </table:table-cell>
          <table:table-cell table:formula="of:=[.F24]+[.G23]" office:value-type="float" office:value="37604" calcext:value-type="float">
            <text:p>37604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5]-24)/2))" office:value-type="float" office:value="157" calcext:value-type="float">
            <text:p>157</text:p>
          </table:table-cell>
          <table:table-cell table:formula="of:=FLOOR(90 * (1 + (1/13) * ([.$B25]-24)/2))" office:value-type="float" office:value="121" calcext:value-type="float">
            <text:p>121</text:p>
          </table:table-cell>
          <table:table-cell table:formula="of:=FLOOR(80 * (1 + (1/17) * ([.$B25]-24)/2))" office:value-type="float" office:value="101" calcext:value-type="float">
            <text:p>101</text:p>
          </table:table-cell>
          <table:table-cell table:formula="of:=[.C25]*5 + [.D25]*7 + [.E25]*6" office:value-type="float" office:value="2238" calcext:value-type="float">
            <text:p>2238</text:p>
          </table:table-cell>
          <table:table-cell table:formula="of:=[.F25]+[.G24]" office:value-type="float" office:value="39842" calcext:value-type="float">
            <text:p>3984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6]-24)/2))" office:value-type="float" office:value="157" calcext:value-type="float">
            <text:p>157</text:p>
          </table:table-cell>
          <table:table-cell table:formula="of:=FLOOR(90 * (1 + (1/13) * ([.$B26]-24)/2))" office:value-type="float" office:value="121" calcext:value-type="float">
            <text:p>121</text:p>
          </table:table-cell>
          <table:table-cell table:formula="of:=FLOOR(80 * (1 + (1/17) * ([.$B26]-24)/2))" office:value-type="float" office:value="101" calcext:value-type="float">
            <text:p>101</text:p>
          </table:table-cell>
          <table:table-cell table:formula="of:=[.C26]*5 + [.D26]*7 + [.E26]*6" office:value-type="float" office:value="2238" calcext:value-type="float">
            <text:p>2238</text:p>
          </table:table-cell>
          <table:table-cell table:formula="of:=[.F26]+[.G25]" office:value-type="float" office:value="42080" calcext:value-type="float">
            <text:p>42080</text:p>
          </table:table-cell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7]-24)/2))" office:value-type="float" office:value="115" calcext:value-type="float">
            <text:p>115</text:p>
          </table:table-cell>
          <table:table-cell table:formula="of:=FLOOR(90 * (1 + (1/13) * ([.$B27]-24)/2))" office:value-type="float" office:value="86" calcext:value-type="float">
            <text:p>86</text:p>
          </table:table-cell>
          <table:table-cell table:formula="of:=FLOOR(80 * (1 + (1/17) * ([.$B27]-24)/2))" office:value-type="float" office:value="77" calcext:value-type="float">
            <text:p>77</text:p>
          </table:table-cell>
          <table:table-cell table:formula="of:=[.C27]*5 + [.D27]*7 + [.E27]*6" office:value-type="float" office:value="1639" calcext:value-type="float">
            <text:p>1639</text:p>
          </table:table-cell>
          <table:table-cell table:formula="of:=[.F27]+[.G26]" office:value-type="float" office:value="43719" calcext:value-type="float">
            <text:p>43719</text:p>
          </table:table-cell>
        </table:table-row>
        <table:table-row table:style-name="ro1">
          <table:table-cell table:style-name="ce2"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8]-24)/2))" office:value-type="float" office:value="115" calcext:value-type="float">
            <text:p>115</text:p>
          </table:table-cell>
          <table:table-cell table:formula="of:=FLOOR(90 * (1 + (1/13) * ([.$B28]-24)/2))" office:value-type="float" office:value="86" calcext:value-type="float">
            <text:p>86</text:p>
          </table:table-cell>
          <table:table-cell table:formula="of:=FLOOR(80 * (1 + (1/17) * ([.$B28]-24)/2))" office:value-type="float" office:value="77" calcext:value-type="float">
            <text:p>77</text:p>
          </table:table-cell>
          <table:table-cell table:formula="of:=[.C28]*5 + [.D28]*7 + [.E28]*6" office:value-type="float" office:value="1639" calcext:value-type="float">
            <text:p>1639</text:p>
          </table:table-cell>
          <table:table-cell table:style-name="ce31" table:formula="of:=[.F28]+[.G27]" office:value-type="float" office:value="45358" calcext:value-type="float">
            <text:p>45358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29]-24)/2))" office:value-type="float" office:value="99" calcext:value-type="float">
            <text:p>99</text:p>
          </table:table-cell>
          <table:table-cell table:formula="of:=FLOOR(90 * (1 + (1/13) * ([.$B29]-24)/2))" office:value-type="float" office:value="72" calcext:value-type="float">
            <text:p>72</text:p>
          </table:table-cell>
          <table:table-cell table:formula="of:=FLOOR(80 * (1 + (1/17) * ([.$B29]-24)/2))" office:value-type="float" office:value="68" calcext:value-type="float">
            <text:p>68</text:p>
          </table:table-cell>
          <table:table-cell table:formula="of:=[.C29]*5 + [.D29]*7 + [.E29]*6" office:value-type="float" office:value="1407" calcext:value-type="float">
            <text:p>1407</text:p>
          </table:table-cell>
          <table:table-cell table:formula="of:=[.F29]+[.G28]" office:value-type="float" office:value="46765" calcext:value-type="float">
            <text:p>46765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0]-24)/2))" office:value-type="float" office:value="120" calcext:value-type="float">
            <text:p>120</text:p>
          </table:table-cell>
          <table:table-cell table:formula="of:=FLOOR(90 * (1 + (1/13) * ([.$B30]-24)/2))" office:value-type="float" office:value="90" calcext:value-type="float">
            <text:p>90</text:p>
          </table:table-cell>
          <table:table-cell table:formula="of:=FLOOR(80 * (1 + (1/17) * ([.$B30]-24)/2))" office:value-type="float" office:value="80" calcext:value-type="float">
            <text:p>80</text:p>
          </table:table-cell>
          <table:table-cell table:formula="of:=[.C30]*5 + [.D30]*7 + [.E30]*6" office:value-type="float" office:value="1710" calcext:value-type="float">
            <text:p>1710</text:p>
          </table:table-cell>
          <table:table-cell table:formula="of:=[.F30]+[.G29]" office:value-type="float" office:value="48475" calcext:value-type="float">
            <text:p>48475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1]-24)/2))" office:value-type="float" office:value="124" calcext:value-type="float">
            <text:p>124</text:p>
          </table:table-cell>
          <table:table-cell table:formula="of:=FLOOR(90 * (1 + (1/13) * ([.$B31]-24)/2))" office:value-type="float" office:value="93" calcext:value-type="float">
            <text:p>93</text:p>
          </table:table-cell>
          <table:table-cell table:formula="of:=FLOOR(80 * (1 + (1/17) * ([.$B31]-24)/2))" office:value-type="float" office:value="82" calcext:value-type="float">
            <text:p>82</text:p>
          </table:table-cell>
          <table:table-cell table:formula="of:=[.C31]*5 + [.D31]*7 + [.E31]*6" office:value-type="float" office:value="1763" calcext:value-type="float">
            <text:p>1763</text:p>
          </table:table-cell>
          <table:table-cell table:formula="of:=[.F31]+[.G30]" office:value-type="float" office:value="50238" calcext:value-type="float">
            <text:p>50238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2]-24)/2))" office:value-type="float" office:value="132" calcext:value-type="float">
            <text:p>132</text:p>
          </table:table-cell>
          <table:table-cell table:formula="of:=FLOOR(90 * (1 + (1/13) * ([.$B32]-24)/2))" office:value-type="float" office:value="100" calcext:value-type="float">
            <text:p>100</text:p>
          </table:table-cell>
          <table:table-cell table:formula="of:=FLOOR(80 * (1 + (1/17) * ([.$B32]-24)/2))" office:value-type="float" office:value="87" calcext:value-type="float">
            <text:p>87</text:p>
          </table:table-cell>
          <table:table-cell table:formula="of:=[.C32]*5 + [.D32]*7 + [.E32]*6" office:value-type="float" office:value="1882" calcext:value-type="float">
            <text:p>1882</text:p>
          </table:table-cell>
          <table:table-cell table:formula="of:=[.F32]+[.G31]" office:value-type="float" office:value="52120" calcext:value-type="float">
            <text:p>52120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3]-24)/2))" office:value-type="float" office:value="132" calcext:value-type="float">
            <text:p>132</text:p>
          </table:table-cell>
          <table:table-cell table:formula="of:=FLOOR(90 * (1 + (1/13) * ([.$B33]-24)/2))" office:value-type="float" office:value="100" calcext:value-type="float">
            <text:p>100</text:p>
          </table:table-cell>
          <table:table-cell table:formula="of:=FLOOR(80 * (1 + (1/17) * ([.$B33]-24)/2))" office:value-type="float" office:value="87" calcext:value-type="float">
            <text:p>87</text:p>
          </table:table-cell>
          <table:table-cell table:formula="of:=[.C33]*5 + [.D33]*7 + [.E33]*6" office:value-type="float" office:value="1882" calcext:value-type="float">
            <text:p>1882</text:p>
          </table:table-cell>
          <table:table-cell table:formula="of:=[.F33]+[.G32]" office:value-type="float" office:value="54002" calcext:value-type="float">
            <text:p>54002</text:p>
          </table:table-cell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4]-24)/2))" office:value-type="float" office:value="107" calcext:value-type="float">
            <text:p>107</text:p>
          </table:table-cell>
          <table:table-cell table:formula="of:=FLOOR(90 * (1 + (1/13) * ([.$B34]-24)/2))" office:value-type="float" office:value="79" calcext:value-type="float">
            <text:p>79</text:p>
          </table:table-cell>
          <table:table-cell table:formula="of:=FLOOR(80 * (1 + (1/17) * ([.$B34]-24)/2))" office:value-type="float" office:value="72" calcext:value-type="float">
            <text:p>72</text:p>
          </table:table-cell>
          <table:table-cell table:formula="of:=[.C34]*5 + [.D34]*7 + [.E34]*6" office:value-type="float" office:value="1520" calcext:value-type="float">
            <text:p>1520</text:p>
          </table:table-cell>
          <table:table-cell table:formula="of:=[.F34]+[.G33]" office:value-type="float" office:value="55522" calcext:value-type="float">
            <text:p>55522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5]-24)/2))" office:value-type="float" office:value="107" calcext:value-type="float">
            <text:p>107</text:p>
          </table:table-cell>
          <table:table-cell table:formula="of:=FLOOR(90 * (1 + (1/13) * ([.$B35]-24)/2))" office:value-type="float" office:value="79" calcext:value-type="float">
            <text:p>79</text:p>
          </table:table-cell>
          <table:table-cell table:formula="of:=FLOOR(80 * (1 + (1/17) * ([.$B35]-24)/2))" office:value-type="float" office:value="72" calcext:value-type="float">
            <text:p>72</text:p>
          </table:table-cell>
          <table:table-cell table:formula="of:=[.C35]*5 + [.D35]*7 + [.E35]*6" office:value-type="float" office:value="1520" calcext:value-type="float">
            <text:p>1520</text:p>
          </table:table-cell>
          <table:table-cell table:formula="of:=[.F35]+[.G34]" office:value-type="float" office:value="57042" calcext:value-type="float">
            <text:p>57042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6]-24)/2))" office:value-type="float" office:value="124" calcext:value-type="float">
            <text:p>124</text:p>
          </table:table-cell>
          <table:table-cell table:formula="of:=FLOOR(90 * (1 + (1/13) * ([.$B36]-24)/2))" office:value-type="float" office:value="93" calcext:value-type="float">
            <text:p>93</text:p>
          </table:table-cell>
          <table:table-cell table:formula="of:=FLOOR(80 * (1 + (1/17) * ([.$B36]-24)/2))" office:value-type="float" office:value="82" calcext:value-type="float">
            <text:p>82</text:p>
          </table:table-cell>
          <table:table-cell table:formula="of:=[.C36]*5 + [.D36]*7 + [.E36]*6" office:value-type="float" office:value="1763" calcext:value-type="float">
            <text:p>1763</text:p>
          </table:table-cell>
          <table:table-cell table:formula="of:=[.F36]+[.G35]" office:value-type="float" office:value="58805" calcext:value-type="float">
            <text:p>58805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37]-24)/2))" office:value-type="float" office:value="99" calcext:value-type="float">
            <text:p>99</text:p>
          </table:table-cell>
          <table:table-cell table:formula="of:=FLOOR(90 * (1 + (1/13) * ([.$B37]-24)/2))" office:value-type="float" office:value="72" calcext:value-type="float">
            <text:p>72</text:p>
          </table:table-cell>
          <table:table-cell table:formula="of:=FLOOR(80 * (1 + (1/17) * ([.$B37]-24)/2))" office:value-type="float" office:value="68" calcext:value-type="float">
            <text:p>68</text:p>
          </table:table-cell>
          <table:table-cell table:formula="of:=[.C37]*5 + [.D37]*7 + [.E37]*6" office:value-type="float" office:value="1407" calcext:value-type="float">
            <text:p>1407</text:p>
          </table:table-cell>
          <table:table-cell table:formula="of:=[.F37]+[.G36]" office:value-type="float" office:value="60212" calcext:value-type="float">
            <text:p>60212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8]-24)/2))" office:value-type="float" office:value="107" calcext:value-type="float">
            <text:p>107</text:p>
          </table:table-cell>
          <table:table-cell table:formula="of:=FLOOR(90 * (1 + (1/13) * ([.$B38]-24)/2))" office:value-type="float" office:value="79" calcext:value-type="float">
            <text:p>79</text:p>
          </table:table-cell>
          <table:table-cell table:formula="of:=FLOOR(80 * (1 + (1/17) * ([.$B38]-24)/2))" office:value-type="float" office:value="72" calcext:value-type="float">
            <text:p>72</text:p>
          </table:table-cell>
          <table:table-cell table:formula="of:=[.C38]*5 + [.D38]*7 + [.E38]*6" office:value-type="float" office:value="1520" calcext:value-type="float">
            <text:p>1520</text:p>
          </table:table-cell>
          <table:table-cell table:formula="of:=[.F38]+[.G37]" office:value-type="float" office:value="61732" calcext:value-type="float">
            <text:p>61732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9]-24)/2))" office:value-type="float" office:value="120" calcext:value-type="float">
            <text:p>120</text:p>
          </table:table-cell>
          <table:table-cell table:formula="of:=FLOOR(90 * (1 + (1/13) * ([.$B39]-24)/2))" office:value-type="float" office:value="90" calcext:value-type="float">
            <text:p>90</text:p>
          </table:table-cell>
          <table:table-cell table:formula="of:=FLOOR(80 * (1 + (1/17) * ([.$B39]-24)/2))" office:value-type="float" office:value="80" calcext:value-type="float">
            <text:p>80</text:p>
          </table:table-cell>
          <table:table-cell table:formula="of:=[.C39]*5 + [.D39]*7 + [.E39]*6" office:value-type="float" office:value="1710" calcext:value-type="float">
            <text:p>1710</text:p>
          </table:table-cell>
          <table:table-cell table:formula="of:=[.F39]+[.G38]" office:value-type="float" office:value="63442" calcext:value-type="float">
            <text:p>63442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0]-24)/2))" office:value-type="float" office:value="99" calcext:value-type="float">
            <text:p>99</text:p>
          </table:table-cell>
          <table:table-cell table:formula="of:=FLOOR(90 * (1 + (1/13) * ([.$B40]-24)/2))" office:value-type="float" office:value="72" calcext:value-type="float">
            <text:p>72</text:p>
          </table:table-cell>
          <table:table-cell table:formula="of:=FLOOR(80 * (1 + (1/17) * ([.$B40]-24)/2))" office:value-type="float" office:value="68" calcext:value-type="float">
            <text:p>68</text:p>
          </table:table-cell>
          <table:table-cell table:formula="of:=[.C40]*5 + [.D40]*7 + [.E40]*6" office:value-type="float" office:value="1407" calcext:value-type="float">
            <text:p>1407</text:p>
          </table:table-cell>
          <table:table-cell table:formula="of:=[.F40]+[.G39]" office:value-type="float" office:value="64849" calcext:value-type="float">
            <text:p>64849</text:p>
          </table:table-cell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FLOOR(120 * (1 + (2/29) * ([.B41]-24)/2))" office:value-type="float" office:value="136" calcext:value-type="float">
            <text:p>136</text:p>
          </table:table-cell>
          <table:table-cell table:formula="of:=FLOOR(90 * (1 + (1/13) * ([.$B41]-24)/2))" office:value-type="float" office:value="103" calcext:value-type="float">
            <text:p>103</text:p>
          </table:table-cell>
          <table:table-cell table:formula="of:=FLOOR(80 * (1 + (1/17) * ([.$B41]-24)/2))" office:value-type="float" office:value="89" calcext:value-type="float">
            <text:p>89</text:p>
          </table:table-cell>
          <table:table-cell table:formula="of:=[.C41]*5 + [.D41]*7 + [.E41]*6" office:value-type="float" office:value="1935" calcext:value-type="float">
            <text:p>1935</text:p>
          </table:table-cell>
          <table:table-cell table:formula="of:=[.F41]+[.G40]" office:value-type="float" office:value="66784" calcext:value-type="float">
            <text:p>66784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2]-24)/2))" office:value-type="float" office:value="132" calcext:value-type="float">
            <text:p>132</text:p>
          </table:table-cell>
          <table:table-cell table:formula="of:=FLOOR(90 * (1 + (1/13) * ([.$B42]-24)/2))" office:value-type="float" office:value="100" calcext:value-type="float">
            <text:p>100</text:p>
          </table:table-cell>
          <table:table-cell table:formula="of:=FLOOR(80 * (1 + (1/17) * ([.$B42]-24)/2))" office:value-type="float" office:value="87" calcext:value-type="float">
            <text:p>87</text:p>
          </table:table-cell>
          <table:table-cell table:formula="of:=[.C42]*5 + [.D42]*7 + [.E42]*6" office:value-type="float" office:value="1882" calcext:value-type="float">
            <text:p>1882</text:p>
          </table:table-cell>
          <table:table-cell table:formula="of:=[.F42]+[.G41]" office:value-type="float" office:value="68666" calcext:value-type="float">
            <text:p>68666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FLOOR(120 * (1 + (2/29) * ([.B43]-24)/2))" office:value-type="float" office:value="120" calcext:value-type="float">
            <text:p>120</text:p>
          </table:table-cell>
          <table:table-cell table:formula="of:=FLOOR(90 * (1 + (1/13) * ([.$B43]-24)/2))" office:value-type="float" office:value="90" calcext:value-type="float">
            <text:p>90</text:p>
          </table:table-cell>
          <table:table-cell table:formula="of:=FLOOR(80 * (1 + (1/17) * ([.$B43]-24)/2))" office:value-type="float" office:value="80" calcext:value-type="float">
            <text:p>80</text:p>
          </table:table-cell>
          <table:table-cell table:formula="of:=[.C43]*5 + [.D43]*7 + [.E43]*6" office:value-type="float" office:value="1710" calcext:value-type="float">
            <text:p>1710</text:p>
          </table:table-cell>
          <table:table-cell table:formula="of:=[.F43]+[.G42]" office:value-type="float" office:value="70376" calcext:value-type="float">
            <text:p>70376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FLOOR(120 * (1 + (2/29) * ([.B44]-24)/2))" office:value-type="float" office:value="111" calcext:value-type="float">
            <text:p>111</text:p>
          </table:table-cell>
          <table:table-cell table:formula="of:=FLOOR(90 * (1 + (1/13) * ([.$B44]-24)/2))" office:value-type="float" office:value="83" calcext:value-type="float">
            <text:p>83</text:p>
          </table:table-cell>
          <table:table-cell table:formula="of:=FLOOR(80 * (1 + (1/17) * ([.$B44]-24)/2))" office:value-type="float" office:value="75" calcext:value-type="float">
            <text:p>75</text:p>
          </table:table-cell>
          <table:table-cell table:formula="of:=[.C44]*5 + [.D44]*7 + [.E44]*6" office:value-type="float" office:value="1586" calcext:value-type="float">
            <text:p>1586</text:p>
          </table:table-cell>
          <table:table-cell table:formula="of:=[.F44]+[.G43]" office:value-type="float" office:value="71962" calcext:value-type="float">
            <text:p>71962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FLOOR(120 * (1 + (2/29) * ([.B45]-24)/2))" office:value-type="float" office:value="91" calcext:value-type="float">
            <text:p>91</text:p>
          </table:table-cell>
          <table:table-cell table:formula="of:=FLOOR(90 * (1 + (1/13) * ([.$B45]-24)/2))" office:value-type="float" office:value="65" calcext:value-type="float">
            <text:p>65</text:p>
          </table:table-cell>
          <table:table-cell table:formula="of:=FLOOR(80 * (1 + (1/17) * ([.$B45]-24)/2))" office:value-type="float" office:value="63" calcext:value-type="float">
            <text:p>63</text:p>
          </table:table-cell>
          <table:table-cell table:formula="of:=[.C45]*5 + [.D45]*7 + [.E45]*6" office:value-type="float" office:value="1288" calcext:value-type="float">
            <text:p>1288</text:p>
          </table:table-cell>
          <table:table-cell table:formula="of:=[.F45]+[.G44]" office:value-type="float" office:value="73250" calcext:value-type="float">
            <text:p>73250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FLOOR(120 * (1 + (2/29) * ([.B46]-24)/2))" office:value-type="float" office:value="95" calcext:value-type="float">
            <text:p>95</text:p>
          </table:table-cell>
          <table:table-cell table:formula="of:=FLOOR(90 * (1 + (1/13) * ([.$B46]-24)/2))" office:value-type="float" office:value="69" calcext:value-type="float">
            <text:p>69</text:p>
          </table:table-cell>
          <table:table-cell table:formula="of:=FLOOR(80 * (1 + (1/17) * ([.$B46]-24)/2))" office:value-type="float" office:value="65" calcext:value-type="float">
            <text:p>65</text:p>
          </table:table-cell>
          <table:table-cell table:formula="of:=[.C46]*5 + [.D46]*7 + [.E46]*6" office:value-type="float" office:value="1348" calcext:value-type="float">
            <text:p>1348</text:p>
          </table:table-cell>
          <table:table-cell table:formula="of:=[.F46]+[.G45]" office:value-type="float" office:value="74598" calcext:value-type="float">
            <text:p>74598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7]-24)/2))" office:value-type="float" office:value="115" calcext:value-type="float">
            <text:p>115</text:p>
          </table:table-cell>
          <table:table-cell table:formula="of:=FLOOR(90 * (1 + (1/13) * ([.$B47]-24)/2))" office:value-type="float" office:value="86" calcext:value-type="float">
            <text:p>86</text:p>
          </table:table-cell>
          <table:table-cell table:formula="of:=FLOOR(80 * (1 + (1/17) * ([.$B47]-24)/2))" office:value-type="float" office:value="77" calcext:value-type="float">
            <text:p>77</text:p>
          </table:table-cell>
          <table:table-cell table:formula="of:=[.C47]*5 + [.D47]*7 + [.E47]*6" office:value-type="float" office:value="1639" calcext:value-type="float">
            <text:p>1639</text:p>
          </table:table-cell>
          <table:table-cell table:formula="of:=[.F47]+[.G46]" office:value-type="float" office:value="76237" calcext:value-type="float">
            <text:p>76237</text:p>
          </table:table-cell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8]-24)/2))" office:value-type="float" office:value="115" calcext:value-type="float">
            <text:p>115</text:p>
          </table:table-cell>
          <table:table-cell table:formula="of:=FLOOR(90 * (1 + (1/13) * ([.$B48]-24)/2))" office:value-type="float" office:value="86" calcext:value-type="float">
            <text:p>86</text:p>
          </table:table-cell>
          <table:table-cell table:formula="of:=FLOOR(80 * (1 + (1/17) * ([.$B48]-24)/2))" office:value-type="float" office:value="77" calcext:value-type="float">
            <text:p>77</text:p>
          </table:table-cell>
          <table:table-cell table:formula="of:=[.C48]*5 + [.D48]*7 + [.E48]*6" office:value-type="float" office:value="1639" calcext:value-type="float">
            <text:p>1639</text:p>
          </table:table-cell>
          <table:table-cell table:formula="of:=[.F48]+[.G47]" office:value-type="float" office:value="77876" calcext:value-type="float">
            <text:p>77876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9]-24)/2))" office:value-type="float" office:value="99" calcext:value-type="float">
            <text:p>99</text:p>
          </table:table-cell>
          <table:table-cell table:formula="of:=FLOOR(90 * (1 + (1/13) * ([.$B49]-24)/2))" office:value-type="float" office:value="72" calcext:value-type="float">
            <text:p>72</text:p>
          </table:table-cell>
          <table:table-cell table:formula="of:=FLOOR(80 * (1 + (1/17) * ([.$B49]-24)/2))" office:value-type="float" office:value="68" calcext:value-type="float">
            <text:p>68</text:p>
          </table:table-cell>
          <table:table-cell table:formula="of:=[.C49]*5 + [.D49]*7 + [.E49]*6" office:value-type="float" office:value="1407" calcext:value-type="float">
            <text:p>1407</text:p>
          </table:table-cell>
          <table:table-cell table:formula="of:=[.F49]+[.G48]" office:value-type="float" office:value="79283" calcext:value-type="float">
            <text:p>79283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50]-24)/2))" office:value-type="float" office:value="107" calcext:value-type="float">
            <text:p>107</text:p>
          </table:table-cell>
          <table:table-cell table:formula="of:=FLOOR(90 * (1 + (1/13) * ([.$B50]-24)/2))" office:value-type="float" office:value="79" calcext:value-type="float">
            <text:p>79</text:p>
          </table:table-cell>
          <table:table-cell table:formula="of:=FLOOR(80 * (1 + (1/17) * ([.$B50]-24)/2))" office:value-type="float" office:value="72" calcext:value-type="float">
            <text:p>72</text:p>
          </table:table-cell>
          <table:table-cell table:formula="of:=[.C50]*5 + [.D50]*7 + [.E50]*6" office:value-type="float" office:value="1520" calcext:value-type="float">
            <text:p>1520</text:p>
          </table:table-cell>
          <table:table-cell table:formula="of:=[.F50]+[.G49]" office:value-type="float" office:value="80803" calcext:value-type="float">
            <text:p>80803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51]-24)/2))" office:value-type="float" office:value="124" calcext:value-type="float">
            <text:p>124</text:p>
          </table:table-cell>
          <table:table-cell table:formula="of:=FLOOR(90 * (1 + (1/13) * ([.$B51]-24)/2))" office:value-type="float" office:value="93" calcext:value-type="float">
            <text:p>93</text:p>
          </table:table-cell>
          <table:table-cell table:formula="of:=FLOOR(80 * (1 + (1/17) * ([.$B51]-24)/2))" office:value-type="float" office:value="82" calcext:value-type="float">
            <text:p>82</text:p>
          </table:table-cell>
          <table:table-cell table:formula="of:=[.C51]*5 + [.D51]*7 + [.E51]*6" office:value-type="float" office:value="1763" calcext:value-type="float">
            <text:p>1763</text:p>
          </table:table-cell>
          <table:table-cell table:formula="of:=[.F51]+[.G50]" office:value-type="float" office:value="82566" calcext:value-type="float">
            <text:p>82566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FLOOR(120 * (1 + (2/29) * ([.B52]-24)/2))" office:value-type="float" office:value="136" calcext:value-type="float">
            <text:p>136</text:p>
          </table:table-cell>
          <table:table-cell table:formula="of:=FLOOR(90 * (1 + (1/13) * ([.$B52]-24)/2))" office:value-type="float" office:value="103" calcext:value-type="float">
            <text:p>103</text:p>
          </table:table-cell>
          <table:table-cell table:formula="of:=FLOOR(80 * (1 + (1/17) * ([.$B52]-24)/2))" office:value-type="float" office:value="89" calcext:value-type="float">
            <text:p>89</text:p>
          </table:table-cell>
          <table:table-cell table:formula="of:=[.C52]*5 + [.D52]*7 + [.E52]*6" office:value-type="float" office:value="1935" calcext:value-type="float">
            <text:p>1935</text:p>
          </table:table-cell>
          <table:table-cell table:formula="of:=[.F52]+[.G51]" office:value-type="float" office:value="84501" calcext:value-type="float">
            <text:p>84501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3]-24)/2))" office:value-type="float" office:value="132" calcext:value-type="float">
            <text:p>132</text:p>
          </table:table-cell>
          <table:table-cell table:formula="of:=FLOOR(90 * (1 + (1/13) * ([.$B53]-24)/2))" office:value-type="float" office:value="100" calcext:value-type="float">
            <text:p>100</text:p>
          </table:table-cell>
          <table:table-cell table:formula="of:=FLOOR(80 * (1 + (1/17) * ([.$B53]-24)/2))" office:value-type="float" office:value="87" calcext:value-type="float">
            <text:p>87</text:p>
          </table:table-cell>
          <table:table-cell table:formula="of:=[.C53]*5 + [.D53]*7 + [.E53]*6" office:value-type="float" office:value="1882" calcext:value-type="float">
            <text:p>1882</text:p>
          </table:table-cell>
          <table:table-cell table:formula="of:=[.F53]+[.G52]" office:value-type="float" office:value="86383" calcext:value-type="float">
            <text:p>86383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FLOOR(120 * (1 + (2/29) * ([.B54]-24)/2))" office:value-type="float" office:value="115" calcext:value-type="float">
            <text:p>115</text:p>
          </table:table-cell>
          <table:table-cell table:formula="of:=FLOOR(90 * (1 + (1/13) * ([.$B54]-24)/2))" office:value-type="float" office:value="86" calcext:value-type="float">
            <text:p>86</text:p>
          </table:table-cell>
          <table:table-cell table:formula="of:=FLOOR(80 * (1 + (1/17) * ([.$B54]-24)/2))" office:value-type="float" office:value="77" calcext:value-type="float">
            <text:p>77</text:p>
          </table:table-cell>
          <table:table-cell table:formula="of:=[.C54]*5 + [.D54]*7 + [.E54]*6" office:value-type="float" office:value="1639" calcext:value-type="float">
            <text:p>1639</text:p>
          </table:table-cell>
          <table:table-cell table:formula="of:=[.F54]+[.G53]" office:value-type="float" office:value="88022" calcext:value-type="float">
            <text:p>88022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5]-24)/2))" office:value-type="float" office:value="128" calcext:value-type="float">
            <text:p>128</text:p>
          </table:table-cell>
          <table:table-cell table:formula="of:=FLOOR(90 * (1 + (1/13) * ([.$B55]-24)/2))" office:value-type="float" office:value="96" calcext:value-type="float">
            <text:p>96</text:p>
          </table:table-cell>
          <table:table-cell table:formula="of:=FLOOR(80 * (1 + (1/17) * ([.$B55]-24)/2))" office:value-type="float" office:value="84" calcext:value-type="float">
            <text:p>84</text:p>
          </table:table-cell>
          <table:table-cell table:formula="of:=[.C55]*5 + [.D55]*7 + [.E55]*6" office:value-type="float" office:value="1816" calcext:value-type="float">
            <text:p>1816</text:p>
          </table:table-cell>
          <table:table-cell table:formula="of:=[.F55]+[.G54]" office:value-type="float" office:value="89838" calcext:value-type="float">
            <text:p>89838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FLOOR(120 * (1 + (2/29) * ([.B56]-24)/2))" office:value-type="float" office:value="140" calcext:value-type="float">
            <text:p>140</text:p>
          </table:table-cell>
          <table:table-cell table:formula="of:=FLOOR(90 * (1 + (1/13) * ([.$B56]-24)/2))" office:value-type="float" office:value="107" calcext:value-type="float">
            <text:p>107</text:p>
          </table:table-cell>
          <table:table-cell table:formula="of:=FLOOR(80 * (1 + (1/17) * ([.$B56]-24)/2))" office:value-type="float" office:value="91" calcext:value-type="float">
            <text:p>91</text:p>
          </table:table-cell>
          <table:table-cell table:formula="of:=[.C56]*5 + [.D56]*7 + [.E56]*6" office:value-type="float" office:value="1995" calcext:value-type="float">
            <text:p>1995</text:p>
          </table:table-cell>
          <table:table-cell table:formula="of:=[.F56]+[.G55]" office:value-type="float" office:value="91833" calcext:value-type="float">
            <text:p>91833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7]-24)/2))" office:value-type="float" office:value="128" calcext:value-type="float">
            <text:p>128</text:p>
          </table:table-cell>
          <table:table-cell table:formula="of:=FLOOR(90 * (1 + (1/13) * ([.$B57]-24)/2))" office:value-type="float" office:value="96" calcext:value-type="float">
            <text:p>96</text:p>
          </table:table-cell>
          <table:table-cell table:formula="of:=FLOOR(80 * (1 + (1/17) * ([.$B57]-24)/2))" office:value-type="float" office:value="84" calcext:value-type="float">
            <text:p>84</text:p>
          </table:table-cell>
          <table:table-cell table:formula="of:=[.C57]*5 + [.D57]*7 + [.E57]*6" office:value-type="float" office:value="1816" calcext:value-type="float">
            <text:p>1816</text:p>
          </table:table-cell>
          <table:table-cell table:formula="of:=[.F57]+[.G56]" office:value-type="float" office:value="93649" calcext:value-type="float">
            <text:p>93649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8]-24)/2))" office:value-type="float" office:value="132" calcext:value-type="float">
            <text:p>132</text:p>
          </table:table-cell>
          <table:table-cell table:formula="of:=FLOOR(90 * (1 + (1/13) * ([.$B58]-24)/2))" office:value-type="float" office:value="100" calcext:value-type="float">
            <text:p>100</text:p>
          </table:table-cell>
          <table:table-cell table:formula="of:=FLOOR(80 * (1 + (1/17) * ([.$B58]-24)/2))" office:value-type="float" office:value="87" calcext:value-type="float">
            <text:p>87</text:p>
          </table:table-cell>
          <table:table-cell table:formula="of:=[.C58]*5 + [.D58]*7 + [.E58]*6" office:value-type="float" office:value="1882" calcext:value-type="float">
            <text:p>1882</text:p>
          </table:table-cell>
          <table:table-cell table:formula="of:=[.F58]+[.G57]" office:value-type="float" office:value="95531" calcext:value-type="float">
            <text:p>95531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59]-24)/2))" office:value-type="float" office:value="120" calcext:value-type="float">
            <text:p>120</text:p>
          </table:table-cell>
          <table:table-cell table:formula="of:=FLOOR(90 * (1 + (1/13) * ([.$B59]-24)/2))" office:value-type="float" office:value="90" calcext:value-type="float">
            <text:p>90</text:p>
          </table:table-cell>
          <table:table-cell table:formula="of:=FLOOR(80 * (1 + (1/17) * ([.$B59]-24)/2))" office:value-type="float" office:value="80" calcext:value-type="float">
            <text:p>80</text:p>
          </table:table-cell>
          <table:table-cell table:formula="of:=[.C59]*5 + [.D59]*7 + [.E59]*6" office:value-type="float" office:value="1710" calcext:value-type="float">
            <text:p>1710</text:p>
          </table:table-cell>
          <table:table-cell table:formula="of:=[.F59]+[.G58]" office:value-type="float" office:value="97241" calcext:value-type="float">
            <text:p>97241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0]-24)/2))" office:value-type="float" office:value="128" calcext:value-type="float">
            <text:p>128</text:p>
          </table:table-cell>
          <table:table-cell table:formula="of:=FLOOR(90 * (1 + (1/13) * ([.$B60]-24)/2))" office:value-type="float" office:value="96" calcext:value-type="float">
            <text:p>96</text:p>
          </table:table-cell>
          <table:table-cell table:formula="of:=FLOOR(80 * (1 + (1/17) * ([.$B60]-24)/2))" office:value-type="float" office:value="84" calcext:value-type="float">
            <text:p>84</text:p>
          </table:table-cell>
          <table:table-cell table:formula="of:=[.C60]*5 + [.D60]*7 + [.E60]*6" office:value-type="float" office:value="1816" calcext:value-type="float">
            <text:p>1816</text:p>
          </table:table-cell>
          <table:table-cell table:formula="of:=[.F60]+[.G59]" office:value-type="float" office:value="99057" calcext:value-type="float">
            <text:p>99057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61]-24)/2))" office:value-type="float" office:value="124" calcext:value-type="float">
            <text:p>124</text:p>
          </table:table-cell>
          <table:table-cell table:formula="of:=FLOOR(90 * (1 + (1/13) * ([.$B61]-24)/2))" office:value-type="float" office:value="93" calcext:value-type="float">
            <text:p>93</text:p>
          </table:table-cell>
          <table:table-cell table:formula="of:=FLOOR(80 * (1 + (1/17) * ([.$B61]-24)/2))" office:value-type="float" office:value="82" calcext:value-type="float">
            <text:p>82</text:p>
          </table:table-cell>
          <table:table-cell table:formula="of:=[.C61]*5 + [.D61]*7 + [.E61]*6" office:value-type="float" office:value="1763" calcext:value-type="float">
            <text:p>1763</text:p>
          </table:table-cell>
          <table:table-cell table:formula="of:=[.F61]+[.G60]" office:value-type="float" office:value="100820" calcext:value-type="float">
            <text:p>100820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62]-24)/2))" office:value-type="float" office:value="120" calcext:value-type="float">
            <text:p>120</text:p>
          </table:table-cell>
          <table:table-cell table:formula="of:=FLOOR(90 * (1 + (1/13) * ([.$B62]-24)/2))" office:value-type="float" office:value="90" calcext:value-type="float">
            <text:p>90</text:p>
          </table:table-cell>
          <table:table-cell table:formula="of:=FLOOR(80 * (1 + (1/17) * ([.$B62]-24)/2))" office:value-type="float" office:value="80" calcext:value-type="float">
            <text:p>80</text:p>
          </table:table-cell>
          <table:table-cell table:formula="of:=[.C62]*5 + [.D62]*7 + [.E62]*6" office:value-type="float" office:value="1710" calcext:value-type="float">
            <text:p>1710</text:p>
          </table:table-cell>
          <table:table-cell table:formula="of:=[.F62]+[.G61]" office:value-type="float" office:value="102530" calcext:value-type="float">
            <text:p>102530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63]-24)/2))" office:value-type="float" office:value="111" calcext:value-type="float">
            <text:p>111</text:p>
          </table:table-cell>
          <table:table-cell table:formula="of:=FLOOR(90 * (1 + (1/13) * ([.$B63]-24)/2))" office:value-type="float" office:value="83" calcext:value-type="float">
            <text:p>83</text:p>
          </table:table-cell>
          <table:table-cell table:formula="of:=FLOOR(80 * (1 + (1/17) * ([.$B63]-24)/2))" office:value-type="float" office:value="75" calcext:value-type="float">
            <text:p>75</text:p>
          </table:table-cell>
          <table:table-cell table:formula="of:=[.C63]*5 + [.D63]*7 + [.E63]*6" office:value-type="float" office:value="1586" calcext:value-type="float">
            <text:p>1586</text:p>
          </table:table-cell>
          <table:table-cell table:formula="of:=[.F63]+[.G62]" office:value-type="float" office:value="104116" calcext:value-type="float">
            <text:p>104116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4]-24)/2))" office:value-type="float" office:value="99" calcext:value-type="float">
            <text:p>99</text:p>
          </table:table-cell>
          <table:table-cell table:formula="of:=FLOOR(90 * (1 + (1/13) * ([.$B64]-24)/2))" office:value-type="float" office:value="72" calcext:value-type="float">
            <text:p>72</text:p>
          </table:table-cell>
          <table:table-cell table:formula="of:=FLOOR(80 * (1 + (1/17) * ([.$B64]-24)/2))" office:value-type="float" office:value="68" calcext:value-type="float">
            <text:p>68</text:p>
          </table:table-cell>
          <table:table-cell table:formula="of:=[.C64]*5 + [.D64]*7 + [.E64]*6" office:value-type="float" office:value="1407" calcext:value-type="float">
            <text:p>1407</text:p>
          </table:table-cell>
          <table:table-cell table:formula="of:=[.F64]+[.G63]" office:value-type="float" office:value="105523" calcext:value-type="float">
            <text:p>105523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5]-24)/2))" office:value-type="float" office:value="107" calcext:value-type="float">
            <text:p>107</text:p>
          </table:table-cell>
          <table:table-cell table:formula="of:=FLOOR(90 * (1 + (1/13) * ([.$B65]-24)/2))" office:value-type="float" office:value="79" calcext:value-type="float">
            <text:p>79</text:p>
          </table:table-cell>
          <table:table-cell table:formula="of:=FLOOR(80 * (1 + (1/17) * ([.$B65]-24)/2))" office:value-type="float" office:value="72" calcext:value-type="float">
            <text:p>72</text:p>
          </table:table-cell>
          <table:table-cell table:formula="of:=[.C65]*5 + [.D65]*7 + [.E65]*6" office:value-type="float" office:value="1520" calcext:value-type="float">
            <text:p>1520</text:p>
          </table:table-cell>
          <table:table-cell table:formula="of:=[.F65]+[.G64]" office:value-type="float" office:value="107043" calcext:value-type="float">
            <text:p>107043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6]-24)/2))" office:value-type="float" office:value="128" calcext:value-type="float">
            <text:p>128</text:p>
          </table:table-cell>
          <table:table-cell table:formula="of:=FLOOR(90 * (1 + (1/13) * ([.$B66]-24)/2))" office:value-type="float" office:value="96" calcext:value-type="float">
            <text:p>96</text:p>
          </table:table-cell>
          <table:table-cell table:formula="of:=FLOOR(80 * (1 + (1/17) * ([.$B66]-24)/2))" office:value-type="float" office:value="84" calcext:value-type="float">
            <text:p>84</text:p>
          </table:table-cell>
          <table:table-cell table:formula="of:=[.C66]*5 + [.D66]*7 + [.E66]*6" office:value-type="float" office:value="1816" calcext:value-type="float">
            <text:p>1816</text:p>
          </table:table-cell>
          <table:table-cell table:formula="of:=[.F66]+[.G65]" office:value-type="float" office:value="108859" calcext:value-type="float">
            <text:p>108859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7]-24)/2))" office:value-type="float" office:value="99" calcext:value-type="float">
            <text:p>99</text:p>
          </table:table-cell>
          <table:table-cell table:formula="of:=FLOOR(90 * (1 + (1/13) * ([.$B67]-24)/2))" office:value-type="float" office:value="72" calcext:value-type="float">
            <text:p>72</text:p>
          </table:table-cell>
          <table:table-cell table:formula="of:=FLOOR(80 * (1 + (1/17) * ([.$B67]-24)/2))" office:value-type="float" office:value="68" calcext:value-type="float">
            <text:p>68</text:p>
          </table:table-cell>
          <table:table-cell table:formula="of:=[.C67]*5 + [.D67]*7 + [.E67]*6" office:value-type="float" office:value="1407" calcext:value-type="float">
            <text:p>1407</text:p>
          </table:table-cell>
          <table:table-cell table:formula="of:=[.F67]+[.G66]" office:value-type="float" office:value="110266" calcext:value-type="float">
            <text:p>110266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8]-24)/2))" office:value-type="float" office:value="107" calcext:value-type="float">
            <text:p>107</text:p>
          </table:table-cell>
          <table:table-cell table:formula="of:=FLOOR(90 * (1 + (1/13) * ([.$B68]-24)/2))" office:value-type="float" office:value="79" calcext:value-type="float">
            <text:p>79</text:p>
          </table:table-cell>
          <table:table-cell table:formula="of:=FLOOR(80 * (1 + (1/17) * ([.$B68]-24)/2))" office:value-type="float" office:value="72" calcext:value-type="float">
            <text:p>72</text:p>
          </table:table-cell>
          <table:table-cell table:formula="of:=[.C68]*5 + [.D68]*7 + [.E68]*6" office:value-type="float" office:value="1520" calcext:value-type="float">
            <text:p>1520</text:p>
          </table:table-cell>
          <table:table-cell table:formula="of:=[.F68]+[.G67]" office:value-type="float" office:value="111786" calcext:value-type="float">
            <text:p>111786</text:p>
          </table:table-cell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69]-24)/2))" office:value-type="float" office:value="115" calcext:value-type="float">
            <text:p>115</text:p>
          </table:table-cell>
          <table:table-cell table:formula="of:=FLOOR(90 * (1 + (1/13) * ([.$B69]-24)/2))" office:value-type="float" office:value="86" calcext:value-type="float">
            <text:p>86</text:p>
          </table:table-cell>
          <table:table-cell table:formula="of:=FLOOR(80 * (1 + (1/17) * ([.$B69]-24)/2))" office:value-type="float" office:value="77" calcext:value-type="float">
            <text:p>77</text:p>
          </table:table-cell>
          <table:table-cell table:formula="of:=[.C69]*5 + [.D69]*7 + [.E69]*6" office:value-type="float" office:value="1639" calcext:value-type="float">
            <text:p>1639</text:p>
          </table:table-cell>
          <table:table-cell table:formula="of:=[.F69]+[.G68]" office:value-type="float" office:value="113425" calcext:value-type="float">
            <text:p>113425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FLOOR(120 * (1 + (2/29) * ([.B70]-24)/2))" office:value-type="float" office:value="132" calcext:value-type="float">
            <text:p>132</text:p>
          </table:table-cell>
          <table:table-cell table:formula="of:=FLOOR(90 * (1 + (1/13) * ([.$B70]-24)/2))" office:value-type="float" office:value="100" calcext:value-type="float">
            <text:p>100</text:p>
          </table:table-cell>
          <table:table-cell table:formula="of:=FLOOR(80 * (1 + (1/17) * ([.$B70]-24)/2))" office:value-type="float" office:value="87" calcext:value-type="float">
            <text:p>87</text:p>
          </table:table-cell>
          <table:table-cell table:formula="of:=[.C70]*5 + [.D70]*7 + [.E70]*6" office:value-type="float" office:value="1882" calcext:value-type="float">
            <text:p>1882</text:p>
          </table:table-cell>
          <table:table-cell table:formula="of:=[.F70]+[.G69]" office:value-type="float" office:value="115307" calcext:value-type="float">
            <text:p>115307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FLOOR(120 * (1 + (2/29) * ([.B71]-24)/2))" office:value-type="float" office:value="103" calcext:value-type="float">
            <text:p>103</text:p>
          </table:table-cell>
          <table:table-cell table:formula="of:=FLOOR(90 * (1 + (1/13) * ([.$B71]-24)/2))" office:value-type="float" office:value="76" calcext:value-type="float">
            <text:p>76</text:p>
          </table:table-cell>
          <table:table-cell table:formula="of:=FLOOR(80 * (1 + (1/17) * ([.$B71]-24)/2))" office:value-type="float" office:value="70" calcext:value-type="float">
            <text:p>70</text:p>
          </table:table-cell>
          <table:table-cell table:formula="of:=[.C71]*5 + [.D71]*7 + [.E71]*6" office:value-type="float" office:value="1467" calcext:value-type="float">
            <text:p>1467</text:p>
          </table:table-cell>
          <table:table-cell table:formula="of:=[.F71]+[.G70]" office:value-type="float" office:value="116774" calcext:value-type="float">
            <text:p>116774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FLOOR(120 * (1 + (2/29) * ([.B72]-24)/2))" office:value-type="float" office:value="95" calcext:value-type="float">
            <text:p>95</text:p>
          </table:table-cell>
          <table:table-cell table:formula="of:=FLOOR(90 * (1 + (1/13) * ([.$B72]-24)/2))" office:value-type="float" office:value="69" calcext:value-type="float">
            <text:p>69</text:p>
          </table:table-cell>
          <table:table-cell table:formula="of:=FLOOR(80 * (1 + (1/17) * ([.$B72]-24)/2))" office:value-type="float" office:value="65" calcext:value-type="float">
            <text:p>65</text:p>
          </table:table-cell>
          <table:table-cell table:formula="of:=[.C72]*5 + [.D72]*7 + [.E72]*6" office:value-type="float" office:value="1348" calcext:value-type="float">
            <text:p>1348</text:p>
          </table:table-cell>
          <table:table-cell table:formula="of:=[.F72]+[.G71]" office:value-type="float" office:value="118122" calcext:value-type="float">
            <text:p>118122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FLOOR(120 * (1 + (2/29) * ([.B73]-24)/2))" office:value-type="float" office:value="91" calcext:value-type="float">
            <text:p>91</text:p>
          </table:table-cell>
          <table:table-cell table:formula="of:=FLOOR(90 * (1 + (1/13) * ([.$B73]-24)/2))" office:value-type="float" office:value="65" calcext:value-type="float">
            <text:p>65</text:p>
          </table:table-cell>
          <table:table-cell table:formula="of:=FLOOR(80 * (1 + (1/17) * ([.$B73]-24)/2))" office:value-type="float" office:value="63" calcext:value-type="float">
            <text:p>63</text:p>
          </table:table-cell>
          <table:table-cell table:formula="of:=[.C73]*5 + [.D73]*7 + [.E73]*6" office:value-type="float" office:value="1288" calcext:value-type="float">
            <text:p>1288</text:p>
          </table:table-cell>
          <table:table-cell table:formula="of:=[.F73]+[.G72]" office:value-type="float" office:value="119410" calcext:value-type="float">
            <text:p>119410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4]-24)/2))" office:value-type="float" office:value="99" calcext:value-type="float">
            <text:p>99</text:p>
          </table:table-cell>
          <table:table-cell table:formula="of:=FLOOR(90 * (1 + (1/13) * ([.$B74]-24)/2))" office:value-type="float" office:value="72" calcext:value-type="float">
            <text:p>72</text:p>
          </table:table-cell>
          <table:table-cell table:formula="of:=FLOOR(80 * (1 + (1/17) * ([.$B74]-24)/2))" office:value-type="float" office:value="68" calcext:value-type="float">
            <text:p>68</text:p>
          </table:table-cell>
          <table:table-cell table:formula="of:=[.C74]*5 + [.D74]*7 + [.E74]*6" office:value-type="float" office:value="1407" calcext:value-type="float">
            <text:p>1407</text:p>
          </table:table-cell>
          <table:table-cell table:formula="of:=[.F74]+[.G73]" office:value-type="float" office:value="120817" calcext:value-type="float">
            <text:p>120817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FLOOR(120 * (1 + (2/29) * ([.B75]-24)/2))" office:value-type="float" office:value="128" calcext:value-type="float">
            <text:p>128</text:p>
          </table:table-cell>
          <table:table-cell table:formula="of:=FLOOR(90 * (1 + (1/13) * ([.$B75]-24)/2))" office:value-type="float" office:value="96" calcext:value-type="float">
            <text:p>96</text:p>
          </table:table-cell>
          <table:table-cell table:formula="of:=FLOOR(80 * (1 + (1/17) * ([.$B75]-24)/2))" office:value-type="float" office:value="84" calcext:value-type="float">
            <text:p>84</text:p>
          </table:table-cell>
          <table:table-cell table:formula="of:=[.C75]*5 + [.D75]*7 + [.E75]*6" office:value-type="float" office:value="1816" calcext:value-type="float">
            <text:p>1816</text:p>
          </table:table-cell>
          <table:table-cell table:formula="of:=[.F75]+[.G74]" office:value-type="float" office:value="122633" calcext:value-type="float">
            <text:p>122633</text:p>
          </table:table-cell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6]-24)/2))" office:value-type="float" office:value="107" calcext:value-type="float">
            <text:p>107</text:p>
          </table:table-cell>
          <table:table-cell table:formula="of:=FLOOR(90 * (1 + (1/13) * ([.$B76]-24)/2))" office:value-type="float" office:value="79" calcext:value-type="float">
            <text:p>79</text:p>
          </table:table-cell>
          <table:table-cell table:formula="of:=FLOOR(80 * (1 + (1/17) * ([.$B76]-24)/2))" office:value-type="float" office:value="72" calcext:value-type="float">
            <text:p>72</text:p>
          </table:table-cell>
          <table:table-cell table:formula="of:=[.C76]*5 + [.D76]*7 + [.E76]*6" office:value-type="float" office:value="1520" calcext:value-type="float">
            <text:p>1520</text:p>
          </table:table-cell>
          <table:table-cell table:formula="of:=[.F76]+[.G75]" office:value-type="float" office:value="124153" calcext:value-type="float">
            <text:p>12415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7]-24)/2))" office:value-type="float" office:value="99" calcext:value-type="float">
            <text:p>99</text:p>
          </table:table-cell>
          <table:table-cell table:formula="of:=FLOOR(90 * (1 + (1/13) * ([.$B77]-24)/2))" office:value-type="float" office:value="72" calcext:value-type="float">
            <text:p>72</text:p>
          </table:table-cell>
          <table:table-cell table:formula="of:=FLOOR(80 * (1 + (1/17) * ([.$B77]-24)/2))" office:value-type="float" office:value="68" calcext:value-type="float">
            <text:p>68</text:p>
          </table:table-cell>
          <table:table-cell table:formula="of:=[.C77]*5 + [.D77]*7 + [.E77]*6" office:value-type="float" office:value="1407" calcext:value-type="float">
            <text:p>1407</text:p>
          </table:table-cell>
          <table:table-cell table:formula="of:=[.F77]+[.G76]" office:value-type="float" office:value="125560" calcext:value-type="float">
            <text:p>125560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8]-24)/2))" office:value-type="float" office:value="99" calcext:value-type="float">
            <text:p>99</text:p>
          </table:table-cell>
          <table:table-cell table:formula="of:=FLOOR(90 * (1 + (1/13) * ([.$B78]-24)/2))" office:value-type="float" office:value="72" calcext:value-type="float">
            <text:p>72</text:p>
          </table:table-cell>
          <table:table-cell table:formula="of:=FLOOR(80 * (1 + (1/17) * ([.$B78]-24)/2))" office:value-type="float" office:value="68" calcext:value-type="float">
            <text:p>68</text:p>
          </table:table-cell>
          <table:table-cell table:formula="of:=[.C78]*5 + [.D78]*7 + [.E78]*6" office:value-type="float" office:value="1407" calcext:value-type="float">
            <text:p>1407</text:p>
          </table:table-cell>
          <table:table-cell table:formula="of:=[.F78]+[.G77]" office:value-type="float" office:value="126967" calcext:value-type="float">
            <text:p>126967</text:p>
          </table:table-cell>
        </table:table-row>
        <table:table-row table:style-name="ro1">
          <table:table-cell table:style-name="ce4"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9]-24)/2))" office:value-type="float" office:value="107" calcext:value-type="float">
            <text:p>107</text:p>
          </table:table-cell>
          <table:table-cell table:formula="of:=FLOOR(90 * (1 + (1/13) * ([.$B79]-24)/2))" office:value-type="float" office:value="79" calcext:value-type="float">
            <text:p>79</text:p>
          </table:table-cell>
          <table:table-cell table:formula="of:=FLOOR(80 * (1 + (1/17) * ([.$B79]-24)/2))" office:value-type="float" office:value="72" calcext:value-type="float">
            <text:p>72</text:p>
          </table:table-cell>
          <table:table-cell table:formula="of:=[.C79]*5 + [.D79]*7 + [.E79]*6" office:value-type="float" office:value="1520" calcext:value-type="float">
            <text:p>1520</text:p>
          </table:table-cell>
          <table:table-cell table:formula="of:=[.F79]+[.G78]" office:value-type="float" office:value="128487" calcext:value-type="float">
            <text:p>128487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80]-24)/2))" office:value-type="float" office:value="107" calcext:value-type="float">
            <text:p>107</text:p>
          </table:table-cell>
          <table:table-cell table:formula="of:=FLOOR(90 * (1 + (1/13) * ([.$B80]-24)/2))" office:value-type="float" office:value="79" calcext:value-type="float">
            <text:p>79</text:p>
          </table:table-cell>
          <table:table-cell table:formula="of:=FLOOR(80 * (1 + (1/17) * ([.$B80]-24)/2))" office:value-type="float" office:value="72" calcext:value-type="float">
            <text:p>72</text:p>
          </table:table-cell>
          <table:table-cell table:formula="of:=[.C80]*5 + [.D80]*7 + [.E80]*6" office:value-type="float" office:value="1520" calcext:value-type="float">
            <text:p>1520</text:p>
          </table:table-cell>
          <table:table-cell table:formula="of:=[.F80]+[.G79]" office:value-type="float" office:value="130007" calcext:value-type="float">
            <text:p>130007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1]-24)/2))" office:value-type="float" office:value="120" calcext:value-type="float">
            <text:p>120</text:p>
          </table:table-cell>
          <table:table-cell table:formula="of:=FLOOR(90 * (1 + (1/13) * ([.$B81]-24)/2))" office:value-type="float" office:value="90" calcext:value-type="float">
            <text:p>90</text:p>
          </table:table-cell>
          <table:table-cell table:formula="of:=FLOOR(80 * (1 + (1/17) * ([.$B81]-24)/2))" office:value-type="float" office:value="80" calcext:value-type="float">
            <text:p>80</text:p>
          </table:table-cell>
          <table:table-cell table:formula="of:=[.C81]*5 + [.D81]*7 + [.E81]*6" office:value-type="float" office:value="1710" calcext:value-type="float">
            <text:p>1710</text:p>
          </table:table-cell>
          <table:table-cell table:formula="of:=[.F81]+[.G80]" office:value-type="float" office:value="131717" calcext:value-type="float">
            <text:p>131717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2]-24)/2))" office:value-type="float" office:value="128" calcext:value-type="float">
            <text:p>128</text:p>
          </table:table-cell>
          <table:table-cell table:formula="of:=FLOOR(90 * (1 + (1/13) * ([.$B82]-24)/2))" office:value-type="float" office:value="96" calcext:value-type="float">
            <text:p>96</text:p>
          </table:table-cell>
          <table:table-cell table:formula="of:=FLOOR(80 * (1 + (1/17) * ([.$B82]-24)/2))" office:value-type="float" office:value="84" calcext:value-type="float">
            <text:p>84</text:p>
          </table:table-cell>
          <table:table-cell table:formula="of:=[.C82]*5 + [.D82]*7 + [.E82]*6" office:value-type="float" office:value="1816" calcext:value-type="float">
            <text:p>1816</text:p>
          </table:table-cell>
          <table:table-cell table:formula="of:=[.F82]+[.G81]" office:value-type="float" office:value="133533" calcext:value-type="float">
            <text:p>133533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3]-24)/2))" office:value-type="float" office:value="115" calcext:value-type="float">
            <text:p>115</text:p>
          </table:table-cell>
          <table:table-cell table:formula="of:=FLOOR(90 * (1 + (1/13) * ([.$B83]-24)/2))" office:value-type="float" office:value="86" calcext:value-type="float">
            <text:p>86</text:p>
          </table:table-cell>
          <table:table-cell table:formula="of:=FLOOR(80 * (1 + (1/17) * ([.$B83]-24)/2))" office:value-type="float" office:value="77" calcext:value-type="float">
            <text:p>77</text:p>
          </table:table-cell>
          <table:table-cell table:formula="of:=[.C83]*5 + [.D83]*7 + [.E83]*6" office:value-type="float" office:value="1639" calcext:value-type="float">
            <text:p>1639</text:p>
          </table:table-cell>
          <table:table-cell table:formula="of:=[.F83]+[.G82]" office:value-type="float" office:value="135172" calcext:value-type="float">
            <text:p>135172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4]-24)/2))" office:value-type="float" office:value="115" calcext:value-type="float">
            <text:p>115</text:p>
          </table:table-cell>
          <table:table-cell table:formula="of:=FLOOR(90 * (1 + (1/13) * ([.$B84]-24)/2))" office:value-type="float" office:value="86" calcext:value-type="float">
            <text:p>86</text:p>
          </table:table-cell>
          <table:table-cell table:formula="of:=FLOOR(80 * (1 + (1/17) * ([.$B84]-24)/2))" office:value-type="float" office:value="77" calcext:value-type="float">
            <text:p>77</text:p>
          </table:table-cell>
          <table:table-cell table:formula="of:=[.C84]*5 + [.D84]*7 + [.E84]*6" office:value-type="float" office:value="1639" calcext:value-type="float">
            <text:p>1639</text:p>
          </table:table-cell>
          <table:table-cell table:formula="of:=[.F84]+[.G83]" office:value-type="float" office:value="136811" calcext:value-type="float">
            <text:p>136811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5]-24)/2))" office:value-type="float" office:value="120" calcext:value-type="float">
            <text:p>120</text:p>
          </table:table-cell>
          <table:table-cell table:formula="of:=FLOOR(90 * (1 + (1/13) * ([.$B85]-24)/2))" office:value-type="float" office:value="90" calcext:value-type="float">
            <text:p>90</text:p>
          </table:table-cell>
          <table:table-cell table:formula="of:=FLOOR(80 * (1 + (1/17) * ([.$B85]-24)/2))" office:value-type="float" office:value="80" calcext:value-type="float">
            <text:p>80</text:p>
          </table:table-cell>
          <table:table-cell table:formula="of:=[.C85]*5 + [.D85]*7 + [.E85]*6" office:value-type="float" office:value="1710" calcext:value-type="float">
            <text:p>1710</text:p>
          </table:table-cell>
          <table:table-cell table:formula="of:=[.F85]+[.G84]" office:value-type="float" office:value="138521" calcext:value-type="float">
            <text:p>138521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6]-24)/2))" office:value-type="float" office:value="128" calcext:value-type="float">
            <text:p>128</text:p>
          </table:table-cell>
          <table:table-cell table:formula="of:=FLOOR(90 * (1 + (1/13) * ([.$B86]-24)/2))" office:value-type="float" office:value="96" calcext:value-type="float">
            <text:p>96</text:p>
          </table:table-cell>
          <table:table-cell table:formula="of:=FLOOR(80 * (1 + (1/17) * ([.$B86]-24)/2))" office:value-type="float" office:value="84" calcext:value-type="float">
            <text:p>84</text:p>
          </table:table-cell>
          <table:table-cell table:formula="of:=[.C86]*5 + [.D86]*7 + [.E86]*6" office:value-type="float" office:value="1816" calcext:value-type="float">
            <text:p>1816</text:p>
          </table:table-cell>
          <table:table-cell table:formula="of:=[.F86]+[.G85]" office:value-type="float" office:value="140337" calcext:value-type="float">
            <text:p>140337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FLOOR(120 * (1 + (2/29) * ([.B87]-24)/2))" office:value-type="float" office:value="136" calcext:value-type="float">
            <text:p>136</text:p>
          </table:table-cell>
          <table:table-cell table:formula="of:=FLOOR(90 * (1 + (1/13) * ([.$B87]-24)/2))" office:value-type="float" office:value="103" calcext:value-type="float">
            <text:p>103</text:p>
          </table:table-cell>
          <table:table-cell table:formula="of:=FLOOR(80 * (1 + (1/17) * ([.$B87]-24)/2))" office:value-type="float" office:value="89" calcext:value-type="float">
            <text:p>89</text:p>
          </table:table-cell>
          <table:table-cell table:formula="of:=[.C87]*5 + [.D87]*7 + [.E87]*6" office:value-type="float" office:value="1935" calcext:value-type="float">
            <text:p>1935</text:p>
          </table:table-cell>
          <table:table-cell table:formula="of:=[.F87]+[.G86]" office:value-type="float" office:value="142272" calcext:value-type="float">
            <text:p>14227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FLOOR(120 * (1 + (2/29) * ([.B88]-24)/2))" office:value-type="float" office:value="153" calcext:value-type="float">
            <text:p>153</text:p>
          </table:table-cell>
          <table:table-cell table:formula="of:=FLOOR(90 * (1 + (1/13) * ([.$B88]-24)/2))" office:value-type="float" office:value="117" calcext:value-type="float">
            <text:p>117</text:p>
          </table:table-cell>
          <table:table-cell table:formula="of:=FLOOR(80 * (1 + (1/17) * ([.$B88]-24)/2))" office:value-type="float" office:value="98" calcext:value-type="float">
            <text:p>98</text:p>
          </table:table-cell>
          <table:table-cell table:formula="of:=[.C88]*5 + [.D88]*7 + [.E88]*6" office:value-type="float" office:value="2172" calcext:value-type="float">
            <text:p>2172</text:p>
          </table:table-cell>
          <table:table-cell table:formula="of:=[.F88]+[.G87]" office:value-type="float" office:value="144444" calcext:value-type="float">
            <text:p>144444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9]-24)/2))" office:value-type="float" office:value="128" calcext:value-type="float">
            <text:p>128</text:p>
          </table:table-cell>
          <table:table-cell table:formula="of:=FLOOR(90 * (1 + (1/13) * ([.$B89]-24)/2))" office:value-type="float" office:value="96" calcext:value-type="float">
            <text:p>96</text:p>
          </table:table-cell>
          <table:table-cell table:formula="of:=FLOOR(80 * (1 + (1/17) * ([.$B89]-24)/2))" office:value-type="float" office:value="84" calcext:value-type="float">
            <text:p>84</text:p>
          </table:table-cell>
          <table:table-cell table:formula="of:=[.C89]*5 + [.D89]*7 + [.E89]*6" office:value-type="float" office:value="1816" calcext:value-type="float">
            <text:p>1816</text:p>
          </table:table-cell>
          <table:table-cell table:formula="of:=[.F89]+[.G88]" office:value-type="float" office:value="146260" calcext:value-type="float">
            <text:p>146260</text:p>
          </table:table-cell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FLOOR(120 * (1 + (2/29) * ([.B90]-24)/2))" office:value-type="float" office:value="153" calcext:value-type="float">
            <text:p>153</text:p>
          </table:table-cell>
          <table:table-cell table:formula="of:=FLOOR(90 * (1 + (1/13) * ([.$B90]-24)/2))" office:value-type="float" office:value="117" calcext:value-type="float">
            <text:p>117</text:p>
          </table:table-cell>
          <table:table-cell table:formula="of:=FLOOR(80 * (1 + (1/17) * ([.$B90]-24)/2))" office:value-type="float" office:value="98" calcext:value-type="float">
            <text:p>98</text:p>
          </table:table-cell>
          <table:table-cell table:formula="of:=[.C90]*5 + [.D90]*7 + [.E90]*6" office:value-type="float" office:value="2172" calcext:value-type="float">
            <text:p>2172</text:p>
          </table:table-cell>
          <table:table-cell table:formula="of:=[.F90]+[.G89]" office:value-type="float" office:value="148432" calcext:value-type="float">
            <text:p>148432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FLOOR(120 * (1 + (2/29) * ([.B91]-24)/2))" office:value-type="float" office:value="115" calcext:value-type="float">
            <text:p>115</text:p>
          </table:table-cell>
          <table:table-cell table:formula="of:=FLOOR(90 * (1 + (1/13) * ([.$B91]-24)/2))" office:value-type="float" office:value="86" calcext:value-type="float">
            <text:p>86</text:p>
          </table:table-cell>
          <table:table-cell table:formula="of:=FLOOR(80 * (1 + (1/17) * ([.$B91]-24)/2))" office:value-type="float" office:value="77" calcext:value-type="float">
            <text:p>77</text:p>
          </table:table-cell>
          <table:table-cell table:formula="of:=[.C91]*5 + [.D91]*7 + [.E91]*6" office:value-type="float" office:value="1639" calcext:value-type="float">
            <text:p>1639</text:p>
          </table:table-cell>
          <table:table-cell table:formula="of:=[.F91]+[.G90]" office:value-type="float" office:value="150071" calcext:value-type="float">
            <text:p>150071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92]-24)/2))" office:value-type="float" office:value="111" calcext:value-type="float">
            <text:p>111</text:p>
          </table:table-cell>
          <table:table-cell table:formula="of:=FLOOR(90 * (1 + (1/13) * ([.$B92]-24)/2))" office:value-type="float" office:value="83" calcext:value-type="float">
            <text:p>83</text:p>
          </table:table-cell>
          <table:table-cell table:formula="of:=FLOOR(80 * (1 + (1/17) * ([.$B92]-24)/2))" office:value-type="float" office:value="75" calcext:value-type="float">
            <text:p>75</text:p>
          </table:table-cell>
          <table:table-cell table:formula="of:=[.C92]*5 + [.D92]*7 + [.E92]*6" office:value-type="float" office:value="1586" calcext:value-type="float">
            <text:p>1586</text:p>
          </table:table-cell>
          <table:table-cell table:formula="of:=[.F92]+[.G91]" office:value-type="float" office:value="151657" calcext:value-type="float">
            <text:p>151657</text:p>
          </table:table-cell>
        </table:table-row>
        <table:table-row table:style-name="ro1">
          <table:table-cell table:style-name="ce4"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3]-24)/2))" office:value-type="float" office:value="124" calcext:value-type="float">
            <text:p>124</text:p>
          </table:table-cell>
          <table:table-cell table:formula="of:=FLOOR(90 * (1 + (1/13) * ([.$B93]-24)/2))" office:value-type="float" office:value="93" calcext:value-type="float">
            <text:p>93</text:p>
          </table:table-cell>
          <table:table-cell table:formula="of:=FLOOR(80 * (1 + (1/17) * ([.$B93]-24)/2))" office:value-type="float" office:value="82" calcext:value-type="float">
            <text:p>82</text:p>
          </table:table-cell>
          <table:table-cell table:formula="of:=[.C93]*5 + [.D93]*7 + [.E93]*6" office:value-type="float" office:value="1763" calcext:value-type="float">
            <text:p>1763</text:p>
          </table:table-cell>
          <table:table-cell table:formula="of:=[.F93]+[.G92]" office:value-type="float" office:value="153420" calcext:value-type="float">
            <text:p>153420</text:p>
          </table:table-cell>
        </table:table-row>
        <calcext:conditional-formats>
          <calcext:conditional-format calcext:target-range-address="zad3.C1:zad3.C93 zad3.D2:zad3.E93">
            <calcext:condition calcext:apply-style-name="Untitled1" calcext:value="=15" calcext:base-cell-address="zad2_tabela_przestawna.C1"/>
          </calcext:conditional-format>
        </calcext:conditional-formats>
      </table:table>
      <table:table table:name="zad4a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ce32"/>
        <table:table-column table:style-name="co3" table:default-cell-style-name="ce30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lody</text:p>
          </table:table-cell>
          <table:table-cell table:style-name="Default" office:value-type="string" calcext:value-type="string">
            <text:p>hotdogi</text:p>
          </table:table-cell>
          <table:table-cell table:style-name="Default" office:value-type="string" calcext:value-type="string">
            <text:p>kukurydze</text:p>
          </table:table-cell>
          <table:table-cell table:style-name="Default" office:value-type="string" calcext:value-type="string">
            <text:p>utarg</text:p>
          </table:table-cell>
          <table:table-cell/>
        </table:table-row>
        <table:table-row table:style-name="ro1">
          <table:table-cell table:style-name="ce1"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2]-24)/2))" office:value-type="float" office:value="120" calcext:value-type="float">
            <text:p>120</text:p>
          </table:table-cell>
          <table:table-cell table:formula="of:=FLOOR(90 * (1 + (1/13) * ([.$B2]-24)/2))" office:value-type="float" office:value="90" calcext:value-type="float">
            <text:p>90</text:p>
          </table:table-cell>
          <table:table-cell table:formula="of:=FLOOR(80 * (1 + (1/17) * ([.$B2]-24)/2))" office:value-type="float" office:value="80" calcext:value-type="float">
            <text:p>80</text:p>
          </table:table-cell>
          <table:table-cell table:formula="of:=[.C2]*5 + [.D2]*7 + [.E2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]-24)/2))" office:value-type="float" office:value="124" calcext:value-type="float">
            <text:p>124</text:p>
          </table:table-cell>
          <table:table-cell table:formula="of:=FLOOR(90 * (1 + (1/13) * ([.$B3]-24)/2))" office:value-type="float" office:value="93" calcext:value-type="float">
            <text:p>93</text:p>
          </table:table-cell>
          <table:table-cell table:formula="of:=FLOOR(80 * (1 + (1/17) * ([.$B3]-24)/2))" office:value-type="float" office:value="82" calcext:value-type="float">
            <text:p>82</text:p>
          </table:table-cell>
          <table:table-cell table:formula="of:=[.C3]*5 + [.D3]*7 + [.E3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]-24)/2))" office:value-type="float" office:value="132" calcext:value-type="float">
            <text:p>132</text:p>
          </table:table-cell>
          <table:table-cell table:formula="of:=FLOOR(90 * (1 + (1/13) * ([.$B4]-24)/2))" office:value-type="float" office:value="100" calcext:value-type="float">
            <text:p>100</text:p>
          </table:table-cell>
          <table:table-cell table:formula="of:=FLOOR(80 * (1 + (1/17) * ([.$B4]-24)/2))" office:value-type="float" office:value="87" calcext:value-type="float">
            <text:p>87</text:p>
          </table:table-cell>
          <table:table-cell table:formula="of:=[.C4]*5 + [.D4]*7 + [.E4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]-24)/2))" office:value-type="float" office:value="132" calcext:value-type="float">
            <text:p>132</text:p>
          </table:table-cell>
          <table:table-cell table:formula="of:=FLOOR(90 * (1 + (1/13) * ([.$B5]-24)/2))" office:value-type="float" office:value="100" calcext:value-type="float">
            <text:p>100</text:p>
          </table:table-cell>
          <table:table-cell table:formula="of:=FLOOR(80 * (1 + (1/17) * ([.$B5]-24)/2))" office:value-type="float" office:value="87" calcext:value-type="float">
            <text:p>87</text:p>
          </table:table-cell>
          <table:table-cell table:formula="of:=[.C5]*5 + [.D5]*7 + [.E5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FLOOR(120 * (1 + (2/29) * ([.B6]-24)/2))" office:value-type="float" office:value="132" calcext:value-type="float">
            <text:p>132</text:p>
          </table:table-cell>
          <table:table-cell table:formula="of:=FLOOR(90 * (1 + (1/13) * ([.$B6]-24)/2))" office:value-type="float" office:value="100" calcext:value-type="float">
            <text:p>100</text:p>
          </table:table-cell>
          <table:table-cell table:formula="of:=FLOOR(80 * (1 + (1/17) * ([.$B6]-24)/2))" office:value-type="float" office:value="87" calcext:value-type="float">
            <text:p>87</text:p>
          </table:table-cell>
          <table:table-cell table:formula="of:=[.C6]*5 + [.D6]*7 + [.E6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FLOOR(120 * (1 + (2/29) * ([.B7]-24)/2))" office:value-type="float" office:value="111" calcext:value-type="float">
            <text:p>111</text:p>
          </table:table-cell>
          <table:table-cell table:formula="of:=FLOOR(90 * (1 + (1/13) * ([.$B7]-24)/2))" office:value-type="float" office:value="83" calcext:value-type="float">
            <text:p>83</text:p>
          </table:table-cell>
          <table:table-cell table:formula="of:=FLOOR(80 * (1 + (1/17) * ([.$B7]-24)/2))" office:value-type="float" office:value="75" calcext:value-type="float">
            <text:p>75</text:p>
          </table:table-cell>
          <table:table-cell table:formula="of:=[.C7]*5 + [.D7]*7 + [.E7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table:style-name="ce1"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FLOOR(120 * (1 + (2/29) * ([.B8]-24)/2))" office:value-type="float" office:value="124" calcext:value-type="float">
            <text:p>124</text:p>
          </table:table-cell>
          <table:table-cell table:formula="of:=FLOOR(90 * (1 + (1/13) * ([.$B8]-24)/2))" office:value-type="float" office:value="93" calcext:value-type="float">
            <text:p>93</text:p>
          </table:table-cell>
          <table:table-cell table:formula="of:=FLOOR(80 * (1 + (1/17) * ([.$B8]-24)/2))" office:value-type="float" office:value="82" calcext:value-type="float">
            <text:p>82</text:p>
          </table:table-cell>
          <table:table-cell table:formula="of:=[.C8]*5 + [.D8]*7 + [.E8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]-24)/2))" office:value-type="float" office:value="124" calcext:value-type="float">
            <text:p>124</text:p>
          </table:table-cell>
          <table:table-cell table:formula="of:=FLOOR(90 * (1 + (1/13) * ([.$B9]-24)/2))" office:value-type="float" office:value="93" calcext:value-type="float">
            <text:p>93</text:p>
          </table:table-cell>
          <table:table-cell table:formula="of:=FLOOR(80 * (1 + (1/17) * ([.$B9]-24)/2))" office:value-type="float" office:value="82" calcext:value-type="float">
            <text:p>82</text:p>
          </table:table-cell>
          <table:table-cell table:formula="of:=[.C9]*5 + [.D9]*7 + [.E9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0]-24)/2))" office:value-type="float" office:value="107" calcext:value-type="float">
            <text:p>107</text:p>
          </table:table-cell>
          <table:table-cell table:formula="of:=FLOOR(90 * (1 + (1/13) * ([.$B10]-24)/2))" office:value-type="float" office:value="79" calcext:value-type="float">
            <text:p>79</text:p>
          </table:table-cell>
          <table:table-cell table:formula="of:=FLOOR(80 * (1 + (1/17) * ([.$B10]-24)/2))" office:value-type="float" office:value="72" calcext:value-type="float">
            <text:p>72</text:p>
          </table:table-cell>
          <table:table-cell table:formula="of:=[.C10]*5 + [.D10]*7 + [.E10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1]-24)/2))" office:value-type="float" office:value="107" calcext:value-type="float">
            <text:p>107</text:p>
          </table:table-cell>
          <table:table-cell table:formula="of:=FLOOR(90 * (1 + (1/13) * ([.$B11]-24)/2))" office:value-type="float" office:value="79" calcext:value-type="float">
            <text:p>79</text:p>
          </table:table-cell>
          <table:table-cell table:formula="of:=FLOOR(80 * (1 + (1/17) * ([.$B11]-24)/2))" office:value-type="float" office:value="72" calcext:value-type="float">
            <text:p>72</text:p>
          </table:table-cell>
          <table:table-cell table:formula="of:=[.C11]*5 + [.D11]*7 + [.E11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2]-24)/2))" office:value-type="float" office:value="99" calcext:value-type="float">
            <text:p>99</text:p>
          </table:table-cell>
          <table:table-cell table:formula="of:=FLOOR(90 * (1 + (1/13) * ([.$B12]-24)/2))" office:value-type="float" office:value="72" calcext:value-type="float">
            <text:p>72</text:p>
          </table:table-cell>
          <table:table-cell table:formula="of:=FLOOR(80 * (1 + (1/17) * ([.$B12]-24)/2))" office:value-type="float" office:value="68" calcext:value-type="float">
            <text:p>68</text:p>
          </table:table-cell>
          <table:table-cell table:formula="of:=[.C12]*5 + [.D12]*7 + [.E12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3]-24)/2))" office:value-type="float" office:value="99" calcext:value-type="float">
            <text:p>99</text:p>
          </table:table-cell>
          <table:table-cell table:formula="of:=FLOOR(90 * (1 + (1/13) * ([.$B13]-24)/2))" office:value-type="float" office:value="72" calcext:value-type="float">
            <text:p>72</text:p>
          </table:table-cell>
          <table:table-cell table:formula="of:=FLOOR(80 * (1 + (1/17) * ([.$B13]-24)/2))" office:value-type="float" office:value="68" calcext:value-type="float">
            <text:p>68</text:p>
          </table:table-cell>
          <table:table-cell table:formula="of:=[.C13]*5 + [.D13]*7 + [.E13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FLOOR(120 * (1 + (2/29) * ([.B14]-24)/2))" office:value-type="float" office:value="82" calcext:value-type="float">
            <text:p>82</text:p>
          </table:table-cell>
          <table:table-cell table:formula="of:=FLOOR(90 * (1 + (1/13) * ([.$B14]-24)/2))" office:value-type="float" office:value="58" calcext:value-type="float">
            <text:p>58</text:p>
          </table:table-cell>
          <table:table-cell table:formula="of:=FLOOR(80 * (1 + (1/17) * ([.$B14]-24)/2))" office:value-type="float" office:value="58" calcext:value-type="float">
            <text:p>58</text:p>
          </table:table-cell>
          <table:table-cell table:formula="of:=[.C14]*5 + [.D14]*7 + [.E14]*6" office:value-type="float" office:value="1164" calcext:value-type="float">
            <text:p>1164</text:p>
          </table:table-cell>
          <table:table-cell table:style-name="ce30"/>
        </table:table-row>
        <table:table-row table:style-name="ro1">
          <table:table-cell table:style-name="ce1"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5]-24)/2))" office:value-type="float" office:value="107" calcext:value-type="float">
            <text:p>107</text:p>
          </table:table-cell>
          <table:table-cell table:formula="of:=FLOOR(90 * (1 + (1/13) * ([.$B15]-24)/2))" office:value-type="float" office:value="79" calcext:value-type="float">
            <text:p>79</text:p>
          </table:table-cell>
          <table:table-cell table:formula="of:=FLOOR(80 * (1 + (1/17) * ([.$B15]-24)/2))" office:value-type="float" office:value="72" calcext:value-type="float">
            <text:p>72</text:p>
          </table:table-cell>
          <table:table-cell table:formula="of:=[.C15]*5 + [.D15]*7 + [.E15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6]-24)/2))" office:value-type="float" office:value="115" calcext:value-type="float">
            <text:p>115</text:p>
          </table:table-cell>
          <table:table-cell table:formula="of:=FLOOR(90 * (1 + (1/13) * ([.$B16]-24)/2))" office:value-type="float" office:value="86" calcext:value-type="float">
            <text:p>86</text:p>
          </table:table-cell>
          <table:table-cell table:formula="of:=FLOOR(80 * (1 + (1/17) * ([.$B16]-24)/2))" office:value-type="float" office:value="77" calcext:value-type="float">
            <text:p>77</text:p>
          </table:table-cell>
          <table:table-cell table:formula="of:=[.C16]*5 + [.D16]*7 + [.E16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7]-24)/2))" office:value-type="float" office:value="115" calcext:value-type="float">
            <text:p>115</text:p>
          </table:table-cell>
          <table:table-cell table:formula="of:=FLOOR(90 * (1 + (1/13) * ([.$B17]-24)/2))" office:value-type="float" office:value="86" calcext:value-type="float">
            <text:p>86</text:p>
          </table:table-cell>
          <table:table-cell table:formula="of:=FLOOR(80 * (1 + (1/17) * ([.$B17]-24)/2))" office:value-type="float" office:value="77" calcext:value-type="float">
            <text:p>77</text:p>
          </table:table-cell>
          <table:table-cell table:formula="of:=[.C17]*5 + [.D17]*7 + [.E17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FLOOR(120 * (1 + (2/29) * ([.B18]-24)/2))" office:value-type="float" office:value="86" calcext:value-type="float">
            <text:p>86</text:p>
          </table:table-cell>
          <table:table-cell table:formula="of:=FLOOR(90 * (1 + (1/13) * ([.$B18]-24)/2))" office:value-type="float" office:value="62" calcext:value-type="float">
            <text:p>62</text:p>
          </table:table-cell>
          <table:table-cell table:formula="of:=FLOOR(80 * (1 + (1/17) * ([.$B18]-24)/2))" office:value-type="float" office:value="61" calcext:value-type="float">
            <text:p>61</text:p>
          </table:table-cell>
          <table:table-cell table:formula="of:=[.C18]*5 + [.D18]*7 + [.E18]*6" office:value-type="float" office:value="1230" calcext:value-type="float">
            <text:p>1230</text:p>
          </table:table-cell>
          <table:table-cell table:style-name="ce30"/>
        </table:table-row>
        <table:table-row table:style-name="ro1">
          <table:table-cell table:style-name="ce1"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9]-24)/2))" office:value-type="float" office:value="107" calcext:value-type="float">
            <text:p>107</text:p>
          </table:table-cell>
          <table:table-cell table:formula="of:=FLOOR(90 * (1 + (1/13) * ([.$B19]-24)/2))" office:value-type="float" office:value="79" calcext:value-type="float">
            <text:p>79</text:p>
          </table:table-cell>
          <table:table-cell table:formula="of:=FLOOR(80 * (1 + (1/17) * ([.$B19]-24)/2))" office:value-type="float" office:value="72" calcext:value-type="float">
            <text:p>72</text:p>
          </table:table-cell>
          <table:table-cell table:formula="of:=[.C19]*5 + [.D19]*7 + [.E19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0]-24)/2))" office:value-type="float" office:value="111" calcext:value-type="float">
            <text:p>111</text:p>
          </table:table-cell>
          <table:table-cell table:formula="of:=FLOOR(90 * (1 + (1/13) * ([.$B20]-24)/2))" office:value-type="float" office:value="83" calcext:value-type="float">
            <text:p>83</text:p>
          </table:table-cell>
          <table:table-cell table:formula="of:=FLOOR(80 * (1 + (1/17) * ([.$B20]-24)/2))" office:value-type="float" office:value="75" calcext:value-type="float">
            <text:p>75</text:p>
          </table:table-cell>
          <table:table-cell table:formula="of:=[.C20]*5 + [.D20]*7 + [.E20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table:style-name="ce1"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1]-24)/2))" office:value-type="float" office:value="111" calcext:value-type="float">
            <text:p>111</text:p>
          </table:table-cell>
          <table:table-cell table:formula="of:=FLOOR(90 * (1 + (1/13) * ([.$B21]-24)/2))" office:value-type="float" office:value="83" calcext:value-type="float">
            <text:p>83</text:p>
          </table:table-cell>
          <table:table-cell table:formula="of:=FLOOR(80 * (1 + (1/17) * ([.$B21]-24)/2))" office:value-type="float" office:value="75" calcext:value-type="float">
            <text:p>75</text:p>
          </table:table-cell>
          <table:table-cell table:formula="of:=[.C21]*5 + [.D21]*7 + [.E21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table:style-name="ce1"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2]-24)/2))" office:value-type="float" office:value="111" calcext:value-type="float">
            <text:p>111</text:p>
          </table:table-cell>
          <table:table-cell table:formula="of:=FLOOR(90 * (1 + (1/13) * ([.$B22]-24)/2))" office:value-type="float" office:value="83" calcext:value-type="float">
            <text:p>83</text:p>
          </table:table-cell>
          <table:table-cell table:formula="of:=FLOOR(80 * (1 + (1/17) * ([.$B22]-24)/2))" office:value-type="float" office:value="75" calcext:value-type="float">
            <text:p>75</text:p>
          </table:table-cell>
          <table:table-cell table:formula="of:=[.C22]*5 + [.D22]*7 + [.E22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table:style-name="ce1"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FLOOR(120 * (1 + (2/29) * ([.B23]-24)/2))" office:value-type="float" office:value="136" calcext:value-type="float">
            <text:p>136</text:p>
          </table:table-cell>
          <table:table-cell table:formula="of:=FLOOR(90 * (1 + (1/13) * ([.$B23]-24)/2))" office:value-type="float" office:value="103" calcext:value-type="float">
            <text:p>103</text:p>
          </table:table-cell>
          <table:table-cell table:formula="of:=FLOOR(80 * (1 + (1/17) * ([.$B23]-24)/2))" office:value-type="float" office:value="89" calcext:value-type="float">
            <text:p>89</text:p>
          </table:table-cell>
          <table:table-cell table:formula="of:=[.C23]*5 + [.D23]*7 + [.E23]*6" office:value-type="float" office:value="1935" calcext:value-type="float">
            <text:p>1935</text:p>
          </table:table-cell>
          <table:table-cell table:style-name="ce30"/>
        </table:table-row>
        <table:table-row table:style-name="ro1">
          <table:table-cell table:style-name="ce1"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FLOOR(120 * (1 + (2/29) * ([.B24]-24)/2))" office:value-type="float" office:value="148" calcext:value-type="float">
            <text:p>148</text:p>
          </table:table-cell>
          <table:table-cell table:formula="of:=FLOOR(90 * (1 + (1/13) * ([.$B24]-24)/2))" office:value-type="float" office:value="114" calcext:value-type="float">
            <text:p>114</text:p>
          </table:table-cell>
          <table:table-cell table:formula="of:=FLOOR(80 * (1 + (1/17) * ([.$B24]-24)/2))" office:value-type="float" office:value="96" calcext:value-type="float">
            <text:p>96</text:p>
          </table:table-cell>
          <table:table-cell table:formula="of:=[.C24]*5 + [.D24]*7 + [.E24]*6" office:value-type="float" office:value="2114" calcext:value-type="float">
            <text:p>2114</text:p>
          </table:table-cell>
          <table:table-cell table:style-name="ce30"/>
        </table:table-row>
        <table:table-row table:style-name="ro1">
          <table:table-cell table:style-name="ce1"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5]-24)/2))" office:value-type="float" office:value="157" calcext:value-type="float">
            <text:p>157</text:p>
          </table:table-cell>
          <table:table-cell table:formula="of:=FLOOR(90 * (1 + (1/13) * ([.$B25]-24)/2))" office:value-type="float" office:value="121" calcext:value-type="float">
            <text:p>121</text:p>
          </table:table-cell>
          <table:table-cell table:formula="of:=FLOOR(80 * (1 + (1/17) * ([.$B25]-24)/2))" office:value-type="float" office:value="101" calcext:value-type="float">
            <text:p>101</text:p>
          </table:table-cell>
          <table:table-cell table:formula="of:=[.C25]*5 + [.D25]*7 + [.E25]*6" office:value-type="float" office:value="2238" calcext:value-type="float">
            <text:p>2238</text:p>
          </table:table-cell>
          <table:table-cell table:style-name="ce30"/>
        </table:table-row>
        <table:table-row table:style-name="ro1">
          <table:table-cell table:style-name="ce1"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6]-24)/2))" office:value-type="float" office:value="157" calcext:value-type="float">
            <text:p>157</text:p>
          </table:table-cell>
          <table:table-cell table:formula="of:=FLOOR(90 * (1 + (1/13) * ([.$B26]-24)/2))" office:value-type="float" office:value="121" calcext:value-type="float">
            <text:p>121</text:p>
          </table:table-cell>
          <table:table-cell table:formula="of:=FLOOR(80 * (1 + (1/17) * ([.$B26]-24)/2))" office:value-type="float" office:value="101" calcext:value-type="float">
            <text:p>101</text:p>
          </table:table-cell>
          <table:table-cell table:formula="of:=[.C26]*5 + [.D26]*7 + [.E26]*6" office:value-type="float" office:value="2238" calcext:value-type="float">
            <text:p>2238</text:p>
          </table:table-cell>
          <table:table-cell table:style-name="ce30"/>
        </table:table-row>
        <table:table-row table:style-name="ro1">
          <table:table-cell table:style-name="ce1"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7]-24)/2))" office:value-type="float" office:value="115" calcext:value-type="float">
            <text:p>115</text:p>
          </table:table-cell>
          <table:table-cell table:formula="of:=FLOOR(90 * (1 + (1/13) * ([.$B27]-24)/2))" office:value-type="float" office:value="86" calcext:value-type="float">
            <text:p>86</text:p>
          </table:table-cell>
          <table:table-cell table:formula="of:=FLOOR(80 * (1 + (1/17) * ([.$B27]-24)/2))" office:value-type="float" office:value="77" calcext:value-type="float">
            <text:p>77</text:p>
          </table:table-cell>
          <table:table-cell table:formula="of:=[.C27]*5 + [.D27]*7 + [.E27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8]-24)/2))" office:value-type="float" office:value="115" calcext:value-type="float">
            <text:p>115</text:p>
          </table:table-cell>
          <table:table-cell table:formula="of:=FLOOR(90 * (1 + (1/13) * ([.$B28]-24)/2))" office:value-type="float" office:value="86" calcext:value-type="float">
            <text:p>86</text:p>
          </table:table-cell>
          <table:table-cell table:formula="of:=FLOOR(80 * (1 + (1/17) * ([.$B28]-24)/2))" office:value-type="float" office:value="77" calcext:value-type="float">
            <text:p>77</text:p>
          </table:table-cell>
          <table:table-cell table:formula="of:=[.C28]*5 + [.D28]*7 + [.E28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29]-24)/2))" office:value-type="float" office:value="99" calcext:value-type="float">
            <text:p>99</text:p>
          </table:table-cell>
          <table:table-cell table:formula="of:=FLOOR(90 * (1 + (1/13) * ([.$B29]-24)/2))" office:value-type="float" office:value="72" calcext:value-type="float">
            <text:p>72</text:p>
          </table:table-cell>
          <table:table-cell table:formula="of:=FLOOR(80 * (1 + (1/17) * ([.$B29]-24)/2))" office:value-type="float" office:value="68" calcext:value-type="float">
            <text:p>68</text:p>
          </table:table-cell>
          <table:table-cell table:formula="of:=[.C29]*5 + [.D29]*7 + [.E29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0]-24)/2))" office:value-type="float" office:value="120" calcext:value-type="float">
            <text:p>120</text:p>
          </table:table-cell>
          <table:table-cell table:formula="of:=FLOOR(90 * (1 + (1/13) * ([.$B30]-24)/2))" office:value-type="float" office:value="90" calcext:value-type="float">
            <text:p>90</text:p>
          </table:table-cell>
          <table:table-cell table:formula="of:=FLOOR(80 * (1 + (1/17) * ([.$B30]-24)/2))" office:value-type="float" office:value="80" calcext:value-type="float">
            <text:p>80</text:p>
          </table:table-cell>
          <table:table-cell table:formula="of:=[.C30]*5 + [.D30]*7 + [.E30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1]-24)/2))" office:value-type="float" office:value="124" calcext:value-type="float">
            <text:p>124</text:p>
          </table:table-cell>
          <table:table-cell table:formula="of:=FLOOR(90 * (1 + (1/13) * ([.$B31]-24)/2))" office:value-type="float" office:value="93" calcext:value-type="float">
            <text:p>93</text:p>
          </table:table-cell>
          <table:table-cell table:formula="of:=FLOOR(80 * (1 + (1/17) * ([.$B31]-24)/2))" office:value-type="float" office:value="82" calcext:value-type="float">
            <text:p>82</text:p>
          </table:table-cell>
          <table:table-cell table:formula="of:=[.C31]*5 + [.D31]*7 + [.E31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2]-24)/2))" office:value-type="float" office:value="132" calcext:value-type="float">
            <text:p>132</text:p>
          </table:table-cell>
          <table:table-cell table:formula="of:=FLOOR(90 * (1 + (1/13) * ([.$B32]-24)/2))" office:value-type="float" office:value="100" calcext:value-type="float">
            <text:p>100</text:p>
          </table:table-cell>
          <table:table-cell table:formula="of:=FLOOR(80 * (1 + (1/17) * ([.$B32]-24)/2))" office:value-type="float" office:value="87" calcext:value-type="float">
            <text:p>87</text:p>
          </table:table-cell>
          <table:table-cell table:formula="of:=[.C32]*5 + [.D32]*7 + [.E32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3]-24)/2))" office:value-type="float" office:value="132" calcext:value-type="float">
            <text:p>132</text:p>
          </table:table-cell>
          <table:table-cell table:formula="of:=FLOOR(90 * (1 + (1/13) * ([.$B33]-24)/2))" office:value-type="float" office:value="100" calcext:value-type="float">
            <text:p>100</text:p>
          </table:table-cell>
          <table:table-cell table:formula="of:=FLOOR(80 * (1 + (1/17) * ([.$B33]-24)/2))" office:value-type="float" office:value="87" calcext:value-type="float">
            <text:p>87</text:p>
          </table:table-cell>
          <table:table-cell table:formula="of:=[.C33]*5 + [.D33]*7 + [.E33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4]-24)/2))" office:value-type="float" office:value="107" calcext:value-type="float">
            <text:p>107</text:p>
          </table:table-cell>
          <table:table-cell table:formula="of:=FLOOR(90 * (1 + (1/13) * ([.$B34]-24)/2))" office:value-type="float" office:value="79" calcext:value-type="float">
            <text:p>79</text:p>
          </table:table-cell>
          <table:table-cell table:formula="of:=FLOOR(80 * (1 + (1/17) * ([.$B34]-24)/2))" office:value-type="float" office:value="72" calcext:value-type="float">
            <text:p>72</text:p>
          </table:table-cell>
          <table:table-cell table:formula="of:=[.C34]*5 + [.D34]*7 + [.E34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5]-24)/2))" office:value-type="float" office:value="107" calcext:value-type="float">
            <text:p>107</text:p>
          </table:table-cell>
          <table:table-cell table:formula="of:=FLOOR(90 * (1 + (1/13) * ([.$B35]-24)/2))" office:value-type="float" office:value="79" calcext:value-type="float">
            <text:p>79</text:p>
          </table:table-cell>
          <table:table-cell table:formula="of:=FLOOR(80 * (1 + (1/17) * ([.$B35]-24)/2))" office:value-type="float" office:value="72" calcext:value-type="float">
            <text:p>72</text:p>
          </table:table-cell>
          <table:table-cell table:formula="of:=[.C35]*5 + [.D35]*7 + [.E35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6]-24)/2))" office:value-type="float" office:value="124" calcext:value-type="float">
            <text:p>124</text:p>
          </table:table-cell>
          <table:table-cell table:formula="of:=FLOOR(90 * (1 + (1/13) * ([.$B36]-24)/2))" office:value-type="float" office:value="93" calcext:value-type="float">
            <text:p>93</text:p>
          </table:table-cell>
          <table:table-cell table:formula="of:=FLOOR(80 * (1 + (1/17) * ([.$B36]-24)/2))" office:value-type="float" office:value="82" calcext:value-type="float">
            <text:p>82</text:p>
          </table:table-cell>
          <table:table-cell table:formula="of:=[.C36]*5 + [.D36]*7 + [.E36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37]-24)/2))" office:value-type="float" office:value="99" calcext:value-type="float">
            <text:p>99</text:p>
          </table:table-cell>
          <table:table-cell table:formula="of:=FLOOR(90 * (1 + (1/13) * ([.$B37]-24)/2))" office:value-type="float" office:value="72" calcext:value-type="float">
            <text:p>72</text:p>
          </table:table-cell>
          <table:table-cell table:formula="of:=FLOOR(80 * (1 + (1/17) * ([.$B37]-24)/2))" office:value-type="float" office:value="68" calcext:value-type="float">
            <text:p>68</text:p>
          </table:table-cell>
          <table:table-cell table:formula="of:=[.C37]*5 + [.D37]*7 + [.E37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8]-24)/2))" office:value-type="float" office:value="107" calcext:value-type="float">
            <text:p>107</text:p>
          </table:table-cell>
          <table:table-cell table:formula="of:=FLOOR(90 * (1 + (1/13) * ([.$B38]-24)/2))" office:value-type="float" office:value="79" calcext:value-type="float">
            <text:p>79</text:p>
          </table:table-cell>
          <table:table-cell table:formula="of:=FLOOR(80 * (1 + (1/17) * ([.$B38]-24)/2))" office:value-type="float" office:value="72" calcext:value-type="float">
            <text:p>72</text:p>
          </table:table-cell>
          <table:table-cell table:formula="of:=[.C38]*5 + [.D38]*7 + [.E38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9]-24)/2))" office:value-type="float" office:value="120" calcext:value-type="float">
            <text:p>120</text:p>
          </table:table-cell>
          <table:table-cell table:formula="of:=FLOOR(90 * (1 + (1/13) * ([.$B39]-24)/2))" office:value-type="float" office:value="90" calcext:value-type="float">
            <text:p>90</text:p>
          </table:table-cell>
          <table:table-cell table:formula="of:=FLOOR(80 * (1 + (1/17) * ([.$B39]-24)/2))" office:value-type="float" office:value="80" calcext:value-type="float">
            <text:p>80</text:p>
          </table:table-cell>
          <table:table-cell table:formula="of:=[.C39]*5 + [.D39]*7 + [.E39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0]-24)/2))" office:value-type="float" office:value="99" calcext:value-type="float">
            <text:p>99</text:p>
          </table:table-cell>
          <table:table-cell table:formula="of:=FLOOR(90 * (1 + (1/13) * ([.$B40]-24)/2))" office:value-type="float" office:value="72" calcext:value-type="float">
            <text:p>72</text:p>
          </table:table-cell>
          <table:table-cell table:formula="of:=FLOOR(80 * (1 + (1/17) * ([.$B40]-24)/2))" office:value-type="float" office:value="68" calcext:value-type="float">
            <text:p>68</text:p>
          </table:table-cell>
          <table:table-cell table:formula="of:=[.C40]*5 + [.D40]*7 + [.E40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FLOOR(120 * (1 + (2/29) * ([.B41]-24)/2))" office:value-type="float" office:value="136" calcext:value-type="float">
            <text:p>136</text:p>
          </table:table-cell>
          <table:table-cell table:formula="of:=FLOOR(90 * (1 + (1/13) * ([.$B41]-24)/2))" office:value-type="float" office:value="103" calcext:value-type="float">
            <text:p>103</text:p>
          </table:table-cell>
          <table:table-cell table:formula="of:=FLOOR(80 * (1 + (1/17) * ([.$B41]-24)/2))" office:value-type="float" office:value="89" calcext:value-type="float">
            <text:p>89</text:p>
          </table:table-cell>
          <table:table-cell table:formula="of:=[.C41]*5 + [.D41]*7 + [.E41]*6" office:value-type="float" office:value="1935" calcext:value-type="float">
            <text:p>1935</text:p>
          </table:table-cell>
          <table:table-cell table:style-name="ce30"/>
        </table:table-row>
        <table:table-row table:style-name="ro1">
          <table:table-cell table:style-name="ce1"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2]-24)/2))" office:value-type="float" office:value="132" calcext:value-type="float">
            <text:p>132</text:p>
          </table:table-cell>
          <table:table-cell table:formula="of:=FLOOR(90 * (1 + (1/13) * ([.$B42]-24)/2))" office:value-type="float" office:value="100" calcext:value-type="float">
            <text:p>100</text:p>
          </table:table-cell>
          <table:table-cell table:formula="of:=FLOOR(80 * (1 + (1/17) * ([.$B42]-24)/2))" office:value-type="float" office:value="87" calcext:value-type="float">
            <text:p>87</text:p>
          </table:table-cell>
          <table:table-cell table:formula="of:=[.C42]*5 + [.D42]*7 + [.E42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FLOOR(120 * (1 + (2/29) * ([.B43]-24)/2))" office:value-type="float" office:value="120" calcext:value-type="float">
            <text:p>120</text:p>
          </table:table-cell>
          <table:table-cell table:formula="of:=FLOOR(90 * (1 + (1/13) * ([.$B43]-24)/2))" office:value-type="float" office:value="90" calcext:value-type="float">
            <text:p>90</text:p>
          </table:table-cell>
          <table:table-cell table:formula="of:=FLOOR(80 * (1 + (1/17) * ([.$B43]-24)/2))" office:value-type="float" office:value="80" calcext:value-type="float">
            <text:p>80</text:p>
          </table:table-cell>
          <table:table-cell table:formula="of:=[.C43]*5 + [.D43]*7 + [.E43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FLOOR(120 * (1 + (2/29) * ([.B44]-24)/2))" office:value-type="float" office:value="111" calcext:value-type="float">
            <text:p>111</text:p>
          </table:table-cell>
          <table:table-cell table:formula="of:=FLOOR(90 * (1 + (1/13) * ([.$B44]-24)/2))" office:value-type="float" office:value="83" calcext:value-type="float">
            <text:p>83</text:p>
          </table:table-cell>
          <table:table-cell table:formula="of:=FLOOR(80 * (1 + (1/17) * ([.$B44]-24)/2))" office:value-type="float" office:value="75" calcext:value-type="float">
            <text:p>75</text:p>
          </table:table-cell>
          <table:table-cell table:formula="of:=[.C44]*5 + [.D44]*7 + [.E44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table:style-name="ce1"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FLOOR(120 * (1 + (2/29) * ([.B45]-24)/2))" office:value-type="float" office:value="91" calcext:value-type="float">
            <text:p>91</text:p>
          </table:table-cell>
          <table:table-cell table:formula="of:=FLOOR(90 * (1 + (1/13) * ([.$B45]-24)/2))" office:value-type="float" office:value="65" calcext:value-type="float">
            <text:p>65</text:p>
          </table:table-cell>
          <table:table-cell table:formula="of:=FLOOR(80 * (1 + (1/17) * ([.$B45]-24)/2))" office:value-type="float" office:value="63" calcext:value-type="float">
            <text:p>63</text:p>
          </table:table-cell>
          <table:table-cell table:formula="of:=[.C45]*5 + [.D45]*7 + [.E45]*6" office:value-type="float" office:value="1288" calcext:value-type="float">
            <text:p>1288</text:p>
          </table:table-cell>
          <table:table-cell table:style-name="ce30"/>
        </table:table-row>
        <table:table-row table:style-name="ro1">
          <table:table-cell table:style-name="ce1"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FLOOR(120 * (1 + (2/29) * ([.B46]-24)/2))" office:value-type="float" office:value="95" calcext:value-type="float">
            <text:p>95</text:p>
          </table:table-cell>
          <table:table-cell table:formula="of:=FLOOR(90 * (1 + (1/13) * ([.$B46]-24)/2))" office:value-type="float" office:value="69" calcext:value-type="float">
            <text:p>69</text:p>
          </table:table-cell>
          <table:table-cell table:formula="of:=FLOOR(80 * (1 + (1/17) * ([.$B46]-24)/2))" office:value-type="float" office:value="65" calcext:value-type="float">
            <text:p>65</text:p>
          </table:table-cell>
          <table:table-cell table:formula="of:=[.C46]*5 + [.D46]*7 + [.E46]*6" office:value-type="float" office:value="1348" calcext:value-type="float">
            <text:p>1348</text:p>
          </table:table-cell>
          <table:table-cell table:style-name="ce30"/>
        </table:table-row>
        <table:table-row table:style-name="ro1">
          <table:table-cell table:style-name="ce1"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7]-24)/2))" office:value-type="float" office:value="115" calcext:value-type="float">
            <text:p>115</text:p>
          </table:table-cell>
          <table:table-cell table:formula="of:=FLOOR(90 * (1 + (1/13) * ([.$B47]-24)/2))" office:value-type="float" office:value="86" calcext:value-type="float">
            <text:p>86</text:p>
          </table:table-cell>
          <table:table-cell table:formula="of:=FLOOR(80 * (1 + (1/17) * ([.$B47]-24)/2))" office:value-type="float" office:value="77" calcext:value-type="float">
            <text:p>77</text:p>
          </table:table-cell>
          <table:table-cell table:formula="of:=[.C47]*5 + [.D47]*7 + [.E47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8]-24)/2))" office:value-type="float" office:value="115" calcext:value-type="float">
            <text:p>115</text:p>
          </table:table-cell>
          <table:table-cell table:formula="of:=FLOOR(90 * (1 + (1/13) * ([.$B48]-24)/2))" office:value-type="float" office:value="86" calcext:value-type="float">
            <text:p>86</text:p>
          </table:table-cell>
          <table:table-cell table:formula="of:=FLOOR(80 * (1 + (1/17) * ([.$B48]-24)/2))" office:value-type="float" office:value="77" calcext:value-type="float">
            <text:p>77</text:p>
          </table:table-cell>
          <table:table-cell table:formula="of:=[.C48]*5 + [.D48]*7 + [.E48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9]-24)/2))" office:value-type="float" office:value="99" calcext:value-type="float">
            <text:p>99</text:p>
          </table:table-cell>
          <table:table-cell table:formula="of:=FLOOR(90 * (1 + (1/13) * ([.$B49]-24)/2))" office:value-type="float" office:value="72" calcext:value-type="float">
            <text:p>72</text:p>
          </table:table-cell>
          <table:table-cell table:formula="of:=FLOOR(80 * (1 + (1/17) * ([.$B49]-24)/2))" office:value-type="float" office:value="68" calcext:value-type="float">
            <text:p>68</text:p>
          </table:table-cell>
          <table:table-cell table:formula="of:=[.C49]*5 + [.D49]*7 + [.E49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50]-24)/2))" office:value-type="float" office:value="107" calcext:value-type="float">
            <text:p>107</text:p>
          </table:table-cell>
          <table:table-cell table:formula="of:=FLOOR(90 * (1 + (1/13) * ([.$B50]-24)/2))" office:value-type="float" office:value="79" calcext:value-type="float">
            <text:p>79</text:p>
          </table:table-cell>
          <table:table-cell table:formula="of:=FLOOR(80 * (1 + (1/17) * ([.$B50]-24)/2))" office:value-type="float" office:value="72" calcext:value-type="float">
            <text:p>72</text:p>
          </table:table-cell>
          <table:table-cell table:formula="of:=[.C50]*5 + [.D50]*7 + [.E50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51]-24)/2))" office:value-type="float" office:value="124" calcext:value-type="float">
            <text:p>124</text:p>
          </table:table-cell>
          <table:table-cell table:formula="of:=FLOOR(90 * (1 + (1/13) * ([.$B51]-24)/2))" office:value-type="float" office:value="93" calcext:value-type="float">
            <text:p>93</text:p>
          </table:table-cell>
          <table:table-cell table:formula="of:=FLOOR(80 * (1 + (1/17) * ([.$B51]-24)/2))" office:value-type="float" office:value="82" calcext:value-type="float">
            <text:p>82</text:p>
          </table:table-cell>
          <table:table-cell table:formula="of:=[.C51]*5 + [.D51]*7 + [.E51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FLOOR(120 * (1 + (2/29) * ([.B52]-24)/2))" office:value-type="float" office:value="136" calcext:value-type="float">
            <text:p>136</text:p>
          </table:table-cell>
          <table:table-cell table:formula="of:=FLOOR(90 * (1 + (1/13) * ([.$B52]-24)/2))" office:value-type="float" office:value="103" calcext:value-type="float">
            <text:p>103</text:p>
          </table:table-cell>
          <table:table-cell table:formula="of:=FLOOR(80 * (1 + (1/17) * ([.$B52]-24)/2))" office:value-type="float" office:value="89" calcext:value-type="float">
            <text:p>89</text:p>
          </table:table-cell>
          <table:table-cell table:formula="of:=[.C52]*5 + [.D52]*7 + [.E52]*6" office:value-type="float" office:value="1935" calcext:value-type="float">
            <text:p>1935</text:p>
          </table:table-cell>
          <table:table-cell table:style-name="ce30"/>
        </table:table-row>
        <table:table-row table:style-name="ro1">
          <table:table-cell table:style-name="ce1"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3]-24)/2))" office:value-type="float" office:value="132" calcext:value-type="float">
            <text:p>132</text:p>
          </table:table-cell>
          <table:table-cell table:formula="of:=FLOOR(90 * (1 + (1/13) * ([.$B53]-24)/2))" office:value-type="float" office:value="100" calcext:value-type="float">
            <text:p>100</text:p>
          </table:table-cell>
          <table:table-cell table:formula="of:=FLOOR(80 * (1 + (1/17) * ([.$B53]-24)/2))" office:value-type="float" office:value="87" calcext:value-type="float">
            <text:p>87</text:p>
          </table:table-cell>
          <table:table-cell table:formula="of:=[.C53]*5 + [.D53]*7 + [.E53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FLOOR(120 * (1 + (2/29) * ([.B54]-24)/2))" office:value-type="float" office:value="115" calcext:value-type="float">
            <text:p>115</text:p>
          </table:table-cell>
          <table:table-cell table:formula="of:=FLOOR(90 * (1 + (1/13) * ([.$B54]-24)/2))" office:value-type="float" office:value="86" calcext:value-type="float">
            <text:p>86</text:p>
          </table:table-cell>
          <table:table-cell table:formula="of:=FLOOR(80 * (1 + (1/17) * ([.$B54]-24)/2))" office:value-type="float" office:value="77" calcext:value-type="float">
            <text:p>77</text:p>
          </table:table-cell>
          <table:table-cell table:formula="of:=[.C54]*5 + [.D54]*7 + [.E54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5]-24)/2))" office:value-type="float" office:value="128" calcext:value-type="float">
            <text:p>128</text:p>
          </table:table-cell>
          <table:table-cell table:formula="of:=FLOOR(90 * (1 + (1/13) * ([.$B55]-24)/2))" office:value-type="float" office:value="96" calcext:value-type="float">
            <text:p>96</text:p>
          </table:table-cell>
          <table:table-cell table:formula="of:=FLOOR(80 * (1 + (1/17) * ([.$B55]-24)/2))" office:value-type="float" office:value="84" calcext:value-type="float">
            <text:p>84</text:p>
          </table:table-cell>
          <table:table-cell table:formula="of:=[.C55]*5 + [.D55]*7 + [.E55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FLOOR(120 * (1 + (2/29) * ([.B56]-24)/2))" office:value-type="float" office:value="140" calcext:value-type="float">
            <text:p>140</text:p>
          </table:table-cell>
          <table:table-cell table:formula="of:=FLOOR(90 * (1 + (1/13) * ([.$B56]-24)/2))" office:value-type="float" office:value="107" calcext:value-type="float">
            <text:p>107</text:p>
          </table:table-cell>
          <table:table-cell table:formula="of:=FLOOR(80 * (1 + (1/17) * ([.$B56]-24)/2))" office:value-type="float" office:value="91" calcext:value-type="float">
            <text:p>91</text:p>
          </table:table-cell>
          <table:table-cell table:formula="of:=[.C56]*5 + [.D56]*7 + [.E56]*6" office:value-type="float" office:value="1995" calcext:value-type="float">
            <text:p>1995</text:p>
          </table:table-cell>
          <table:table-cell table:style-name="ce30"/>
        </table:table-row>
        <table:table-row table:style-name="ro1">
          <table:table-cell table:style-name="ce1"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7]-24)/2))" office:value-type="float" office:value="128" calcext:value-type="float">
            <text:p>128</text:p>
          </table:table-cell>
          <table:table-cell table:formula="of:=FLOOR(90 * (1 + (1/13) * ([.$B57]-24)/2))" office:value-type="float" office:value="96" calcext:value-type="float">
            <text:p>96</text:p>
          </table:table-cell>
          <table:table-cell table:formula="of:=FLOOR(80 * (1 + (1/17) * ([.$B57]-24)/2))" office:value-type="float" office:value="84" calcext:value-type="float">
            <text:p>84</text:p>
          </table:table-cell>
          <table:table-cell table:formula="of:=[.C57]*5 + [.D57]*7 + [.E57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8]-24)/2))" office:value-type="float" office:value="132" calcext:value-type="float">
            <text:p>132</text:p>
          </table:table-cell>
          <table:table-cell table:formula="of:=FLOOR(90 * (1 + (1/13) * ([.$B58]-24)/2))" office:value-type="float" office:value="100" calcext:value-type="float">
            <text:p>100</text:p>
          </table:table-cell>
          <table:table-cell table:formula="of:=FLOOR(80 * (1 + (1/17) * ([.$B58]-24)/2))" office:value-type="float" office:value="87" calcext:value-type="float">
            <text:p>87</text:p>
          </table:table-cell>
          <table:table-cell table:formula="of:=[.C58]*5 + [.D58]*7 + [.E58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59]-24)/2))" office:value-type="float" office:value="120" calcext:value-type="float">
            <text:p>120</text:p>
          </table:table-cell>
          <table:table-cell table:formula="of:=FLOOR(90 * (1 + (1/13) * ([.$B59]-24)/2))" office:value-type="float" office:value="90" calcext:value-type="float">
            <text:p>90</text:p>
          </table:table-cell>
          <table:table-cell table:formula="of:=FLOOR(80 * (1 + (1/17) * ([.$B59]-24)/2))" office:value-type="float" office:value="80" calcext:value-type="float">
            <text:p>80</text:p>
          </table:table-cell>
          <table:table-cell table:formula="of:=[.C59]*5 + [.D59]*7 + [.E59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0]-24)/2))" office:value-type="float" office:value="128" calcext:value-type="float">
            <text:p>128</text:p>
          </table:table-cell>
          <table:table-cell table:formula="of:=FLOOR(90 * (1 + (1/13) * ([.$B60]-24)/2))" office:value-type="float" office:value="96" calcext:value-type="float">
            <text:p>96</text:p>
          </table:table-cell>
          <table:table-cell table:formula="of:=FLOOR(80 * (1 + (1/17) * ([.$B60]-24)/2))" office:value-type="float" office:value="84" calcext:value-type="float">
            <text:p>84</text:p>
          </table:table-cell>
          <table:table-cell table:formula="of:=[.C60]*5 + [.D60]*7 + [.E60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61]-24)/2))" office:value-type="float" office:value="124" calcext:value-type="float">
            <text:p>124</text:p>
          </table:table-cell>
          <table:table-cell table:formula="of:=FLOOR(90 * (1 + (1/13) * ([.$B61]-24)/2))" office:value-type="float" office:value="93" calcext:value-type="float">
            <text:p>93</text:p>
          </table:table-cell>
          <table:table-cell table:formula="of:=FLOOR(80 * (1 + (1/17) * ([.$B61]-24)/2))" office:value-type="float" office:value="82" calcext:value-type="float">
            <text:p>82</text:p>
          </table:table-cell>
          <table:table-cell table:formula="of:=[.C61]*5 + [.D61]*7 + [.E61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table:style-name="ce1"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62]-24)/2))" office:value-type="float" office:value="120" calcext:value-type="float">
            <text:p>120</text:p>
          </table:table-cell>
          <table:table-cell table:formula="of:=FLOOR(90 * (1 + (1/13) * ([.$B62]-24)/2))" office:value-type="float" office:value="90" calcext:value-type="float">
            <text:p>90</text:p>
          </table:table-cell>
          <table:table-cell table:formula="of:=FLOOR(80 * (1 + (1/17) * ([.$B62]-24)/2))" office:value-type="float" office:value="80" calcext:value-type="float">
            <text:p>80</text:p>
          </table:table-cell>
          <table:table-cell table:formula="of:=[.C62]*5 + [.D62]*7 + [.E62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63]-24)/2))" office:value-type="float" office:value="111" calcext:value-type="float">
            <text:p>111</text:p>
          </table:table-cell>
          <table:table-cell table:formula="of:=FLOOR(90 * (1 + (1/13) * ([.$B63]-24)/2))" office:value-type="float" office:value="83" calcext:value-type="float">
            <text:p>83</text:p>
          </table:table-cell>
          <table:table-cell table:formula="of:=FLOOR(80 * (1 + (1/17) * ([.$B63]-24)/2))" office:value-type="float" office:value="75" calcext:value-type="float">
            <text:p>75</text:p>
          </table:table-cell>
          <table:table-cell table:formula="of:=[.C63]*5 + [.D63]*7 + [.E63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table:style-name="ce1"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4]-24)/2))" office:value-type="float" office:value="99" calcext:value-type="float">
            <text:p>99</text:p>
          </table:table-cell>
          <table:table-cell table:formula="of:=FLOOR(90 * (1 + (1/13) * ([.$B64]-24)/2))" office:value-type="float" office:value="72" calcext:value-type="float">
            <text:p>72</text:p>
          </table:table-cell>
          <table:table-cell table:formula="of:=FLOOR(80 * (1 + (1/17) * ([.$B64]-24)/2))" office:value-type="float" office:value="68" calcext:value-type="float">
            <text:p>68</text:p>
          </table:table-cell>
          <table:table-cell table:formula="of:=[.C64]*5 + [.D64]*7 + [.E64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5]-24)/2))" office:value-type="float" office:value="107" calcext:value-type="float">
            <text:p>107</text:p>
          </table:table-cell>
          <table:table-cell table:formula="of:=FLOOR(90 * (1 + (1/13) * ([.$B65]-24)/2))" office:value-type="float" office:value="79" calcext:value-type="float">
            <text:p>79</text:p>
          </table:table-cell>
          <table:table-cell table:formula="of:=FLOOR(80 * (1 + (1/17) * ([.$B65]-24)/2))" office:value-type="float" office:value="72" calcext:value-type="float">
            <text:p>72</text:p>
          </table:table-cell>
          <table:table-cell table:formula="of:=[.C65]*5 + [.D65]*7 + [.E65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6]-24)/2))" office:value-type="float" office:value="128" calcext:value-type="float">
            <text:p>128</text:p>
          </table:table-cell>
          <table:table-cell table:formula="of:=FLOOR(90 * (1 + (1/13) * ([.$B66]-24)/2))" office:value-type="float" office:value="96" calcext:value-type="float">
            <text:p>96</text:p>
          </table:table-cell>
          <table:table-cell table:formula="of:=FLOOR(80 * (1 + (1/17) * ([.$B66]-24)/2))" office:value-type="float" office:value="84" calcext:value-type="float">
            <text:p>84</text:p>
          </table:table-cell>
          <table:table-cell table:formula="of:=[.C66]*5 + [.D66]*7 + [.E66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7]-24)/2))" office:value-type="float" office:value="99" calcext:value-type="float">
            <text:p>99</text:p>
          </table:table-cell>
          <table:table-cell table:formula="of:=FLOOR(90 * (1 + (1/13) * ([.$B67]-24)/2))" office:value-type="float" office:value="72" calcext:value-type="float">
            <text:p>72</text:p>
          </table:table-cell>
          <table:table-cell table:formula="of:=FLOOR(80 * (1 + (1/17) * ([.$B67]-24)/2))" office:value-type="float" office:value="68" calcext:value-type="float">
            <text:p>68</text:p>
          </table:table-cell>
          <table:table-cell table:formula="of:=[.C67]*5 + [.D67]*7 + [.E67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8]-24)/2))" office:value-type="float" office:value="107" calcext:value-type="float">
            <text:p>107</text:p>
          </table:table-cell>
          <table:table-cell table:formula="of:=FLOOR(90 * (1 + (1/13) * ([.$B68]-24)/2))" office:value-type="float" office:value="79" calcext:value-type="float">
            <text:p>79</text:p>
          </table:table-cell>
          <table:table-cell table:formula="of:=FLOOR(80 * (1 + (1/17) * ([.$B68]-24)/2))" office:value-type="float" office:value="72" calcext:value-type="float">
            <text:p>72</text:p>
          </table:table-cell>
          <table:table-cell table:formula="of:=[.C68]*5 + [.D68]*7 + [.E68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69]-24)/2))" office:value-type="float" office:value="115" calcext:value-type="float">
            <text:p>115</text:p>
          </table:table-cell>
          <table:table-cell table:formula="of:=FLOOR(90 * (1 + (1/13) * ([.$B69]-24)/2))" office:value-type="float" office:value="86" calcext:value-type="float">
            <text:p>86</text:p>
          </table:table-cell>
          <table:table-cell table:formula="of:=FLOOR(80 * (1 + (1/17) * ([.$B69]-24)/2))" office:value-type="float" office:value="77" calcext:value-type="float">
            <text:p>77</text:p>
          </table:table-cell>
          <table:table-cell table:formula="of:=[.C69]*5 + [.D69]*7 + [.E69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FLOOR(120 * (1 + (2/29) * ([.B70]-24)/2))" office:value-type="float" office:value="132" calcext:value-type="float">
            <text:p>132</text:p>
          </table:table-cell>
          <table:table-cell table:formula="of:=FLOOR(90 * (1 + (1/13) * ([.$B70]-24)/2))" office:value-type="float" office:value="100" calcext:value-type="float">
            <text:p>100</text:p>
          </table:table-cell>
          <table:table-cell table:formula="of:=FLOOR(80 * (1 + (1/17) * ([.$B70]-24)/2))" office:value-type="float" office:value="87" calcext:value-type="float">
            <text:p>87</text:p>
          </table:table-cell>
          <table:table-cell table:formula="of:=[.C70]*5 + [.D70]*7 + [.E70]*6" office:value-type="float" office:value="1882" calcext:value-type="float">
            <text:p>1882</text:p>
          </table:table-cell>
          <table:table-cell table:style-name="ce30"/>
        </table:table-row>
        <table:table-row table:style-name="ro1">
          <table:table-cell table:style-name="ce1"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FLOOR(120 * (1 + (2/29) * ([.B71]-24)/2))" office:value-type="float" office:value="103" calcext:value-type="float">
            <text:p>103</text:p>
          </table:table-cell>
          <table:table-cell table:formula="of:=FLOOR(90 * (1 + (1/13) * ([.$B71]-24)/2))" office:value-type="float" office:value="76" calcext:value-type="float">
            <text:p>76</text:p>
          </table:table-cell>
          <table:table-cell table:formula="of:=FLOOR(80 * (1 + (1/17) * ([.$B71]-24)/2))" office:value-type="float" office:value="70" calcext:value-type="float">
            <text:p>70</text:p>
          </table:table-cell>
          <table:table-cell table:formula="of:=[.C71]*5 + [.D71]*7 + [.E71]*6" office:value-type="float" office:value="1467" calcext:value-type="float">
            <text:p>1467</text:p>
          </table:table-cell>
          <table:table-cell table:style-name="ce30"/>
        </table:table-row>
        <table:table-row table:style-name="ro1">
          <table:table-cell table:style-name="ce1"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FLOOR(120 * (1 + (2/29) * ([.B72]-24)/2))" office:value-type="float" office:value="95" calcext:value-type="float">
            <text:p>95</text:p>
          </table:table-cell>
          <table:table-cell table:formula="of:=FLOOR(90 * (1 + (1/13) * ([.$B72]-24)/2))" office:value-type="float" office:value="69" calcext:value-type="float">
            <text:p>69</text:p>
          </table:table-cell>
          <table:table-cell table:formula="of:=FLOOR(80 * (1 + (1/17) * ([.$B72]-24)/2))" office:value-type="float" office:value="65" calcext:value-type="float">
            <text:p>65</text:p>
          </table:table-cell>
          <table:table-cell table:formula="of:=[.C72]*5 + [.D72]*7 + [.E72]*6" office:value-type="float" office:value="1348" calcext:value-type="float">
            <text:p>1348</text:p>
          </table:table-cell>
          <table:table-cell table:style-name="ce30"/>
        </table:table-row>
        <table:table-row table:style-name="ro1">
          <table:table-cell table:style-name="ce1"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FLOOR(120 * (1 + (2/29) * ([.B73]-24)/2))" office:value-type="float" office:value="91" calcext:value-type="float">
            <text:p>91</text:p>
          </table:table-cell>
          <table:table-cell table:formula="of:=FLOOR(90 * (1 + (1/13) * ([.$B73]-24)/2))" office:value-type="float" office:value="65" calcext:value-type="float">
            <text:p>65</text:p>
          </table:table-cell>
          <table:table-cell table:formula="of:=FLOOR(80 * (1 + (1/17) * ([.$B73]-24)/2))" office:value-type="float" office:value="63" calcext:value-type="float">
            <text:p>63</text:p>
          </table:table-cell>
          <table:table-cell table:formula="of:=[.C73]*5 + [.D73]*7 + [.E73]*6" office:value-type="float" office:value="1288" calcext:value-type="float">
            <text:p>1288</text:p>
          </table:table-cell>
          <table:table-cell table:style-name="ce30"/>
        </table:table-row>
        <table:table-row table:style-name="ro1">
          <table:table-cell table:style-name="ce1"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4]-24)/2))" office:value-type="float" office:value="99" calcext:value-type="float">
            <text:p>99</text:p>
          </table:table-cell>
          <table:table-cell table:formula="of:=FLOOR(90 * (1 + (1/13) * ([.$B74]-24)/2))" office:value-type="float" office:value="72" calcext:value-type="float">
            <text:p>72</text:p>
          </table:table-cell>
          <table:table-cell table:formula="of:=FLOOR(80 * (1 + (1/17) * ([.$B74]-24)/2))" office:value-type="float" office:value="68" calcext:value-type="float">
            <text:p>68</text:p>
          </table:table-cell>
          <table:table-cell table:formula="of:=[.C74]*5 + [.D74]*7 + [.E74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FLOOR(120 * (1 + (2/29) * ([.B75]-24)/2))" office:value-type="float" office:value="128" calcext:value-type="float">
            <text:p>128</text:p>
          </table:table-cell>
          <table:table-cell table:formula="of:=FLOOR(90 * (1 + (1/13) * ([.$B75]-24)/2))" office:value-type="float" office:value="96" calcext:value-type="float">
            <text:p>96</text:p>
          </table:table-cell>
          <table:table-cell table:formula="of:=FLOOR(80 * (1 + (1/17) * ([.$B75]-24)/2))" office:value-type="float" office:value="84" calcext:value-type="float">
            <text:p>84</text:p>
          </table:table-cell>
          <table:table-cell table:formula="of:=[.C75]*5 + [.D75]*7 + [.E75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6]-24)/2))" office:value-type="float" office:value="107" calcext:value-type="float">
            <text:p>107</text:p>
          </table:table-cell>
          <table:table-cell table:formula="of:=FLOOR(90 * (1 + (1/13) * ([.$B76]-24)/2))" office:value-type="float" office:value="79" calcext:value-type="float">
            <text:p>79</text:p>
          </table:table-cell>
          <table:table-cell table:formula="of:=FLOOR(80 * (1 + (1/17) * ([.$B76]-24)/2))" office:value-type="float" office:value="72" calcext:value-type="float">
            <text:p>72</text:p>
          </table:table-cell>
          <table:table-cell table:formula="of:=[.C76]*5 + [.D76]*7 + [.E76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7]-24)/2))" office:value-type="float" office:value="99" calcext:value-type="float">
            <text:p>99</text:p>
          </table:table-cell>
          <table:table-cell table:formula="of:=FLOOR(90 * (1 + (1/13) * ([.$B77]-24)/2))" office:value-type="float" office:value="72" calcext:value-type="float">
            <text:p>72</text:p>
          </table:table-cell>
          <table:table-cell table:formula="of:=FLOOR(80 * (1 + (1/17) * ([.$B77]-24)/2))" office:value-type="float" office:value="68" calcext:value-type="float">
            <text:p>68</text:p>
          </table:table-cell>
          <table:table-cell table:formula="of:=[.C77]*5 + [.D77]*7 + [.E77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table:style-name="ce1"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8]-24)/2))" office:value-type="float" office:value="99" calcext:value-type="float">
            <text:p>99</text:p>
          </table:table-cell>
          <table:table-cell table:formula="of:=FLOOR(90 * (1 + (1/13) * ([.$B78]-24)/2))" office:value-type="float" office:value="72" calcext:value-type="float">
            <text:p>72</text:p>
          </table:table-cell>
          <table:table-cell table:formula="of:=FLOOR(80 * (1 + (1/17) * ([.$B78]-24)/2))" office:value-type="float" office:value="68" calcext:value-type="float">
            <text:p>68</text:p>
          </table:table-cell>
          <table:table-cell table:formula="of:=[.C78]*5 + [.D78]*7 + [.E78]*6" office:value-type="float" office:value="1407" calcext:value-type="float">
            <text:p>1407</text:p>
          </table:table-cell>
          <table:table-cell table:style-name="ce30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9]-24)/2))" office:value-type="float" office:value="107" calcext:value-type="float">
            <text:p>107</text:p>
          </table:table-cell>
          <table:table-cell table:formula="of:=FLOOR(90 * (1 + (1/13) * ([.$B79]-24)/2))" office:value-type="float" office:value="79" calcext:value-type="float">
            <text:p>79</text:p>
          </table:table-cell>
          <table:table-cell table:formula="of:=FLOOR(80 * (1 + (1/17) * ([.$B79]-24)/2))" office:value-type="float" office:value="72" calcext:value-type="float">
            <text:p>72</text:p>
          </table:table-cell>
          <table:table-cell table:formula="of:=[.C79]*5 + [.D79]*7 + [.E79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80]-24)/2))" office:value-type="float" office:value="107" calcext:value-type="float">
            <text:p>107</text:p>
          </table:table-cell>
          <table:table-cell table:formula="of:=FLOOR(90 * (1 + (1/13) * ([.$B80]-24)/2))" office:value-type="float" office:value="79" calcext:value-type="float">
            <text:p>79</text:p>
          </table:table-cell>
          <table:table-cell table:formula="of:=FLOOR(80 * (1 + (1/17) * ([.$B80]-24)/2))" office:value-type="float" office:value="72" calcext:value-type="float">
            <text:p>72</text:p>
          </table:table-cell>
          <table:table-cell table:formula="of:=[.C80]*5 + [.D80]*7 + [.E80]*6" office:value-type="float" office:value="1520" calcext:value-type="float">
            <text:p>1520</text:p>
          </table:table-cell>
          <table:table-cell table:style-name="ce30"/>
        </table:table-row>
        <table:table-row table:style-name="ro1">
          <table:table-cell table:style-name="ce1"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1]-24)/2))" office:value-type="float" office:value="120" calcext:value-type="float">
            <text:p>120</text:p>
          </table:table-cell>
          <table:table-cell table:formula="of:=FLOOR(90 * (1 + (1/13) * ([.$B81]-24)/2))" office:value-type="float" office:value="90" calcext:value-type="float">
            <text:p>90</text:p>
          </table:table-cell>
          <table:table-cell table:formula="of:=FLOOR(80 * (1 + (1/17) * ([.$B81]-24)/2))" office:value-type="float" office:value="80" calcext:value-type="float">
            <text:p>80</text:p>
          </table:table-cell>
          <table:table-cell table:formula="of:=[.C81]*5 + [.D81]*7 + [.E81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2]-24)/2))" office:value-type="float" office:value="128" calcext:value-type="float">
            <text:p>128</text:p>
          </table:table-cell>
          <table:table-cell table:formula="of:=FLOOR(90 * (1 + (1/13) * ([.$B82]-24)/2))" office:value-type="float" office:value="96" calcext:value-type="float">
            <text:p>96</text:p>
          </table:table-cell>
          <table:table-cell table:formula="of:=FLOOR(80 * (1 + (1/17) * ([.$B82]-24)/2))" office:value-type="float" office:value="84" calcext:value-type="float">
            <text:p>84</text:p>
          </table:table-cell>
          <table:table-cell table:formula="of:=[.C82]*5 + [.D82]*7 + [.E82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3]-24)/2))" office:value-type="float" office:value="115" calcext:value-type="float">
            <text:p>115</text:p>
          </table:table-cell>
          <table:table-cell table:formula="of:=FLOOR(90 * (1 + (1/13) * ([.$B83]-24)/2))" office:value-type="float" office:value="86" calcext:value-type="float">
            <text:p>86</text:p>
          </table:table-cell>
          <table:table-cell table:formula="of:=FLOOR(80 * (1 + (1/17) * ([.$B83]-24)/2))" office:value-type="float" office:value="77" calcext:value-type="float">
            <text:p>77</text:p>
          </table:table-cell>
          <table:table-cell table:formula="of:=[.C83]*5 + [.D83]*7 + [.E83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4]-24)/2))" office:value-type="float" office:value="115" calcext:value-type="float">
            <text:p>115</text:p>
          </table:table-cell>
          <table:table-cell table:formula="of:=FLOOR(90 * (1 + (1/13) * ([.$B84]-24)/2))" office:value-type="float" office:value="86" calcext:value-type="float">
            <text:p>86</text:p>
          </table:table-cell>
          <table:table-cell table:formula="of:=FLOOR(80 * (1 + (1/17) * ([.$B84]-24)/2))" office:value-type="float" office:value="77" calcext:value-type="float">
            <text:p>77</text:p>
          </table:table-cell>
          <table:table-cell table:formula="of:=[.C84]*5 + [.D84]*7 + [.E84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5]-24)/2))" office:value-type="float" office:value="120" calcext:value-type="float">
            <text:p>120</text:p>
          </table:table-cell>
          <table:table-cell table:formula="of:=FLOOR(90 * (1 + (1/13) * ([.$B85]-24)/2))" office:value-type="float" office:value="90" calcext:value-type="float">
            <text:p>90</text:p>
          </table:table-cell>
          <table:table-cell table:formula="of:=FLOOR(80 * (1 + (1/17) * ([.$B85]-24)/2))" office:value-type="float" office:value="80" calcext:value-type="float">
            <text:p>80</text:p>
          </table:table-cell>
          <table:table-cell table:formula="of:=[.C85]*5 + [.D85]*7 + [.E85]*6" office:value-type="float" office:value="1710" calcext:value-type="float">
            <text:p>1710</text:p>
          </table:table-cell>
          <table:table-cell table:style-name="ce30"/>
        </table:table-row>
        <table:table-row table:style-name="ro1">
          <table:table-cell table:style-name="ce1"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6]-24)/2))" office:value-type="float" office:value="128" calcext:value-type="float">
            <text:p>128</text:p>
          </table:table-cell>
          <table:table-cell table:formula="of:=FLOOR(90 * (1 + (1/13) * ([.$B86]-24)/2))" office:value-type="float" office:value="96" calcext:value-type="float">
            <text:p>96</text:p>
          </table:table-cell>
          <table:table-cell table:formula="of:=FLOOR(80 * (1 + (1/17) * ([.$B86]-24)/2))" office:value-type="float" office:value="84" calcext:value-type="float">
            <text:p>84</text:p>
          </table:table-cell>
          <table:table-cell table:formula="of:=[.C86]*5 + [.D86]*7 + [.E86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FLOOR(120 * (1 + (2/29) * ([.B87]-24)/2))" office:value-type="float" office:value="136" calcext:value-type="float">
            <text:p>136</text:p>
          </table:table-cell>
          <table:table-cell table:formula="of:=FLOOR(90 * (1 + (1/13) * ([.$B87]-24)/2))" office:value-type="float" office:value="103" calcext:value-type="float">
            <text:p>103</text:p>
          </table:table-cell>
          <table:table-cell table:formula="of:=FLOOR(80 * (1 + (1/17) * ([.$B87]-24)/2))" office:value-type="float" office:value="89" calcext:value-type="float">
            <text:p>89</text:p>
          </table:table-cell>
          <table:table-cell table:formula="of:=[.C87]*5 + [.D87]*7 + [.E87]*6" office:value-type="float" office:value="1935" calcext:value-type="float">
            <text:p>1935</text:p>
          </table:table-cell>
          <table:table-cell table:style-name="ce30"/>
        </table:table-row>
        <table:table-row table:style-name="ro1">
          <table:table-cell table:style-name="ce1"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FLOOR(120 * (1 + (2/29) * ([.B88]-24)/2))" office:value-type="float" office:value="153" calcext:value-type="float">
            <text:p>153</text:p>
          </table:table-cell>
          <table:table-cell table:formula="of:=FLOOR(90 * (1 + (1/13) * ([.$B88]-24)/2))" office:value-type="float" office:value="117" calcext:value-type="float">
            <text:p>117</text:p>
          </table:table-cell>
          <table:table-cell table:formula="of:=FLOOR(80 * (1 + (1/17) * ([.$B88]-24)/2))" office:value-type="float" office:value="98" calcext:value-type="float">
            <text:p>98</text:p>
          </table:table-cell>
          <table:table-cell table:formula="of:=[.C88]*5 + [.D88]*7 + [.E88]*6" office:value-type="float" office:value="2172" calcext:value-type="float">
            <text:p>2172</text:p>
          </table:table-cell>
          <table:table-cell table:style-name="ce30"/>
        </table:table-row>
        <table:table-row table:style-name="ro1">
          <table:table-cell table:style-name="ce1"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9]-24)/2))" office:value-type="float" office:value="128" calcext:value-type="float">
            <text:p>128</text:p>
          </table:table-cell>
          <table:table-cell table:formula="of:=FLOOR(90 * (1 + (1/13) * ([.$B89]-24)/2))" office:value-type="float" office:value="96" calcext:value-type="float">
            <text:p>96</text:p>
          </table:table-cell>
          <table:table-cell table:formula="of:=FLOOR(80 * (1 + (1/17) * ([.$B89]-24)/2))" office:value-type="float" office:value="84" calcext:value-type="float">
            <text:p>84</text:p>
          </table:table-cell>
          <table:table-cell table:formula="of:=[.C89]*5 + [.D89]*7 + [.E89]*6" office:value-type="float" office:value="1816" calcext:value-type="float">
            <text:p>1816</text:p>
          </table:table-cell>
          <table:table-cell table:style-name="ce30"/>
        </table:table-row>
        <table:table-row table:style-name="ro1">
          <table:table-cell table:style-name="ce1"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FLOOR(120 * (1 + (2/29) * ([.B90]-24)/2))" office:value-type="float" office:value="153" calcext:value-type="float">
            <text:p>153</text:p>
          </table:table-cell>
          <table:table-cell table:formula="of:=FLOOR(90 * (1 + (1/13) * ([.$B90]-24)/2))" office:value-type="float" office:value="117" calcext:value-type="float">
            <text:p>117</text:p>
          </table:table-cell>
          <table:table-cell table:formula="of:=FLOOR(80 * (1 + (1/17) * ([.$B90]-24)/2))" office:value-type="float" office:value="98" calcext:value-type="float">
            <text:p>98</text:p>
          </table:table-cell>
          <table:table-cell table:formula="of:=[.C90]*5 + [.D90]*7 + [.E90]*6" office:value-type="float" office:value="2172" calcext:value-type="float">
            <text:p>2172</text:p>
          </table:table-cell>
          <table:table-cell table:style-name="ce30"/>
        </table:table-row>
        <table:table-row table:style-name="ro1">
          <table:table-cell table:style-name="ce1"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FLOOR(120 * (1 + (2/29) * ([.B91]-24)/2))" office:value-type="float" office:value="115" calcext:value-type="float">
            <text:p>115</text:p>
          </table:table-cell>
          <table:table-cell table:formula="of:=FLOOR(90 * (1 + (1/13) * ([.$B91]-24)/2))" office:value-type="float" office:value="86" calcext:value-type="float">
            <text:p>86</text:p>
          </table:table-cell>
          <table:table-cell table:formula="of:=FLOOR(80 * (1 + (1/17) * ([.$B91]-24)/2))" office:value-type="float" office:value="77" calcext:value-type="float">
            <text:p>77</text:p>
          </table:table-cell>
          <table:table-cell table:formula="of:=[.C91]*5 + [.D91]*7 + [.E91]*6" office:value-type="float" office:value="1639" calcext:value-type="float">
            <text:p>1639</text:p>
          </table:table-cell>
          <table:table-cell table:style-name="ce30"/>
        </table:table-row>
        <table:table-row table:style-name="ro1">
          <table:table-cell table:style-name="ce1"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92]-24)/2))" office:value-type="float" office:value="111" calcext:value-type="float">
            <text:p>111</text:p>
          </table:table-cell>
          <table:table-cell table:formula="of:=FLOOR(90 * (1 + (1/13) * ([.$B92]-24)/2))" office:value-type="float" office:value="83" calcext:value-type="float">
            <text:p>83</text:p>
          </table:table-cell>
          <table:table-cell table:formula="of:=FLOOR(80 * (1 + (1/17) * ([.$B92]-24)/2))" office:value-type="float" office:value="75" calcext:value-type="float">
            <text:p>75</text:p>
          </table:table-cell>
          <table:table-cell table:formula="of:=[.C92]*5 + [.D92]*7 + [.E92]*6" office:value-type="float" office:value="1586" calcext:value-type="float">
            <text:p>1586</text:p>
          </table:table-cell>
          <table:table-cell table:style-name="ce30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3]-24)/2))" office:value-type="float" office:value="124" calcext:value-type="float">
            <text:p>124</text:p>
          </table:table-cell>
          <table:table-cell table:formula="of:=FLOOR(90 * (1 + (1/13) * ([.$B93]-24)/2))" office:value-type="float" office:value="93" calcext:value-type="float">
            <text:p>93</text:p>
          </table:table-cell>
          <table:table-cell table:formula="of:=FLOOR(80 * (1 + (1/17) * ([.$B93]-24)/2))" office:value-type="float" office:value="82" calcext:value-type="float">
            <text:p>82</text:p>
          </table:table-cell>
          <table:table-cell table:formula="of:=[.C93]*5 + [.D93]*7 + [.E93]*6" office:value-type="float" office:value="1763" calcext:value-type="float">
            <text:p>1763</text:p>
          </table:table-cell>
          <table:table-cell table:style-name="ce30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3" calcext:value-type="float">
            <text:p>23</text:p>
          </table:table-cell>
          <table:table-cell table:formula="of:=FLOOR(120 * (1 + (2/29) * ([.B94]-24)/2))" office:value-type="float" office:value="115" calcext:value-type="float">
            <text:p>115</text:p>
          </table:table-cell>
          <table:table-cell table:formula="of:=FLOOR(90 * (1 + (1/13) * ([.$B94]-24)/2))" office:value-type="float" office:value="86" calcext:value-type="float">
            <text:p>86</text:p>
          </table:table-cell>
          <table:table-cell table:formula="of:=FLOOR(80 * (1 + (1/17) * ([.$B94]-24)/2))" office:value-type="float" office:value="77" calcext:value-type="float">
            <text:p>77</text:p>
          </table:table-cell>
          <table:table-cell table:formula="of:=[.C94]*5 + [.D94]*7 + [.E94]*6"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table:formula="of:=IF([.G95]=1; [.B94]; [.B94]-1)" office:value-type="float" office:value="23" calcext:value-type="float">
            <text:p>23</text:p>
          </table:table-cell>
          <table:table-cell table:formula="of:=FLOOR(120 * (1 + (2/29) * ([.B95]-24)/2))" office:value-type="float" office:value="115" calcext:value-type="float">
            <text:p>115</text:p>
          </table:table-cell>
          <table:table-cell table:formula="of:=FLOOR(90 * (1 + (1/13) * ([.$B95]-24)/2))" office:value-type="float" office:value="86" calcext:value-type="float">
            <text:p>86</text:p>
          </table:table-cell>
          <table:table-cell table:formula="of:=FLOOR(80 * (1 + (1/17) * ([.$B95]-24)/2))" office:value-type="float" office:value="77" calcext:value-type="float">
            <text:p>77</text:p>
          </table:table-cell>
          <table:table-cell table:formula="of:=[.C95]*5 + [.D95]*7 + [.E95]*6" office:value-type="float" office:value="1639" calcext:value-type="float">
            <text:p>1639</text:p>
          </table:table-cell>
          <table:table-cell table:formula="of:=MOD([.G9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table:formula="of:=IF([.G96]=1; [.B95]; [.B95]-1)" office:value-type="float" office:value="22" calcext:value-type="float">
            <text:p>22</text:p>
          </table:table-cell>
          <table:table-cell table:formula="of:=FLOOR(120 * (1 + (2/29) * ([.B96]-24)/2))" office:value-type="float" office:value="111" calcext:value-type="float">
            <text:p>111</text:p>
          </table:table-cell>
          <table:table-cell table:formula="of:=FLOOR(90 * (1 + (1/13) * ([.$B96]-24)/2))" office:value-type="float" office:value="83" calcext:value-type="float">
            <text:p>83</text:p>
          </table:table-cell>
          <table:table-cell table:formula="of:=FLOOR(80 * (1 + (1/17) * ([.$B96]-24)/2))" office:value-type="float" office:value="75" calcext:value-type="float">
            <text:p>75</text:p>
          </table:table-cell>
          <table:table-cell table:formula="of:=[.C96]*5 + [.D96]*7 + [.E96]*6" office:value-type="float" office:value="1586" calcext:value-type="float">
            <text:p>1586</text:p>
          </table:table-cell>
          <table:table-cell table:formula="of:=MOD([.G9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table:formula="of:=IF([.G97]=1; [.B96]; [.B96]-1)" office:value-type="float" office:value="22" calcext:value-type="float">
            <text:p>22</text:p>
          </table:table-cell>
          <table:table-cell table:formula="of:=FLOOR(120 * (1 + (2/29) * ([.B97]-24)/2))" office:value-type="float" office:value="111" calcext:value-type="float">
            <text:p>111</text:p>
          </table:table-cell>
          <table:table-cell table:formula="of:=FLOOR(90 * (1 + (1/13) * ([.$B97]-24)/2))" office:value-type="float" office:value="83" calcext:value-type="float">
            <text:p>83</text:p>
          </table:table-cell>
          <table:table-cell table:formula="of:=FLOOR(80 * (1 + (1/17) * ([.$B97]-24)/2))" office:value-type="float" office:value="75" calcext:value-type="float">
            <text:p>75</text:p>
          </table:table-cell>
          <table:table-cell table:formula="of:=[.C97]*5 + [.D97]*7 + [.E97]*6" office:value-type="float" office:value="1586" calcext:value-type="float">
            <text:p>1586</text:p>
          </table:table-cell>
          <table:table-cell table:formula="of:=MOD([.G9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table:formula="of:=IF([.G98]=1; [.B97]; [.B97]-1)" office:value-type="float" office:value="21" calcext:value-type="float">
            <text:p>21</text:p>
          </table:table-cell>
          <table:table-cell table:formula="of:=FLOOR(120 * (1 + (2/29) * ([.B98]-24)/2))" office:value-type="float" office:value="107" calcext:value-type="float">
            <text:p>107</text:p>
          </table:table-cell>
          <table:table-cell table:formula="of:=FLOOR(90 * (1 + (1/13) * ([.$B98]-24)/2))" office:value-type="float" office:value="79" calcext:value-type="float">
            <text:p>79</text:p>
          </table:table-cell>
          <table:table-cell table:formula="of:=FLOOR(80 * (1 + (1/17) * ([.$B98]-24)/2))" office:value-type="float" office:value="72" calcext:value-type="float">
            <text:p>72</text:p>
          </table:table-cell>
          <table:table-cell table:formula="of:=[.C98]*5 + [.D98]*7 + [.E98]*6" office:value-type="float" office:value="1520" calcext:value-type="float">
            <text:p>1520</text:p>
          </table:table-cell>
          <table:table-cell table:formula="of:=MOD([.G9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formula="of:=IF([.G99]=1; [.B98]; [.B98]-1)" office:value-type="float" office:value="21" calcext:value-type="float">
            <text:p>21</text:p>
          </table:table-cell>
          <table:table-cell table:formula="of:=FLOOR(120 * (1 + (2/29) * ([.B99]-24)/2))" office:value-type="float" office:value="107" calcext:value-type="float">
            <text:p>107</text:p>
          </table:table-cell>
          <table:table-cell table:formula="of:=FLOOR(90 * (1 + (1/13) * ([.$B99]-24)/2))" office:value-type="float" office:value="79" calcext:value-type="float">
            <text:p>79</text:p>
          </table:table-cell>
          <table:table-cell table:formula="of:=FLOOR(80 * (1 + (1/17) * ([.$B99]-24)/2))" office:value-type="float" office:value="72" calcext:value-type="float">
            <text:p>72</text:p>
          </table:table-cell>
          <table:table-cell table:formula="of:=[.C99]*5 + [.D99]*7 + [.E99]*6" office:value-type="float" office:value="1520" calcext:value-type="float">
            <text:p>1520</text:p>
          </table:table-cell>
          <table:table-cell table:formula="of:=MOD([.G9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table:formula="of:=IF([.G100]=1; [.B99]; [.B99]-1)" office:value-type="float" office:value="20" calcext:value-type="float">
            <text:p>20</text:p>
          </table:table-cell>
          <table:table-cell table:formula="of:=FLOOR(120 * (1 + (2/29) * ([.B100]-24)/2))" office:value-type="float" office:value="103" calcext:value-type="float">
            <text:p>103</text:p>
          </table:table-cell>
          <table:table-cell table:formula="of:=FLOOR(90 * (1 + (1/13) * ([.$B100]-24)/2))" office:value-type="float" office:value="76" calcext:value-type="float">
            <text:p>76</text:p>
          </table:table-cell>
          <table:table-cell table:formula="of:=FLOOR(80 * (1 + (1/17) * ([.$B100]-24)/2))" office:value-type="float" office:value="70" calcext:value-type="float">
            <text:p>70</text:p>
          </table:table-cell>
          <table:table-cell table:formula="of:=[.C100]*5 + [.D100]*7 + [.E100]*6" office:value-type="float" office:value="1467" calcext:value-type="float">
            <text:p>1467</text:p>
          </table:table-cell>
          <table:table-cell table:formula="of:=MOD([.G9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table:formula="of:=IF([.G101]=1; [.B100]; [.B100]-1)" office:value-type="float" office:value="20" calcext:value-type="float">
            <text:p>20</text:p>
          </table:table-cell>
          <table:table-cell table:formula="of:=FLOOR(120 * (1 + (2/29) * ([.B101]-24)/2))" office:value-type="float" office:value="103" calcext:value-type="float">
            <text:p>103</text:p>
          </table:table-cell>
          <table:table-cell table:formula="of:=FLOOR(90 * (1 + (1/13) * ([.$B101]-24)/2))" office:value-type="float" office:value="76" calcext:value-type="float">
            <text:p>76</text:p>
          </table:table-cell>
          <table:table-cell table:formula="of:=FLOOR(80 * (1 + (1/17) * ([.$B101]-24)/2))" office:value-type="float" office:value="70" calcext:value-type="float">
            <text:p>70</text:p>
          </table:table-cell>
          <table:table-cell table:formula="of:=[.C101]*5 + [.D101]*7 + [.E101]*6" office:value-type="float" office:value="1467" calcext:value-type="float">
            <text:p>1467</text:p>
          </table:table-cell>
          <table:table-cell table:formula="of:=MOD([.G10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table:formula="of:=IF([.G102]=1; [.B101]; [.B101]-1)" office:value-type="float" office:value="19" calcext:value-type="float">
            <text:p>19</text:p>
          </table:table-cell>
          <table:table-cell table:formula="of:=FLOOR(120 * (1 + (2/29) * ([.B102]-24)/2))" office:value-type="float" office:value="99" calcext:value-type="float">
            <text:p>99</text:p>
          </table:table-cell>
          <table:table-cell table:formula="of:=FLOOR(90 * (1 + (1/13) * ([.$B102]-24)/2))" office:value-type="float" office:value="72" calcext:value-type="float">
            <text:p>72</text:p>
          </table:table-cell>
          <table:table-cell table:formula="of:=FLOOR(80 * (1 + (1/17) * ([.$B102]-24)/2))" office:value-type="float" office:value="68" calcext:value-type="float">
            <text:p>68</text:p>
          </table:table-cell>
          <table:table-cell table:formula="of:=[.C102]*5 + [.D102]*7 + [.E102]*6" office:value-type="float" office:value="1407" calcext:value-type="float">
            <text:p>1407</text:p>
          </table:table-cell>
          <table:table-cell table:formula="of:=MOD([.G10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table:formula="of:=IF([.G103]=1; [.B102]; [.B102]-1)" office:value-type="float" office:value="19" calcext:value-type="float">
            <text:p>19</text:p>
          </table:table-cell>
          <table:table-cell table:formula="of:=FLOOR(120 * (1 + (2/29) * ([.B103]-24)/2))" office:value-type="float" office:value="99" calcext:value-type="float">
            <text:p>99</text:p>
          </table:table-cell>
          <table:table-cell table:formula="of:=FLOOR(90 * (1 + (1/13) * ([.$B103]-24)/2))" office:value-type="float" office:value="72" calcext:value-type="float">
            <text:p>72</text:p>
          </table:table-cell>
          <table:table-cell table:formula="of:=FLOOR(80 * (1 + (1/17) * ([.$B103]-24)/2))" office:value-type="float" office:value="68" calcext:value-type="float">
            <text:p>68</text:p>
          </table:table-cell>
          <table:table-cell table:formula="of:=[.C103]*5 + [.D103]*7 + [.E103]*6" office:value-type="float" office:value="1407" calcext:value-type="float">
            <text:p>1407</text:p>
          </table:table-cell>
          <table:table-cell table:formula="of:=MOD([.G10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table:formula="of:=IF([.G104]=1; [.B103]; [.B103]-1)" office:value-type="float" office:value="18" calcext:value-type="float">
            <text:p>18</text:p>
          </table:table-cell>
          <table:table-cell table:formula="of:=FLOOR(120 * (1 + (2/29) * ([.B104]-24)/2))" office:value-type="float" office:value="95" calcext:value-type="float">
            <text:p>95</text:p>
          </table:table-cell>
          <table:table-cell table:formula="of:=FLOOR(90 * (1 + (1/13) * ([.$B104]-24)/2))" office:value-type="float" office:value="69" calcext:value-type="float">
            <text:p>69</text:p>
          </table:table-cell>
          <table:table-cell table:formula="of:=FLOOR(80 * (1 + (1/17) * ([.$B104]-24)/2))" office:value-type="float" office:value="65" calcext:value-type="float">
            <text:p>65</text:p>
          </table:table-cell>
          <table:table-cell table:formula="of:=[.C104]*5 + [.D104]*7 + [.E104]*6" office:value-type="float" office:value="1348" calcext:value-type="float">
            <text:p>1348</text:p>
          </table:table-cell>
          <table:table-cell table:formula="of:=MOD([.G10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table:formula="of:=IF([.G105]=1; [.B104]; [.B104]-1)" office:value-type="float" office:value="18" calcext:value-type="float">
            <text:p>18</text:p>
          </table:table-cell>
          <table:table-cell table:formula="of:=FLOOR(120 * (1 + (2/29) * ([.B105]-24)/2))" office:value-type="float" office:value="95" calcext:value-type="float">
            <text:p>95</text:p>
          </table:table-cell>
          <table:table-cell table:formula="of:=FLOOR(90 * (1 + (1/13) * ([.$B105]-24)/2))" office:value-type="float" office:value="69" calcext:value-type="float">
            <text:p>69</text:p>
          </table:table-cell>
          <table:table-cell table:formula="of:=FLOOR(80 * (1 + (1/17) * ([.$B105]-24)/2))" office:value-type="float" office:value="65" calcext:value-type="float">
            <text:p>65</text:p>
          </table:table-cell>
          <table:table-cell table:formula="of:=[.C105]*5 + [.D105]*7 + [.E105]*6" office:value-type="float" office:value="1348" calcext:value-type="float">
            <text:p>1348</text:p>
          </table:table-cell>
          <table:table-cell table:formula="of:=MOD([.G10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table:formula="of:=IF([.G106]=1; [.B105]; [.B105]-1)" office:value-type="float" office:value="17" calcext:value-type="float">
            <text:p>17</text:p>
          </table:table-cell>
          <table:table-cell table:formula="of:=FLOOR(120 * (1 + (2/29) * ([.B106]-24)/2))" office:value-type="float" office:value="91" calcext:value-type="float">
            <text:p>91</text:p>
          </table:table-cell>
          <table:table-cell table:formula="of:=FLOOR(90 * (1 + (1/13) * ([.$B106]-24)/2))" office:value-type="float" office:value="65" calcext:value-type="float">
            <text:p>65</text:p>
          </table:table-cell>
          <table:table-cell table:formula="of:=FLOOR(80 * (1 + (1/17) * ([.$B106]-24)/2))" office:value-type="float" office:value="63" calcext:value-type="float">
            <text:p>63</text:p>
          </table:table-cell>
          <table:table-cell table:formula="of:=[.C106]*5 + [.D106]*7 + [.E106]*6" office:value-type="float" office:value="1288" calcext:value-type="float">
            <text:p>1288</text:p>
          </table:table-cell>
          <table:table-cell table:formula="of:=MOD([.G10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table:formula="of:=IF([.G107]=1; [.B106]; [.B106]-1)" office:value-type="float" office:value="17" calcext:value-type="float">
            <text:p>17</text:p>
          </table:table-cell>
          <table:table-cell table:formula="of:=FLOOR(120 * (1 + (2/29) * ([.B107]-24)/2))" office:value-type="float" office:value="91" calcext:value-type="float">
            <text:p>91</text:p>
          </table:table-cell>
          <table:table-cell table:formula="of:=FLOOR(90 * (1 + (1/13) * ([.$B107]-24)/2))" office:value-type="float" office:value="65" calcext:value-type="float">
            <text:p>65</text:p>
          </table:table-cell>
          <table:table-cell table:formula="of:=FLOOR(80 * (1 + (1/17) * ([.$B107]-24)/2))" office:value-type="float" office:value="63" calcext:value-type="float">
            <text:p>63</text:p>
          </table:table-cell>
          <table:table-cell table:formula="of:=[.C107]*5 + [.D107]*7 + [.E107]*6" office:value-type="float" office:value="1288" calcext:value-type="float">
            <text:p>1288</text:p>
          </table:table-cell>
          <table:table-cell table:formula="of:=MOD([.G10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table:formula="of:=IF([.G108]=1; [.B107]; [.B107]-1)" office:value-type="float" office:value="16" calcext:value-type="float">
            <text:p>16</text:p>
          </table:table-cell>
          <table:table-cell table:formula="of:=FLOOR(120 * (1 + (2/29) * ([.B108]-24)/2))" office:value-type="float" office:value="86" calcext:value-type="float">
            <text:p>86</text:p>
          </table:table-cell>
          <table:table-cell table:formula="of:=FLOOR(90 * (1 + (1/13) * ([.$B108]-24)/2))" office:value-type="float" office:value="62" calcext:value-type="float">
            <text:p>62</text:p>
          </table:table-cell>
          <table:table-cell table:formula="of:=FLOOR(80 * (1 + (1/17) * ([.$B108]-24)/2))" office:value-type="float" office:value="61" calcext:value-type="float">
            <text:p>61</text:p>
          </table:table-cell>
          <table:table-cell table:formula="of:=[.C108]*5 + [.D108]*7 + [.E108]*6" office:value-type="float" office:value="1230" calcext:value-type="float">
            <text:p>1230</text:p>
          </table:table-cell>
          <table:table-cell table:formula="of:=MOD([.G10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table:formula="of:=IF([.G109]=1; [.B108]; [.B108]-1)" office:value-type="float" office:value="16" calcext:value-type="float">
            <text:p>16</text:p>
          </table:table-cell>
          <table:table-cell table:formula="of:=FLOOR(120 * (1 + (2/29) * ([.B109]-24)/2))" office:value-type="float" office:value="86" calcext:value-type="float">
            <text:p>86</text:p>
          </table:table-cell>
          <table:table-cell table:formula="of:=FLOOR(90 * (1 + (1/13) * ([.$B109]-24)/2))" office:value-type="float" office:value="62" calcext:value-type="float">
            <text:p>62</text:p>
          </table:table-cell>
          <table:table-cell table:formula="of:=FLOOR(80 * (1 + (1/17) * ([.$B109]-24)/2))" office:value-type="float" office:value="61" calcext:value-type="float">
            <text:p>61</text:p>
          </table:table-cell>
          <table:table-cell table:formula="of:=[.C109]*5 + [.D109]*7 + [.E109]*6" office:value-type="float" office:value="1230" calcext:value-type="float">
            <text:p>1230</text:p>
          </table:table-cell>
          <table:table-cell table:formula="of:=MOD([.G10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table:formula="of:=IF([.G110]=1; [.B109]; [.B109]-1)" office:value-type="float" office:value="15" calcext:value-type="float">
            <text:p>15</text:p>
          </table:table-cell>
          <table:table-cell table:formula="of:=FLOOR(120 * (1 + (2/29) * ([.B110]-24)/2))" office:value-type="float" office:value="82" calcext:value-type="float">
            <text:p>82</text:p>
          </table:table-cell>
          <table:table-cell table:formula="of:=FLOOR(90 * (1 + (1/13) * ([.$B110]-24)/2))" office:value-type="float" office:value="58" calcext:value-type="float">
            <text:p>58</text:p>
          </table:table-cell>
          <table:table-cell table:formula="of:=FLOOR(80 * (1 + (1/17) * ([.$B110]-24)/2))" office:value-type="float" office:value="58" calcext:value-type="float">
            <text:p>58</text:p>
          </table:table-cell>
          <table:table-cell table:formula="of:=[.C110]*5 + [.D110]*7 + [.E110]*6" office:value-type="float" office:value="1164" calcext:value-type="float">
            <text:p>1164</text:p>
          </table:table-cell>
          <table:table-cell table:formula="of:=MOD([.G10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table:formula="of:=IF([.G111]=1; [.B110]; [.B110]-1)" office:value-type="float" office:value="15" calcext:value-type="float">
            <text:p>15</text:p>
          </table:table-cell>
          <table:table-cell table:formula="of:=FLOOR(120 * (1 + (2/29) * ([.B111]-24)/2))" office:value-type="float" office:value="82" calcext:value-type="float">
            <text:p>82</text:p>
          </table:table-cell>
          <table:table-cell table:formula="of:=FLOOR(90 * (1 + (1/13) * ([.$B111]-24)/2))" office:value-type="float" office:value="58" calcext:value-type="float">
            <text:p>58</text:p>
          </table:table-cell>
          <table:table-cell table:formula="of:=FLOOR(80 * (1 + (1/17) * ([.$B111]-24)/2))" office:value-type="float" office:value="58" calcext:value-type="float">
            <text:p>58</text:p>
          </table:table-cell>
          <table:table-cell table:formula="of:=[.C111]*5 + [.D111]*7 + [.E111]*6" office:value-type="float" office:value="1164" calcext:value-type="float">
            <text:p>1164</text:p>
          </table:table-cell>
          <table:table-cell table:formula="of:=MOD([.G11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table:formula="of:=IF([.G112]=1; [.B111]; [.B111]-1)" office:value-type="float" office:value="14" calcext:value-type="float">
            <text:p>14</text:p>
          </table:table-cell>
          <table:table-cell table:formula="of:=FLOOR(120 * (1 + (2/29) * ([.B112]-24)/2))" office:value-type="float" office:value="78" calcext:value-type="float">
            <text:p>78</text:p>
          </table:table-cell>
          <table:table-cell table:formula="of:=FLOOR(90 * (1 + (1/13) * ([.$B112]-24)/2))" office:value-type="float" office:value="55" calcext:value-type="float">
            <text:p>55</text:p>
          </table:table-cell>
          <table:table-cell table:formula="of:=FLOOR(80 * (1 + (1/17) * ([.$B112]-24)/2))" office:value-type="float" office:value="56" calcext:value-type="float">
            <text:p>56</text:p>
          </table:table-cell>
          <table:table-cell table:formula="of:=[.C112]*5 + [.D112]*7 + [.E112]*6" office:value-type="float" office:value="1111" calcext:value-type="float">
            <text:p>1111</text:p>
          </table:table-cell>
          <table:table-cell table:formula="of:=MOD([.G11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table:formula="of:=IF([.G113]=1; [.B112]; [.B112]-1)" office:value-type="float" office:value="14" calcext:value-type="float">
            <text:p>14</text:p>
          </table:table-cell>
          <table:table-cell table:formula="of:=FLOOR(120 * (1 + (2/29) * ([.B113]-24)/2))" office:value-type="float" office:value="78" calcext:value-type="float">
            <text:p>78</text:p>
          </table:table-cell>
          <table:table-cell table:formula="of:=FLOOR(90 * (1 + (1/13) * ([.$B113]-24)/2))" office:value-type="float" office:value="55" calcext:value-type="float">
            <text:p>55</text:p>
          </table:table-cell>
          <table:table-cell table:formula="of:=FLOOR(80 * (1 + (1/17) * ([.$B113]-24)/2))" office:value-type="float" office:value="56" calcext:value-type="float">
            <text:p>56</text:p>
          </table:table-cell>
          <table:table-cell table:formula="of:=[.C113]*5 + [.D113]*7 + [.E113]*6" office:value-type="float" office:value="1111" calcext:value-type="float">
            <text:p>1111</text:p>
          </table:table-cell>
          <table:table-cell table:formula="of:=MOD([.G11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table:formula="of:=IF([.G114]=1; [.B113]; [.B113]-1)" office:value-type="float" office:value="13" calcext:value-type="float">
            <text:p>13</text:p>
          </table:table-cell>
          <table:table-cell table:formula="of:=FLOOR(120 * (1 + (2/29) * ([.B114]-24)/2))" office:value-type="float" office:value="74" calcext:value-type="float">
            <text:p>74</text:p>
          </table:table-cell>
          <table:table-cell table:formula="of:=FLOOR(90 * (1 + (1/13) * ([.$B114]-24)/2))" office:value-type="float" office:value="51" calcext:value-type="float">
            <text:p>51</text:p>
          </table:table-cell>
          <table:table-cell table:formula="of:=FLOOR(80 * (1 + (1/17) * ([.$B114]-24)/2))" office:value-type="float" office:value="54" calcext:value-type="float">
            <text:p>54</text:p>
          </table:table-cell>
          <table:table-cell table:formula="of:=[.C114]*5 + [.D114]*7 + [.E114]*6" office:value-type="float" office:value="1051" calcext:value-type="float">
            <text:p>1051</text:p>
          </table:table-cell>
          <table:table-cell table:formula="of:=MOD([.G11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table:formula="of:=IF([.G115]=1; [.B114]; [.B114]-1)" office:value-type="float" office:value="13" calcext:value-type="float">
            <text:p>13</text:p>
          </table:table-cell>
          <table:table-cell table:formula="of:=FLOOR(120 * (1 + (2/29) * ([.B115]-24)/2))" office:value-type="float" office:value="74" calcext:value-type="float">
            <text:p>74</text:p>
          </table:table-cell>
          <table:table-cell table:formula="of:=FLOOR(90 * (1 + (1/13) * ([.$B115]-24)/2))" office:value-type="float" office:value="51" calcext:value-type="float">
            <text:p>51</text:p>
          </table:table-cell>
          <table:table-cell table:formula="of:=FLOOR(80 * (1 + (1/17) * ([.$B115]-24)/2))" office:value-type="float" office:value="54" calcext:value-type="float">
            <text:p>54</text:p>
          </table:table-cell>
          <table:table-cell table:formula="of:=[.C115]*5 + [.D115]*7 + [.E115]*6" office:value-type="float" office:value="1051" calcext:value-type="float">
            <text:p>1051</text:p>
          </table:table-cell>
          <table:table-cell table:formula="of:=MOD([.G114]+1; 2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2-09-23" calcext:value-type="date">
            <text:p>2022-09-23</text:p>
          </table:table-cell>
          <table:table-cell table:formula="of:=IF([.G116]=1; [.B115]; [.B115]-1)" office:value-type="float" office:value="12" calcext:value-type="float">
            <text:p>12</text:p>
          </table:table-cell>
          <table:table-cell table:formula="of:=FLOOR(120 * (1 + (2/29) * ([.B116]-24)/2))" office:value-type="float" office:value="70" calcext:value-type="float">
            <text:p>70</text:p>
          </table:table-cell>
          <table:table-cell table:formula="of:=FLOOR(90 * (1 + (1/13) * ([.$B116]-24)/2))" office:value-type="float" office:value="48" calcext:value-type="float">
            <text:p>48</text:p>
          </table:table-cell>
          <table:table-cell table:formula="of:=FLOOR(80 * (1 + (1/17) * ([.$B116]-24)/2))" office:value-type="float" office:value="51" calcext:value-type="float">
            <text:p>51</text:p>
          </table:table-cell>
          <table:table-cell table:style-name="ce31" table:formula="of:=[.C116]*5 + [.D116]*7 + [.E116]*6" office:value-type="float" office:value="992" calcext:value-type="float">
            <text:p>992</text:p>
          </table:table-cell>
          <table:table-cell table:formula="of:=MOD([.G11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table:formula="of:=IF([.G117]=1; [.B116]; [.B116]-1)" office:value-type="float" office:value="12" calcext:value-type="float">
            <text:p>12</text:p>
          </table:table-cell>
          <table:table-cell table:formula="of:=FLOOR(120 * (1 + (2/29) * ([.B117]-24)/2))" office:value-type="float" office:value="70" calcext:value-type="float">
            <text:p>70</text:p>
          </table:table-cell>
          <table:table-cell table:formula="of:=FLOOR(90 * (1 + (1/13) * ([.$B117]-24)/2))" office:value-type="float" office:value="48" calcext:value-type="float">
            <text:p>48</text:p>
          </table:table-cell>
          <table:table-cell table:formula="of:=FLOOR(80 * (1 + (1/17) * ([.$B117]-24)/2))" office:value-type="float" office:value="51" calcext:value-type="float">
            <text:p>51</text:p>
          </table:table-cell>
          <table:table-cell table:formula="of:=[.C117]*5 + [.D117]*7 + [.E117]*6" office:value-type="float" office:value="992" calcext:value-type="float">
            <text:p>992</text:p>
          </table:table-cell>
          <table:table-cell table:formula="of:=MOD([.G11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table:formula="of:=IF([.G118]=1; [.B117]; [.B117]-1)" office:value-type="float" office:value="11" calcext:value-type="float">
            <text:p>11</text:p>
          </table:table-cell>
          <table:table-cell table:formula="of:=FLOOR(120 * (1 + (2/29) * ([.B118]-24)/2))" office:value-type="float" office:value="66" calcext:value-type="float">
            <text:p>66</text:p>
          </table:table-cell>
          <table:table-cell table:formula="of:=FLOOR(90 * (1 + (1/13) * ([.$B118]-24)/2))" office:value-type="float" office:value="45" calcext:value-type="float">
            <text:p>45</text:p>
          </table:table-cell>
          <table:table-cell table:formula="of:=FLOOR(80 * (1 + (1/17) * ([.$B118]-24)/2))" office:value-type="float" office:value="49" calcext:value-type="float">
            <text:p>49</text:p>
          </table:table-cell>
          <table:table-cell table:formula="of:=[.C118]*5 + [.D118]*7 + [.E118]*6" office:value-type="float" office:value="939" calcext:value-type="float">
            <text:p>939</text:p>
          </table:table-cell>
          <table:table-cell table:formula="of:=MOD([.G11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table:formula="of:=IF([.G119]=1; [.B118]; [.B118]-1)" office:value-type="float" office:value="11" calcext:value-type="float">
            <text:p>11</text:p>
          </table:table-cell>
          <table:table-cell table:formula="of:=FLOOR(120 * (1 + (2/29) * ([.B119]-24)/2))" office:value-type="float" office:value="66" calcext:value-type="float">
            <text:p>66</text:p>
          </table:table-cell>
          <table:table-cell table:formula="of:=FLOOR(90 * (1 + (1/13) * ([.$B119]-24)/2))" office:value-type="float" office:value="45" calcext:value-type="float">
            <text:p>45</text:p>
          </table:table-cell>
          <table:table-cell table:formula="of:=FLOOR(80 * (1 + (1/17) * ([.$B119]-24)/2))" office:value-type="float" office:value="49" calcext:value-type="float">
            <text:p>49</text:p>
          </table:table-cell>
          <table:table-cell table:formula="of:=[.C119]*5 + [.D119]*7 + [.E119]*6" office:value-type="float" office:value="939" calcext:value-type="float">
            <text:p>939</text:p>
          </table:table-cell>
          <table:table-cell table:formula="of:=MOD([.G11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table:formula="of:=IF([.G120]=1; [.B119]; [.B119]-1)" office:value-type="float" office:value="10" calcext:value-type="float">
            <text:p>10</text:p>
          </table:table-cell>
          <table:table-cell table:formula="of:=FLOOR(120 * (1 + (2/29) * ([.B120]-24)/2))" office:value-type="float" office:value="62" calcext:value-type="float">
            <text:p>62</text:p>
          </table:table-cell>
          <table:table-cell table:formula="of:=FLOOR(90 * (1 + (1/13) * ([.$B120]-24)/2))" office:value-type="float" office:value="41" calcext:value-type="float">
            <text:p>41</text:p>
          </table:table-cell>
          <table:table-cell table:formula="of:=FLOOR(80 * (1 + (1/17) * ([.$B120]-24)/2))" office:value-type="float" office:value="47" calcext:value-type="float">
            <text:p>47</text:p>
          </table:table-cell>
          <table:table-cell table:formula="of:=[.C120]*5 + [.D120]*7 + [.E120]*6" office:value-type="float" office:value="879" calcext:value-type="float">
            <text:p>879</text:p>
          </table:table-cell>
          <table:table-cell table:formula="of:=MOD([.G11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table:formula="of:=IF([.G121]=1; [.B120]; [.B120]-1)" office:value-type="float" office:value="10" calcext:value-type="float">
            <text:p>10</text:p>
          </table:table-cell>
          <table:table-cell table:formula="of:=FLOOR(120 * (1 + (2/29) * ([.B121]-24)/2))" office:value-type="float" office:value="62" calcext:value-type="float">
            <text:p>62</text:p>
          </table:table-cell>
          <table:table-cell table:formula="of:=FLOOR(90 * (1 + (1/13) * ([.$B121]-24)/2))" office:value-type="float" office:value="41" calcext:value-type="float">
            <text:p>41</text:p>
          </table:table-cell>
          <table:table-cell table:formula="of:=FLOOR(80 * (1 + (1/17) * ([.$B121]-24)/2))" office:value-type="float" office:value="47" calcext:value-type="float">
            <text:p>47</text:p>
          </table:table-cell>
          <table:table-cell table:formula="of:=[.C121]*5 + [.D121]*7 + [.E121]*6" office:value-type="float" office:value="879" calcext:value-type="float">
            <text:p>879</text:p>
          </table:table-cell>
          <table:table-cell table:formula="of:=MOD([.G12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table:formula="of:=IF([.G122]=1; [.B121]; [.B121]-1)" office:value-type="float" office:value="9" calcext:value-type="float">
            <text:p>9</text:p>
          </table:table-cell>
          <table:table-cell table:formula="of:=FLOOR(120 * (1 + (2/29) * ([.B122]-24)/2))" office:value-type="float" office:value="57" calcext:value-type="float">
            <text:p>57</text:p>
          </table:table-cell>
          <table:table-cell table:formula="of:=FLOOR(90 * (1 + (1/13) * ([.$B122]-24)/2))" office:value-type="float" office:value="38" calcext:value-type="float">
            <text:p>38</text:p>
          </table:table-cell>
          <table:table-cell table:formula="of:=FLOOR(80 * (1 + (1/17) * ([.$B122]-24)/2))" office:value-type="float" office:value="44" calcext:value-type="float">
            <text:p>44</text:p>
          </table:table-cell>
          <table:table-cell table:formula="of:=[.C122]*5 + [.D122]*7 + [.E122]*6" office:value-type="float" office:value="815" calcext:value-type="float">
            <text:p>815</text:p>
          </table:table-cell>
          <table:table-cell table:formula="of:=MOD([.G12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table:formula="of:=IF([.G123]=1; [.B122]; [.B122]-1)" office:value-type="float" office:value="9" calcext:value-type="float">
            <text:p>9</text:p>
          </table:table-cell>
          <table:table-cell table:formula="of:=FLOOR(120 * (1 + (2/29) * ([.B123]-24)/2))" office:value-type="float" office:value="57" calcext:value-type="float">
            <text:p>57</text:p>
          </table:table-cell>
          <table:table-cell table:formula="of:=FLOOR(90 * (1 + (1/13) * ([.$B123]-24)/2))" office:value-type="float" office:value="38" calcext:value-type="float">
            <text:p>38</text:p>
          </table:table-cell>
          <table:table-cell table:formula="of:=FLOOR(80 * (1 + (1/17) * ([.$B123]-24)/2))" office:value-type="float" office:value="44" calcext:value-type="float">
            <text:p>44</text:p>
          </table:table-cell>
          <table:table-cell table:formula="of:=[.C123]*5 + [.D123]*7 + [.E123]*6" office:value-type="float" office:value="815" calcext:value-type="float">
            <text:p>815</text:p>
          </table:table-cell>
          <table:table-cell table:formula="of:=MOD([.G12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table:formula="of:=IF([.G124]=1; [.B123]; [.B123]-1)" office:value-type="float" office:value="8" calcext:value-type="float">
            <text:p>8</text:p>
          </table:table-cell>
          <table:table-cell table:formula="of:=FLOOR(120 * (1 + (2/29) * ([.B124]-24)/2))" office:value-type="float" office:value="53" calcext:value-type="float">
            <text:p>53</text:p>
          </table:table-cell>
          <table:table-cell table:formula="of:=FLOOR(90 * (1 + (1/13) * ([.$B124]-24)/2))" office:value-type="float" office:value="34" calcext:value-type="float">
            <text:p>34</text:p>
          </table:table-cell>
          <table:table-cell table:formula="of:=FLOOR(80 * (1 + (1/17) * ([.$B124]-24)/2))" office:value-type="float" office:value="42" calcext:value-type="float">
            <text:p>42</text:p>
          </table:table-cell>
          <table:table-cell table:formula="of:=[.C124]*5 + [.D124]*7 + [.E124]*6" office:value-type="float" office:value="755" calcext:value-type="float">
            <text:p>755</text:p>
          </table:table-cell>
          <table:table-cell table:formula="of:=MOD([.G12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table:formula="of:=IF([.G125]=1; [.B124]; [.B124]-1)" office:value-type="float" office:value="8" calcext:value-type="float">
            <text:p>8</text:p>
          </table:table-cell>
          <table:table-cell table:formula="of:=FLOOR(120 * (1 + (2/29) * ([.B125]-24)/2))" office:value-type="float" office:value="53" calcext:value-type="float">
            <text:p>53</text:p>
          </table:table-cell>
          <table:table-cell table:formula="of:=FLOOR(90 * (1 + (1/13) * ([.$B125]-24)/2))" office:value-type="float" office:value="34" calcext:value-type="float">
            <text:p>34</text:p>
          </table:table-cell>
          <table:table-cell table:formula="of:=FLOOR(80 * (1 + (1/17) * ([.$B125]-24)/2))" office:value-type="float" office:value="42" calcext:value-type="float">
            <text:p>42</text:p>
          </table:table-cell>
          <table:table-cell table:formula="of:=[.C125]*5 + [.D125]*7 + [.E125]*6" office:value-type="float" office:value="755" calcext:value-type="float">
            <text:p>755</text:p>
          </table:table-cell>
          <table:table-cell table:formula="of:=MOD([.G12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table:formula="of:=IF([.G126]=1; [.B125]; [.B125]-1)" office:value-type="float" office:value="7" calcext:value-type="float">
            <text:p>7</text:p>
          </table:table-cell>
          <table:table-cell table:formula="of:=FLOOR(120 * (1 + (2/29) * ([.B126]-24)/2))" office:value-type="float" office:value="49" calcext:value-type="float">
            <text:p>49</text:p>
          </table:table-cell>
          <table:table-cell table:formula="of:=FLOOR(90 * (1 + (1/13) * ([.$B126]-24)/2))" office:value-type="float" office:value="31" calcext:value-type="float">
            <text:p>31</text:p>
          </table:table-cell>
          <table:table-cell table:formula="of:=FLOOR(80 * (1 + (1/17) * ([.$B126]-24)/2))" office:value-type="float" office:value="40" calcext:value-type="float">
            <text:p>40</text:p>
          </table:table-cell>
          <table:table-cell table:formula="of:=[.C126]*5 + [.D126]*7 + [.E126]*6" office:value-type="float" office:value="702" calcext:value-type="float">
            <text:p>702</text:p>
          </table:table-cell>
          <table:table-cell table:formula="of:=MOD([.G12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table:formula="of:=IF([.G127]=1; [.B126]; [.B126]-1)" office:value-type="float" office:value="7" calcext:value-type="float">
            <text:p>7</text:p>
          </table:table-cell>
          <table:table-cell table:formula="of:=FLOOR(120 * (1 + (2/29) * ([.B127]-24)/2))" office:value-type="float" office:value="49" calcext:value-type="float">
            <text:p>49</text:p>
          </table:table-cell>
          <table:table-cell table:formula="of:=FLOOR(90 * (1 + (1/13) * ([.$B127]-24)/2))" office:value-type="float" office:value="31" calcext:value-type="float">
            <text:p>31</text:p>
          </table:table-cell>
          <table:table-cell table:formula="of:=FLOOR(80 * (1 + (1/17) * ([.$B127]-24)/2))" office:value-type="float" office:value="40" calcext:value-type="float">
            <text:p>40</text:p>
          </table:table-cell>
          <table:table-cell table:formula="of:=[.C127]*5 + [.D127]*7 + [.E127]*6" office:value-type="float" office:value="702" calcext:value-type="float">
            <text:p>702</text:p>
          </table:table-cell>
          <table:table-cell table:formula="of:=MOD([.G12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table:formula="of:=IF([.G128]=1; [.B127]; [.B127]-1)" office:value-type="float" office:value="6" calcext:value-type="float">
            <text:p>6</text:p>
          </table:table-cell>
          <table:table-cell table:formula="of:=FLOOR(120 * (1 + (2/29) * ([.B128]-24)/2))" office:value-type="float" office:value="45" calcext:value-type="float">
            <text:p>45</text:p>
          </table:table-cell>
          <table:table-cell table:formula="of:=FLOOR(90 * (1 + (1/13) * ([.$B128]-24)/2))" office:value-type="float" office:value="27" calcext:value-type="float">
            <text:p>27</text:p>
          </table:table-cell>
          <table:table-cell table:formula="of:=FLOOR(80 * (1 + (1/17) * ([.$B128]-24)/2))" office:value-type="float" office:value="37" calcext:value-type="float">
            <text:p>37</text:p>
          </table:table-cell>
          <table:table-cell table:formula="of:=[.C128]*5 + [.D128]*7 + [.E128]*6" office:value-type="float" office:value="636" calcext:value-type="float">
            <text:p>636</text:p>
          </table:table-cell>
          <table:table-cell table:formula="of:=MOD([.G12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table:formula="of:=IF([.G129]=1; [.B128]; [.B128]-1)" office:value-type="float" office:value="6" calcext:value-type="float">
            <text:p>6</text:p>
          </table:table-cell>
          <table:table-cell table:formula="of:=FLOOR(120 * (1 + (2/29) * ([.B129]-24)/2))" office:value-type="float" office:value="45" calcext:value-type="float">
            <text:p>45</text:p>
          </table:table-cell>
          <table:table-cell table:formula="of:=FLOOR(90 * (1 + (1/13) * ([.$B129]-24)/2))" office:value-type="float" office:value="27" calcext:value-type="float">
            <text:p>27</text:p>
          </table:table-cell>
          <table:table-cell table:formula="of:=FLOOR(80 * (1 + (1/17) * ([.$B129]-24)/2))" office:value-type="float" office:value="37" calcext:value-type="float">
            <text:p>37</text:p>
          </table:table-cell>
          <table:table-cell table:formula="of:=[.C129]*5 + [.D129]*7 + [.E129]*6" office:value-type="float" office:value="636" calcext:value-type="float">
            <text:p>636</text:p>
          </table:table-cell>
          <table:table-cell table:formula="of:=MOD([.G12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table:formula="of:=IF([.G130]=1; [.B129]; [.B129]-1)" office:value-type="float" office:value="5" calcext:value-type="float">
            <text:p>5</text:p>
          </table:table-cell>
          <table:table-cell table:formula="of:=FLOOR(120 * (1 + (2/29) * ([.B130]-24)/2))" office:value-type="float" office:value="41" calcext:value-type="float">
            <text:p>41</text:p>
          </table:table-cell>
          <table:table-cell table:formula="of:=FLOOR(90 * (1 + (1/13) * ([.$B130]-24)/2))" office:value-type="float" office:value="24" calcext:value-type="float">
            <text:p>24</text:p>
          </table:table-cell>
          <table:table-cell table:formula="of:=FLOOR(80 * (1 + (1/17) * ([.$B130]-24)/2))" office:value-type="float" office:value="35" calcext:value-type="float">
            <text:p>35</text:p>
          </table:table-cell>
          <table:table-cell table:formula="of:=[.C130]*5 + [.D130]*7 + [.E130]*6" office:value-type="float" office:value="583" calcext:value-type="float">
            <text:p>583</text:p>
          </table:table-cell>
          <table:table-cell table:formula="of:=MOD([.G12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table:formula="of:=IF([.G131]=1; [.B130]; [.B130]-1)" office:value-type="float" office:value="5" calcext:value-type="float">
            <text:p>5</text:p>
          </table:table-cell>
          <table:table-cell table:formula="of:=FLOOR(120 * (1 + (2/29) * ([.B131]-24)/2))" office:value-type="float" office:value="41" calcext:value-type="float">
            <text:p>41</text:p>
          </table:table-cell>
          <table:table-cell table:formula="of:=FLOOR(90 * (1 + (1/13) * ([.$B131]-24)/2))" office:value-type="float" office:value="24" calcext:value-type="float">
            <text:p>24</text:p>
          </table:table-cell>
          <table:table-cell table:formula="of:=FLOOR(80 * (1 + (1/17) * ([.$B131]-24)/2))" office:value-type="float" office:value="35" calcext:value-type="float">
            <text:p>35</text:p>
          </table:table-cell>
          <table:table-cell table:formula="of:=[.C131]*5 + [.D131]*7 + [.E131]*6" office:value-type="float" office:value="583" calcext:value-type="float">
            <text:p>583</text:p>
          </table:table-cell>
          <table:table-cell table:formula="of:=MOD([.G13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table:formula="of:=IF([.G132]=1; [.B131]; [.B131]-1)" office:value-type="float" office:value="4" calcext:value-type="float">
            <text:p>4</text:p>
          </table:table-cell>
          <table:table-cell table:formula="of:=FLOOR(120 * (1 + (2/29) * ([.B132]-24)/2))" office:value-type="float" office:value="37" calcext:value-type="float">
            <text:p>37</text:p>
          </table:table-cell>
          <table:table-cell table:formula="of:=FLOOR(90 * (1 + (1/13) * ([.$B132]-24)/2))" office:value-type="float" office:value="20" calcext:value-type="float">
            <text:p>20</text:p>
          </table:table-cell>
          <table:table-cell table:formula="of:=FLOOR(80 * (1 + (1/17) * ([.$B132]-24)/2))" office:value-type="float" office:value="32" calcext:value-type="float">
            <text:p>32</text:p>
          </table:table-cell>
          <table:table-cell table:formula="of:=[.C132]*5 + [.D132]*7 + [.E132]*6" office:value-type="float" office:value="517" calcext:value-type="float">
            <text:p>517</text:p>
          </table:table-cell>
          <table:table-cell table:formula="of:=MOD([.G13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table:formula="of:=IF([.G133]=1; [.B132]; [.B132]-1)" office:value-type="float" office:value="4" calcext:value-type="float">
            <text:p>4</text:p>
          </table:table-cell>
          <table:table-cell table:formula="of:=FLOOR(120 * (1 + (2/29) * ([.B133]-24)/2))" office:value-type="float" office:value="37" calcext:value-type="float">
            <text:p>37</text:p>
          </table:table-cell>
          <table:table-cell table:formula="of:=FLOOR(90 * (1 + (1/13) * ([.$B133]-24)/2))" office:value-type="float" office:value="20" calcext:value-type="float">
            <text:p>20</text:p>
          </table:table-cell>
          <table:table-cell table:formula="of:=FLOOR(80 * (1 + (1/17) * ([.$B133]-24)/2))" office:value-type="float" office:value="32" calcext:value-type="float">
            <text:p>32</text:p>
          </table:table-cell>
          <table:table-cell table:formula="of:=[.C133]*5 + [.D133]*7 + [.E133]*6" office:value-type="float" office:value="517" calcext:value-type="float">
            <text:p>517</text:p>
          </table:table-cell>
          <table:table-cell table:formula="of:=MOD([.G13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table:formula="of:=IF([.G134]=1; [.B133]; [.B133]-1)" office:value-type="float" office:value="3" calcext:value-type="float">
            <text:p>3</text:p>
          </table:table-cell>
          <table:table-cell table:formula="of:=FLOOR(120 * (1 + (2/29) * ([.B134]-24)/2))" office:value-type="float" office:value="33" calcext:value-type="float">
            <text:p>33</text:p>
          </table:table-cell>
          <table:table-cell table:formula="of:=FLOOR(90 * (1 + (1/13) * ([.$B134]-24)/2))" office:value-type="float" office:value="17" calcext:value-type="float">
            <text:p>17</text:p>
          </table:table-cell>
          <table:table-cell table:formula="of:=FLOOR(80 * (1 + (1/17) * ([.$B134]-24)/2))" office:value-type="float" office:value="30" calcext:value-type="float">
            <text:p>30</text:p>
          </table:table-cell>
          <table:table-cell table:formula="of:=[.C134]*5 + [.D134]*7 + [.E134]*6" office:value-type="float" office:value="464" calcext:value-type="float">
            <text:p>464</text:p>
          </table:table-cell>
          <table:table-cell table:formula="of:=MOD([.G13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table:formula="of:=IF([.G135]=1; [.B134]; [.B134]-1)" office:value-type="float" office:value="3" calcext:value-type="float">
            <text:p>3</text:p>
          </table:table-cell>
          <table:table-cell table:formula="of:=FLOOR(120 * (1 + (2/29) * ([.B135]-24)/2))" office:value-type="float" office:value="33" calcext:value-type="float">
            <text:p>33</text:p>
          </table:table-cell>
          <table:table-cell table:formula="of:=FLOOR(90 * (1 + (1/13) * ([.$B135]-24)/2))" office:value-type="float" office:value="17" calcext:value-type="float">
            <text:p>17</text:p>
          </table:table-cell>
          <table:table-cell table:formula="of:=FLOOR(80 * (1 + (1/17) * ([.$B135]-24)/2))" office:value-type="float" office:value="30" calcext:value-type="float">
            <text:p>30</text:p>
          </table:table-cell>
          <table:table-cell table:formula="of:=[.C135]*5 + [.D135]*7 + [.E135]*6" office:value-type="float" office:value="464" calcext:value-type="float">
            <text:p>464</text:p>
          </table:table-cell>
          <table:table-cell table:formula="of:=MOD([.G13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table:formula="of:=IF([.G136]=1; [.B135]; [.B135]-1)" office:value-type="float" office:value="2" calcext:value-type="float">
            <text:p>2</text:p>
          </table:table-cell>
          <table:table-cell table:formula="of:=FLOOR(120 * (1 + (2/29) * ([.B136]-24)/2))" office:value-type="float" office:value="28" calcext:value-type="float">
            <text:p>28</text:p>
          </table:table-cell>
          <table:table-cell table:formula="of:=FLOOR(90 * (1 + (1/13) * ([.$B136]-24)/2))" office:value-type="float" office:value="13" calcext:value-type="float">
            <text:p>13</text:p>
          </table:table-cell>
          <table:table-cell table:formula="of:=FLOOR(80 * (1 + (1/17) * ([.$B136]-24)/2))" office:value-type="float" office:value="28" calcext:value-type="float">
            <text:p>28</text:p>
          </table:table-cell>
          <table:table-cell table:formula="of:=[.C136]*5 + [.D136]*7 + [.E136]*6" office:value-type="float" office:value="399" calcext:value-type="float">
            <text:p>399</text:p>
          </table:table-cell>
          <table:table-cell table:formula="of:=MOD([.G13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table:formula="of:=IF([.G137]=1; [.B136]; [.B136]-1)" office:value-type="float" office:value="2" calcext:value-type="float">
            <text:p>2</text:p>
          </table:table-cell>
          <table:table-cell table:formula="of:=FLOOR(120 * (1 + (2/29) * ([.B137]-24)/2))" office:value-type="float" office:value="28" calcext:value-type="float">
            <text:p>28</text:p>
          </table:table-cell>
          <table:table-cell table:formula="of:=FLOOR(90 * (1 + (1/13) * ([.$B137]-24)/2))" office:value-type="float" office:value="13" calcext:value-type="float">
            <text:p>13</text:p>
          </table:table-cell>
          <table:table-cell table:formula="of:=FLOOR(80 * (1 + (1/17) * ([.$B137]-24)/2))" office:value-type="float" office:value="28" calcext:value-type="float">
            <text:p>28</text:p>
          </table:table-cell>
          <table:table-cell table:formula="of:=[.C137]*5 + [.D137]*7 + [.E137]*6" office:value-type="float" office:value="399" calcext:value-type="float">
            <text:p>399</text:p>
          </table:table-cell>
          <table:table-cell table:formula="of:=MOD([.G13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table:formula="of:=IF([.G138]=1; [.B137]; [.B137]-1)" office:value-type="float" office:value="1" calcext:value-type="float">
            <text:p>1</text:p>
          </table:table-cell>
          <table:table-cell table:formula="of:=FLOOR(120 * (1 + (2/29) * ([.B138]-24)/2))" office:value-type="float" office:value="24" calcext:value-type="float">
            <text:p>24</text:p>
          </table:table-cell>
          <table:table-cell table:formula="of:=FLOOR(90 * (1 + (1/13) * ([.$B138]-24)/2))" office:value-type="float" office:value="10" calcext:value-type="float">
            <text:p>10</text:p>
          </table:table-cell>
          <table:table-cell table:formula="of:=FLOOR(80 * (1 + (1/17) * ([.$B138]-24)/2))" office:value-type="float" office:value="25" calcext:value-type="float">
            <text:p>25</text:p>
          </table:table-cell>
          <table:table-cell table:formula="of:=[.C138]*5 + [.D138]*7 + [.E138]*6" office:value-type="float" office:value="340" calcext:value-type="float">
            <text:p>340</text:p>
          </table:table-cell>
          <table:table-cell table:formula="of:=MOD([.G13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table:formula="of:=IF([.G139]=1; [.B138]; [.B138]-1)" office:value-type="float" office:value="1" calcext:value-type="float">
            <text:p>1</text:p>
          </table:table-cell>
          <table:table-cell table:formula="of:=FLOOR(120 * (1 + (2/29) * ([.B139]-24)/2))" office:value-type="float" office:value="24" calcext:value-type="float">
            <text:p>24</text:p>
          </table:table-cell>
          <table:table-cell table:formula="of:=FLOOR(90 * (1 + (1/13) * ([.$B139]-24)/2))" office:value-type="float" office:value="10" calcext:value-type="float">
            <text:p>10</text:p>
          </table:table-cell>
          <table:table-cell table:formula="of:=FLOOR(80 * (1 + (1/17) * ([.$B139]-24)/2))" office:value-type="float" office:value="25" calcext:value-type="float">
            <text:p>25</text:p>
          </table:table-cell>
          <table:table-cell table:formula="of:=[.C139]*5 + [.D139]*7 + [.E139]*6" office:value-type="float" office:value="340" calcext:value-type="float">
            <text:p>340</text:p>
          </table:table-cell>
          <table:table-cell table:formula="of:=MOD([.G13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table:formula="of:=IF([.G140]=1; [.B139]; [.B139]-1)" office:value-type="float" office:value="0" calcext:value-type="float">
            <text:p>0</text:p>
          </table:table-cell>
          <table:table-cell table:formula="of:=FLOOR(120 * (1 + (2/29) * ([.B140]-24)/2))" office:value-type="float" office:value="20" calcext:value-type="float">
            <text:p>20</text:p>
          </table:table-cell>
          <table:table-cell table:formula="of:=FLOOR(90 * (1 + (1/13) * ([.$B140]-24)/2))" office:value-type="float" office:value="6" calcext:value-type="float">
            <text:p>6</text:p>
          </table:table-cell>
          <table:table-cell table:formula="of:=FLOOR(80 * (1 + (1/17) * ([.$B140]-24)/2))" office:value-type="float" office:value="23" calcext:value-type="float">
            <text:p>23</text:p>
          </table:table-cell>
          <table:table-cell table:formula="of:=[.C140]*5 + [.D140]*7 + [.E140]*6" office:value-type="float" office:value="280" calcext:value-type="float">
            <text:p>280</text:p>
          </table:table-cell>
          <table:table-cell table:formula="of:=MOD([.G13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table:formula="of:=IF([.G141]=1; [.B140]; [.B140]-1)" office:value-type="float" office:value="0" calcext:value-type="float">
            <text:p>0</text:p>
          </table:table-cell>
          <table:table-cell table:formula="of:=FLOOR(120 * (1 + (2/29) * ([.B141]-24)/2))" office:value-type="float" office:value="20" calcext:value-type="float">
            <text:p>20</text:p>
          </table:table-cell>
          <table:table-cell table:formula="of:=FLOOR(90 * (1 + (1/13) * ([.$B141]-24)/2))" office:value-type="float" office:value="6" calcext:value-type="float">
            <text:p>6</text:p>
          </table:table-cell>
          <table:table-cell table:formula="of:=FLOOR(80 * (1 + (1/17) * ([.$B141]-24)/2))" office:value-type="float" office:value="23" calcext:value-type="float">
            <text:p>23</text:p>
          </table:table-cell>
          <table:table-cell table:formula="of:=[.C141]*5 + [.D141]*7 + [.E141]*6" office:value-type="float" office:value="280" calcext:value-type="float">
            <text:p>280</text:p>
          </table:table-cell>
          <table:table-cell table:formula="of:=MOD([.G14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table:formula="of:=IF([.G142]=1; [.B141]; [.B141]-1)" office:value-type="float" office:value="-1" calcext:value-type="float">
            <text:p>-1</text:p>
          </table:table-cell>
          <table:table-cell table:formula="of:=FLOOR(120 * (1 + (2/29) * ([.B142]-24)/2))" office:value-type="float" office:value="16" calcext:value-type="float">
            <text:p>16</text:p>
          </table:table-cell>
          <table:table-cell table:formula="of:=FLOOR(90 * (1 + (1/13) * ([.$B142]-24)/2))" office:value-type="float" office:value="3" calcext:value-type="float">
            <text:p>3</text:p>
          </table:table-cell>
          <table:table-cell table:formula="of:=FLOOR(80 * (1 + (1/17) * ([.$B142]-24)/2))" office:value-type="float" office:value="21" calcext:value-type="float">
            <text:p>21</text:p>
          </table:table-cell>
          <table:table-cell table:formula="of:=[.C142]*5 + [.D142]*7 + [.E142]*6" office:value-type="float" office:value="227" calcext:value-type="float">
            <text:p>227</text:p>
          </table:table-cell>
          <table:table-cell table:formula="of:=MOD([.G14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table:formula="of:=IF([.G143]=1; [.B142]; [.B142]-1)" office:value-type="float" office:value="-1" calcext:value-type="float">
            <text:p>-1</text:p>
          </table:table-cell>
          <table:table-cell table:formula="of:=FLOOR(120 * (1 + (2/29) * ([.B143]-24)/2))" office:value-type="float" office:value="16" calcext:value-type="float">
            <text:p>16</text:p>
          </table:table-cell>
          <table:table-cell table:formula="of:=FLOOR(90 * (1 + (1/13) * ([.$B143]-24)/2))" office:value-type="float" office:value="3" calcext:value-type="float">
            <text:p>3</text:p>
          </table:table-cell>
          <table:table-cell table:formula="of:=FLOOR(80 * (1 + (1/17) * ([.$B143]-24)/2))" office:value-type="float" office:value="21" calcext:value-type="float">
            <text:p>21</text:p>
          </table:table-cell>
          <table:table-cell table:formula="of:=[.C143]*5 + [.D143]*7 + [.E143]*6" office:value-type="float" office:value="227" calcext:value-type="float">
            <text:p>227</text:p>
          </table:table-cell>
          <table:table-cell table:formula="of:=MOD([.G14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table:formula="of:=IF([.G144]=1; [.B143]; [.B143]-1)" office:value-type="float" office:value="-2" calcext:value-type="float">
            <text:p>-2</text:p>
          </table:table-cell>
          <table:table-cell table:formula="of:=FLOOR(120 * (1 + (2/29) * ([.B144]-24)/2))" office:value-type="float" office:value="12" calcext:value-type="float">
            <text:p>12</text:p>
          </table:table-cell>
          <table:table-cell table:formula="of:=FLOOR(90 * (1 + (1/13) * ([.$B144]-24)/2))" office:value-type="float" office:value="0" calcext:value-type="float">
            <text:p>0</text:p>
          </table:table-cell>
          <table:table-cell table:formula="of:=FLOOR(80 * (1 + (1/17) * ([.$B144]-24)/2))" office:value-type="float" office:value="18" calcext:value-type="float">
            <text:p>18</text:p>
          </table:table-cell>
          <table:table-cell table:formula="of:=[.C144]*5 + [.D144]*7 + [.E144]*6" office:value-type="float" office:value="168" calcext:value-type="float">
            <text:p>168</text:p>
          </table:table-cell>
          <table:table-cell table:formula="of:=MOD([.G14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table:formula="of:=IF([.G145]=1; [.B144]; [.B144]-1)" office:value-type="float" office:value="-2" calcext:value-type="float">
            <text:p>-2</text:p>
          </table:table-cell>
          <table:table-cell table:formula="of:=FLOOR(120 * (1 + (2/29) * ([.B145]-24)/2))" office:value-type="float" office:value="12" calcext:value-type="float">
            <text:p>12</text:p>
          </table:table-cell>
          <table:table-cell table:formula="of:=FLOOR(90 * (1 + (1/13) * ([.$B145]-24)/2))" office:value-type="float" office:value="0" calcext:value-type="float">
            <text:p>0</text:p>
          </table:table-cell>
          <table:table-cell table:formula="of:=FLOOR(80 * (1 + (1/17) * ([.$B145]-24)/2))" office:value-type="float" office:value="18" calcext:value-type="float">
            <text:p>18</text:p>
          </table:table-cell>
          <table:table-cell table:formula="of:=[.C145]*5 + [.D145]*7 + [.E145]*6" office:value-type="float" office:value="168" calcext:value-type="float">
            <text:p>168</text:p>
          </table:table-cell>
          <table:table-cell table:formula="of:=MOD([.G14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table:formula="of:=IF([.G146]=1; [.B145]; [.B145]-1)" office:value-type="float" office:value="-3" calcext:value-type="float">
            <text:p>-3</text:p>
          </table:table-cell>
          <table:table-cell table:formula="of:=FLOOR(120 * (1 + (2/29) * ([.B146]-24)/2))" office:value-type="float" office:value="8" calcext:value-type="float">
            <text:p>8</text:p>
          </table:table-cell>
          <table:table-cell table:formula="of:=FLOOR(90 * (1 + (1/13) * ([.$B146]-24)/2))" office:value-type="float" office:value="-4" calcext:value-type="float">
            <text:p>-4</text:p>
          </table:table-cell>
          <table:table-cell table:formula="of:=FLOOR(80 * (1 + (1/17) * ([.$B146]-24)/2))" office:value-type="float" office:value="16" calcext:value-type="float">
            <text:p>16</text:p>
          </table:table-cell>
          <table:table-cell table:formula="of:=[.C146]*5 + [.D146]*7 + [.E146]*6" office:value-type="float" office:value="108" calcext:value-type="float">
            <text:p>108</text:p>
          </table:table-cell>
          <table:table-cell table:formula="of:=MOD([.G14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table:formula="of:=IF([.G147]=1; [.B146]; [.B146]-1)" office:value-type="float" office:value="-3" calcext:value-type="float">
            <text:p>-3</text:p>
          </table:table-cell>
          <table:table-cell table:formula="of:=FLOOR(120 * (1 + (2/29) * ([.B147]-24)/2))" office:value-type="float" office:value="8" calcext:value-type="float">
            <text:p>8</text:p>
          </table:table-cell>
          <table:table-cell table:formula="of:=FLOOR(90 * (1 + (1/13) * ([.$B147]-24)/2))" office:value-type="float" office:value="-4" calcext:value-type="float">
            <text:p>-4</text:p>
          </table:table-cell>
          <table:table-cell table:formula="of:=FLOOR(80 * (1 + (1/17) * ([.$B147]-24)/2))" office:value-type="float" office:value="16" calcext:value-type="float">
            <text:p>16</text:p>
          </table:table-cell>
          <table:table-cell table:formula="of:=[.C147]*5 + [.D147]*7 + [.E147]*6" office:value-type="float" office:value="108" calcext:value-type="float">
            <text:p>108</text:p>
          </table:table-cell>
          <table:table-cell table:formula="of:=MOD([.G14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table:formula="of:=IF([.G148]=1; [.B147]; [.B147]-1)" office:value-type="float" office:value="-4" calcext:value-type="float">
            <text:p>-4</text:p>
          </table:table-cell>
          <table:table-cell table:formula="of:=FLOOR(120 * (1 + (2/29) * ([.B148]-24)/2))" office:value-type="float" office:value="4" calcext:value-type="float">
            <text:p>4</text:p>
          </table:table-cell>
          <table:table-cell table:formula="of:=FLOOR(90 * (1 + (1/13) * ([.$B148]-24)/2))" office:value-type="float" office:value="-7" calcext:value-type="float">
            <text:p>-7</text:p>
          </table:table-cell>
          <table:table-cell table:formula="of:=FLOOR(80 * (1 + (1/17) * ([.$B148]-24)/2))" office:value-type="float" office:value="14" calcext:value-type="float">
            <text:p>14</text:p>
          </table:table-cell>
          <table:table-cell table:formula="of:=[.C148]*5 + [.D148]*7 + [.E148]*6" office:value-type="float" office:value="55" calcext:value-type="float">
            <text:p>55</text:p>
          </table:table-cell>
          <table:table-cell table:formula="of:=MOD([.G14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table:formula="of:=IF([.G149]=1; [.B148]; [.B148]-1)" office:value-type="float" office:value="-4" calcext:value-type="float">
            <text:p>-4</text:p>
          </table:table-cell>
          <table:table-cell table:formula="of:=FLOOR(120 * (1 + (2/29) * ([.B149]-24)/2))" office:value-type="float" office:value="4" calcext:value-type="float">
            <text:p>4</text:p>
          </table:table-cell>
          <table:table-cell table:formula="of:=FLOOR(90 * (1 + (1/13) * ([.$B149]-24)/2))" office:value-type="float" office:value="-7" calcext:value-type="float">
            <text:p>-7</text:p>
          </table:table-cell>
          <table:table-cell table:formula="of:=FLOOR(80 * (1 + (1/17) * ([.$B149]-24)/2))" office:value-type="float" office:value="14" calcext:value-type="float">
            <text:p>14</text:p>
          </table:table-cell>
          <table:table-cell table:formula="of:=[.C149]*5 + [.D149]*7 + [.E149]*6" office:value-type="float" office:value="55" calcext:value-type="float">
            <text:p>55</text:p>
          </table:table-cell>
          <table:table-cell table:formula="of:=MOD([.G14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table:formula="of:=IF([.G150]=1; [.B149]; [.B149]-1)" office:value-type="float" office:value="-5" calcext:value-type="float">
            <text:p>-5</text:p>
          </table:table-cell>
          <table:table-cell table:formula="of:=FLOOR(120 * (1 + (2/29) * ([.B150]-24)/2))" office:value-type="float" office:value="0" calcext:value-type="float">
            <text:p>0</text:p>
          </table:table-cell>
          <table:table-cell table:formula="of:=FLOOR(90 * (1 + (1/13) * ([.$B150]-24)/2))" office:value-type="float" office:value="-11" calcext:value-type="float">
            <text:p>-11</text:p>
          </table:table-cell>
          <table:table-cell table:formula="of:=FLOOR(80 * (1 + (1/17) * ([.$B150]-24)/2))" office:value-type="float" office:value="11" calcext:value-type="float">
            <text:p>11</text:p>
          </table:table-cell>
          <table:table-cell table:formula="of:=[.C150]*5 + [.D150]*7 + [.E150]*6" office:value-type="float" office:value="-11" calcext:value-type="float">
            <text:p>-11</text:p>
          </table:table-cell>
          <table:table-cell table:formula="of:=MOD([.G14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table:formula="of:=IF([.G151]=1; [.B150]; [.B150]-1)" office:value-type="float" office:value="-5" calcext:value-type="float">
            <text:p>-5</text:p>
          </table:table-cell>
          <table:table-cell table:formula="of:=FLOOR(120 * (1 + (2/29) * ([.B151]-24)/2))" office:value-type="float" office:value="0" calcext:value-type="float">
            <text:p>0</text:p>
          </table:table-cell>
          <table:table-cell table:formula="of:=FLOOR(90 * (1 + (1/13) * ([.$B151]-24)/2))" office:value-type="float" office:value="-11" calcext:value-type="float">
            <text:p>-11</text:p>
          </table:table-cell>
          <table:table-cell table:formula="of:=FLOOR(80 * (1 + (1/17) * ([.$B151]-24)/2))" office:value-type="float" office:value="11" calcext:value-type="float">
            <text:p>11</text:p>
          </table:table-cell>
          <table:table-cell table:formula="of:=[.C151]*5 + [.D151]*7 + [.E151]*6" office:value-type="float" office:value="-11" calcext:value-type="float">
            <text:p>-11</text:p>
          </table:table-cell>
          <table:table-cell table:formula="of:=MOD([.G15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table:formula="of:=IF([.G152]=1; [.B151]; [.B151]-1)" office:value-type="float" office:value="-6" calcext:value-type="float">
            <text:p>-6</text:p>
          </table:table-cell>
          <table:table-cell table:formula="of:=FLOOR(120 * (1 + (2/29) * ([.B152]-24)/2))" office:value-type="float" office:value="-5" calcext:value-type="float">
            <text:p>-5</text:p>
          </table:table-cell>
          <table:table-cell table:formula="of:=FLOOR(90 * (1 + (1/13) * ([.$B152]-24)/2))" office:value-type="float" office:value="-14" calcext:value-type="float">
            <text:p>-14</text:p>
          </table:table-cell>
          <table:table-cell table:formula="of:=FLOOR(80 * (1 + (1/17) * ([.$B152]-24)/2))" office:value-type="float" office:value="9" calcext:value-type="float">
            <text:p>9</text:p>
          </table:table-cell>
          <table:table-cell table:formula="of:=[.C152]*5 + [.D152]*7 + [.E152]*6" office:value-type="float" office:value="-69" calcext:value-type="float">
            <text:p>-69</text:p>
          </table:table-cell>
          <table:table-cell table:formula="of:=MOD([.G15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table:formula="of:=IF([.G153]=1; [.B152]; [.B152]-1)" office:value-type="float" office:value="-6" calcext:value-type="float">
            <text:p>-6</text:p>
          </table:table-cell>
          <table:table-cell table:formula="of:=FLOOR(120 * (1 + (2/29) * ([.B153]-24)/2))" office:value-type="float" office:value="-5" calcext:value-type="float">
            <text:p>-5</text:p>
          </table:table-cell>
          <table:table-cell table:formula="of:=FLOOR(90 * (1 + (1/13) * ([.$B153]-24)/2))" office:value-type="float" office:value="-14" calcext:value-type="float">
            <text:p>-14</text:p>
          </table:table-cell>
          <table:table-cell table:formula="of:=FLOOR(80 * (1 + (1/17) * ([.$B153]-24)/2))" office:value-type="float" office:value="9" calcext:value-type="float">
            <text:p>9</text:p>
          </table:table-cell>
          <table:table-cell table:formula="of:=[.C153]*5 + [.D153]*7 + [.E153]*6" office:value-type="float" office:value="-69" calcext:value-type="float">
            <text:p>-69</text:p>
          </table:table-cell>
          <table:table-cell table:formula="of:=MOD([.G15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table:formula="of:=IF([.G154]=1; [.B153]; [.B153]-1)" office:value-type="float" office:value="-7" calcext:value-type="float">
            <text:p>-7</text:p>
          </table:table-cell>
          <table:table-cell table:formula="of:=FLOOR(120 * (1 + (2/29) * ([.B154]-24)/2))" office:value-type="float" office:value="-9" calcext:value-type="float">
            <text:p>-9</text:p>
          </table:table-cell>
          <table:table-cell table:formula="of:=FLOOR(90 * (1 + (1/13) * ([.$B154]-24)/2))" office:value-type="float" office:value="-18" calcext:value-type="float">
            <text:p>-18</text:p>
          </table:table-cell>
          <table:table-cell table:formula="of:=FLOOR(80 * (1 + (1/17) * ([.$B154]-24)/2))" office:value-type="float" office:value="7" calcext:value-type="float">
            <text:p>7</text:p>
          </table:table-cell>
          <table:table-cell table:formula="of:=[.C154]*5 + [.D154]*7 + [.E154]*6" office:value-type="float" office:value="-129" calcext:value-type="float">
            <text:p>-129</text:p>
          </table:table-cell>
          <table:table-cell table:formula="of:=MOD([.G15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table:formula="of:=IF([.G155]=1; [.B154]; [.B154]-1)" office:value-type="float" office:value="-7" calcext:value-type="float">
            <text:p>-7</text:p>
          </table:table-cell>
          <table:table-cell table:formula="of:=FLOOR(120 * (1 + (2/29) * ([.B155]-24)/2))" office:value-type="float" office:value="-9" calcext:value-type="float">
            <text:p>-9</text:p>
          </table:table-cell>
          <table:table-cell table:formula="of:=FLOOR(90 * (1 + (1/13) * ([.$B155]-24)/2))" office:value-type="float" office:value="-18" calcext:value-type="float">
            <text:p>-18</text:p>
          </table:table-cell>
          <table:table-cell table:formula="of:=FLOOR(80 * (1 + (1/17) * ([.$B155]-24)/2))" office:value-type="float" office:value="7" calcext:value-type="float">
            <text:p>7</text:p>
          </table:table-cell>
          <table:table-cell table:formula="of:=[.C155]*5 + [.D155]*7 + [.E155]*6" office:value-type="float" office:value="-129" calcext:value-type="float">
            <text:p>-129</text:p>
          </table:table-cell>
          <table:table-cell table:formula="of:=MOD([.G15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table:formula="of:=IF([.G156]=1; [.B155]; [.B155]-1)" office:value-type="float" office:value="-8" calcext:value-type="float">
            <text:p>-8</text:p>
          </table:table-cell>
          <table:table-cell table:formula="of:=FLOOR(120 * (1 + (2/29) * ([.B156]-24)/2))" office:value-type="float" office:value="-13" calcext:value-type="float">
            <text:p>-13</text:p>
          </table:table-cell>
          <table:table-cell table:formula="of:=FLOOR(90 * (1 + (1/13) * ([.$B156]-24)/2))" office:value-type="float" office:value="-21" calcext:value-type="float">
            <text:p>-21</text:p>
          </table:table-cell>
          <table:table-cell table:formula="of:=FLOOR(80 * (1 + (1/17) * ([.$B156]-24)/2))" office:value-type="float" office:value="4" calcext:value-type="float">
            <text:p>4</text:p>
          </table:table-cell>
          <table:table-cell table:formula="of:=[.C156]*5 + [.D156]*7 + [.E156]*6" office:value-type="float" office:value="-188" calcext:value-type="float">
            <text:p>-188</text:p>
          </table:table-cell>
          <table:table-cell table:formula="of:=MOD([.G15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table:formula="of:=IF([.G157]=1; [.B156]; [.B156]-1)" office:value-type="float" office:value="-8" calcext:value-type="float">
            <text:p>-8</text:p>
          </table:table-cell>
          <table:table-cell table:formula="of:=FLOOR(120 * (1 + (2/29) * ([.B157]-24)/2))" office:value-type="float" office:value="-13" calcext:value-type="float">
            <text:p>-13</text:p>
          </table:table-cell>
          <table:table-cell table:formula="of:=FLOOR(90 * (1 + (1/13) * ([.$B157]-24)/2))" office:value-type="float" office:value="-21" calcext:value-type="float">
            <text:p>-21</text:p>
          </table:table-cell>
          <table:table-cell table:formula="of:=FLOOR(80 * (1 + (1/17) * ([.$B157]-24)/2))" office:value-type="float" office:value="4" calcext:value-type="float">
            <text:p>4</text:p>
          </table:table-cell>
          <table:table-cell table:formula="of:=[.C157]*5 + [.D157]*7 + [.E157]*6" office:value-type="float" office:value="-188" calcext:value-type="float">
            <text:p>-188</text:p>
          </table:table-cell>
          <table:table-cell table:formula="of:=MOD([.G15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table:formula="of:=IF([.G158]=1; [.B157]; [.B157]-1)" office:value-type="float" office:value="-9" calcext:value-type="float">
            <text:p>-9</text:p>
          </table:table-cell>
          <table:table-cell table:formula="of:=FLOOR(120 * (1 + (2/29) * ([.B158]-24)/2))" office:value-type="float" office:value="-17" calcext:value-type="float">
            <text:p>-17</text:p>
          </table:table-cell>
          <table:table-cell table:formula="of:=FLOOR(90 * (1 + (1/13) * ([.$B158]-24)/2))" office:value-type="float" office:value="-25" calcext:value-type="float">
            <text:p>-25</text:p>
          </table:table-cell>
          <table:table-cell table:formula="of:=FLOOR(80 * (1 + (1/17) * ([.$B158]-24)/2))" office:value-type="float" office:value="2" calcext:value-type="float">
            <text:p>2</text:p>
          </table:table-cell>
          <table:table-cell table:formula="of:=[.C158]*5 + [.D158]*7 + [.E158]*6" office:value-type="float" office:value="-248" calcext:value-type="float">
            <text:p>-248</text:p>
          </table:table-cell>
          <table:table-cell table:formula="of:=MOD([.G15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table:formula="of:=IF([.G159]=1; [.B158]; [.B158]-1)" office:value-type="float" office:value="-9" calcext:value-type="float">
            <text:p>-9</text:p>
          </table:table-cell>
          <table:table-cell table:formula="of:=FLOOR(120 * (1 + (2/29) * ([.B159]-24)/2))" office:value-type="float" office:value="-17" calcext:value-type="float">
            <text:p>-17</text:p>
          </table:table-cell>
          <table:table-cell table:formula="of:=FLOOR(90 * (1 + (1/13) * ([.$B159]-24)/2))" office:value-type="float" office:value="-25" calcext:value-type="float">
            <text:p>-25</text:p>
          </table:table-cell>
          <table:table-cell table:formula="of:=FLOOR(80 * (1 + (1/17) * ([.$B159]-24)/2))" office:value-type="float" office:value="2" calcext:value-type="float">
            <text:p>2</text:p>
          </table:table-cell>
          <table:table-cell table:formula="of:=[.C159]*5 + [.D159]*7 + [.E159]*6" office:value-type="float" office:value="-248" calcext:value-type="float">
            <text:p>-248</text:p>
          </table:table-cell>
          <table:table-cell table:formula="of:=MOD([.G15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table:formula="of:=IF([.G160]=1; [.B159]; [.B159]-1)" office:value-type="float" office:value="-10" calcext:value-type="float">
            <text:p>-10</text:p>
          </table:table-cell>
          <table:table-cell table:formula="of:=FLOOR(120 * (1 + (2/29) * ([.B160]-24)/2))" office:value-type="float" office:value="-21" calcext:value-type="float">
            <text:p>-21</text:p>
          </table:table-cell>
          <table:table-cell table:formula="of:=FLOOR(90 * (1 + (1/13) * ([.$B160]-24)/2))" office:value-type="float" office:value="-28" calcext:value-type="float">
            <text:p>-28</text:p>
          </table:table-cell>
          <table:table-cell table:formula="of:=FLOOR(80 * (1 + (1/17) * ([.$B160]-24)/2))" office:value-type="float" office:value="0" calcext:value-type="float">
            <text:p>0</text:p>
          </table:table-cell>
          <table:table-cell table:formula="of:=[.C160]*5 + [.D160]*7 + [.E160]*6" office:value-type="float" office:value="-301" calcext:value-type="float">
            <text:p>-301</text:p>
          </table:table-cell>
          <table:table-cell table:formula="of:=MOD([.G15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table:formula="of:=IF([.G161]=1; [.B160]; [.B160]-1)" office:value-type="float" office:value="-10" calcext:value-type="float">
            <text:p>-10</text:p>
          </table:table-cell>
          <table:table-cell table:formula="of:=FLOOR(120 * (1 + (2/29) * ([.B161]-24)/2))" office:value-type="float" office:value="-21" calcext:value-type="float">
            <text:p>-21</text:p>
          </table:table-cell>
          <table:table-cell table:formula="of:=FLOOR(90 * (1 + (1/13) * ([.$B161]-24)/2))" office:value-type="float" office:value="-28" calcext:value-type="float">
            <text:p>-28</text:p>
          </table:table-cell>
          <table:table-cell table:formula="of:=FLOOR(80 * (1 + (1/17) * ([.$B161]-24)/2))" office:value-type="float" office:value="0" calcext:value-type="float">
            <text:p>0</text:p>
          </table:table-cell>
          <table:table-cell table:formula="of:=[.C161]*5 + [.D161]*7 + [.E161]*6" office:value-type="float" office:value="-301" calcext:value-type="float">
            <text:p>-301</text:p>
          </table:table-cell>
          <table:table-cell table:formula="of:=MOD([.G16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table:formula="of:=IF([.G162]=1; [.B161]; [.B161]-1)" office:value-type="float" office:value="-11" calcext:value-type="float">
            <text:p>-11</text:p>
          </table:table-cell>
          <table:table-cell table:formula="of:=FLOOR(120 * (1 + (2/29) * ([.B162]-24)/2))" office:value-type="float" office:value="-25" calcext:value-type="float">
            <text:p>-25</text:p>
          </table:table-cell>
          <table:table-cell table:formula="of:=FLOOR(90 * (1 + (1/13) * ([.$B162]-24)/2))" office:value-type="float" office:value="-32" calcext:value-type="float">
            <text:p>-32</text:p>
          </table:table-cell>
          <table:table-cell table:formula="of:=FLOOR(80 * (1 + (1/17) * ([.$B162]-24)/2))" office:value-type="float" office:value="-3" calcext:value-type="float">
            <text:p>-3</text:p>
          </table:table-cell>
          <table:table-cell table:formula="of:=[.C162]*5 + [.D162]*7 + [.E162]*6" office:value-type="float" office:value="-367" calcext:value-type="float">
            <text:p>-367</text:p>
          </table:table-cell>
          <table:table-cell table:formula="of:=MOD([.G16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table:formula="of:=IF([.G163]=1; [.B162]; [.B162]-1)" office:value-type="float" office:value="-11" calcext:value-type="float">
            <text:p>-11</text:p>
          </table:table-cell>
          <table:table-cell table:formula="of:=FLOOR(120 * (1 + (2/29) * ([.B163]-24)/2))" office:value-type="float" office:value="-25" calcext:value-type="float">
            <text:p>-25</text:p>
          </table:table-cell>
          <table:table-cell table:formula="of:=FLOOR(90 * (1 + (1/13) * ([.$B163]-24)/2))" office:value-type="float" office:value="-32" calcext:value-type="float">
            <text:p>-32</text:p>
          </table:table-cell>
          <table:table-cell table:formula="of:=FLOOR(80 * (1 + (1/17) * ([.$B163]-24)/2))" office:value-type="float" office:value="-3" calcext:value-type="float">
            <text:p>-3</text:p>
          </table:table-cell>
          <table:table-cell table:formula="of:=[.C163]*5 + [.D163]*7 + [.E163]*6" office:value-type="float" office:value="-367" calcext:value-type="float">
            <text:p>-367</text:p>
          </table:table-cell>
          <table:table-cell table:formula="of:=MOD([.G16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table:formula="of:=IF([.G164]=1; [.B163]; [.B163]-1)" office:value-type="float" office:value="-12" calcext:value-type="float">
            <text:p>-12</text:p>
          </table:table-cell>
          <table:table-cell table:formula="of:=FLOOR(120 * (1 + (2/29) * ([.B164]-24)/2))" office:value-type="float" office:value="-29" calcext:value-type="float">
            <text:p>-29</text:p>
          </table:table-cell>
          <table:table-cell table:formula="of:=FLOOR(90 * (1 + (1/13) * ([.$B164]-24)/2))" office:value-type="float" office:value="-35" calcext:value-type="float">
            <text:p>-35</text:p>
          </table:table-cell>
          <table:table-cell table:formula="of:=FLOOR(80 * (1 + (1/17) * ([.$B164]-24)/2))" office:value-type="float" office:value="-5" calcext:value-type="float">
            <text:p>-5</text:p>
          </table:table-cell>
          <table:table-cell table:formula="of:=[.C164]*5 + [.D164]*7 + [.E164]*6" office:value-type="float" office:value="-420" calcext:value-type="float">
            <text:p>-420</text:p>
          </table:table-cell>
          <table:table-cell table:formula="of:=MOD([.G16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table:formula="of:=IF([.G165]=1; [.B164]; [.B164]-1)" office:value-type="float" office:value="-12" calcext:value-type="float">
            <text:p>-12</text:p>
          </table:table-cell>
          <table:table-cell table:formula="of:=FLOOR(120 * (1 + (2/29) * ([.B165]-24)/2))" office:value-type="float" office:value="-29" calcext:value-type="float">
            <text:p>-29</text:p>
          </table:table-cell>
          <table:table-cell table:formula="of:=FLOOR(90 * (1 + (1/13) * ([.$B165]-24)/2))" office:value-type="float" office:value="-35" calcext:value-type="float">
            <text:p>-35</text:p>
          </table:table-cell>
          <table:table-cell table:formula="of:=FLOOR(80 * (1 + (1/17) * ([.$B165]-24)/2))" office:value-type="float" office:value="-5" calcext:value-type="float">
            <text:p>-5</text:p>
          </table:table-cell>
          <table:table-cell table:formula="of:=[.C165]*5 + [.D165]*7 + [.E165]*6" office:value-type="float" office:value="-420" calcext:value-type="float">
            <text:p>-420</text:p>
          </table:table-cell>
          <table:table-cell table:formula="of:=MOD([.G16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table:formula="of:=IF([.G166]=1; [.B165]; [.B165]-1)" office:value-type="float" office:value="-13" calcext:value-type="float">
            <text:p>-13</text:p>
          </table:table-cell>
          <table:table-cell table:formula="of:=FLOOR(120 * (1 + (2/29) * ([.B166]-24)/2))" office:value-type="float" office:value="-34" calcext:value-type="float">
            <text:p>-34</text:p>
          </table:table-cell>
          <table:table-cell table:formula="of:=FLOOR(90 * (1 + (1/13) * ([.$B166]-24)/2))" office:value-type="float" office:value="-39" calcext:value-type="float">
            <text:p>-39</text:p>
          </table:table-cell>
          <table:table-cell table:formula="of:=FLOOR(80 * (1 + (1/17) * ([.$B166]-24)/2))" office:value-type="float" office:value="-8" calcext:value-type="float">
            <text:p>-8</text:p>
          </table:table-cell>
          <table:table-cell table:formula="of:=[.C166]*5 + [.D166]*7 + [.E166]*6" office:value-type="float" office:value="-491" calcext:value-type="float">
            <text:p>-491</text:p>
          </table:table-cell>
          <table:table-cell table:formula="of:=MOD([.G16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table:formula="of:=IF([.G167]=1; [.B166]; [.B166]-1)" office:value-type="float" office:value="-13" calcext:value-type="float">
            <text:p>-13</text:p>
          </table:table-cell>
          <table:table-cell table:formula="of:=FLOOR(120 * (1 + (2/29) * ([.B167]-24)/2))" office:value-type="float" office:value="-34" calcext:value-type="float">
            <text:p>-34</text:p>
          </table:table-cell>
          <table:table-cell table:formula="of:=FLOOR(90 * (1 + (1/13) * ([.$B167]-24)/2))" office:value-type="float" office:value="-39" calcext:value-type="float">
            <text:p>-39</text:p>
          </table:table-cell>
          <table:table-cell table:formula="of:=FLOOR(80 * (1 + (1/17) * ([.$B167]-24)/2))" office:value-type="float" office:value="-8" calcext:value-type="float">
            <text:p>-8</text:p>
          </table:table-cell>
          <table:table-cell table:formula="of:=[.C167]*5 + [.D167]*7 + [.E167]*6" office:value-type="float" office:value="-491" calcext:value-type="float">
            <text:p>-491</text:p>
          </table:table-cell>
          <table:table-cell table:formula="of:=MOD([.G16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table:formula="of:=IF([.G168]=1; [.B167]; [.B167]-1)" office:value-type="float" office:value="-14" calcext:value-type="float">
            <text:p>-14</text:p>
          </table:table-cell>
          <table:table-cell table:formula="of:=FLOOR(120 * (1 + (2/29) * ([.B168]-24)/2))" office:value-type="float" office:value="-38" calcext:value-type="float">
            <text:p>-38</text:p>
          </table:table-cell>
          <table:table-cell table:formula="of:=FLOOR(90 * (1 + (1/13) * ([.$B168]-24)/2))" office:value-type="float" office:value="-42" calcext:value-type="float">
            <text:p>-42</text:p>
          </table:table-cell>
          <table:table-cell table:formula="of:=FLOOR(80 * (1 + (1/17) * ([.$B168]-24)/2))" office:value-type="float" office:value="-10" calcext:value-type="float">
            <text:p>-10</text:p>
          </table:table-cell>
          <table:table-cell table:formula="of:=[.C168]*5 + [.D168]*7 + [.E168]*6" office:value-type="float" office:value="-544" calcext:value-type="float">
            <text:p>-544</text:p>
          </table:table-cell>
          <table:table-cell table:formula="of:=MOD([.G16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table:formula="of:=IF([.G169]=1; [.B168]; [.B168]-1)" office:value-type="float" office:value="-14" calcext:value-type="float">
            <text:p>-14</text:p>
          </table:table-cell>
          <table:table-cell table:formula="of:=FLOOR(120 * (1 + (2/29) * ([.B169]-24)/2))" office:value-type="float" office:value="-38" calcext:value-type="float">
            <text:p>-38</text:p>
          </table:table-cell>
          <table:table-cell table:formula="of:=FLOOR(90 * (1 + (1/13) * ([.$B169]-24)/2))" office:value-type="float" office:value="-42" calcext:value-type="float">
            <text:p>-42</text:p>
          </table:table-cell>
          <table:table-cell table:formula="of:=FLOOR(80 * (1 + (1/17) * ([.$B169]-24)/2))" office:value-type="float" office:value="-10" calcext:value-type="float">
            <text:p>-10</text:p>
          </table:table-cell>
          <table:table-cell table:formula="of:=[.C169]*5 + [.D169]*7 + [.E169]*6" office:value-type="float" office:value="-544" calcext:value-type="float">
            <text:p>-544</text:p>
          </table:table-cell>
          <table:table-cell table:formula="of:=MOD([.G16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table:formula="of:=IF([.G170]=1; [.B169]; [.B169]-1)" office:value-type="float" office:value="-15" calcext:value-type="float">
            <text:p>-15</text:p>
          </table:table-cell>
          <table:table-cell table:formula="of:=FLOOR(120 * (1 + (2/29) * ([.B170]-24)/2))" office:value-type="float" office:value="-42" calcext:value-type="float">
            <text:p>-42</text:p>
          </table:table-cell>
          <table:table-cell table:formula="of:=FLOOR(90 * (1 + (1/13) * ([.$B170]-24)/2))" office:value-type="float" office:value="-45" calcext:value-type="float">
            <text:p>-45</text:p>
          </table:table-cell>
          <table:table-cell table:formula="of:=FLOOR(80 * (1 + (1/17) * ([.$B170]-24)/2))" office:value-type="float" office:value="-12" calcext:value-type="float">
            <text:p>-12</text:p>
          </table:table-cell>
          <table:table-cell table:formula="of:=[.C170]*5 + [.D170]*7 + [.E170]*6" office:value-type="float" office:value="-597" calcext:value-type="float">
            <text:p>-597</text:p>
          </table:table-cell>
          <table:table-cell table:formula="of:=MOD([.G16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table:formula="of:=IF([.G171]=1; [.B170]; [.B170]-1)" office:value-type="float" office:value="-15" calcext:value-type="float">
            <text:p>-15</text:p>
          </table:table-cell>
          <table:table-cell table:formula="of:=FLOOR(120 * (1 + (2/29) * ([.B171]-24)/2))" office:value-type="float" office:value="-42" calcext:value-type="float">
            <text:p>-42</text:p>
          </table:table-cell>
          <table:table-cell table:formula="of:=FLOOR(90 * (1 + (1/13) * ([.$B171]-24)/2))" office:value-type="float" office:value="-45" calcext:value-type="float">
            <text:p>-45</text:p>
          </table:table-cell>
          <table:table-cell table:formula="of:=FLOOR(80 * (1 + (1/17) * ([.$B171]-24)/2))" office:value-type="float" office:value="-12" calcext:value-type="float">
            <text:p>-12</text:p>
          </table:table-cell>
          <table:table-cell table:formula="of:=[.C171]*5 + [.D171]*7 + [.E171]*6" office:value-type="float" office:value="-597" calcext:value-type="float">
            <text:p>-597</text:p>
          </table:table-cell>
          <table:table-cell table:formula="of:=MOD([.G17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table:formula="of:=IF([.G172]=1; [.B171]; [.B171]-1)" office:value-type="float" office:value="-16" calcext:value-type="float">
            <text:p>-16</text:p>
          </table:table-cell>
          <table:table-cell table:formula="of:=FLOOR(120 * (1 + (2/29) * ([.B172]-24)/2))" office:value-type="float" office:value="-46" calcext:value-type="float">
            <text:p>-46</text:p>
          </table:table-cell>
          <table:table-cell table:formula="of:=FLOOR(90 * (1 + (1/13) * ([.$B172]-24)/2))" office:value-type="float" office:value="-49" calcext:value-type="float">
            <text:p>-49</text:p>
          </table:table-cell>
          <table:table-cell table:formula="of:=FLOOR(80 * (1 + (1/17) * ([.$B172]-24)/2))" office:value-type="float" office:value="-15" calcext:value-type="float">
            <text:p>-15</text:p>
          </table:table-cell>
          <table:table-cell table:formula="of:=[.C172]*5 + [.D172]*7 + [.E172]*6" office:value-type="float" office:value="-663" calcext:value-type="float">
            <text:p>-663</text:p>
          </table:table-cell>
          <table:table-cell table:formula="of:=MOD([.G17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table:formula="of:=IF([.G173]=1; [.B172]; [.B172]-1)" office:value-type="float" office:value="-16" calcext:value-type="float">
            <text:p>-16</text:p>
          </table:table-cell>
          <table:table-cell table:formula="of:=FLOOR(120 * (1 + (2/29) * ([.B173]-24)/2))" office:value-type="float" office:value="-46" calcext:value-type="float">
            <text:p>-46</text:p>
          </table:table-cell>
          <table:table-cell table:formula="of:=FLOOR(90 * (1 + (1/13) * ([.$B173]-24)/2))" office:value-type="float" office:value="-49" calcext:value-type="float">
            <text:p>-49</text:p>
          </table:table-cell>
          <table:table-cell table:formula="of:=FLOOR(80 * (1 + (1/17) * ([.$B173]-24)/2))" office:value-type="float" office:value="-15" calcext:value-type="float">
            <text:p>-15</text:p>
          </table:table-cell>
          <table:table-cell table:formula="of:=[.C173]*5 + [.D173]*7 + [.E173]*6" office:value-type="float" office:value="-663" calcext:value-type="float">
            <text:p>-663</text:p>
          </table:table-cell>
          <table:table-cell table:formula="of:=MOD([.G17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table:formula="of:=IF([.G174]=1; [.B173]; [.B173]-1)" office:value-type="float" office:value="-17" calcext:value-type="float">
            <text:p>-17</text:p>
          </table:table-cell>
          <table:table-cell table:formula="of:=FLOOR(120 * (1 + (2/29) * ([.B174]-24)/2))" office:value-type="float" office:value="-50" calcext:value-type="float">
            <text:p>-50</text:p>
          </table:table-cell>
          <table:table-cell table:formula="of:=FLOOR(90 * (1 + (1/13) * ([.$B174]-24)/2))" office:value-type="float" office:value="-52" calcext:value-type="float">
            <text:p>-52</text:p>
          </table:table-cell>
          <table:table-cell table:formula="of:=FLOOR(80 * (1 + (1/17) * ([.$B174]-24)/2))" office:value-type="float" office:value="-17" calcext:value-type="float">
            <text:p>-17</text:p>
          </table:table-cell>
          <table:table-cell table:formula="of:=[.C174]*5 + [.D174]*7 + [.E174]*6" office:value-type="float" office:value="-716" calcext:value-type="float">
            <text:p>-716</text:p>
          </table:table-cell>
          <table:table-cell table:formula="of:=MOD([.G17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table:formula="of:=IF([.G175]=1; [.B174]; [.B174]-1)" office:value-type="float" office:value="-17" calcext:value-type="float">
            <text:p>-17</text:p>
          </table:table-cell>
          <table:table-cell table:formula="of:=FLOOR(120 * (1 + (2/29) * ([.B175]-24)/2))" office:value-type="float" office:value="-50" calcext:value-type="float">
            <text:p>-50</text:p>
          </table:table-cell>
          <table:table-cell table:formula="of:=FLOOR(90 * (1 + (1/13) * ([.$B175]-24)/2))" office:value-type="float" office:value="-52" calcext:value-type="float">
            <text:p>-52</text:p>
          </table:table-cell>
          <table:table-cell table:formula="of:=FLOOR(80 * (1 + (1/17) * ([.$B175]-24)/2))" office:value-type="float" office:value="-17" calcext:value-type="float">
            <text:p>-17</text:p>
          </table:table-cell>
          <table:table-cell table:formula="of:=[.C175]*5 + [.D175]*7 + [.E175]*6" office:value-type="float" office:value="-716" calcext:value-type="float">
            <text:p>-716</text:p>
          </table:table-cell>
          <table:table-cell table:formula="of:=MOD([.G17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table:formula="of:=IF([.G176]=1; [.B175]; [.B175]-1)" office:value-type="float" office:value="-18" calcext:value-type="float">
            <text:p>-18</text:p>
          </table:table-cell>
          <table:table-cell table:formula="of:=FLOOR(120 * (1 + (2/29) * ([.B176]-24)/2))" office:value-type="float" office:value="-54" calcext:value-type="float">
            <text:p>-54</text:p>
          </table:table-cell>
          <table:table-cell table:formula="of:=FLOOR(90 * (1 + (1/13) * ([.$B176]-24)/2))" office:value-type="float" office:value="-56" calcext:value-type="float">
            <text:p>-56</text:p>
          </table:table-cell>
          <table:table-cell table:formula="of:=FLOOR(80 * (1 + (1/17) * ([.$B176]-24)/2))" office:value-type="float" office:value="-19" calcext:value-type="float">
            <text:p>-19</text:p>
          </table:table-cell>
          <table:table-cell table:formula="of:=[.C176]*5 + [.D176]*7 + [.E176]*6" office:value-type="float" office:value="-776" calcext:value-type="float">
            <text:p>-776</text:p>
          </table:table-cell>
          <table:table-cell table:formula="of:=MOD([.G17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table:formula="of:=IF([.G177]=1; [.B176]; [.B176]-1)" office:value-type="float" office:value="-18" calcext:value-type="float">
            <text:p>-18</text:p>
          </table:table-cell>
          <table:table-cell table:formula="of:=FLOOR(120 * (1 + (2/29) * ([.B177]-24)/2))" office:value-type="float" office:value="-54" calcext:value-type="float">
            <text:p>-54</text:p>
          </table:table-cell>
          <table:table-cell table:formula="of:=FLOOR(90 * (1 + (1/13) * ([.$B177]-24)/2))" office:value-type="float" office:value="-56" calcext:value-type="float">
            <text:p>-56</text:p>
          </table:table-cell>
          <table:table-cell table:formula="of:=FLOOR(80 * (1 + (1/17) * ([.$B177]-24)/2))" office:value-type="float" office:value="-19" calcext:value-type="float">
            <text:p>-19</text:p>
          </table:table-cell>
          <table:table-cell table:formula="of:=[.C177]*5 + [.D177]*7 + [.E177]*6" office:value-type="float" office:value="-776" calcext:value-type="float">
            <text:p>-776</text:p>
          </table:table-cell>
          <table:table-cell table:formula="of:=MOD([.G17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table:formula="of:=IF([.G178]=1; [.B177]; [.B177]-1)" office:value-type="float" office:value="-19" calcext:value-type="float">
            <text:p>-19</text:p>
          </table:table-cell>
          <table:table-cell table:formula="of:=FLOOR(120 * (1 + (2/29) * ([.B178]-24)/2))" office:value-type="float" office:value="-58" calcext:value-type="float">
            <text:p>-58</text:p>
          </table:table-cell>
          <table:table-cell table:formula="of:=FLOOR(90 * (1 + (1/13) * ([.$B178]-24)/2))" office:value-type="float" office:value="-59" calcext:value-type="float">
            <text:p>-59</text:p>
          </table:table-cell>
          <table:table-cell table:formula="of:=FLOOR(80 * (1 + (1/17) * ([.$B178]-24)/2))" office:value-type="float" office:value="-22" calcext:value-type="float">
            <text:p>-22</text:p>
          </table:table-cell>
          <table:table-cell table:formula="of:=[.C178]*5 + [.D178]*7 + [.E178]*6" office:value-type="float" office:value="-835" calcext:value-type="float">
            <text:p>-835</text:p>
          </table:table-cell>
          <table:table-cell table:formula="of:=MOD([.G17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table:formula="of:=IF([.G179]=1; [.B178]; [.B178]-1)" office:value-type="float" office:value="-19" calcext:value-type="float">
            <text:p>-19</text:p>
          </table:table-cell>
          <table:table-cell table:formula="of:=FLOOR(120 * (1 + (2/29) * ([.B179]-24)/2))" office:value-type="float" office:value="-58" calcext:value-type="float">
            <text:p>-58</text:p>
          </table:table-cell>
          <table:table-cell table:formula="of:=FLOOR(90 * (1 + (1/13) * ([.$B179]-24)/2))" office:value-type="float" office:value="-59" calcext:value-type="float">
            <text:p>-59</text:p>
          </table:table-cell>
          <table:table-cell table:formula="of:=FLOOR(80 * (1 + (1/17) * ([.$B179]-24)/2))" office:value-type="float" office:value="-22" calcext:value-type="float">
            <text:p>-22</text:p>
          </table:table-cell>
          <table:table-cell table:formula="of:=[.C179]*5 + [.D179]*7 + [.E179]*6" office:value-type="float" office:value="-835" calcext:value-type="float">
            <text:p>-835</text:p>
          </table:table-cell>
          <table:table-cell table:formula="of:=MOD([.G17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table:formula="of:=IF([.G180]=1; [.B179]; [.B179]-1)" office:value-type="float" office:value="-20" calcext:value-type="float">
            <text:p>-20</text:p>
          </table:table-cell>
          <table:table-cell table:formula="of:=FLOOR(120 * (1 + (2/29) * ([.B180]-24)/2))" office:value-type="float" office:value="-63" calcext:value-type="float">
            <text:p>-63</text:p>
          </table:table-cell>
          <table:table-cell table:formula="of:=FLOOR(90 * (1 + (1/13) * ([.$B180]-24)/2))" office:value-type="float" office:value="-63" calcext:value-type="float">
            <text:p>-63</text:p>
          </table:table-cell>
          <table:table-cell table:formula="of:=FLOOR(80 * (1 + (1/17) * ([.$B180]-24)/2))" office:value-type="float" office:value="-24" calcext:value-type="float">
            <text:p>-24</text:p>
          </table:table-cell>
          <table:table-cell table:formula="of:=[.C180]*5 + [.D180]*7 + [.E180]*6" office:value-type="float" office:value="-900" calcext:value-type="float">
            <text:p>-900</text:p>
          </table:table-cell>
          <table:table-cell table:formula="of:=MOD([.G17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table:formula="of:=IF([.G181]=1; [.B180]; [.B180]-1)" office:value-type="float" office:value="-20" calcext:value-type="float">
            <text:p>-20</text:p>
          </table:table-cell>
          <table:table-cell table:formula="of:=FLOOR(120 * (1 + (2/29) * ([.B181]-24)/2))" office:value-type="float" office:value="-63" calcext:value-type="float">
            <text:p>-63</text:p>
          </table:table-cell>
          <table:table-cell table:formula="of:=FLOOR(90 * (1 + (1/13) * ([.$B181]-24)/2))" office:value-type="float" office:value="-63" calcext:value-type="float">
            <text:p>-63</text:p>
          </table:table-cell>
          <table:table-cell table:formula="of:=FLOOR(80 * (1 + (1/17) * ([.$B181]-24)/2))" office:value-type="float" office:value="-24" calcext:value-type="float">
            <text:p>-24</text:p>
          </table:table-cell>
          <table:table-cell table:formula="of:=[.C181]*5 + [.D181]*7 + [.E181]*6" office:value-type="float" office:value="-900" calcext:value-type="float">
            <text:p>-900</text:p>
          </table:table-cell>
          <table:table-cell table:formula="of:=MOD([.G18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table:formula="of:=IF([.G182]=1; [.B181]; [.B181]-1)" office:value-type="float" office:value="-21" calcext:value-type="float">
            <text:p>-21</text:p>
          </table:table-cell>
          <table:table-cell table:formula="of:=FLOOR(120 * (1 + (2/29) * ([.B182]-24)/2))" office:value-type="float" office:value="-67" calcext:value-type="float">
            <text:p>-67</text:p>
          </table:table-cell>
          <table:table-cell table:formula="of:=FLOOR(90 * (1 + (1/13) * ([.$B182]-24)/2))" office:value-type="float" office:value="-66" calcext:value-type="float">
            <text:p>-66</text:p>
          </table:table-cell>
          <table:table-cell table:formula="of:=FLOOR(80 * (1 + (1/17) * ([.$B182]-24)/2))" office:value-type="float" office:value="-26" calcext:value-type="float">
            <text:p>-26</text:p>
          </table:table-cell>
          <table:table-cell table:formula="of:=[.C182]*5 + [.D182]*7 + [.E182]*6" office:value-type="float" office:value="-953" calcext:value-type="float">
            <text:p>-953</text:p>
          </table:table-cell>
          <table:table-cell table:formula="of:=MOD([.G18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table:formula="of:=IF([.G183]=1; [.B182]; [.B182]-1)" office:value-type="float" office:value="-21" calcext:value-type="float">
            <text:p>-21</text:p>
          </table:table-cell>
          <table:table-cell table:formula="of:=FLOOR(120 * (1 + (2/29) * ([.B183]-24)/2))" office:value-type="float" office:value="-67" calcext:value-type="float">
            <text:p>-67</text:p>
          </table:table-cell>
          <table:table-cell table:formula="of:=FLOOR(90 * (1 + (1/13) * ([.$B183]-24)/2))" office:value-type="float" office:value="-66" calcext:value-type="float">
            <text:p>-66</text:p>
          </table:table-cell>
          <table:table-cell table:formula="of:=FLOOR(80 * (1 + (1/17) * ([.$B183]-24)/2))" office:value-type="float" office:value="-26" calcext:value-type="float">
            <text:p>-26</text:p>
          </table:table-cell>
          <table:table-cell table:formula="of:=[.C183]*5 + [.D183]*7 + [.E183]*6" office:value-type="float" office:value="-953" calcext:value-type="float">
            <text:p>-953</text:p>
          </table:table-cell>
          <table:table-cell table:formula="of:=MOD([.G18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table:formula="of:=IF([.G184]=1; [.B183]; [.B183]-1)" office:value-type="float" office:value="-22" calcext:value-type="float">
            <text:p>-22</text:p>
          </table:table-cell>
          <table:table-cell table:formula="of:=FLOOR(120 * (1 + (2/29) * ([.B184]-24)/2))" office:value-type="float" office:value="-71" calcext:value-type="float">
            <text:p>-71</text:p>
          </table:table-cell>
          <table:table-cell table:formula="of:=FLOOR(90 * (1 + (1/13) * ([.$B184]-24)/2))" office:value-type="float" office:value="-70" calcext:value-type="float">
            <text:p>-70</text:p>
          </table:table-cell>
          <table:table-cell table:formula="of:=FLOOR(80 * (1 + (1/17) * ([.$B184]-24)/2))" office:value-type="float" office:value="-29" calcext:value-type="float">
            <text:p>-29</text:p>
          </table:table-cell>
          <table:table-cell table:formula="of:=[.C184]*5 + [.D184]*7 + [.E184]*6" office:value-type="float" office:value="-1019" calcext:value-type="float">
            <text:p>-1019</text:p>
          </table:table-cell>
          <table:table-cell table:formula="of:=MOD([.G18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table:formula="of:=IF([.G185]=1; [.B184]; [.B184]-1)" office:value-type="float" office:value="-22" calcext:value-type="float">
            <text:p>-22</text:p>
          </table:table-cell>
          <table:table-cell table:formula="of:=FLOOR(120 * (1 + (2/29) * ([.B185]-24)/2))" office:value-type="float" office:value="-71" calcext:value-type="float">
            <text:p>-71</text:p>
          </table:table-cell>
          <table:table-cell table:formula="of:=FLOOR(90 * (1 + (1/13) * ([.$B185]-24)/2))" office:value-type="float" office:value="-70" calcext:value-type="float">
            <text:p>-70</text:p>
          </table:table-cell>
          <table:table-cell table:formula="of:=FLOOR(80 * (1 + (1/17) * ([.$B185]-24)/2))" office:value-type="float" office:value="-29" calcext:value-type="float">
            <text:p>-29</text:p>
          </table:table-cell>
          <table:table-cell table:formula="of:=[.C185]*5 + [.D185]*7 + [.E185]*6" office:value-type="float" office:value="-1019" calcext:value-type="float">
            <text:p>-1019</text:p>
          </table:table-cell>
          <table:table-cell table:formula="of:=MOD([.G18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table:formula="of:=IF([.G186]=1; [.B185]; [.B185]-1)" office:value-type="float" office:value="-23" calcext:value-type="float">
            <text:p>-23</text:p>
          </table:table-cell>
          <table:table-cell table:formula="of:=FLOOR(120 * (1 + (2/29) * ([.B186]-24)/2))" office:value-type="float" office:value="-75" calcext:value-type="float">
            <text:p>-75</text:p>
          </table:table-cell>
          <table:table-cell table:formula="of:=FLOOR(90 * (1 + (1/13) * ([.$B186]-24)/2))" office:value-type="float" office:value="-73" calcext:value-type="float">
            <text:p>-73</text:p>
          </table:table-cell>
          <table:table-cell table:formula="of:=FLOOR(80 * (1 + (1/17) * ([.$B186]-24)/2))" office:value-type="float" office:value="-31" calcext:value-type="float">
            <text:p>-31</text:p>
          </table:table-cell>
          <table:table-cell table:formula="of:=[.C186]*5 + [.D186]*7 + [.E186]*6" office:value-type="float" office:value="-1072" calcext:value-type="float">
            <text:p>-1072</text:p>
          </table:table-cell>
          <table:table-cell table:formula="of:=MOD([.G18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table:formula="of:=IF([.G187]=1; [.B186]; [.B186]-1)" office:value-type="float" office:value="-23" calcext:value-type="float">
            <text:p>-23</text:p>
          </table:table-cell>
          <table:table-cell table:formula="of:=FLOOR(120 * (1 + (2/29) * ([.B187]-24)/2))" office:value-type="float" office:value="-75" calcext:value-type="float">
            <text:p>-75</text:p>
          </table:table-cell>
          <table:table-cell table:formula="of:=FLOOR(90 * (1 + (1/13) * ([.$B187]-24)/2))" office:value-type="float" office:value="-73" calcext:value-type="float">
            <text:p>-73</text:p>
          </table:table-cell>
          <table:table-cell table:formula="of:=FLOOR(80 * (1 + (1/17) * ([.$B187]-24)/2))" office:value-type="float" office:value="-31" calcext:value-type="float">
            <text:p>-31</text:p>
          </table:table-cell>
          <table:table-cell table:formula="of:=[.C187]*5 + [.D187]*7 + [.E187]*6" office:value-type="float" office:value="-1072" calcext:value-type="float">
            <text:p>-1072</text:p>
          </table:table-cell>
          <table:table-cell table:formula="of:=MOD([.G18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table:formula="of:=IF([.G188]=1; [.B187]; [.B187]-1)" office:value-type="float" office:value="-24" calcext:value-type="float">
            <text:p>-24</text:p>
          </table:table-cell>
          <table:table-cell table:formula="of:=FLOOR(120 * (1 + (2/29) * ([.B188]-24)/2))" office:value-type="float" office:value="-79" calcext:value-type="float">
            <text:p>-79</text:p>
          </table:table-cell>
          <table:table-cell table:formula="of:=FLOOR(90 * (1 + (1/13) * ([.$B188]-24)/2))" office:value-type="float" office:value="-77" calcext:value-type="float">
            <text:p>-77</text:p>
          </table:table-cell>
          <table:table-cell table:formula="of:=FLOOR(80 * (1 + (1/17) * ([.$B188]-24)/2))" office:value-type="float" office:value="-33" calcext:value-type="float">
            <text:p>-33</text:p>
          </table:table-cell>
          <table:table-cell table:formula="of:=[.C188]*5 + [.D188]*7 + [.E188]*6" office:value-type="float" office:value="-1132" calcext:value-type="float">
            <text:p>-1132</text:p>
          </table:table-cell>
          <table:table-cell table:formula="of:=MOD([.G18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table:formula="of:=IF([.G189]=1; [.B188]; [.B188]-1)" office:value-type="float" office:value="-24" calcext:value-type="float">
            <text:p>-24</text:p>
          </table:table-cell>
          <table:table-cell table:formula="of:=FLOOR(120 * (1 + (2/29) * ([.B189]-24)/2))" office:value-type="float" office:value="-79" calcext:value-type="float">
            <text:p>-79</text:p>
          </table:table-cell>
          <table:table-cell table:formula="of:=FLOOR(90 * (1 + (1/13) * ([.$B189]-24)/2))" office:value-type="float" office:value="-77" calcext:value-type="float">
            <text:p>-77</text:p>
          </table:table-cell>
          <table:table-cell table:formula="of:=FLOOR(80 * (1 + (1/17) * ([.$B189]-24)/2))" office:value-type="float" office:value="-33" calcext:value-type="float">
            <text:p>-33</text:p>
          </table:table-cell>
          <table:table-cell table:formula="of:=[.C189]*5 + [.D189]*7 + [.E189]*6" office:value-type="float" office:value="-1132" calcext:value-type="float">
            <text:p>-1132</text:p>
          </table:table-cell>
          <table:table-cell table:formula="of:=MOD([.G18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table:formula="of:=IF([.G190]=1; [.B189]; [.B189]-1)" office:value-type="float" office:value="-25" calcext:value-type="float">
            <text:p>-25</text:p>
          </table:table-cell>
          <table:table-cell table:formula="of:=FLOOR(120 * (1 + (2/29) * ([.B190]-24)/2))" office:value-type="float" office:value="-83" calcext:value-type="float">
            <text:p>-83</text:p>
          </table:table-cell>
          <table:table-cell table:formula="of:=FLOOR(90 * (1 + (1/13) * ([.$B190]-24)/2))" office:value-type="float" office:value="-80" calcext:value-type="float">
            <text:p>-80</text:p>
          </table:table-cell>
          <table:table-cell table:formula="of:=FLOOR(80 * (1 + (1/17) * ([.$B190]-24)/2))" office:value-type="float" office:value="-36" calcext:value-type="float">
            <text:p>-36</text:p>
          </table:table-cell>
          <table:table-cell table:formula="of:=[.C190]*5 + [.D190]*7 + [.E190]*6" office:value-type="float" office:value="-1191" calcext:value-type="float">
            <text:p>-1191</text:p>
          </table:table-cell>
          <table:table-cell table:formula="of:=MOD([.G18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formula="of:=IF([.G191]=1; [.B190]; [.B190]-1)" office:value-type="float" office:value="-25" calcext:value-type="float">
            <text:p>-25</text:p>
          </table:table-cell>
          <table:table-cell table:formula="of:=FLOOR(120 * (1 + (2/29) * ([.B191]-24)/2))" office:value-type="float" office:value="-83" calcext:value-type="float">
            <text:p>-83</text:p>
          </table:table-cell>
          <table:table-cell table:formula="of:=FLOOR(90 * (1 + (1/13) * ([.$B191]-24)/2))" office:value-type="float" office:value="-80" calcext:value-type="float">
            <text:p>-80</text:p>
          </table:table-cell>
          <table:table-cell table:formula="of:=FLOOR(80 * (1 + (1/17) * ([.$B191]-24)/2))" office:value-type="float" office:value="-36" calcext:value-type="float">
            <text:p>-36</text:p>
          </table:table-cell>
          <table:table-cell table:formula="of:=[.C191]*5 + [.D191]*7 + [.E191]*6" office:value-type="float" office:value="-1191" calcext:value-type="float">
            <text:p>-1191</text:p>
          </table:table-cell>
          <table:table-cell table:formula="of:=MOD([.G19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table:formula="of:=IF([.G192]=1; [.B191]; [.B191]-1)" office:value-type="float" office:value="-26" calcext:value-type="float">
            <text:p>-26</text:p>
          </table:table-cell>
          <table:table-cell table:formula="of:=FLOOR(120 * (1 + (2/29) * ([.B192]-24)/2))" office:value-type="float" office:value="-87" calcext:value-type="float">
            <text:p>-87</text:p>
          </table:table-cell>
          <table:table-cell table:formula="of:=FLOOR(90 * (1 + (1/13) * ([.$B192]-24)/2))" office:value-type="float" office:value="-84" calcext:value-type="float">
            <text:p>-84</text:p>
          </table:table-cell>
          <table:table-cell table:formula="of:=FLOOR(80 * (1 + (1/17) * ([.$B192]-24)/2))" office:value-type="float" office:value="-38" calcext:value-type="float">
            <text:p>-38</text:p>
          </table:table-cell>
          <table:table-cell table:formula="of:=[.C192]*5 + [.D192]*7 + [.E192]*6" office:value-type="float" office:value="-1251" calcext:value-type="float">
            <text:p>-1251</text:p>
          </table:table-cell>
          <table:table-cell table:formula="of:=MOD([.G19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table:formula="of:=IF([.G193]=1; [.B192]; [.B192]-1)" office:value-type="float" office:value="-26" calcext:value-type="float">
            <text:p>-26</text:p>
          </table:table-cell>
          <table:table-cell table:formula="of:=FLOOR(120 * (1 + (2/29) * ([.B193]-24)/2))" office:value-type="float" office:value="-87" calcext:value-type="float">
            <text:p>-87</text:p>
          </table:table-cell>
          <table:table-cell table:formula="of:=FLOOR(90 * (1 + (1/13) * ([.$B193]-24)/2))" office:value-type="float" office:value="-84" calcext:value-type="float">
            <text:p>-84</text:p>
          </table:table-cell>
          <table:table-cell table:formula="of:=FLOOR(80 * (1 + (1/17) * ([.$B193]-24)/2))" office:value-type="float" office:value="-38" calcext:value-type="float">
            <text:p>-38</text:p>
          </table:table-cell>
          <table:table-cell table:formula="of:=[.C193]*5 + [.D193]*7 + [.E193]*6" office:value-type="float" office:value="-1251" calcext:value-type="float">
            <text:p>-1251</text:p>
          </table:table-cell>
          <table:table-cell table:formula="of:=MOD([.G19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table:formula="of:=IF([.G194]=1; [.B193]; [.B193]-1)" office:value-type="float" office:value="-27" calcext:value-type="float">
            <text:p>-27</text:p>
          </table:table-cell>
          <table:table-cell table:formula="of:=FLOOR(120 * (1 + (2/29) * ([.B194]-24)/2))" office:value-type="float" office:value="-92" calcext:value-type="float">
            <text:p>-92</text:p>
          </table:table-cell>
          <table:table-cell table:formula="of:=FLOOR(90 * (1 + (1/13) * ([.$B194]-24)/2))" office:value-type="float" office:value="-87" calcext:value-type="float">
            <text:p>-87</text:p>
          </table:table-cell>
          <table:table-cell table:formula="of:=FLOOR(80 * (1 + (1/17) * ([.$B194]-24)/2))" office:value-type="float" office:value="-40" calcext:value-type="float">
            <text:p>-40</text:p>
          </table:table-cell>
          <table:table-cell table:formula="of:=[.C194]*5 + [.D194]*7 + [.E194]*6" office:value-type="float" office:value="-1309" calcext:value-type="float">
            <text:p>-1309</text:p>
          </table:table-cell>
          <table:table-cell table:formula="of:=MOD([.G19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table:formula="of:=IF([.G195]=1; [.B194]; [.B194]-1)" office:value-type="float" office:value="-27" calcext:value-type="float">
            <text:p>-27</text:p>
          </table:table-cell>
          <table:table-cell table:formula="of:=FLOOR(120 * (1 + (2/29) * ([.B195]-24)/2))" office:value-type="float" office:value="-92" calcext:value-type="float">
            <text:p>-92</text:p>
          </table:table-cell>
          <table:table-cell table:formula="of:=FLOOR(90 * (1 + (1/13) * ([.$B195]-24)/2))" office:value-type="float" office:value="-87" calcext:value-type="float">
            <text:p>-87</text:p>
          </table:table-cell>
          <table:table-cell table:formula="of:=FLOOR(80 * (1 + (1/17) * ([.$B195]-24)/2))" office:value-type="float" office:value="-40" calcext:value-type="float">
            <text:p>-40</text:p>
          </table:table-cell>
          <table:table-cell table:formula="of:=[.C195]*5 + [.D195]*7 + [.E195]*6" office:value-type="float" office:value="-1309" calcext:value-type="float">
            <text:p>-1309</text:p>
          </table:table-cell>
          <table:table-cell table:formula="of:=MOD([.G19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table:formula="of:=IF([.G196]=1; [.B195]; [.B195]-1)" office:value-type="float" office:value="-28" calcext:value-type="float">
            <text:p>-28</text:p>
          </table:table-cell>
          <table:table-cell table:formula="of:=FLOOR(120 * (1 + (2/29) * ([.B196]-24)/2))" office:value-type="float" office:value="-96" calcext:value-type="float">
            <text:p>-96</text:p>
          </table:table-cell>
          <table:table-cell table:formula="of:=FLOOR(90 * (1 + (1/13) * ([.$B196]-24)/2))" office:value-type="float" office:value="-90" calcext:value-type="float">
            <text:p>-90</text:p>
          </table:table-cell>
          <table:table-cell table:formula="of:=FLOOR(80 * (1 + (1/17) * ([.$B196]-24)/2))" office:value-type="float" office:value="-43" calcext:value-type="float">
            <text:p>-43</text:p>
          </table:table-cell>
          <table:table-cell table:formula="of:=[.C196]*5 + [.D196]*7 + [.E196]*6" office:value-type="float" office:value="-1368" calcext:value-type="float">
            <text:p>-1368</text:p>
          </table:table-cell>
          <table:table-cell table:formula="of:=MOD([.G19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table:formula="of:=IF([.G197]=1; [.B196]; [.B196]-1)" office:value-type="float" office:value="-28" calcext:value-type="float">
            <text:p>-28</text:p>
          </table:table-cell>
          <table:table-cell table:formula="of:=FLOOR(120 * (1 + (2/29) * ([.B197]-24)/2))" office:value-type="float" office:value="-96" calcext:value-type="float">
            <text:p>-96</text:p>
          </table:table-cell>
          <table:table-cell table:formula="of:=FLOOR(90 * (1 + (1/13) * ([.$B197]-24)/2))" office:value-type="float" office:value="-90" calcext:value-type="float">
            <text:p>-90</text:p>
          </table:table-cell>
          <table:table-cell table:formula="of:=FLOOR(80 * (1 + (1/17) * ([.$B197]-24)/2))" office:value-type="float" office:value="-43" calcext:value-type="float">
            <text:p>-43</text:p>
          </table:table-cell>
          <table:table-cell table:formula="of:=[.C197]*5 + [.D197]*7 + [.E197]*6" office:value-type="float" office:value="-1368" calcext:value-type="float">
            <text:p>-1368</text:p>
          </table:table-cell>
          <table:table-cell table:formula="of:=MOD([.G19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table:formula="of:=IF([.G198]=1; [.B197]; [.B197]-1)" office:value-type="float" office:value="-29" calcext:value-type="float">
            <text:p>-29</text:p>
          </table:table-cell>
          <table:table-cell table:formula="of:=FLOOR(120 * (1 + (2/29) * ([.B198]-24)/2))" office:value-type="float" office:value="-100" calcext:value-type="float">
            <text:p>-100</text:p>
          </table:table-cell>
          <table:table-cell table:formula="of:=FLOOR(90 * (1 + (1/13) * ([.$B198]-24)/2))" office:value-type="float" office:value="-94" calcext:value-type="float">
            <text:p>-94</text:p>
          </table:table-cell>
          <table:table-cell table:formula="of:=FLOOR(80 * (1 + (1/17) * ([.$B198]-24)/2))" office:value-type="float" office:value="-45" calcext:value-type="float">
            <text:p>-45</text:p>
          </table:table-cell>
          <table:table-cell table:formula="of:=[.C198]*5 + [.D198]*7 + [.E198]*6" office:value-type="float" office:value="-1428" calcext:value-type="float">
            <text:p>-1428</text:p>
          </table:table-cell>
          <table:table-cell table:formula="of:=MOD([.G19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table:formula="of:=IF([.G199]=1; [.B198]; [.B198]-1)" office:value-type="float" office:value="-29" calcext:value-type="float">
            <text:p>-29</text:p>
          </table:table-cell>
          <table:table-cell table:formula="of:=FLOOR(120 * (1 + (2/29) * ([.B199]-24)/2))" office:value-type="float" office:value="-100" calcext:value-type="float">
            <text:p>-100</text:p>
          </table:table-cell>
          <table:table-cell table:formula="of:=FLOOR(90 * (1 + (1/13) * ([.$B199]-24)/2))" office:value-type="float" office:value="-94" calcext:value-type="float">
            <text:p>-94</text:p>
          </table:table-cell>
          <table:table-cell table:formula="of:=FLOOR(80 * (1 + (1/17) * ([.$B199]-24)/2))" office:value-type="float" office:value="-45" calcext:value-type="float">
            <text:p>-45</text:p>
          </table:table-cell>
          <table:table-cell table:formula="of:=[.C199]*5 + [.D199]*7 + [.E199]*6" office:value-type="float" office:value="-1428" calcext:value-type="float">
            <text:p>-1428</text:p>
          </table:table-cell>
          <table:table-cell table:formula="of:=MOD([.G19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table:formula="of:=IF([.G200]=1; [.B199]; [.B199]-1)" office:value-type="float" office:value="-30" calcext:value-type="float">
            <text:p>-30</text:p>
          </table:table-cell>
          <table:table-cell table:formula="of:=FLOOR(120 * (1 + (2/29) * ([.B200]-24)/2))" office:value-type="float" office:value="-104" calcext:value-type="float">
            <text:p>-104</text:p>
          </table:table-cell>
          <table:table-cell table:formula="of:=FLOOR(90 * (1 + (1/13) * ([.$B200]-24)/2))" office:value-type="float" office:value="-97" calcext:value-type="float">
            <text:p>-97</text:p>
          </table:table-cell>
          <table:table-cell table:formula="of:=FLOOR(80 * (1 + (1/17) * ([.$B200]-24)/2))" office:value-type="float" office:value="-48" calcext:value-type="float">
            <text:p>-48</text:p>
          </table:table-cell>
          <table:table-cell table:formula="of:=[.C200]*5 + [.D200]*7 + [.E200]*6" office:value-type="float" office:value="-1487" calcext:value-type="float">
            <text:p>-1487</text:p>
          </table:table-cell>
          <table:table-cell table:formula="of:=MOD([.G19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table:formula="of:=IF([.G201]=1; [.B200]; [.B200]-1)" office:value-type="float" office:value="-30" calcext:value-type="float">
            <text:p>-30</text:p>
          </table:table-cell>
          <table:table-cell table:formula="of:=FLOOR(120 * (1 + (2/29) * ([.B201]-24)/2))" office:value-type="float" office:value="-104" calcext:value-type="float">
            <text:p>-104</text:p>
          </table:table-cell>
          <table:table-cell table:formula="of:=FLOOR(90 * (1 + (1/13) * ([.$B201]-24)/2))" office:value-type="float" office:value="-97" calcext:value-type="float">
            <text:p>-97</text:p>
          </table:table-cell>
          <table:table-cell table:formula="of:=FLOOR(80 * (1 + (1/17) * ([.$B201]-24)/2))" office:value-type="float" office:value="-48" calcext:value-type="float">
            <text:p>-48</text:p>
          </table:table-cell>
          <table:table-cell table:formula="of:=[.C201]*5 + [.D201]*7 + [.E201]*6" office:value-type="float" office:value="-1487" calcext:value-type="float">
            <text:p>-1487</text:p>
          </table:table-cell>
          <table:table-cell table:formula="of:=MOD([.G20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table:formula="of:=IF([.G202]=1; [.B201]; [.B201]-1)" office:value-type="float" office:value="-31" calcext:value-type="float">
            <text:p>-31</text:p>
          </table:table-cell>
          <table:table-cell table:formula="of:=FLOOR(120 * (1 + (2/29) * ([.B202]-24)/2))" office:value-type="float" office:value="-108" calcext:value-type="float">
            <text:p>-108</text:p>
          </table:table-cell>
          <table:table-cell table:formula="of:=FLOOR(90 * (1 + (1/13) * ([.$B202]-24)/2))" office:value-type="float" office:value="-101" calcext:value-type="float">
            <text:p>-101</text:p>
          </table:table-cell>
          <table:table-cell table:formula="of:=FLOOR(80 * (1 + (1/17) * ([.$B202]-24)/2))" office:value-type="float" office:value="-50" calcext:value-type="float">
            <text:p>-50</text:p>
          </table:table-cell>
          <table:table-cell table:formula="of:=[.C202]*5 + [.D202]*7 + [.E202]*6" office:value-type="float" office:value="-1547" calcext:value-type="float">
            <text:p>-1547</text:p>
          </table:table-cell>
          <table:table-cell table:formula="of:=MOD([.G20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table:formula="of:=IF([.G203]=1; [.B202]; [.B202]-1)" office:value-type="float" office:value="-31" calcext:value-type="float">
            <text:p>-31</text:p>
          </table:table-cell>
          <table:table-cell table:formula="of:=FLOOR(120 * (1 + (2/29) * ([.B203]-24)/2))" office:value-type="float" office:value="-108" calcext:value-type="float">
            <text:p>-108</text:p>
          </table:table-cell>
          <table:table-cell table:formula="of:=FLOOR(90 * (1 + (1/13) * ([.$B203]-24)/2))" office:value-type="float" office:value="-101" calcext:value-type="float">
            <text:p>-101</text:p>
          </table:table-cell>
          <table:table-cell table:formula="of:=FLOOR(80 * (1 + (1/17) * ([.$B203]-24)/2))" office:value-type="float" office:value="-50" calcext:value-type="float">
            <text:p>-50</text:p>
          </table:table-cell>
          <table:table-cell table:formula="of:=[.C203]*5 + [.D203]*7 + [.E203]*6" office:value-type="float" office:value="-1547" calcext:value-type="float">
            <text:p>-1547</text:p>
          </table:table-cell>
          <table:table-cell table:formula="of:=MOD([.G20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table:formula="of:=IF([.G204]=1; [.B203]; [.B203]-1)" office:value-type="float" office:value="-32" calcext:value-type="float">
            <text:p>-32</text:p>
          </table:table-cell>
          <table:table-cell table:formula="of:=FLOOR(120 * (1 + (2/29) * ([.B204]-24)/2))" office:value-type="float" office:value="-112" calcext:value-type="float">
            <text:p>-112</text:p>
          </table:table-cell>
          <table:table-cell table:formula="of:=FLOOR(90 * (1 + (1/13) * ([.$B204]-24)/2))" office:value-type="float" office:value="-104" calcext:value-type="float">
            <text:p>-104</text:p>
          </table:table-cell>
          <table:table-cell table:formula="of:=FLOOR(80 * (1 + (1/17) * ([.$B204]-24)/2))" office:value-type="float" office:value="-52" calcext:value-type="float">
            <text:p>-52</text:p>
          </table:table-cell>
          <table:table-cell table:formula="of:=[.C204]*5 + [.D204]*7 + [.E204]*6" office:value-type="float" office:value="-1600" calcext:value-type="float">
            <text:p>-1600</text:p>
          </table:table-cell>
          <table:table-cell table:formula="of:=MOD([.G20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table:formula="of:=IF([.G205]=1; [.B204]; [.B204]-1)" office:value-type="float" office:value="-32" calcext:value-type="float">
            <text:p>-32</text:p>
          </table:table-cell>
          <table:table-cell table:formula="of:=FLOOR(120 * (1 + (2/29) * ([.B205]-24)/2))" office:value-type="float" office:value="-112" calcext:value-type="float">
            <text:p>-112</text:p>
          </table:table-cell>
          <table:table-cell table:formula="of:=FLOOR(90 * (1 + (1/13) * ([.$B205]-24)/2))" office:value-type="float" office:value="-104" calcext:value-type="float">
            <text:p>-104</text:p>
          </table:table-cell>
          <table:table-cell table:formula="of:=FLOOR(80 * (1 + (1/17) * ([.$B205]-24)/2))" office:value-type="float" office:value="-52" calcext:value-type="float">
            <text:p>-52</text:p>
          </table:table-cell>
          <table:table-cell table:formula="of:=[.C205]*5 + [.D205]*7 + [.E205]*6" office:value-type="float" office:value="-1600" calcext:value-type="float">
            <text:p>-1600</text:p>
          </table:table-cell>
          <table:table-cell table:formula="of:=MOD([.G20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formula="of:=IF([.G206]=1; [.B205]; [.B205]-1)" office:value-type="float" office:value="-33" calcext:value-type="float">
            <text:p>-33</text:p>
          </table:table-cell>
          <table:table-cell table:formula="of:=FLOOR(120 * (1 + (2/29) * ([.B206]-24)/2))" office:value-type="float" office:value="-116" calcext:value-type="float">
            <text:p>-116</text:p>
          </table:table-cell>
          <table:table-cell table:formula="of:=FLOOR(90 * (1 + (1/13) * ([.$B206]-24)/2))" office:value-type="float" office:value="-108" calcext:value-type="float">
            <text:p>-108</text:p>
          </table:table-cell>
          <table:table-cell table:formula="of:=FLOOR(80 * (1 + (1/17) * ([.$B206]-24)/2))" office:value-type="float" office:value="-55" calcext:value-type="float">
            <text:p>-55</text:p>
          </table:table-cell>
          <table:table-cell table:formula="of:=[.C206]*5 + [.D206]*7 + [.E206]*6" office:value-type="float" office:value="-1666" calcext:value-type="float">
            <text:p>-1666</text:p>
          </table:table-cell>
          <table:table-cell table:formula="of:=MOD([.G20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formula="of:=IF([.G207]=1; [.B206]; [.B206]-1)" office:value-type="float" office:value="-33" calcext:value-type="float">
            <text:p>-33</text:p>
          </table:table-cell>
          <table:table-cell table:formula="of:=FLOOR(120 * (1 + (2/29) * ([.B207]-24)/2))" office:value-type="float" office:value="-116" calcext:value-type="float">
            <text:p>-116</text:p>
          </table:table-cell>
          <table:table-cell table:formula="of:=FLOOR(90 * (1 + (1/13) * ([.$B207]-24)/2))" office:value-type="float" office:value="-108" calcext:value-type="float">
            <text:p>-108</text:p>
          </table:table-cell>
          <table:table-cell table:formula="of:=FLOOR(80 * (1 + (1/17) * ([.$B207]-24)/2))" office:value-type="float" office:value="-55" calcext:value-type="float">
            <text:p>-55</text:p>
          </table:table-cell>
          <table:table-cell table:formula="of:=[.C207]*5 + [.D207]*7 + [.E207]*6" office:value-type="float" office:value="-1666" calcext:value-type="float">
            <text:p>-1666</text:p>
          </table:table-cell>
          <table:table-cell table:formula="of:=MOD([.G20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formula="of:=IF([.G208]=1; [.B207]; [.B207]-1)" office:value-type="float" office:value="-34" calcext:value-type="float">
            <text:p>-34</text:p>
          </table:table-cell>
          <table:table-cell table:formula="of:=FLOOR(120 * (1 + (2/29) * ([.B208]-24)/2))" office:value-type="float" office:value="-120" calcext:value-type="float">
            <text:p>-120</text:p>
          </table:table-cell>
          <table:table-cell table:formula="of:=FLOOR(90 * (1 + (1/13) * ([.$B208]-24)/2))" office:value-type="float" office:value="-111" calcext:value-type="float">
            <text:p>-111</text:p>
          </table:table-cell>
          <table:table-cell table:formula="of:=FLOOR(80 * (1 + (1/17) * ([.$B208]-24)/2))" office:value-type="float" office:value="-57" calcext:value-type="float">
            <text:p>-57</text:p>
          </table:table-cell>
          <table:table-cell table:formula="of:=[.C208]*5 + [.D208]*7 + [.E208]*6" office:value-type="float" office:value="-1719" calcext:value-type="float">
            <text:p>-1719</text:p>
          </table:table-cell>
          <table:table-cell table:formula="of:=MOD([.G20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formula="of:=IF([.G209]=1; [.B208]; [.B208]-1)" office:value-type="float" office:value="-34" calcext:value-type="float">
            <text:p>-34</text:p>
          </table:table-cell>
          <table:table-cell table:formula="of:=FLOOR(120 * (1 + (2/29) * ([.B209]-24)/2))" office:value-type="float" office:value="-120" calcext:value-type="float">
            <text:p>-120</text:p>
          </table:table-cell>
          <table:table-cell table:formula="of:=FLOOR(90 * (1 + (1/13) * ([.$B209]-24)/2))" office:value-type="float" office:value="-111" calcext:value-type="float">
            <text:p>-111</text:p>
          </table:table-cell>
          <table:table-cell table:formula="of:=FLOOR(80 * (1 + (1/17) * ([.$B209]-24)/2))" office:value-type="float" office:value="-57" calcext:value-type="float">
            <text:p>-57</text:p>
          </table:table-cell>
          <table:table-cell table:formula="of:=[.C209]*5 + [.D209]*7 + [.E209]*6" office:value-type="float" office:value="-1719" calcext:value-type="float">
            <text:p>-1719</text:p>
          </table:table-cell>
          <table:table-cell table:formula="of:=MOD([.G20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table:formula="of:=IF([.G210]=1; [.B209]; [.B209]-1)" office:value-type="float" office:value="-35" calcext:value-type="float">
            <text:p>-35</text:p>
          </table:table-cell>
          <table:table-cell table:formula="of:=FLOOR(120 * (1 + (2/29) * ([.B210]-24)/2))" office:value-type="float" office:value="-125" calcext:value-type="float">
            <text:p>-125</text:p>
          </table:table-cell>
          <table:table-cell table:formula="of:=FLOOR(90 * (1 + (1/13) * ([.$B210]-24)/2))" office:value-type="float" office:value="-115" calcext:value-type="float">
            <text:p>-115</text:p>
          </table:table-cell>
          <table:table-cell table:formula="of:=FLOOR(80 * (1 + (1/17) * ([.$B210]-24)/2))" office:value-type="float" office:value="-59" calcext:value-type="float">
            <text:p>-59</text:p>
          </table:table-cell>
          <table:table-cell table:formula="of:=[.C210]*5 + [.D210]*7 + [.E210]*6" office:value-type="float" office:value="-1784" calcext:value-type="float">
            <text:p>-1784</text:p>
          </table:table-cell>
          <table:table-cell table:formula="of:=MOD([.G20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table:formula="of:=IF([.G211]=1; [.B210]; [.B210]-1)" office:value-type="float" office:value="-35" calcext:value-type="float">
            <text:p>-35</text:p>
          </table:table-cell>
          <table:table-cell table:formula="of:=FLOOR(120 * (1 + (2/29) * ([.B211]-24)/2))" office:value-type="float" office:value="-125" calcext:value-type="float">
            <text:p>-125</text:p>
          </table:table-cell>
          <table:table-cell table:formula="of:=FLOOR(90 * (1 + (1/13) * ([.$B211]-24)/2))" office:value-type="float" office:value="-115" calcext:value-type="float">
            <text:p>-115</text:p>
          </table:table-cell>
          <table:table-cell table:formula="of:=FLOOR(80 * (1 + (1/17) * ([.$B211]-24)/2))" office:value-type="float" office:value="-59" calcext:value-type="float">
            <text:p>-59</text:p>
          </table:table-cell>
          <table:table-cell table:formula="of:=[.C211]*5 + [.D211]*7 + [.E211]*6" office:value-type="float" office:value="-1784" calcext:value-type="float">
            <text:p>-1784</text:p>
          </table:table-cell>
          <table:table-cell table:formula="of:=MOD([.G21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formula="of:=IF([.G212]=1; [.B211]; [.B211]-1)" office:value-type="float" office:value="-36" calcext:value-type="float">
            <text:p>-36</text:p>
          </table:table-cell>
          <table:table-cell table:formula="of:=FLOOR(120 * (1 + (2/29) * ([.B212]-24)/2))" office:value-type="float" office:value="-129" calcext:value-type="float">
            <text:p>-129</text:p>
          </table:table-cell>
          <table:table-cell table:formula="of:=FLOOR(90 * (1 + (1/13) * ([.$B212]-24)/2))" office:value-type="float" office:value="-118" calcext:value-type="float">
            <text:p>-118</text:p>
          </table:table-cell>
          <table:table-cell table:formula="of:=FLOOR(80 * (1 + (1/17) * ([.$B212]-24)/2))" office:value-type="float" office:value="-62" calcext:value-type="float">
            <text:p>-62</text:p>
          </table:table-cell>
          <table:table-cell table:formula="of:=[.C212]*5 + [.D212]*7 + [.E212]*6" office:value-type="float" office:value="-1843" calcext:value-type="float">
            <text:p>-1843</text:p>
          </table:table-cell>
          <table:table-cell table:formula="of:=MOD([.G21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table:formula="of:=IF([.G213]=1; [.B212]; [.B212]-1)" office:value-type="float" office:value="-36" calcext:value-type="float">
            <text:p>-36</text:p>
          </table:table-cell>
          <table:table-cell table:formula="of:=FLOOR(120 * (1 + (2/29) * ([.B213]-24)/2))" office:value-type="float" office:value="-129" calcext:value-type="float">
            <text:p>-129</text:p>
          </table:table-cell>
          <table:table-cell table:formula="of:=FLOOR(90 * (1 + (1/13) * ([.$B213]-24)/2))" office:value-type="float" office:value="-118" calcext:value-type="float">
            <text:p>-118</text:p>
          </table:table-cell>
          <table:table-cell table:formula="of:=FLOOR(80 * (1 + (1/17) * ([.$B213]-24)/2))" office:value-type="float" office:value="-62" calcext:value-type="float">
            <text:p>-62</text:p>
          </table:table-cell>
          <table:table-cell table:formula="of:=[.C213]*5 + [.D213]*7 + [.E213]*6" office:value-type="float" office:value="-1843" calcext:value-type="float">
            <text:p>-1843</text:p>
          </table:table-cell>
          <table:table-cell table:formula="of:=MOD([.G21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table:formula="of:=IF([.G214]=1; [.B213]; [.B213]-1)" office:value-type="float" office:value="-37" calcext:value-type="float">
            <text:p>-37</text:p>
          </table:table-cell>
          <table:table-cell table:formula="of:=FLOOR(120 * (1 + (2/29) * ([.B214]-24)/2))" office:value-type="float" office:value="-133" calcext:value-type="float">
            <text:p>-133</text:p>
          </table:table-cell>
          <table:table-cell table:formula="of:=FLOOR(90 * (1 + (1/13) * ([.$B214]-24)/2))" office:value-type="float" office:value="-122" calcext:value-type="float">
            <text:p>-122</text:p>
          </table:table-cell>
          <table:table-cell table:formula="of:=FLOOR(80 * (1 + (1/17) * ([.$B214]-24)/2))" office:value-type="float" office:value="-64" calcext:value-type="float">
            <text:p>-64</text:p>
          </table:table-cell>
          <table:table-cell table:formula="of:=[.C214]*5 + [.D214]*7 + [.E214]*6" office:value-type="float" office:value="-1903" calcext:value-type="float">
            <text:p>-1903</text:p>
          </table:table-cell>
          <table:table-cell table:formula="of:=MOD([.G21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table:formula="of:=IF([.G215]=1; [.B214]; [.B214]-1)" office:value-type="float" office:value="-37" calcext:value-type="float">
            <text:p>-37</text:p>
          </table:table-cell>
          <table:table-cell table:formula="of:=FLOOR(120 * (1 + (2/29) * ([.B215]-24)/2))" office:value-type="float" office:value="-133" calcext:value-type="float">
            <text:p>-133</text:p>
          </table:table-cell>
          <table:table-cell table:formula="of:=FLOOR(90 * (1 + (1/13) * ([.$B215]-24)/2))" office:value-type="float" office:value="-122" calcext:value-type="float">
            <text:p>-122</text:p>
          </table:table-cell>
          <table:table-cell table:formula="of:=FLOOR(80 * (1 + (1/17) * ([.$B215]-24)/2))" office:value-type="float" office:value="-64" calcext:value-type="float">
            <text:p>-64</text:p>
          </table:table-cell>
          <table:table-cell table:formula="of:=[.C215]*5 + [.D215]*7 + [.E215]*6" office:value-type="float" office:value="-1903" calcext:value-type="float">
            <text:p>-1903</text:p>
          </table:table-cell>
          <table:table-cell table:formula="of:=MOD([.G21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table:formula="of:=IF([.G216]=1; [.B215]; [.B215]-1)" office:value-type="float" office:value="-38" calcext:value-type="float">
            <text:p>-38</text:p>
          </table:table-cell>
          <table:table-cell table:formula="of:=FLOOR(120 * (1 + (2/29) * ([.B216]-24)/2))" office:value-type="float" office:value="-137" calcext:value-type="float">
            <text:p>-137</text:p>
          </table:table-cell>
          <table:table-cell table:formula="of:=FLOOR(90 * (1 + (1/13) * ([.$B216]-24)/2))" office:value-type="float" office:value="-125" calcext:value-type="float">
            <text:p>-125</text:p>
          </table:table-cell>
          <table:table-cell table:formula="of:=FLOOR(80 * (1 + (1/17) * ([.$B216]-24)/2))" office:value-type="float" office:value="-66" calcext:value-type="float">
            <text:p>-66</text:p>
          </table:table-cell>
          <table:table-cell table:formula="of:=[.C216]*5 + [.D216]*7 + [.E216]*6" office:value-type="float" office:value="-1956" calcext:value-type="float">
            <text:p>-1956</text:p>
          </table:table-cell>
          <table:table-cell table:formula="of:=MOD([.G21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table:formula="of:=IF([.G217]=1; [.B216]; [.B216]-1)" office:value-type="float" office:value="-38" calcext:value-type="float">
            <text:p>-38</text:p>
          </table:table-cell>
          <table:table-cell table:formula="of:=FLOOR(120 * (1 + (2/29) * ([.B217]-24)/2))" office:value-type="float" office:value="-137" calcext:value-type="float">
            <text:p>-137</text:p>
          </table:table-cell>
          <table:table-cell table:formula="of:=FLOOR(90 * (1 + (1/13) * ([.$B217]-24)/2))" office:value-type="float" office:value="-125" calcext:value-type="float">
            <text:p>-125</text:p>
          </table:table-cell>
          <table:table-cell table:formula="of:=FLOOR(80 * (1 + (1/17) * ([.$B217]-24)/2))" office:value-type="float" office:value="-66" calcext:value-type="float">
            <text:p>-66</text:p>
          </table:table-cell>
          <table:table-cell table:formula="of:=[.C217]*5 + [.D217]*7 + [.E217]*6" office:value-type="float" office:value="-1956" calcext:value-type="float">
            <text:p>-1956</text:p>
          </table:table-cell>
          <table:table-cell table:formula="of:=MOD([.G21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table:formula="of:=IF([.G218]=1; [.B217]; [.B217]-1)" office:value-type="float" office:value="-39" calcext:value-type="float">
            <text:p>-39</text:p>
          </table:table-cell>
          <table:table-cell table:formula="of:=FLOOR(120 * (1 + (2/29) * ([.B218]-24)/2))" office:value-type="float" office:value="-141" calcext:value-type="float">
            <text:p>-141</text:p>
          </table:table-cell>
          <table:table-cell table:formula="of:=FLOOR(90 * (1 + (1/13) * ([.$B218]-24)/2))" office:value-type="float" office:value="-129" calcext:value-type="float">
            <text:p>-129</text:p>
          </table:table-cell>
          <table:table-cell table:formula="of:=FLOOR(80 * (1 + (1/17) * ([.$B218]-24)/2))" office:value-type="float" office:value="-69" calcext:value-type="float">
            <text:p>-69</text:p>
          </table:table-cell>
          <table:table-cell table:formula="of:=[.C218]*5 + [.D218]*7 + [.E218]*6" office:value-type="float" office:value="-2022" calcext:value-type="float">
            <text:p>-2022</text:p>
          </table:table-cell>
          <table:table-cell table:formula="of:=MOD([.G21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table:formula="of:=IF([.G219]=1; [.B218]; [.B218]-1)" office:value-type="float" office:value="-39" calcext:value-type="float">
            <text:p>-39</text:p>
          </table:table-cell>
          <table:table-cell table:formula="of:=FLOOR(120 * (1 + (2/29) * ([.B219]-24)/2))" office:value-type="float" office:value="-141" calcext:value-type="float">
            <text:p>-141</text:p>
          </table:table-cell>
          <table:table-cell table:formula="of:=FLOOR(90 * (1 + (1/13) * ([.$B219]-24)/2))" office:value-type="float" office:value="-129" calcext:value-type="float">
            <text:p>-129</text:p>
          </table:table-cell>
          <table:table-cell table:formula="of:=FLOOR(80 * (1 + (1/17) * ([.$B219]-24)/2))" office:value-type="float" office:value="-69" calcext:value-type="float">
            <text:p>-69</text:p>
          </table:table-cell>
          <table:table-cell table:formula="of:=[.C219]*5 + [.D219]*7 + [.E219]*6" office:value-type="float" office:value="-2022" calcext:value-type="float">
            <text:p>-2022</text:p>
          </table:table-cell>
          <table:table-cell table:formula="of:=MOD([.G21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table:formula="of:=IF([.G220]=1; [.B219]; [.B219]-1)" office:value-type="float" office:value="-40" calcext:value-type="float">
            <text:p>-40</text:p>
          </table:table-cell>
          <table:table-cell table:formula="of:=FLOOR(120 * (1 + (2/29) * ([.B220]-24)/2))" office:value-type="float" office:value="-145" calcext:value-type="float">
            <text:p>-145</text:p>
          </table:table-cell>
          <table:table-cell table:formula="of:=FLOOR(90 * (1 + (1/13) * ([.$B220]-24)/2))" office:value-type="float" office:value="-132" calcext:value-type="float">
            <text:p>-132</text:p>
          </table:table-cell>
          <table:table-cell table:formula="of:=FLOOR(80 * (1 + (1/17) * ([.$B220]-24)/2))" office:value-type="float" office:value="-71" calcext:value-type="float">
            <text:p>-71</text:p>
          </table:table-cell>
          <table:table-cell table:formula="of:=[.C220]*5 + [.D220]*7 + [.E220]*6" office:value-type="float" office:value="-2075" calcext:value-type="float">
            <text:p>-2075</text:p>
          </table:table-cell>
          <table:table-cell table:formula="of:=MOD([.G21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table:formula="of:=IF([.G221]=1; [.B220]; [.B220]-1)" office:value-type="float" office:value="-40" calcext:value-type="float">
            <text:p>-40</text:p>
          </table:table-cell>
          <table:table-cell table:formula="of:=FLOOR(120 * (1 + (2/29) * ([.B221]-24)/2))" office:value-type="float" office:value="-145" calcext:value-type="float">
            <text:p>-145</text:p>
          </table:table-cell>
          <table:table-cell table:formula="of:=FLOOR(90 * (1 + (1/13) * ([.$B221]-24)/2))" office:value-type="float" office:value="-132" calcext:value-type="float">
            <text:p>-132</text:p>
          </table:table-cell>
          <table:table-cell table:formula="of:=FLOOR(80 * (1 + (1/17) * ([.$B221]-24)/2))" office:value-type="float" office:value="-71" calcext:value-type="float">
            <text:p>-71</text:p>
          </table:table-cell>
          <table:table-cell table:formula="of:=[.C221]*5 + [.D221]*7 + [.E221]*6" office:value-type="float" office:value="-2075" calcext:value-type="float">
            <text:p>-2075</text:p>
          </table:table-cell>
          <table:table-cell table:formula="of:=MOD([.G22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table:formula="of:=IF([.G222]=1; [.B221]; [.B221]-1)" office:value-type="float" office:value="-41" calcext:value-type="float">
            <text:p>-41</text:p>
          </table:table-cell>
          <table:table-cell table:formula="of:=FLOOR(120 * (1 + (2/29) * ([.B222]-24)/2))" office:value-type="float" office:value="-149" calcext:value-type="float">
            <text:p>-149</text:p>
          </table:table-cell>
          <table:table-cell table:formula="of:=FLOOR(90 * (1 + (1/13) * ([.$B222]-24)/2))" office:value-type="float" office:value="-135" calcext:value-type="float">
            <text:p>-135</text:p>
          </table:table-cell>
          <table:table-cell table:formula="of:=FLOOR(80 * (1 + (1/17) * ([.$B222]-24)/2))" office:value-type="float" office:value="-73" calcext:value-type="float">
            <text:p>-73</text:p>
          </table:table-cell>
          <table:table-cell table:formula="of:=[.C222]*5 + [.D222]*7 + [.E222]*6" office:value-type="float" office:value="-2128" calcext:value-type="float">
            <text:p>-2128</text:p>
          </table:table-cell>
          <table:table-cell table:formula="of:=MOD([.G22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table:formula="of:=IF([.G223]=1; [.B222]; [.B222]-1)" office:value-type="float" office:value="-41" calcext:value-type="float">
            <text:p>-41</text:p>
          </table:table-cell>
          <table:table-cell table:formula="of:=FLOOR(120 * (1 + (2/29) * ([.B223]-24)/2))" office:value-type="float" office:value="-149" calcext:value-type="float">
            <text:p>-149</text:p>
          </table:table-cell>
          <table:table-cell table:formula="of:=FLOOR(90 * (1 + (1/13) * ([.$B223]-24)/2))" office:value-type="float" office:value="-135" calcext:value-type="float">
            <text:p>-135</text:p>
          </table:table-cell>
          <table:table-cell table:formula="of:=FLOOR(80 * (1 + (1/17) * ([.$B223]-24)/2))" office:value-type="float" office:value="-73" calcext:value-type="float">
            <text:p>-73</text:p>
          </table:table-cell>
          <table:table-cell table:formula="of:=[.C223]*5 + [.D223]*7 + [.E223]*6" office:value-type="float" office:value="-2128" calcext:value-type="float">
            <text:p>-2128</text:p>
          </table:table-cell>
          <table:table-cell table:formula="of:=MOD([.G22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table:formula="of:=IF([.G224]=1; [.B223]; [.B223]-1)" office:value-type="float" office:value="-42" calcext:value-type="float">
            <text:p>-42</text:p>
          </table:table-cell>
          <table:table-cell table:formula="of:=FLOOR(120 * (1 + (2/29) * ([.B224]-24)/2))" office:value-type="float" office:value="-154" calcext:value-type="float">
            <text:p>-154</text:p>
          </table:table-cell>
          <table:table-cell table:formula="of:=FLOOR(90 * (1 + (1/13) * ([.$B224]-24)/2))" office:value-type="float" office:value="-139" calcext:value-type="float">
            <text:p>-139</text:p>
          </table:table-cell>
          <table:table-cell table:formula="of:=FLOOR(80 * (1 + (1/17) * ([.$B224]-24)/2))" office:value-type="float" office:value="-76" calcext:value-type="float">
            <text:p>-76</text:p>
          </table:table-cell>
          <table:table-cell table:formula="of:=[.C224]*5 + [.D224]*7 + [.E224]*6" office:value-type="float" office:value="-2199" calcext:value-type="float">
            <text:p>-2199</text:p>
          </table:table-cell>
          <table:table-cell table:formula="of:=MOD([.G22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table:formula="of:=IF([.G225]=1; [.B224]; [.B224]-1)" office:value-type="float" office:value="-42" calcext:value-type="float">
            <text:p>-42</text:p>
          </table:table-cell>
          <table:table-cell table:formula="of:=FLOOR(120 * (1 + (2/29) * ([.B225]-24)/2))" office:value-type="float" office:value="-154" calcext:value-type="float">
            <text:p>-154</text:p>
          </table:table-cell>
          <table:table-cell table:formula="of:=FLOOR(90 * (1 + (1/13) * ([.$B225]-24)/2))" office:value-type="float" office:value="-139" calcext:value-type="float">
            <text:p>-139</text:p>
          </table:table-cell>
          <table:table-cell table:formula="of:=FLOOR(80 * (1 + (1/17) * ([.$B225]-24)/2))" office:value-type="float" office:value="-76" calcext:value-type="float">
            <text:p>-76</text:p>
          </table:table-cell>
          <table:table-cell table:formula="of:=[.C225]*5 + [.D225]*7 + [.E225]*6" office:value-type="float" office:value="-2199" calcext:value-type="float">
            <text:p>-2199</text:p>
          </table:table-cell>
          <table:table-cell table:formula="of:=MOD([.G22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table:formula="of:=IF([.G226]=1; [.B225]; [.B225]-1)" office:value-type="float" office:value="-43" calcext:value-type="float">
            <text:p>-43</text:p>
          </table:table-cell>
          <table:table-cell table:formula="of:=FLOOR(120 * (1 + (2/29) * ([.B226]-24)/2))" office:value-type="float" office:value="-158" calcext:value-type="float">
            <text:p>-158</text:p>
          </table:table-cell>
          <table:table-cell table:formula="of:=FLOOR(90 * (1 + (1/13) * ([.$B226]-24)/2))" office:value-type="float" office:value="-142" calcext:value-type="float">
            <text:p>-142</text:p>
          </table:table-cell>
          <table:table-cell table:formula="of:=FLOOR(80 * (1 + (1/17) * ([.$B226]-24)/2))" office:value-type="float" office:value="-78" calcext:value-type="float">
            <text:p>-78</text:p>
          </table:table-cell>
          <table:table-cell table:formula="of:=[.C226]*5 + [.D226]*7 + [.E226]*6" office:value-type="float" office:value="-2252" calcext:value-type="float">
            <text:p>-2252</text:p>
          </table:table-cell>
          <table:table-cell table:formula="of:=MOD([.G22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table:formula="of:=IF([.G227]=1; [.B226]; [.B226]-1)" office:value-type="float" office:value="-43" calcext:value-type="float">
            <text:p>-43</text:p>
          </table:table-cell>
          <table:table-cell table:formula="of:=FLOOR(120 * (1 + (2/29) * ([.B227]-24)/2))" office:value-type="float" office:value="-158" calcext:value-type="float">
            <text:p>-158</text:p>
          </table:table-cell>
          <table:table-cell table:formula="of:=FLOOR(90 * (1 + (1/13) * ([.$B227]-24)/2))" office:value-type="float" office:value="-142" calcext:value-type="float">
            <text:p>-142</text:p>
          </table:table-cell>
          <table:table-cell table:formula="of:=FLOOR(80 * (1 + (1/17) * ([.$B227]-24)/2))" office:value-type="float" office:value="-78" calcext:value-type="float">
            <text:p>-78</text:p>
          </table:table-cell>
          <table:table-cell table:formula="of:=[.C227]*5 + [.D227]*7 + [.E227]*6" office:value-type="float" office:value="-2252" calcext:value-type="float">
            <text:p>-2252</text:p>
          </table:table-cell>
          <table:table-cell table:formula="of:=MOD([.G22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table:formula="of:=IF([.G228]=1; [.B227]; [.B227]-1)" office:value-type="float" office:value="-44" calcext:value-type="float">
            <text:p>-44</text:p>
          </table:table-cell>
          <table:table-cell table:formula="of:=FLOOR(120 * (1 + (2/29) * ([.B228]-24)/2))" office:value-type="float" office:value="-162" calcext:value-type="float">
            <text:p>-162</text:p>
          </table:table-cell>
          <table:table-cell table:formula="of:=FLOOR(90 * (1 + (1/13) * ([.$B228]-24)/2))" office:value-type="float" office:value="-146" calcext:value-type="float">
            <text:p>-146</text:p>
          </table:table-cell>
          <table:table-cell table:formula="of:=FLOOR(80 * (1 + (1/17) * ([.$B228]-24)/2))" office:value-type="float" office:value="-80" calcext:value-type="float">
            <text:p>-80</text:p>
          </table:table-cell>
          <table:table-cell table:formula="of:=[.C228]*5 + [.D228]*7 + [.E228]*6" office:value-type="float" office:value="-2312" calcext:value-type="float">
            <text:p>-2312</text:p>
          </table:table-cell>
          <table:table-cell table:formula="of:=MOD([.G22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table:formula="of:=IF([.G229]=1; [.B228]; [.B228]-1)" office:value-type="float" office:value="-44" calcext:value-type="float">
            <text:p>-44</text:p>
          </table:table-cell>
          <table:table-cell table:formula="of:=FLOOR(120 * (1 + (2/29) * ([.B229]-24)/2))" office:value-type="float" office:value="-162" calcext:value-type="float">
            <text:p>-162</text:p>
          </table:table-cell>
          <table:table-cell table:formula="of:=FLOOR(90 * (1 + (1/13) * ([.$B229]-24)/2))" office:value-type="float" office:value="-146" calcext:value-type="float">
            <text:p>-146</text:p>
          </table:table-cell>
          <table:table-cell table:formula="of:=FLOOR(80 * (1 + (1/17) * ([.$B229]-24)/2))" office:value-type="float" office:value="-80" calcext:value-type="float">
            <text:p>-80</text:p>
          </table:table-cell>
          <table:table-cell table:formula="of:=[.C229]*5 + [.D229]*7 + [.E229]*6" office:value-type="float" office:value="-2312" calcext:value-type="float">
            <text:p>-2312</text:p>
          </table:table-cell>
          <table:table-cell table:formula="of:=MOD([.G22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table:formula="of:=IF([.G230]=1; [.B229]; [.B229]-1)" office:value-type="float" office:value="-45" calcext:value-type="float">
            <text:p>-45</text:p>
          </table:table-cell>
          <table:table-cell table:formula="of:=FLOOR(120 * (1 + (2/29) * ([.B230]-24)/2))" office:value-type="float" office:value="-166" calcext:value-type="float">
            <text:p>-166</text:p>
          </table:table-cell>
          <table:table-cell table:formula="of:=FLOOR(90 * (1 + (1/13) * ([.$B230]-24)/2))" office:value-type="float" office:value="-149" calcext:value-type="float">
            <text:p>-149</text:p>
          </table:table-cell>
          <table:table-cell table:formula="of:=FLOOR(80 * (1 + (1/17) * ([.$B230]-24)/2))" office:value-type="float" office:value="-83" calcext:value-type="float">
            <text:p>-83</text:p>
          </table:table-cell>
          <table:table-cell table:formula="of:=[.C230]*5 + [.D230]*7 + [.E230]*6" office:value-type="float" office:value="-2371" calcext:value-type="float">
            <text:p>-2371</text:p>
          </table:table-cell>
          <table:table-cell table:formula="of:=MOD([.G22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table:formula="of:=IF([.G231]=1; [.B230]; [.B230]-1)" office:value-type="float" office:value="-45" calcext:value-type="float">
            <text:p>-45</text:p>
          </table:table-cell>
          <table:table-cell table:formula="of:=FLOOR(120 * (1 + (2/29) * ([.B231]-24)/2))" office:value-type="float" office:value="-166" calcext:value-type="float">
            <text:p>-166</text:p>
          </table:table-cell>
          <table:table-cell table:formula="of:=FLOOR(90 * (1 + (1/13) * ([.$B231]-24)/2))" office:value-type="float" office:value="-149" calcext:value-type="float">
            <text:p>-149</text:p>
          </table:table-cell>
          <table:table-cell table:formula="of:=FLOOR(80 * (1 + (1/17) * ([.$B231]-24)/2))" office:value-type="float" office:value="-83" calcext:value-type="float">
            <text:p>-83</text:p>
          </table:table-cell>
          <table:table-cell table:formula="of:=[.C231]*5 + [.D231]*7 + [.E231]*6" office:value-type="float" office:value="-2371" calcext:value-type="float">
            <text:p>-2371</text:p>
          </table:table-cell>
          <table:table-cell table:formula="of:=MOD([.G23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table:formula="of:=IF([.G232]=1; [.B231]; [.B231]-1)" office:value-type="float" office:value="-46" calcext:value-type="float">
            <text:p>-46</text:p>
          </table:table-cell>
          <table:table-cell table:formula="of:=FLOOR(120 * (1 + (2/29) * ([.B232]-24)/2))" office:value-type="float" office:value="-170" calcext:value-type="float">
            <text:p>-170</text:p>
          </table:table-cell>
          <table:table-cell table:formula="of:=FLOOR(90 * (1 + (1/13) * ([.$B232]-24)/2))" office:value-type="float" office:value="-153" calcext:value-type="float">
            <text:p>-153</text:p>
          </table:table-cell>
          <table:table-cell table:formula="of:=FLOOR(80 * (1 + (1/17) * ([.$B232]-24)/2))" office:value-type="float" office:value="-85" calcext:value-type="float">
            <text:p>-85</text:p>
          </table:table-cell>
          <table:table-cell table:formula="of:=[.C232]*5 + [.D232]*7 + [.E232]*6" office:value-type="float" office:value="-2431" calcext:value-type="float">
            <text:p>-2431</text:p>
          </table:table-cell>
          <table:table-cell table:formula="of:=MOD([.G23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table:formula="of:=IF([.G233]=1; [.B232]; [.B232]-1)" office:value-type="float" office:value="-46" calcext:value-type="float">
            <text:p>-46</text:p>
          </table:table-cell>
          <table:table-cell table:formula="of:=FLOOR(120 * (1 + (2/29) * ([.B233]-24)/2))" office:value-type="float" office:value="-170" calcext:value-type="float">
            <text:p>-170</text:p>
          </table:table-cell>
          <table:table-cell table:formula="of:=FLOOR(90 * (1 + (1/13) * ([.$B233]-24)/2))" office:value-type="float" office:value="-153" calcext:value-type="float">
            <text:p>-153</text:p>
          </table:table-cell>
          <table:table-cell table:formula="of:=FLOOR(80 * (1 + (1/17) * ([.$B233]-24)/2))" office:value-type="float" office:value="-85" calcext:value-type="float">
            <text:p>-85</text:p>
          </table:table-cell>
          <table:table-cell table:formula="of:=[.C233]*5 + [.D233]*7 + [.E233]*6" office:value-type="float" office:value="-2431" calcext:value-type="float">
            <text:p>-2431</text:p>
          </table:table-cell>
          <table:table-cell table:formula="of:=MOD([.G23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table:formula="of:=IF([.G234]=1; [.B233]; [.B233]-1)" office:value-type="float" office:value="-47" calcext:value-type="float">
            <text:p>-47</text:p>
          </table:table-cell>
          <table:table-cell table:formula="of:=FLOOR(120 * (1 + (2/29) * ([.B234]-24)/2))" office:value-type="float" office:value="-174" calcext:value-type="float">
            <text:p>-174</text:p>
          </table:table-cell>
          <table:table-cell table:formula="of:=FLOOR(90 * (1 + (1/13) * ([.$B234]-24)/2))" office:value-type="float" office:value="-156" calcext:value-type="float">
            <text:p>-156</text:p>
          </table:table-cell>
          <table:table-cell table:formula="of:=FLOOR(80 * (1 + (1/17) * ([.$B234]-24)/2))" office:value-type="float" office:value="-88" calcext:value-type="float">
            <text:p>-88</text:p>
          </table:table-cell>
          <table:table-cell table:formula="of:=[.C234]*5 + [.D234]*7 + [.E234]*6" office:value-type="float" office:value="-2490" calcext:value-type="float">
            <text:p>-2490</text:p>
          </table:table-cell>
          <table:table-cell table:formula="of:=MOD([.G23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table:formula="of:=IF([.G235]=1; [.B234]; [.B234]-1)" office:value-type="float" office:value="-47" calcext:value-type="float">
            <text:p>-47</text:p>
          </table:table-cell>
          <table:table-cell table:formula="of:=FLOOR(120 * (1 + (2/29) * ([.B235]-24)/2))" office:value-type="float" office:value="-174" calcext:value-type="float">
            <text:p>-174</text:p>
          </table:table-cell>
          <table:table-cell table:formula="of:=FLOOR(90 * (1 + (1/13) * ([.$B235]-24)/2))" office:value-type="float" office:value="-156" calcext:value-type="float">
            <text:p>-156</text:p>
          </table:table-cell>
          <table:table-cell table:formula="of:=FLOOR(80 * (1 + (1/17) * ([.$B235]-24)/2))" office:value-type="float" office:value="-88" calcext:value-type="float">
            <text:p>-88</text:p>
          </table:table-cell>
          <table:table-cell table:formula="of:=[.C235]*5 + [.D235]*7 + [.E235]*6" office:value-type="float" office:value="-2490" calcext:value-type="float">
            <text:p>-2490</text:p>
          </table:table-cell>
          <table:table-cell table:formula="of:=MOD([.G23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table:formula="of:=IF([.G236]=1; [.B235]; [.B235]-1)" office:value-type="float" office:value="-48" calcext:value-type="float">
            <text:p>-48</text:p>
          </table:table-cell>
          <table:table-cell table:formula="of:=FLOOR(120 * (1 + (2/29) * ([.B236]-24)/2))" office:value-type="float" office:value="-178" calcext:value-type="float">
            <text:p>-178</text:p>
          </table:table-cell>
          <table:table-cell table:formula="of:=FLOOR(90 * (1 + (1/13) * ([.$B236]-24)/2))" office:value-type="float" office:value="-160" calcext:value-type="float">
            <text:p>-160</text:p>
          </table:table-cell>
          <table:table-cell table:formula="of:=FLOOR(80 * (1 + (1/17) * ([.$B236]-24)/2))" office:value-type="float" office:value="-90" calcext:value-type="float">
            <text:p>-90</text:p>
          </table:table-cell>
          <table:table-cell table:formula="of:=[.C236]*5 + [.D236]*7 + [.E236]*6" office:value-type="float" office:value="-2550" calcext:value-type="float">
            <text:p>-2550</text:p>
          </table:table-cell>
          <table:table-cell table:formula="of:=MOD([.G23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table:formula="of:=IF([.G237]=1; [.B236]; [.B236]-1)" office:value-type="float" office:value="-48" calcext:value-type="float">
            <text:p>-48</text:p>
          </table:table-cell>
          <table:table-cell table:formula="of:=FLOOR(120 * (1 + (2/29) * ([.B237]-24)/2))" office:value-type="float" office:value="-178" calcext:value-type="float">
            <text:p>-178</text:p>
          </table:table-cell>
          <table:table-cell table:formula="of:=FLOOR(90 * (1 + (1/13) * ([.$B237]-24)/2))" office:value-type="float" office:value="-160" calcext:value-type="float">
            <text:p>-160</text:p>
          </table:table-cell>
          <table:table-cell table:formula="of:=FLOOR(80 * (1 + (1/17) * ([.$B237]-24)/2))" office:value-type="float" office:value="-90" calcext:value-type="float">
            <text:p>-90</text:p>
          </table:table-cell>
          <table:table-cell table:formula="of:=[.C237]*5 + [.D237]*7 + [.E237]*6" office:value-type="float" office:value="-2550" calcext:value-type="float">
            <text:p>-2550</text:p>
          </table:table-cell>
          <table:table-cell table:formula="of:=MOD([.G23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table:formula="of:=IF([.G238]=1; [.B237]; [.B237]-1)" office:value-type="float" office:value="-49" calcext:value-type="float">
            <text:p>-49</text:p>
          </table:table-cell>
          <table:table-cell table:formula="of:=FLOOR(120 * (1 + (2/29) * ([.B238]-24)/2))" office:value-type="float" office:value="-183" calcext:value-type="float">
            <text:p>-183</text:p>
          </table:table-cell>
          <table:table-cell table:formula="of:=FLOOR(90 * (1 + (1/13) * ([.$B238]-24)/2))" office:value-type="float" office:value="-163" calcext:value-type="float">
            <text:p>-163</text:p>
          </table:table-cell>
          <table:table-cell table:formula="of:=FLOOR(80 * (1 + (1/17) * ([.$B238]-24)/2))" office:value-type="float" office:value="-92" calcext:value-type="float">
            <text:p>-92</text:p>
          </table:table-cell>
          <table:table-cell table:formula="of:=[.C238]*5 + [.D238]*7 + [.E238]*6" office:value-type="float" office:value="-2608" calcext:value-type="float">
            <text:p>-2608</text:p>
          </table:table-cell>
          <table:table-cell table:formula="of:=MOD([.G23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table:formula="of:=IF([.G239]=1; [.B238]; [.B238]-1)" office:value-type="float" office:value="-49" calcext:value-type="float">
            <text:p>-49</text:p>
          </table:table-cell>
          <table:table-cell table:formula="of:=FLOOR(120 * (1 + (2/29) * ([.B239]-24)/2))" office:value-type="float" office:value="-183" calcext:value-type="float">
            <text:p>-183</text:p>
          </table:table-cell>
          <table:table-cell table:formula="of:=FLOOR(90 * (1 + (1/13) * ([.$B239]-24)/2))" office:value-type="float" office:value="-163" calcext:value-type="float">
            <text:p>-163</text:p>
          </table:table-cell>
          <table:table-cell table:formula="of:=FLOOR(80 * (1 + (1/17) * ([.$B239]-24)/2))" office:value-type="float" office:value="-92" calcext:value-type="float">
            <text:p>-92</text:p>
          </table:table-cell>
          <table:table-cell table:formula="of:=[.C239]*5 + [.D239]*7 + [.E239]*6" office:value-type="float" office:value="-2608" calcext:value-type="float">
            <text:p>-2608</text:p>
          </table:table-cell>
          <table:table-cell table:formula="of:=MOD([.G23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table:formula="of:=IF([.G240]=1; [.B239]; [.B239]-1)" office:value-type="float" office:value="-50" calcext:value-type="float">
            <text:p>-50</text:p>
          </table:table-cell>
          <table:table-cell table:formula="of:=FLOOR(120 * (1 + (2/29) * ([.B240]-24)/2))" office:value-type="float" office:value="-187" calcext:value-type="float">
            <text:p>-187</text:p>
          </table:table-cell>
          <table:table-cell table:formula="of:=FLOOR(90 * (1 + (1/13) * ([.$B240]-24)/2))" office:value-type="float" office:value="-167" calcext:value-type="float">
            <text:p>-167</text:p>
          </table:table-cell>
          <table:table-cell table:formula="of:=FLOOR(80 * (1 + (1/17) * ([.$B240]-24)/2))" office:value-type="float" office:value="-95" calcext:value-type="float">
            <text:p>-95</text:p>
          </table:table-cell>
          <table:table-cell table:formula="of:=[.C240]*5 + [.D240]*7 + [.E240]*6" office:value-type="float" office:value="-2674" calcext:value-type="float">
            <text:p>-2674</text:p>
          </table:table-cell>
          <table:table-cell table:formula="of:=MOD([.G23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table:formula="of:=IF([.G241]=1; [.B240]; [.B240]-1)" office:value-type="float" office:value="-50" calcext:value-type="float">
            <text:p>-50</text:p>
          </table:table-cell>
          <table:table-cell table:formula="of:=FLOOR(120 * (1 + (2/29) * ([.B241]-24)/2))" office:value-type="float" office:value="-187" calcext:value-type="float">
            <text:p>-187</text:p>
          </table:table-cell>
          <table:table-cell table:formula="of:=FLOOR(90 * (1 + (1/13) * ([.$B241]-24)/2))" office:value-type="float" office:value="-167" calcext:value-type="float">
            <text:p>-167</text:p>
          </table:table-cell>
          <table:table-cell table:formula="of:=FLOOR(80 * (1 + (1/17) * ([.$B241]-24)/2))" office:value-type="float" office:value="-95" calcext:value-type="float">
            <text:p>-95</text:p>
          </table:table-cell>
          <table:table-cell table:formula="of:=[.C241]*5 + [.D241]*7 + [.E241]*6" office:value-type="float" office:value="-2674" calcext:value-type="float">
            <text:p>-2674</text:p>
          </table:table-cell>
          <table:table-cell table:formula="of:=MOD([.G24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table:formula="of:=IF([.G242]=1; [.B241]; [.B241]-1)" office:value-type="float" office:value="-51" calcext:value-type="float">
            <text:p>-51</text:p>
          </table:table-cell>
          <table:table-cell table:formula="of:=FLOOR(120 * (1 + (2/29) * ([.B242]-24)/2))" office:value-type="float" office:value="-191" calcext:value-type="float">
            <text:p>-191</text:p>
          </table:table-cell>
          <table:table-cell table:formula="of:=FLOOR(90 * (1 + (1/13) * ([.$B242]-24)/2))" office:value-type="float" office:value="-170" calcext:value-type="float">
            <text:p>-170</text:p>
          </table:table-cell>
          <table:table-cell table:formula="of:=FLOOR(80 * (1 + (1/17) * ([.$B242]-24)/2))" office:value-type="float" office:value="-97" calcext:value-type="float">
            <text:p>-97</text:p>
          </table:table-cell>
          <table:table-cell table:formula="of:=[.C242]*5 + [.D242]*7 + [.E242]*6" office:value-type="float" office:value="-2727" calcext:value-type="float">
            <text:p>-2727</text:p>
          </table:table-cell>
          <table:table-cell table:formula="of:=MOD([.G24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table:formula="of:=IF([.G243]=1; [.B242]; [.B242]-1)" office:value-type="float" office:value="-51" calcext:value-type="float">
            <text:p>-51</text:p>
          </table:table-cell>
          <table:table-cell table:formula="of:=FLOOR(120 * (1 + (2/29) * ([.B243]-24)/2))" office:value-type="float" office:value="-191" calcext:value-type="float">
            <text:p>-191</text:p>
          </table:table-cell>
          <table:table-cell table:formula="of:=FLOOR(90 * (1 + (1/13) * ([.$B243]-24)/2))" office:value-type="float" office:value="-170" calcext:value-type="float">
            <text:p>-170</text:p>
          </table:table-cell>
          <table:table-cell table:formula="of:=FLOOR(80 * (1 + (1/17) * ([.$B243]-24)/2))" office:value-type="float" office:value="-97" calcext:value-type="float">
            <text:p>-97</text:p>
          </table:table-cell>
          <table:table-cell table:formula="of:=[.C243]*5 + [.D243]*7 + [.E243]*6" office:value-type="float" office:value="-2727" calcext:value-type="float">
            <text:p>-2727</text:p>
          </table:table-cell>
          <table:table-cell table:formula="of:=MOD([.G24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table:formula="of:=IF([.G244]=1; [.B243]; [.B243]-1)" office:value-type="float" office:value="-52" calcext:value-type="float">
            <text:p>-52</text:p>
          </table:table-cell>
          <table:table-cell table:formula="of:=FLOOR(120 * (1 + (2/29) * ([.B244]-24)/2))" office:value-type="float" office:value="-195" calcext:value-type="float">
            <text:p>-195</text:p>
          </table:table-cell>
          <table:table-cell table:formula="of:=FLOOR(90 * (1 + (1/13) * ([.$B244]-24)/2))" office:value-type="float" office:value="-174" calcext:value-type="float">
            <text:p>-174</text:p>
          </table:table-cell>
          <table:table-cell table:formula="of:=FLOOR(80 * (1 + (1/17) * ([.$B244]-24)/2))" office:value-type="float" office:value="-99" calcext:value-type="float">
            <text:p>-99</text:p>
          </table:table-cell>
          <table:table-cell table:formula="of:=[.C244]*5 + [.D244]*7 + [.E244]*6" office:value-type="float" office:value="-2787" calcext:value-type="float">
            <text:p>-2787</text:p>
          </table:table-cell>
          <table:table-cell table:formula="of:=MOD([.G24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table:formula="of:=IF([.G245]=1; [.B244]; [.B244]-1)" office:value-type="float" office:value="-52" calcext:value-type="float">
            <text:p>-52</text:p>
          </table:table-cell>
          <table:table-cell table:formula="of:=FLOOR(120 * (1 + (2/29) * ([.B245]-24)/2))" office:value-type="float" office:value="-195" calcext:value-type="float">
            <text:p>-195</text:p>
          </table:table-cell>
          <table:table-cell table:formula="of:=FLOOR(90 * (1 + (1/13) * ([.$B245]-24)/2))" office:value-type="float" office:value="-174" calcext:value-type="float">
            <text:p>-174</text:p>
          </table:table-cell>
          <table:table-cell table:formula="of:=FLOOR(80 * (1 + (1/17) * ([.$B245]-24)/2))" office:value-type="float" office:value="-99" calcext:value-type="float">
            <text:p>-99</text:p>
          </table:table-cell>
          <table:table-cell table:formula="of:=[.C245]*5 + [.D245]*7 + [.E245]*6" office:value-type="float" office:value="-2787" calcext:value-type="float">
            <text:p>-2787</text:p>
          </table:table-cell>
          <table:table-cell table:formula="of:=MOD([.G24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table:formula="of:=IF([.G246]=1; [.B245]; [.B245]-1)" office:value-type="float" office:value="-53" calcext:value-type="float">
            <text:p>-53</text:p>
          </table:table-cell>
          <table:table-cell table:formula="of:=FLOOR(120 * (1 + (2/29) * ([.B246]-24)/2))" office:value-type="float" office:value="-199" calcext:value-type="float">
            <text:p>-199</text:p>
          </table:table-cell>
          <table:table-cell table:formula="of:=FLOOR(90 * (1 + (1/13) * ([.$B246]-24)/2))" office:value-type="float" office:value="-177" calcext:value-type="float">
            <text:p>-177</text:p>
          </table:table-cell>
          <table:table-cell table:formula="of:=FLOOR(80 * (1 + (1/17) * ([.$B246]-24)/2))" office:value-type="float" office:value="-102" calcext:value-type="float">
            <text:p>-102</text:p>
          </table:table-cell>
          <table:table-cell table:formula="of:=[.C246]*5 + [.D246]*7 + [.E246]*6" office:value-type="float" office:value="-2846" calcext:value-type="float">
            <text:p>-2846</text:p>
          </table:table-cell>
          <table:table-cell table:formula="of:=MOD([.G24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table:formula="of:=IF([.G247]=1; [.B246]; [.B246]-1)" office:value-type="float" office:value="-53" calcext:value-type="float">
            <text:p>-53</text:p>
          </table:table-cell>
          <table:table-cell table:formula="of:=FLOOR(120 * (1 + (2/29) * ([.B247]-24)/2))" office:value-type="float" office:value="-199" calcext:value-type="float">
            <text:p>-199</text:p>
          </table:table-cell>
          <table:table-cell table:formula="of:=FLOOR(90 * (1 + (1/13) * ([.$B247]-24)/2))" office:value-type="float" office:value="-177" calcext:value-type="float">
            <text:p>-177</text:p>
          </table:table-cell>
          <table:table-cell table:formula="of:=FLOOR(80 * (1 + (1/17) * ([.$B247]-24)/2))" office:value-type="float" office:value="-102" calcext:value-type="float">
            <text:p>-102</text:p>
          </table:table-cell>
          <table:table-cell table:formula="of:=[.C247]*5 + [.D247]*7 + [.E247]*6" office:value-type="float" office:value="-2846" calcext:value-type="float">
            <text:p>-2846</text:p>
          </table:table-cell>
          <table:table-cell table:formula="of:=MOD([.G24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table:formula="of:=IF([.G248]=1; [.B247]; [.B247]-1)" office:value-type="float" office:value="-54" calcext:value-type="float">
            <text:p>-54</text:p>
          </table:table-cell>
          <table:table-cell table:formula="of:=FLOOR(120 * (1 + (2/29) * ([.B248]-24)/2))" office:value-type="float" office:value="-203" calcext:value-type="float">
            <text:p>-203</text:p>
          </table:table-cell>
          <table:table-cell table:formula="of:=FLOOR(90 * (1 + (1/13) * ([.$B248]-24)/2))" office:value-type="float" office:value="-180" calcext:value-type="float">
            <text:p>-180</text:p>
          </table:table-cell>
          <table:table-cell table:formula="of:=FLOOR(80 * (1 + (1/17) * ([.$B248]-24)/2))" office:value-type="float" office:value="-104" calcext:value-type="float">
            <text:p>-104</text:p>
          </table:table-cell>
          <table:table-cell table:formula="of:=[.C248]*5 + [.D248]*7 + [.E248]*6" office:value-type="float" office:value="-2899" calcext:value-type="float">
            <text:p>-2899</text:p>
          </table:table-cell>
          <table:table-cell table:formula="of:=MOD([.G24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table:formula="of:=IF([.G249]=1; [.B248]; [.B248]-1)" office:value-type="float" office:value="-54" calcext:value-type="float">
            <text:p>-54</text:p>
          </table:table-cell>
          <table:table-cell table:formula="of:=FLOOR(120 * (1 + (2/29) * ([.B249]-24)/2))" office:value-type="float" office:value="-203" calcext:value-type="float">
            <text:p>-203</text:p>
          </table:table-cell>
          <table:table-cell table:formula="of:=FLOOR(90 * (1 + (1/13) * ([.$B249]-24)/2))" office:value-type="float" office:value="-180" calcext:value-type="float">
            <text:p>-180</text:p>
          </table:table-cell>
          <table:table-cell table:formula="of:=FLOOR(80 * (1 + (1/17) * ([.$B249]-24)/2))" office:value-type="float" office:value="-104" calcext:value-type="float">
            <text:p>-104</text:p>
          </table:table-cell>
          <table:table-cell table:formula="of:=[.C249]*5 + [.D249]*7 + [.E249]*6" office:value-type="float" office:value="-2899" calcext:value-type="float">
            <text:p>-2899</text:p>
          </table:table-cell>
          <table:table-cell table:formula="of:=MOD([.G24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table:formula="of:=IF([.G250]=1; [.B249]; [.B249]-1)" office:value-type="float" office:value="-55" calcext:value-type="float">
            <text:p>-55</text:p>
          </table:table-cell>
          <table:table-cell table:formula="of:=FLOOR(120 * (1 + (2/29) * ([.B250]-24)/2))" office:value-type="float" office:value="-207" calcext:value-type="float">
            <text:p>-207</text:p>
          </table:table-cell>
          <table:table-cell table:formula="of:=FLOOR(90 * (1 + (1/13) * ([.$B250]-24)/2))" office:value-type="float" office:value="-184" calcext:value-type="float">
            <text:p>-184</text:p>
          </table:table-cell>
          <table:table-cell table:formula="of:=FLOOR(80 * (1 + (1/17) * ([.$B250]-24)/2))" office:value-type="float" office:value="-106" calcext:value-type="float">
            <text:p>-106</text:p>
          </table:table-cell>
          <table:table-cell table:formula="of:=[.C250]*5 + [.D250]*7 + [.E250]*6" office:value-type="float" office:value="-2959" calcext:value-type="float">
            <text:p>-2959</text:p>
          </table:table-cell>
          <table:table-cell table:formula="of:=MOD([.G24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table:formula="of:=IF([.G251]=1; [.B250]; [.B250]-1)" office:value-type="float" office:value="-55" calcext:value-type="float">
            <text:p>-55</text:p>
          </table:table-cell>
          <table:table-cell table:formula="of:=FLOOR(120 * (1 + (2/29) * ([.B251]-24)/2))" office:value-type="float" office:value="-207" calcext:value-type="float">
            <text:p>-207</text:p>
          </table:table-cell>
          <table:table-cell table:formula="of:=FLOOR(90 * (1 + (1/13) * ([.$B251]-24)/2))" office:value-type="float" office:value="-184" calcext:value-type="float">
            <text:p>-184</text:p>
          </table:table-cell>
          <table:table-cell table:formula="of:=FLOOR(80 * (1 + (1/17) * ([.$B251]-24)/2))" office:value-type="float" office:value="-106" calcext:value-type="float">
            <text:p>-106</text:p>
          </table:table-cell>
          <table:table-cell table:formula="of:=[.C251]*5 + [.D251]*7 + [.E251]*6" office:value-type="float" office:value="-2959" calcext:value-type="float">
            <text:p>-2959</text:p>
          </table:table-cell>
          <table:table-cell table:formula="of:=MOD([.G25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table:formula="of:=IF([.G252]=1; [.B251]; [.B251]-1)" office:value-type="float" office:value="-56" calcext:value-type="float">
            <text:p>-56</text:p>
          </table:table-cell>
          <table:table-cell table:formula="of:=FLOOR(120 * (1 + (2/29) * ([.B252]-24)/2))" office:value-type="float" office:value="-212" calcext:value-type="float">
            <text:p>-212</text:p>
          </table:table-cell>
          <table:table-cell table:formula="of:=FLOOR(90 * (1 + (1/13) * ([.$B252]-24)/2))" office:value-type="float" office:value="-187" calcext:value-type="float">
            <text:p>-187</text:p>
          </table:table-cell>
          <table:table-cell table:formula="of:=FLOOR(80 * (1 + (1/17) * ([.$B252]-24)/2))" office:value-type="float" office:value="-109" calcext:value-type="float">
            <text:p>-109</text:p>
          </table:table-cell>
          <table:table-cell table:formula="of:=[.C252]*5 + [.D252]*7 + [.E252]*6" office:value-type="float" office:value="-3023" calcext:value-type="float">
            <text:p>-3023</text:p>
          </table:table-cell>
          <table:table-cell table:formula="of:=MOD([.G25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table:formula="of:=IF([.G253]=1; [.B252]; [.B252]-1)" office:value-type="float" office:value="-56" calcext:value-type="float">
            <text:p>-56</text:p>
          </table:table-cell>
          <table:table-cell table:formula="of:=FLOOR(120 * (1 + (2/29) * ([.B253]-24)/2))" office:value-type="float" office:value="-212" calcext:value-type="float">
            <text:p>-212</text:p>
          </table:table-cell>
          <table:table-cell table:formula="of:=FLOOR(90 * (1 + (1/13) * ([.$B253]-24)/2))" office:value-type="float" office:value="-187" calcext:value-type="float">
            <text:p>-187</text:p>
          </table:table-cell>
          <table:table-cell table:formula="of:=FLOOR(80 * (1 + (1/17) * ([.$B253]-24)/2))" office:value-type="float" office:value="-109" calcext:value-type="float">
            <text:p>-109</text:p>
          </table:table-cell>
          <table:table-cell table:formula="of:=[.C253]*5 + [.D253]*7 + [.E253]*6" office:value-type="float" office:value="-3023" calcext:value-type="float">
            <text:p>-3023</text:p>
          </table:table-cell>
          <table:table-cell table:formula="of:=MOD([.G25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table:formula="of:=IF([.G254]=1; [.B253]; [.B253]-1)" office:value-type="float" office:value="-57" calcext:value-type="float">
            <text:p>-57</text:p>
          </table:table-cell>
          <table:table-cell table:formula="of:=FLOOR(120 * (1 + (2/29) * ([.B254]-24)/2))" office:value-type="float" office:value="-216" calcext:value-type="float">
            <text:p>-216</text:p>
          </table:table-cell>
          <table:table-cell table:formula="of:=FLOOR(90 * (1 + (1/13) * ([.$B254]-24)/2))" office:value-type="float" office:value="-191" calcext:value-type="float">
            <text:p>-191</text:p>
          </table:table-cell>
          <table:table-cell table:formula="of:=FLOOR(80 * (1 + (1/17) * ([.$B254]-24)/2))" office:value-type="float" office:value="-111" calcext:value-type="float">
            <text:p>-111</text:p>
          </table:table-cell>
          <table:table-cell table:formula="of:=[.C254]*5 + [.D254]*7 + [.E254]*6" office:value-type="float" office:value="-3083" calcext:value-type="float">
            <text:p>-3083</text:p>
          </table:table-cell>
          <table:table-cell table:formula="of:=MOD([.G25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table:formula="of:=IF([.G255]=1; [.B254]; [.B254]-1)" office:value-type="float" office:value="-57" calcext:value-type="float">
            <text:p>-57</text:p>
          </table:table-cell>
          <table:table-cell table:formula="of:=FLOOR(120 * (1 + (2/29) * ([.B255]-24)/2))" office:value-type="float" office:value="-216" calcext:value-type="float">
            <text:p>-216</text:p>
          </table:table-cell>
          <table:table-cell table:formula="of:=FLOOR(90 * (1 + (1/13) * ([.$B255]-24)/2))" office:value-type="float" office:value="-191" calcext:value-type="float">
            <text:p>-191</text:p>
          </table:table-cell>
          <table:table-cell table:formula="of:=FLOOR(80 * (1 + (1/17) * ([.$B255]-24)/2))" office:value-type="float" office:value="-111" calcext:value-type="float">
            <text:p>-111</text:p>
          </table:table-cell>
          <table:table-cell table:formula="of:=[.C255]*5 + [.D255]*7 + [.E255]*6" office:value-type="float" office:value="-3083" calcext:value-type="float">
            <text:p>-3083</text:p>
          </table:table-cell>
          <table:table-cell table:formula="of:=MOD([.G25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table:formula="of:=IF([.G256]=1; [.B255]; [.B255]-1)" office:value-type="float" office:value="-58" calcext:value-type="float">
            <text:p>-58</text:p>
          </table:table-cell>
          <table:table-cell table:formula="of:=FLOOR(120 * (1 + (2/29) * ([.B256]-24)/2))" office:value-type="float" office:value="-220" calcext:value-type="float">
            <text:p>-220</text:p>
          </table:table-cell>
          <table:table-cell table:formula="of:=FLOOR(90 * (1 + (1/13) * ([.$B256]-24)/2))" office:value-type="float" office:value="-194" calcext:value-type="float">
            <text:p>-194</text:p>
          </table:table-cell>
          <table:table-cell table:formula="of:=FLOOR(80 * (1 + (1/17) * ([.$B256]-24)/2))" office:value-type="float" office:value="-113" calcext:value-type="float">
            <text:p>-113</text:p>
          </table:table-cell>
          <table:table-cell table:formula="of:=[.C256]*5 + [.D256]*7 + [.E256]*6" office:value-type="float" office:value="-3136" calcext:value-type="float">
            <text:p>-3136</text:p>
          </table:table-cell>
          <table:table-cell table:formula="of:=MOD([.G25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table:formula="of:=IF([.G257]=1; [.B256]; [.B256]-1)" office:value-type="float" office:value="-58" calcext:value-type="float">
            <text:p>-58</text:p>
          </table:table-cell>
          <table:table-cell table:formula="of:=FLOOR(120 * (1 + (2/29) * ([.B257]-24)/2))" office:value-type="float" office:value="-220" calcext:value-type="float">
            <text:p>-220</text:p>
          </table:table-cell>
          <table:table-cell table:formula="of:=FLOOR(90 * (1 + (1/13) * ([.$B257]-24)/2))" office:value-type="float" office:value="-194" calcext:value-type="float">
            <text:p>-194</text:p>
          </table:table-cell>
          <table:table-cell table:formula="of:=FLOOR(80 * (1 + (1/17) * ([.$B257]-24)/2))" office:value-type="float" office:value="-113" calcext:value-type="float">
            <text:p>-113</text:p>
          </table:table-cell>
          <table:table-cell table:formula="of:=[.C257]*5 + [.D257]*7 + [.E257]*6" office:value-type="float" office:value="-3136" calcext:value-type="float">
            <text:p>-3136</text:p>
          </table:table-cell>
          <table:table-cell table:formula="of:=MOD([.G25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table:formula="of:=IF([.G258]=1; [.B257]; [.B257]-1)" office:value-type="float" office:value="-59" calcext:value-type="float">
            <text:p>-59</text:p>
          </table:table-cell>
          <table:table-cell table:formula="of:=FLOOR(120 * (1 + (2/29) * ([.B258]-24)/2))" office:value-type="float" office:value="-224" calcext:value-type="float">
            <text:p>-224</text:p>
          </table:table-cell>
          <table:table-cell table:formula="of:=FLOOR(90 * (1 + (1/13) * ([.$B258]-24)/2))" office:value-type="float" office:value="-198" calcext:value-type="float">
            <text:p>-198</text:p>
          </table:table-cell>
          <table:table-cell table:formula="of:=FLOOR(80 * (1 + (1/17) * ([.$B258]-24)/2))" office:value-type="float" office:value="-116" calcext:value-type="float">
            <text:p>-116</text:p>
          </table:table-cell>
          <table:table-cell table:formula="of:=[.C258]*5 + [.D258]*7 + [.E258]*6" office:value-type="float" office:value="-3202" calcext:value-type="float">
            <text:p>-3202</text:p>
          </table:table-cell>
          <table:table-cell table:formula="of:=MOD([.G25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table:formula="of:=IF([.G259]=1; [.B258]; [.B258]-1)" office:value-type="float" office:value="-59" calcext:value-type="float">
            <text:p>-59</text:p>
          </table:table-cell>
          <table:table-cell table:formula="of:=FLOOR(120 * (1 + (2/29) * ([.B259]-24)/2))" office:value-type="float" office:value="-224" calcext:value-type="float">
            <text:p>-224</text:p>
          </table:table-cell>
          <table:table-cell table:formula="of:=FLOOR(90 * (1 + (1/13) * ([.$B259]-24)/2))" office:value-type="float" office:value="-198" calcext:value-type="float">
            <text:p>-198</text:p>
          </table:table-cell>
          <table:table-cell table:formula="of:=FLOOR(80 * (1 + (1/17) * ([.$B259]-24)/2))" office:value-type="float" office:value="-116" calcext:value-type="float">
            <text:p>-116</text:p>
          </table:table-cell>
          <table:table-cell table:formula="of:=[.C259]*5 + [.D259]*7 + [.E259]*6" office:value-type="float" office:value="-3202" calcext:value-type="float">
            <text:p>-3202</text:p>
          </table:table-cell>
          <table:table-cell table:formula="of:=MOD([.G25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table:formula="of:=IF([.G260]=1; [.B259]; [.B259]-1)" office:value-type="float" office:value="-60" calcext:value-type="float">
            <text:p>-60</text:p>
          </table:table-cell>
          <table:table-cell table:formula="of:=FLOOR(120 * (1 + (2/29) * ([.B260]-24)/2))" office:value-type="float" office:value="-228" calcext:value-type="float">
            <text:p>-228</text:p>
          </table:table-cell>
          <table:table-cell table:formula="of:=FLOOR(90 * (1 + (1/13) * ([.$B260]-24)/2))" office:value-type="float" office:value="-201" calcext:value-type="float">
            <text:p>-201</text:p>
          </table:table-cell>
          <table:table-cell table:formula="of:=FLOOR(80 * (1 + (1/17) * ([.$B260]-24)/2))" office:value-type="float" office:value="-118" calcext:value-type="float">
            <text:p>-118</text:p>
          </table:table-cell>
          <table:table-cell table:formula="of:=[.C260]*5 + [.D260]*7 + [.E260]*6" office:value-type="float" office:value="-3255" calcext:value-type="float">
            <text:p>-3255</text:p>
          </table:table-cell>
          <table:table-cell table:formula="of:=MOD([.G25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table:formula="of:=IF([.G261]=1; [.B260]; [.B260]-1)" office:value-type="float" office:value="-60" calcext:value-type="float">
            <text:p>-60</text:p>
          </table:table-cell>
          <table:table-cell table:formula="of:=FLOOR(120 * (1 + (2/29) * ([.B261]-24)/2))" office:value-type="float" office:value="-228" calcext:value-type="float">
            <text:p>-228</text:p>
          </table:table-cell>
          <table:table-cell table:formula="of:=FLOOR(90 * (1 + (1/13) * ([.$B261]-24)/2))" office:value-type="float" office:value="-201" calcext:value-type="float">
            <text:p>-201</text:p>
          </table:table-cell>
          <table:table-cell table:formula="of:=FLOOR(80 * (1 + (1/17) * ([.$B261]-24)/2))" office:value-type="float" office:value="-118" calcext:value-type="float">
            <text:p>-118</text:p>
          </table:table-cell>
          <table:table-cell table:formula="of:=[.C261]*5 + [.D261]*7 + [.E261]*6" office:value-type="float" office:value="-3255" calcext:value-type="float">
            <text:p>-3255</text:p>
          </table:table-cell>
          <table:table-cell table:formula="of:=MOD([.G26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table:formula="of:=IF([.G262]=1; [.B261]; [.B261]-1)" office:value-type="float" office:value="-61" calcext:value-type="float">
            <text:p>-61</text:p>
          </table:table-cell>
          <table:table-cell table:formula="of:=FLOOR(120 * (1 + (2/29) * ([.B262]-24)/2))" office:value-type="float" office:value="-232" calcext:value-type="float">
            <text:p>-232</text:p>
          </table:table-cell>
          <table:table-cell table:formula="of:=FLOOR(90 * (1 + (1/13) * ([.$B262]-24)/2))" office:value-type="float" office:value="-205" calcext:value-type="float">
            <text:p>-205</text:p>
          </table:table-cell>
          <table:table-cell table:formula="of:=FLOOR(80 * (1 + (1/17) * ([.$B262]-24)/2))" office:value-type="float" office:value="-120" calcext:value-type="float">
            <text:p>-120</text:p>
          </table:table-cell>
          <table:table-cell table:formula="of:=[.C262]*5 + [.D262]*7 + [.E262]*6" office:value-type="float" office:value="-3315" calcext:value-type="float">
            <text:p>-3315</text:p>
          </table:table-cell>
          <table:table-cell table:formula="of:=MOD([.G26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table:formula="of:=IF([.G263]=1; [.B262]; [.B262]-1)" office:value-type="float" office:value="-61" calcext:value-type="float">
            <text:p>-61</text:p>
          </table:table-cell>
          <table:table-cell table:formula="of:=FLOOR(120 * (1 + (2/29) * ([.B263]-24)/2))" office:value-type="float" office:value="-232" calcext:value-type="float">
            <text:p>-232</text:p>
          </table:table-cell>
          <table:table-cell table:formula="of:=FLOOR(90 * (1 + (1/13) * ([.$B263]-24)/2))" office:value-type="float" office:value="-205" calcext:value-type="float">
            <text:p>-205</text:p>
          </table:table-cell>
          <table:table-cell table:formula="of:=FLOOR(80 * (1 + (1/17) * ([.$B263]-24)/2))" office:value-type="float" office:value="-120" calcext:value-type="float">
            <text:p>-120</text:p>
          </table:table-cell>
          <table:table-cell table:formula="of:=[.C263]*5 + [.D263]*7 + [.E263]*6" office:value-type="float" office:value="-3315" calcext:value-type="float">
            <text:p>-3315</text:p>
          </table:table-cell>
          <table:table-cell table:formula="of:=MOD([.G26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table:formula="of:=IF([.G264]=1; [.B263]; [.B263]-1)" office:value-type="float" office:value="-62" calcext:value-type="float">
            <text:p>-62</text:p>
          </table:table-cell>
          <table:table-cell table:formula="of:=FLOOR(120 * (1 + (2/29) * ([.B264]-24)/2))" office:value-type="float" office:value="-236" calcext:value-type="float">
            <text:p>-236</text:p>
          </table:table-cell>
          <table:table-cell table:formula="of:=FLOOR(90 * (1 + (1/13) * ([.$B264]-24)/2))" office:value-type="float" office:value="-208" calcext:value-type="float">
            <text:p>-208</text:p>
          </table:table-cell>
          <table:table-cell table:formula="of:=FLOOR(80 * (1 + (1/17) * ([.$B264]-24)/2))" office:value-type="float" office:value="-123" calcext:value-type="float">
            <text:p>-123</text:p>
          </table:table-cell>
          <table:table-cell table:formula="of:=[.C264]*5 + [.D264]*7 + [.E264]*6" office:value-type="float" office:value="-3374" calcext:value-type="float">
            <text:p>-3374</text:p>
          </table:table-cell>
          <table:table-cell table:formula="of:=MOD([.G26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table:formula="of:=IF([.G265]=1; [.B264]; [.B264]-1)" office:value-type="float" office:value="-62" calcext:value-type="float">
            <text:p>-62</text:p>
          </table:table-cell>
          <table:table-cell table:formula="of:=FLOOR(120 * (1 + (2/29) * ([.B265]-24)/2))" office:value-type="float" office:value="-236" calcext:value-type="float">
            <text:p>-236</text:p>
          </table:table-cell>
          <table:table-cell table:formula="of:=FLOOR(90 * (1 + (1/13) * ([.$B265]-24)/2))" office:value-type="float" office:value="-208" calcext:value-type="float">
            <text:p>-208</text:p>
          </table:table-cell>
          <table:table-cell table:formula="of:=FLOOR(80 * (1 + (1/17) * ([.$B265]-24)/2))" office:value-type="float" office:value="-123" calcext:value-type="float">
            <text:p>-123</text:p>
          </table:table-cell>
          <table:table-cell table:formula="of:=[.C265]*5 + [.D265]*7 + [.E265]*6" office:value-type="float" office:value="-3374" calcext:value-type="float">
            <text:p>-3374</text:p>
          </table:table-cell>
          <table:table-cell table:formula="of:=MOD([.G26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table:formula="of:=IF([.G266]=1; [.B265]; [.B265]-1)" office:value-type="float" office:value="-63" calcext:value-type="float">
            <text:p>-63</text:p>
          </table:table-cell>
          <table:table-cell table:formula="of:=FLOOR(120 * (1 + (2/29) * ([.B266]-24)/2))" office:value-type="float" office:value="-240" calcext:value-type="float">
            <text:p>-240</text:p>
          </table:table-cell>
          <table:table-cell table:formula="of:=FLOOR(90 * (1 + (1/13) * ([.$B266]-24)/2))" office:value-type="float" office:value="-212" calcext:value-type="float">
            <text:p>-212</text:p>
          </table:table-cell>
          <table:table-cell table:formula="of:=FLOOR(80 * (1 + (1/17) * ([.$B266]-24)/2))" office:value-type="float" office:value="-125" calcext:value-type="float">
            <text:p>-125</text:p>
          </table:table-cell>
          <table:table-cell table:formula="of:=[.C266]*5 + [.D266]*7 + [.E266]*6" office:value-type="float" office:value="-3434" calcext:value-type="float">
            <text:p>-3434</text:p>
          </table:table-cell>
          <table:table-cell table:formula="of:=MOD([.G26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table:formula="of:=IF([.G267]=1; [.B266]; [.B266]-1)" office:value-type="float" office:value="-63" calcext:value-type="float">
            <text:p>-63</text:p>
          </table:table-cell>
          <table:table-cell table:formula="of:=FLOOR(120 * (1 + (2/29) * ([.B267]-24)/2))" office:value-type="float" office:value="-240" calcext:value-type="float">
            <text:p>-240</text:p>
          </table:table-cell>
          <table:table-cell table:formula="of:=FLOOR(90 * (1 + (1/13) * ([.$B267]-24)/2))" office:value-type="float" office:value="-212" calcext:value-type="float">
            <text:p>-212</text:p>
          </table:table-cell>
          <table:table-cell table:formula="of:=FLOOR(80 * (1 + (1/17) * ([.$B267]-24)/2))" office:value-type="float" office:value="-125" calcext:value-type="float">
            <text:p>-125</text:p>
          </table:table-cell>
          <table:table-cell table:formula="of:=[.C267]*5 + [.D267]*7 + [.E267]*6" office:value-type="float" office:value="-3434" calcext:value-type="float">
            <text:p>-3434</text:p>
          </table:table-cell>
          <table:table-cell table:formula="of:=MOD([.G26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table:formula="of:=IF([.G268]=1; [.B267]; [.B267]-1)" office:value-type="float" office:value="-64" calcext:value-type="float">
            <text:p>-64</text:p>
          </table:table-cell>
          <table:table-cell table:formula="of:=FLOOR(120 * (1 + (2/29) * ([.B268]-24)/2))" office:value-type="float" office:value="-245" calcext:value-type="float">
            <text:p>-245</text:p>
          </table:table-cell>
          <table:table-cell table:formula="of:=FLOOR(90 * (1 + (1/13) * ([.$B268]-24)/2))" office:value-type="float" office:value="-215" calcext:value-type="float">
            <text:p>-215</text:p>
          </table:table-cell>
          <table:table-cell table:formula="of:=FLOOR(80 * (1 + (1/17) * ([.$B268]-24)/2))" office:value-type="float" office:value="-128" calcext:value-type="float">
            <text:p>-128</text:p>
          </table:table-cell>
          <table:table-cell table:formula="of:=[.C268]*5 + [.D268]*7 + [.E268]*6" office:value-type="float" office:value="-3498" calcext:value-type="float">
            <text:p>-3498</text:p>
          </table:table-cell>
          <table:table-cell table:formula="of:=MOD([.G26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table:formula="of:=IF([.G269]=1; [.B268]; [.B268]-1)" office:value-type="float" office:value="-64" calcext:value-type="float">
            <text:p>-64</text:p>
          </table:table-cell>
          <table:table-cell table:formula="of:=FLOOR(120 * (1 + (2/29) * ([.B269]-24)/2))" office:value-type="float" office:value="-245" calcext:value-type="float">
            <text:p>-245</text:p>
          </table:table-cell>
          <table:table-cell table:formula="of:=FLOOR(90 * (1 + (1/13) * ([.$B269]-24)/2))" office:value-type="float" office:value="-215" calcext:value-type="float">
            <text:p>-215</text:p>
          </table:table-cell>
          <table:table-cell table:formula="of:=FLOOR(80 * (1 + (1/17) * ([.$B269]-24)/2))" office:value-type="float" office:value="-128" calcext:value-type="float">
            <text:p>-128</text:p>
          </table:table-cell>
          <table:table-cell table:formula="of:=[.C269]*5 + [.D269]*7 + [.E269]*6" office:value-type="float" office:value="-3498" calcext:value-type="float">
            <text:p>-3498</text:p>
          </table:table-cell>
          <table:table-cell table:formula="of:=MOD([.G26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table:formula="of:=IF([.G270]=1; [.B269]; [.B269]-1)" office:value-type="float" office:value="-65" calcext:value-type="float">
            <text:p>-65</text:p>
          </table:table-cell>
          <table:table-cell table:formula="of:=FLOOR(120 * (1 + (2/29) * ([.B270]-24)/2))" office:value-type="float" office:value="-249" calcext:value-type="float">
            <text:p>-249</text:p>
          </table:table-cell>
          <table:table-cell table:formula="of:=FLOOR(90 * (1 + (1/13) * ([.$B270]-24)/2))" office:value-type="float" office:value="-219" calcext:value-type="float">
            <text:p>-219</text:p>
          </table:table-cell>
          <table:table-cell table:formula="of:=FLOOR(80 * (1 + (1/17) * ([.$B270]-24)/2))" office:value-type="float" office:value="-130" calcext:value-type="float">
            <text:p>-130</text:p>
          </table:table-cell>
          <table:table-cell table:formula="of:=[.C270]*5 + [.D270]*7 + [.E270]*6" office:value-type="float" office:value="-3558" calcext:value-type="float">
            <text:p>-3558</text:p>
          </table:table-cell>
          <table:table-cell table:formula="of:=MOD([.G26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table:formula="of:=IF([.G271]=1; [.B270]; [.B270]-1)" office:value-type="float" office:value="-65" calcext:value-type="float">
            <text:p>-65</text:p>
          </table:table-cell>
          <table:table-cell table:formula="of:=FLOOR(120 * (1 + (2/29) * ([.B271]-24)/2))" office:value-type="float" office:value="-249" calcext:value-type="float">
            <text:p>-249</text:p>
          </table:table-cell>
          <table:table-cell table:formula="of:=FLOOR(90 * (1 + (1/13) * ([.$B271]-24)/2))" office:value-type="float" office:value="-219" calcext:value-type="float">
            <text:p>-219</text:p>
          </table:table-cell>
          <table:table-cell table:formula="of:=FLOOR(80 * (1 + (1/17) * ([.$B271]-24)/2))" office:value-type="float" office:value="-130" calcext:value-type="float">
            <text:p>-130</text:p>
          </table:table-cell>
          <table:table-cell table:formula="of:=[.C271]*5 + [.D271]*7 + [.E271]*6" office:value-type="float" office:value="-3558" calcext:value-type="float">
            <text:p>-3558</text:p>
          </table:table-cell>
          <table:table-cell table:formula="of:=MOD([.G27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table:formula="of:=IF([.G272]=1; [.B271]; [.B271]-1)" office:value-type="float" office:value="-66" calcext:value-type="float">
            <text:p>-66</text:p>
          </table:table-cell>
          <table:table-cell table:formula="of:=FLOOR(120 * (1 + (2/29) * ([.B272]-24)/2))" office:value-type="float" office:value="-253" calcext:value-type="float">
            <text:p>-253</text:p>
          </table:table-cell>
          <table:table-cell table:formula="of:=FLOOR(90 * (1 + (1/13) * ([.$B272]-24)/2))" office:value-type="float" office:value="-222" calcext:value-type="float">
            <text:p>-222</text:p>
          </table:table-cell>
          <table:table-cell table:formula="of:=FLOOR(80 * (1 + (1/17) * ([.$B272]-24)/2))" office:value-type="float" office:value="-132" calcext:value-type="float">
            <text:p>-132</text:p>
          </table:table-cell>
          <table:table-cell table:formula="of:=[.C272]*5 + [.D272]*7 + [.E272]*6" office:value-type="float" office:value="-3611" calcext:value-type="float">
            <text:p>-3611</text:p>
          </table:table-cell>
          <table:table-cell table:formula="of:=MOD([.G27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table:formula="of:=IF([.G273]=1; [.B272]; [.B272]-1)" office:value-type="float" office:value="-66" calcext:value-type="float">
            <text:p>-66</text:p>
          </table:table-cell>
          <table:table-cell table:formula="of:=FLOOR(120 * (1 + (2/29) * ([.B273]-24)/2))" office:value-type="float" office:value="-253" calcext:value-type="float">
            <text:p>-253</text:p>
          </table:table-cell>
          <table:table-cell table:formula="of:=FLOOR(90 * (1 + (1/13) * ([.$B273]-24)/2))" office:value-type="float" office:value="-222" calcext:value-type="float">
            <text:p>-222</text:p>
          </table:table-cell>
          <table:table-cell table:formula="of:=FLOOR(80 * (1 + (1/17) * ([.$B273]-24)/2))" office:value-type="float" office:value="-132" calcext:value-type="float">
            <text:p>-132</text:p>
          </table:table-cell>
          <table:table-cell table:formula="of:=[.C273]*5 + [.D273]*7 + [.E273]*6" office:value-type="float" office:value="-3611" calcext:value-type="float">
            <text:p>-3611</text:p>
          </table:table-cell>
          <table:table-cell table:formula="of:=MOD([.G27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table:formula="of:=IF([.G274]=1; [.B273]; [.B273]-1)" office:value-type="float" office:value="-67" calcext:value-type="float">
            <text:p>-67</text:p>
          </table:table-cell>
          <table:table-cell table:formula="of:=FLOOR(120 * (1 + (2/29) * ([.B274]-24)/2))" office:value-type="float" office:value="-257" calcext:value-type="float">
            <text:p>-257</text:p>
          </table:table-cell>
          <table:table-cell table:formula="of:=FLOOR(90 * (1 + (1/13) * ([.$B274]-24)/2))" office:value-type="float" office:value="-225" calcext:value-type="float">
            <text:p>-225</text:p>
          </table:table-cell>
          <table:table-cell table:formula="of:=FLOOR(80 * (1 + (1/17) * ([.$B274]-24)/2))" office:value-type="float" office:value="-135" calcext:value-type="float">
            <text:p>-135</text:p>
          </table:table-cell>
          <table:table-cell table:formula="of:=[.C274]*5 + [.D274]*7 + [.E274]*6" office:value-type="float" office:value="-3670" calcext:value-type="float">
            <text:p>-3670</text:p>
          </table:table-cell>
          <table:table-cell table:formula="of:=MOD([.G27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table:formula="of:=IF([.G275]=1; [.B274]; [.B274]-1)" office:value-type="float" office:value="-67" calcext:value-type="float">
            <text:p>-67</text:p>
          </table:table-cell>
          <table:table-cell table:formula="of:=FLOOR(120 * (1 + (2/29) * ([.B275]-24)/2))" office:value-type="float" office:value="-257" calcext:value-type="float">
            <text:p>-257</text:p>
          </table:table-cell>
          <table:table-cell table:formula="of:=FLOOR(90 * (1 + (1/13) * ([.$B275]-24)/2))" office:value-type="float" office:value="-225" calcext:value-type="float">
            <text:p>-225</text:p>
          </table:table-cell>
          <table:table-cell table:formula="of:=FLOOR(80 * (1 + (1/17) * ([.$B275]-24)/2))" office:value-type="float" office:value="-135" calcext:value-type="float">
            <text:p>-135</text:p>
          </table:table-cell>
          <table:table-cell table:formula="of:=[.C275]*5 + [.D275]*7 + [.E275]*6" office:value-type="float" office:value="-3670" calcext:value-type="float">
            <text:p>-3670</text:p>
          </table:table-cell>
          <table:table-cell table:formula="of:=MOD([.G27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table:formula="of:=IF([.G276]=1; [.B275]; [.B275]-1)" office:value-type="float" office:value="-68" calcext:value-type="float">
            <text:p>-68</text:p>
          </table:table-cell>
          <table:table-cell table:formula="of:=FLOOR(120 * (1 + (2/29) * ([.B276]-24)/2))" office:value-type="float" office:value="-261" calcext:value-type="float">
            <text:p>-261</text:p>
          </table:table-cell>
          <table:table-cell table:formula="of:=FLOOR(90 * (1 + (1/13) * ([.$B276]-24)/2))" office:value-type="float" office:value="-229" calcext:value-type="float">
            <text:p>-229</text:p>
          </table:table-cell>
          <table:table-cell table:formula="of:=FLOOR(80 * (1 + (1/17) * ([.$B276]-24)/2))" office:value-type="float" office:value="-137" calcext:value-type="float">
            <text:p>-137</text:p>
          </table:table-cell>
          <table:table-cell table:formula="of:=[.C276]*5 + [.D276]*7 + [.E276]*6" office:value-type="float" office:value="-3730" calcext:value-type="float">
            <text:p>-3730</text:p>
          </table:table-cell>
          <table:table-cell table:formula="of:=MOD([.G27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table:formula="of:=IF([.G277]=1; [.B276]; [.B276]-1)" office:value-type="float" office:value="-68" calcext:value-type="float">
            <text:p>-68</text:p>
          </table:table-cell>
          <table:table-cell table:formula="of:=FLOOR(120 * (1 + (2/29) * ([.B277]-24)/2))" office:value-type="float" office:value="-261" calcext:value-type="float">
            <text:p>-261</text:p>
          </table:table-cell>
          <table:table-cell table:formula="of:=FLOOR(90 * (1 + (1/13) * ([.$B277]-24)/2))" office:value-type="float" office:value="-229" calcext:value-type="float">
            <text:p>-229</text:p>
          </table:table-cell>
          <table:table-cell table:formula="of:=FLOOR(80 * (1 + (1/17) * ([.$B277]-24)/2))" office:value-type="float" office:value="-137" calcext:value-type="float">
            <text:p>-137</text:p>
          </table:table-cell>
          <table:table-cell table:formula="of:=[.C277]*5 + [.D277]*7 + [.E277]*6" office:value-type="float" office:value="-3730" calcext:value-type="float">
            <text:p>-3730</text:p>
          </table:table-cell>
          <table:table-cell table:formula="of:=MOD([.G27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table:formula="of:=IF([.G278]=1; [.B277]; [.B277]-1)" office:value-type="float" office:value="-69" calcext:value-type="float">
            <text:p>-69</text:p>
          </table:table-cell>
          <table:table-cell table:formula="of:=FLOOR(120 * (1 + (2/29) * ([.B278]-24)/2))" office:value-type="float" office:value="-265" calcext:value-type="float">
            <text:p>-265</text:p>
          </table:table-cell>
          <table:table-cell table:formula="of:=FLOOR(90 * (1 + (1/13) * ([.$B278]-24)/2))" office:value-type="float" office:value="-232" calcext:value-type="float">
            <text:p>-232</text:p>
          </table:table-cell>
          <table:table-cell table:formula="of:=FLOOR(80 * (1 + (1/17) * ([.$B278]-24)/2))" office:value-type="float" office:value="-139" calcext:value-type="float">
            <text:p>-139</text:p>
          </table:table-cell>
          <table:table-cell table:formula="of:=[.C278]*5 + [.D278]*7 + [.E278]*6" office:value-type="float" office:value="-3783" calcext:value-type="float">
            <text:p>-3783</text:p>
          </table:table-cell>
          <table:table-cell table:formula="of:=MOD([.G27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table:formula="of:=IF([.G279]=1; [.B278]; [.B278]-1)" office:value-type="float" office:value="-69" calcext:value-type="float">
            <text:p>-69</text:p>
          </table:table-cell>
          <table:table-cell table:formula="of:=FLOOR(120 * (1 + (2/29) * ([.B279]-24)/2))" office:value-type="float" office:value="-265" calcext:value-type="float">
            <text:p>-265</text:p>
          </table:table-cell>
          <table:table-cell table:formula="of:=FLOOR(90 * (1 + (1/13) * ([.$B279]-24)/2))" office:value-type="float" office:value="-232" calcext:value-type="float">
            <text:p>-232</text:p>
          </table:table-cell>
          <table:table-cell table:formula="of:=FLOOR(80 * (1 + (1/17) * ([.$B279]-24)/2))" office:value-type="float" office:value="-139" calcext:value-type="float">
            <text:p>-139</text:p>
          </table:table-cell>
          <table:table-cell table:formula="of:=[.C279]*5 + [.D279]*7 + [.E279]*6" office:value-type="float" office:value="-3783" calcext:value-type="float">
            <text:p>-3783</text:p>
          </table:table-cell>
          <table:table-cell table:formula="of:=MOD([.G27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table:formula="of:=IF([.G280]=1; [.B279]; [.B279]-1)" office:value-type="float" office:value="-70" calcext:value-type="float">
            <text:p>-70</text:p>
          </table:table-cell>
          <table:table-cell table:formula="of:=FLOOR(120 * (1 + (2/29) * ([.B280]-24)/2))" office:value-type="float" office:value="-269" calcext:value-type="float">
            <text:p>-269</text:p>
          </table:table-cell>
          <table:table-cell table:formula="of:=FLOOR(90 * (1 + (1/13) * ([.$B280]-24)/2))" office:value-type="float" office:value="-236" calcext:value-type="float">
            <text:p>-236</text:p>
          </table:table-cell>
          <table:table-cell table:formula="of:=FLOOR(80 * (1 + (1/17) * ([.$B280]-24)/2))" office:value-type="float" office:value="-142" calcext:value-type="float">
            <text:p>-142</text:p>
          </table:table-cell>
          <table:table-cell table:formula="of:=[.C280]*5 + [.D280]*7 + [.E280]*6" office:value-type="float" office:value="-3849" calcext:value-type="float">
            <text:p>-3849</text:p>
          </table:table-cell>
          <table:table-cell table:formula="of:=MOD([.G27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table:formula="of:=IF([.G281]=1; [.B280]; [.B280]-1)" office:value-type="float" office:value="-70" calcext:value-type="float">
            <text:p>-70</text:p>
          </table:table-cell>
          <table:table-cell table:formula="of:=FLOOR(120 * (1 + (2/29) * ([.B281]-24)/2))" office:value-type="float" office:value="-269" calcext:value-type="float">
            <text:p>-269</text:p>
          </table:table-cell>
          <table:table-cell table:formula="of:=FLOOR(90 * (1 + (1/13) * ([.$B281]-24)/2))" office:value-type="float" office:value="-236" calcext:value-type="float">
            <text:p>-236</text:p>
          </table:table-cell>
          <table:table-cell table:formula="of:=FLOOR(80 * (1 + (1/17) * ([.$B281]-24)/2))" office:value-type="float" office:value="-142" calcext:value-type="float">
            <text:p>-142</text:p>
          </table:table-cell>
          <table:table-cell table:formula="of:=[.C281]*5 + [.D281]*7 + [.E281]*6" office:value-type="float" office:value="-3849" calcext:value-type="float">
            <text:p>-3849</text:p>
          </table:table-cell>
          <table:table-cell table:formula="of:=MOD([.G28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table:formula="of:=IF([.G282]=1; [.B281]; [.B281]-1)" office:value-type="float" office:value="-71" calcext:value-type="float">
            <text:p>-71</text:p>
          </table:table-cell>
          <table:table-cell table:formula="of:=FLOOR(120 * (1 + (2/29) * ([.B282]-24)/2))" office:value-type="float" office:value="-274" calcext:value-type="float">
            <text:p>-274</text:p>
          </table:table-cell>
          <table:table-cell table:formula="of:=FLOOR(90 * (1 + (1/13) * ([.$B282]-24)/2))" office:value-type="float" office:value="-239" calcext:value-type="float">
            <text:p>-239</text:p>
          </table:table-cell>
          <table:table-cell table:formula="of:=FLOOR(80 * (1 + (1/17) * ([.$B282]-24)/2))" office:value-type="float" office:value="-144" calcext:value-type="float">
            <text:p>-144</text:p>
          </table:table-cell>
          <table:table-cell table:formula="of:=[.C282]*5 + [.D282]*7 + [.E282]*6" office:value-type="float" office:value="-3907" calcext:value-type="float">
            <text:p>-3907</text:p>
          </table:table-cell>
          <table:table-cell table:formula="of:=MOD([.G28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table:formula="of:=IF([.G283]=1; [.B282]; [.B282]-1)" office:value-type="float" office:value="-71" calcext:value-type="float">
            <text:p>-71</text:p>
          </table:table-cell>
          <table:table-cell table:formula="of:=FLOOR(120 * (1 + (2/29) * ([.B283]-24)/2))" office:value-type="float" office:value="-274" calcext:value-type="float">
            <text:p>-274</text:p>
          </table:table-cell>
          <table:table-cell table:formula="of:=FLOOR(90 * (1 + (1/13) * ([.$B283]-24)/2))" office:value-type="float" office:value="-239" calcext:value-type="float">
            <text:p>-239</text:p>
          </table:table-cell>
          <table:table-cell table:formula="of:=FLOOR(80 * (1 + (1/17) * ([.$B283]-24)/2))" office:value-type="float" office:value="-144" calcext:value-type="float">
            <text:p>-144</text:p>
          </table:table-cell>
          <table:table-cell table:formula="of:=[.C283]*5 + [.D283]*7 + [.E283]*6" office:value-type="float" office:value="-3907" calcext:value-type="float">
            <text:p>-3907</text:p>
          </table:table-cell>
          <table:table-cell table:formula="of:=MOD([.G28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table:formula="of:=IF([.G284]=1; [.B283]; [.B283]-1)" office:value-type="float" office:value="-72" calcext:value-type="float">
            <text:p>-72</text:p>
          </table:table-cell>
          <table:table-cell table:formula="of:=FLOOR(120 * (1 + (2/29) * ([.B284]-24)/2))" office:value-type="float" office:value="-278" calcext:value-type="float">
            <text:p>-278</text:p>
          </table:table-cell>
          <table:table-cell table:formula="of:=FLOOR(90 * (1 + (1/13) * ([.$B284]-24)/2))" office:value-type="float" office:value="-243" calcext:value-type="float">
            <text:p>-243</text:p>
          </table:table-cell>
          <table:table-cell table:formula="of:=FLOOR(80 * (1 + (1/17) * ([.$B284]-24)/2))" office:value-type="float" office:value="-146" calcext:value-type="float">
            <text:p>-146</text:p>
          </table:table-cell>
          <table:table-cell table:formula="of:=[.C284]*5 + [.D284]*7 + [.E284]*6" office:value-type="float" office:value="-3967" calcext:value-type="float">
            <text:p>-3967</text:p>
          </table:table-cell>
          <table:table-cell table:formula="of:=MOD([.G28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table:formula="of:=IF([.G285]=1; [.B284]; [.B284]-1)" office:value-type="float" office:value="-72" calcext:value-type="float">
            <text:p>-72</text:p>
          </table:table-cell>
          <table:table-cell table:formula="of:=FLOOR(120 * (1 + (2/29) * ([.B285]-24)/2))" office:value-type="float" office:value="-278" calcext:value-type="float">
            <text:p>-278</text:p>
          </table:table-cell>
          <table:table-cell table:formula="of:=FLOOR(90 * (1 + (1/13) * ([.$B285]-24)/2))" office:value-type="float" office:value="-243" calcext:value-type="float">
            <text:p>-243</text:p>
          </table:table-cell>
          <table:table-cell table:formula="of:=FLOOR(80 * (1 + (1/17) * ([.$B285]-24)/2))" office:value-type="float" office:value="-146" calcext:value-type="float">
            <text:p>-146</text:p>
          </table:table-cell>
          <table:table-cell table:formula="of:=[.C285]*5 + [.D285]*7 + [.E285]*6" office:value-type="float" office:value="-3967" calcext:value-type="float">
            <text:p>-3967</text:p>
          </table:table-cell>
          <table:table-cell table:formula="of:=MOD([.G28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table:formula="of:=IF([.G286]=1; [.B285]; [.B285]-1)" office:value-type="float" office:value="-73" calcext:value-type="float">
            <text:p>-73</text:p>
          </table:table-cell>
          <table:table-cell table:formula="of:=FLOOR(120 * (1 + (2/29) * ([.B286]-24)/2))" office:value-type="float" office:value="-282" calcext:value-type="float">
            <text:p>-282</text:p>
          </table:table-cell>
          <table:table-cell table:formula="of:=FLOOR(90 * (1 + (1/13) * ([.$B286]-24)/2))" office:value-type="float" office:value="-246" calcext:value-type="float">
            <text:p>-246</text:p>
          </table:table-cell>
          <table:table-cell table:formula="of:=FLOOR(80 * (1 + (1/17) * ([.$B286]-24)/2))" office:value-type="float" office:value="-149" calcext:value-type="float">
            <text:p>-149</text:p>
          </table:table-cell>
          <table:table-cell table:formula="of:=[.C286]*5 + [.D286]*7 + [.E286]*6" office:value-type="float" office:value="-4026" calcext:value-type="float">
            <text:p>-4026</text:p>
          </table:table-cell>
          <table:table-cell table:formula="of:=MOD([.G28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table:formula="of:=IF([.G287]=1; [.B286]; [.B286]-1)" office:value-type="float" office:value="-73" calcext:value-type="float">
            <text:p>-73</text:p>
          </table:table-cell>
          <table:table-cell table:formula="of:=FLOOR(120 * (1 + (2/29) * ([.B287]-24)/2))" office:value-type="float" office:value="-282" calcext:value-type="float">
            <text:p>-282</text:p>
          </table:table-cell>
          <table:table-cell table:formula="of:=FLOOR(90 * (1 + (1/13) * ([.$B287]-24)/2))" office:value-type="float" office:value="-246" calcext:value-type="float">
            <text:p>-246</text:p>
          </table:table-cell>
          <table:table-cell table:formula="of:=FLOOR(80 * (1 + (1/17) * ([.$B287]-24)/2))" office:value-type="float" office:value="-149" calcext:value-type="float">
            <text:p>-149</text:p>
          </table:table-cell>
          <table:table-cell table:formula="of:=[.C287]*5 + [.D287]*7 + [.E287]*6" office:value-type="float" office:value="-4026" calcext:value-type="float">
            <text:p>-4026</text:p>
          </table:table-cell>
          <table:table-cell table:formula="of:=MOD([.G28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table:formula="of:=IF([.G288]=1; [.B287]; [.B287]-1)" office:value-type="float" office:value="-74" calcext:value-type="float">
            <text:p>-74</text:p>
          </table:table-cell>
          <table:table-cell table:formula="of:=FLOOR(120 * (1 + (2/29) * ([.B288]-24)/2))" office:value-type="float" office:value="-286" calcext:value-type="float">
            <text:p>-286</text:p>
          </table:table-cell>
          <table:table-cell table:formula="of:=FLOOR(90 * (1 + (1/13) * ([.$B288]-24)/2))" office:value-type="float" office:value="-250" calcext:value-type="float">
            <text:p>-250</text:p>
          </table:table-cell>
          <table:table-cell table:formula="of:=FLOOR(80 * (1 + (1/17) * ([.$B288]-24)/2))" office:value-type="float" office:value="-151" calcext:value-type="float">
            <text:p>-151</text:p>
          </table:table-cell>
          <table:table-cell table:formula="of:=[.C288]*5 + [.D288]*7 + [.E288]*6" office:value-type="float" office:value="-4086" calcext:value-type="float">
            <text:p>-4086</text:p>
          </table:table-cell>
          <table:table-cell table:formula="of:=MOD([.G28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table:formula="of:=IF([.G289]=1; [.B288]; [.B288]-1)" office:value-type="float" office:value="-74" calcext:value-type="float">
            <text:p>-74</text:p>
          </table:table-cell>
          <table:table-cell table:formula="of:=FLOOR(120 * (1 + (2/29) * ([.B289]-24)/2))" office:value-type="float" office:value="-286" calcext:value-type="float">
            <text:p>-286</text:p>
          </table:table-cell>
          <table:table-cell table:formula="of:=FLOOR(90 * (1 + (1/13) * ([.$B289]-24)/2))" office:value-type="float" office:value="-250" calcext:value-type="float">
            <text:p>-250</text:p>
          </table:table-cell>
          <table:table-cell table:formula="of:=FLOOR(80 * (1 + (1/17) * ([.$B289]-24)/2))" office:value-type="float" office:value="-151" calcext:value-type="float">
            <text:p>-151</text:p>
          </table:table-cell>
          <table:table-cell table:formula="of:=[.C289]*5 + [.D289]*7 + [.E289]*6" office:value-type="float" office:value="-4086" calcext:value-type="float">
            <text:p>-4086</text:p>
          </table:table-cell>
          <table:table-cell table:formula="of:=MOD([.G28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table:formula="of:=IF([.G290]=1; [.B289]; [.B289]-1)" office:value-type="float" office:value="-75" calcext:value-type="float">
            <text:p>-75</text:p>
          </table:table-cell>
          <table:table-cell table:formula="of:=FLOOR(120 * (1 + (2/29) * ([.B290]-24)/2))" office:value-type="float" office:value="-290" calcext:value-type="float">
            <text:p>-290</text:p>
          </table:table-cell>
          <table:table-cell table:formula="of:=FLOOR(90 * (1 + (1/13) * ([.$B290]-24)/2))" office:value-type="float" office:value="-253" calcext:value-type="float">
            <text:p>-253</text:p>
          </table:table-cell>
          <table:table-cell table:formula="of:=FLOOR(80 * (1 + (1/17) * ([.$B290]-24)/2))" office:value-type="float" office:value="-153" calcext:value-type="float">
            <text:p>-153</text:p>
          </table:table-cell>
          <table:table-cell table:formula="of:=[.C290]*5 + [.D290]*7 + [.E290]*6" office:value-type="float" office:value="-4139" calcext:value-type="float">
            <text:p>-4139</text:p>
          </table:table-cell>
          <table:table-cell table:formula="of:=MOD([.G28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table:formula="of:=IF([.G291]=1; [.B290]; [.B290]-1)" office:value-type="float" office:value="-75" calcext:value-type="float">
            <text:p>-75</text:p>
          </table:table-cell>
          <table:table-cell table:formula="of:=FLOOR(120 * (1 + (2/29) * ([.B291]-24)/2))" office:value-type="float" office:value="-290" calcext:value-type="float">
            <text:p>-290</text:p>
          </table:table-cell>
          <table:table-cell table:formula="of:=FLOOR(90 * (1 + (1/13) * ([.$B291]-24)/2))" office:value-type="float" office:value="-253" calcext:value-type="float">
            <text:p>-253</text:p>
          </table:table-cell>
          <table:table-cell table:formula="of:=FLOOR(80 * (1 + (1/17) * ([.$B291]-24)/2))" office:value-type="float" office:value="-153" calcext:value-type="float">
            <text:p>-153</text:p>
          </table:table-cell>
          <table:table-cell table:formula="of:=[.C291]*5 + [.D291]*7 + [.E291]*6" office:value-type="float" office:value="-4139" calcext:value-type="float">
            <text:p>-4139</text:p>
          </table:table-cell>
          <table:table-cell table:formula="of:=MOD([.G29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table:formula="of:=IF([.G292]=1; [.B291]; [.B291]-1)" office:value-type="float" office:value="-76" calcext:value-type="float">
            <text:p>-76</text:p>
          </table:table-cell>
          <table:table-cell table:formula="of:=FLOOR(120 * (1 + (2/29) * ([.B292]-24)/2))" office:value-type="float" office:value="-294" calcext:value-type="float">
            <text:p>-294</text:p>
          </table:table-cell>
          <table:table-cell table:formula="of:=FLOOR(90 * (1 + (1/13) * ([.$B292]-24)/2))" office:value-type="float" office:value="-257" calcext:value-type="float">
            <text:p>-257</text:p>
          </table:table-cell>
          <table:table-cell table:formula="of:=FLOOR(80 * (1 + (1/17) * ([.$B292]-24)/2))" office:value-type="float" office:value="-156" calcext:value-type="float">
            <text:p>-156</text:p>
          </table:table-cell>
          <table:table-cell table:formula="of:=[.C292]*5 + [.D292]*7 + [.E292]*6" office:value-type="float" office:value="-4205" calcext:value-type="float">
            <text:p>-4205</text:p>
          </table:table-cell>
          <table:table-cell table:formula="of:=MOD([.G29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table:formula="of:=IF([.G293]=1; [.B292]; [.B292]-1)" office:value-type="float" office:value="-76" calcext:value-type="float">
            <text:p>-76</text:p>
          </table:table-cell>
          <table:table-cell table:formula="of:=FLOOR(120 * (1 + (2/29) * ([.B293]-24)/2))" office:value-type="float" office:value="-294" calcext:value-type="float">
            <text:p>-294</text:p>
          </table:table-cell>
          <table:table-cell table:formula="of:=FLOOR(90 * (1 + (1/13) * ([.$B293]-24)/2))" office:value-type="float" office:value="-257" calcext:value-type="float">
            <text:p>-257</text:p>
          </table:table-cell>
          <table:table-cell table:formula="of:=FLOOR(80 * (1 + (1/17) * ([.$B293]-24)/2))" office:value-type="float" office:value="-156" calcext:value-type="float">
            <text:p>-156</text:p>
          </table:table-cell>
          <table:table-cell table:formula="of:=[.C293]*5 + [.D293]*7 + [.E293]*6" office:value-type="float" office:value="-4205" calcext:value-type="float">
            <text:p>-4205</text:p>
          </table:table-cell>
          <table:table-cell table:formula="of:=MOD([.G29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table:formula="of:=IF([.G294]=1; [.B293]; [.B293]-1)" office:value-type="float" office:value="-77" calcext:value-type="float">
            <text:p>-77</text:p>
          </table:table-cell>
          <table:table-cell table:formula="of:=FLOOR(120 * (1 + (2/29) * ([.B294]-24)/2))" office:value-type="float" office:value="-298" calcext:value-type="float">
            <text:p>-298</text:p>
          </table:table-cell>
          <table:table-cell table:formula="of:=FLOOR(90 * (1 + (1/13) * ([.$B294]-24)/2))" office:value-type="float" office:value="-260" calcext:value-type="float">
            <text:p>-260</text:p>
          </table:table-cell>
          <table:table-cell table:formula="of:=FLOOR(80 * (1 + (1/17) * ([.$B294]-24)/2))" office:value-type="float" office:value="-158" calcext:value-type="float">
            <text:p>-158</text:p>
          </table:table-cell>
          <table:table-cell table:formula="of:=[.C294]*5 + [.D294]*7 + [.E294]*6" office:value-type="float" office:value="-4258" calcext:value-type="float">
            <text:p>-4258</text:p>
          </table:table-cell>
          <table:table-cell table:formula="of:=MOD([.G29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table:formula="of:=IF([.G295]=1; [.B294]; [.B294]-1)" office:value-type="float" office:value="-77" calcext:value-type="float">
            <text:p>-77</text:p>
          </table:table-cell>
          <table:table-cell table:formula="of:=FLOOR(120 * (1 + (2/29) * ([.B295]-24)/2))" office:value-type="float" office:value="-298" calcext:value-type="float">
            <text:p>-298</text:p>
          </table:table-cell>
          <table:table-cell table:formula="of:=FLOOR(90 * (1 + (1/13) * ([.$B295]-24)/2))" office:value-type="float" office:value="-260" calcext:value-type="float">
            <text:p>-260</text:p>
          </table:table-cell>
          <table:table-cell table:formula="of:=FLOOR(80 * (1 + (1/17) * ([.$B295]-24)/2))" office:value-type="float" office:value="-158" calcext:value-type="float">
            <text:p>-158</text:p>
          </table:table-cell>
          <table:table-cell table:formula="of:=[.C295]*5 + [.D295]*7 + [.E295]*6" office:value-type="float" office:value="-4258" calcext:value-type="float">
            <text:p>-4258</text:p>
          </table:table-cell>
          <table:table-cell table:formula="of:=MOD([.G29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table:formula="of:=IF([.G296]=1; [.B295]; [.B295]-1)" office:value-type="float" office:value="-78" calcext:value-type="float">
            <text:p>-78</text:p>
          </table:table-cell>
          <table:table-cell table:formula="of:=FLOOR(120 * (1 + (2/29) * ([.B296]-24)/2))" office:value-type="float" office:value="-303" calcext:value-type="float">
            <text:p>-303</text:p>
          </table:table-cell>
          <table:table-cell table:formula="of:=FLOOR(90 * (1 + (1/13) * ([.$B296]-24)/2))" office:value-type="float" office:value="-264" calcext:value-type="float">
            <text:p>-264</text:p>
          </table:table-cell>
          <table:table-cell table:formula="of:=FLOOR(80 * (1 + (1/17) * ([.$B296]-24)/2))" office:value-type="float" office:value="-160" calcext:value-type="float">
            <text:p>-160</text:p>
          </table:table-cell>
          <table:table-cell table:formula="of:=[.C296]*5 + [.D296]*7 + [.E296]*6" office:value-type="float" office:value="-4323" calcext:value-type="float">
            <text:p>-4323</text:p>
          </table:table-cell>
          <table:table-cell table:formula="of:=MOD([.G29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table:formula="of:=IF([.G297]=1; [.B296]; [.B296]-1)" office:value-type="float" office:value="-78" calcext:value-type="float">
            <text:p>-78</text:p>
          </table:table-cell>
          <table:table-cell table:formula="of:=FLOOR(120 * (1 + (2/29) * ([.B297]-24)/2))" office:value-type="float" office:value="-303" calcext:value-type="float">
            <text:p>-303</text:p>
          </table:table-cell>
          <table:table-cell table:formula="of:=FLOOR(90 * (1 + (1/13) * ([.$B297]-24)/2))" office:value-type="float" office:value="-264" calcext:value-type="float">
            <text:p>-264</text:p>
          </table:table-cell>
          <table:table-cell table:formula="of:=FLOOR(80 * (1 + (1/17) * ([.$B297]-24)/2))" office:value-type="float" office:value="-160" calcext:value-type="float">
            <text:p>-160</text:p>
          </table:table-cell>
          <table:table-cell table:formula="of:=[.C297]*5 + [.D297]*7 + [.E297]*6" office:value-type="float" office:value="-4323" calcext:value-type="float">
            <text:p>-4323</text:p>
          </table:table-cell>
          <table:table-cell table:formula="of:=MOD([.G29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table:formula="of:=IF([.G298]=1; [.B297]; [.B297]-1)" office:value-type="float" office:value="-79" calcext:value-type="float">
            <text:p>-79</text:p>
          </table:table-cell>
          <table:table-cell table:formula="of:=FLOOR(120 * (1 + (2/29) * ([.B298]-24)/2))" office:value-type="float" office:value="-307" calcext:value-type="float">
            <text:p>-307</text:p>
          </table:table-cell>
          <table:table-cell table:formula="of:=FLOOR(90 * (1 + (1/13) * ([.$B298]-24)/2))" office:value-type="float" office:value="-267" calcext:value-type="float">
            <text:p>-267</text:p>
          </table:table-cell>
          <table:table-cell table:formula="of:=FLOOR(80 * (1 + (1/17) * ([.$B298]-24)/2))" office:value-type="float" office:value="-163" calcext:value-type="float">
            <text:p>-163</text:p>
          </table:table-cell>
          <table:table-cell table:formula="of:=[.C298]*5 + [.D298]*7 + [.E298]*6" office:value-type="float" office:value="-4382" calcext:value-type="float">
            <text:p>-4382</text:p>
          </table:table-cell>
          <table:table-cell table:formula="of:=MOD([.G29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table:formula="of:=IF([.G299]=1; [.B298]; [.B298]-1)" office:value-type="float" office:value="-79" calcext:value-type="float">
            <text:p>-79</text:p>
          </table:table-cell>
          <table:table-cell table:formula="of:=FLOOR(120 * (1 + (2/29) * ([.B299]-24)/2))" office:value-type="float" office:value="-307" calcext:value-type="float">
            <text:p>-307</text:p>
          </table:table-cell>
          <table:table-cell table:formula="of:=FLOOR(90 * (1 + (1/13) * ([.$B299]-24)/2))" office:value-type="float" office:value="-267" calcext:value-type="float">
            <text:p>-267</text:p>
          </table:table-cell>
          <table:table-cell table:formula="of:=FLOOR(80 * (1 + (1/17) * ([.$B299]-24)/2))" office:value-type="float" office:value="-163" calcext:value-type="float">
            <text:p>-163</text:p>
          </table:table-cell>
          <table:table-cell table:formula="of:=[.C299]*5 + [.D299]*7 + [.E299]*6" office:value-type="float" office:value="-4382" calcext:value-type="float">
            <text:p>-4382</text:p>
          </table:table-cell>
          <table:table-cell table:formula="of:=MOD([.G29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table:formula="of:=IF([.G300]=1; [.B299]; [.B299]-1)" office:value-type="float" office:value="-80" calcext:value-type="float">
            <text:p>-80</text:p>
          </table:table-cell>
          <table:table-cell table:formula="of:=FLOOR(120 * (1 + (2/29) * ([.B300]-24)/2))" office:value-type="float" office:value="-311" calcext:value-type="float">
            <text:p>-311</text:p>
          </table:table-cell>
          <table:table-cell table:formula="of:=FLOOR(90 * (1 + (1/13) * ([.$B300]-24)/2))" office:value-type="float" office:value="-270" calcext:value-type="float">
            <text:p>-270</text:p>
          </table:table-cell>
          <table:table-cell table:formula="of:=FLOOR(80 * (1 + (1/17) * ([.$B300]-24)/2))" office:value-type="float" office:value="-165" calcext:value-type="float">
            <text:p>-165</text:p>
          </table:table-cell>
          <table:table-cell table:formula="of:=[.C300]*5 + [.D300]*7 + [.E300]*6" office:value-type="float" office:value="-4435" calcext:value-type="float">
            <text:p>-4435</text:p>
          </table:table-cell>
          <table:table-cell table:formula="of:=MOD([.G29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table:formula="of:=IF([.G301]=1; [.B300]; [.B300]-1)" office:value-type="float" office:value="-80" calcext:value-type="float">
            <text:p>-80</text:p>
          </table:table-cell>
          <table:table-cell table:formula="of:=FLOOR(120 * (1 + (2/29) * ([.B301]-24)/2))" office:value-type="float" office:value="-311" calcext:value-type="float">
            <text:p>-311</text:p>
          </table:table-cell>
          <table:table-cell table:formula="of:=FLOOR(90 * (1 + (1/13) * ([.$B301]-24)/2))" office:value-type="float" office:value="-270" calcext:value-type="float">
            <text:p>-270</text:p>
          </table:table-cell>
          <table:table-cell table:formula="of:=FLOOR(80 * (1 + (1/17) * ([.$B301]-24)/2))" office:value-type="float" office:value="-165" calcext:value-type="float">
            <text:p>-165</text:p>
          </table:table-cell>
          <table:table-cell table:formula="of:=[.C301]*5 + [.D301]*7 + [.E301]*6" office:value-type="float" office:value="-4435" calcext:value-type="float">
            <text:p>-4435</text:p>
          </table:table-cell>
          <table:table-cell table:formula="of:=MOD([.G30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table:formula="of:=IF([.G302]=1; [.B301]; [.B301]-1)" office:value-type="float" office:value="-81" calcext:value-type="float">
            <text:p>-81</text:p>
          </table:table-cell>
          <table:table-cell table:formula="of:=FLOOR(120 * (1 + (2/29) * ([.B302]-24)/2))" office:value-type="float" office:value="-315" calcext:value-type="float">
            <text:p>-315</text:p>
          </table:table-cell>
          <table:table-cell table:formula="of:=FLOOR(90 * (1 + (1/13) * ([.$B302]-24)/2))" office:value-type="float" office:value="-274" calcext:value-type="float">
            <text:p>-274</text:p>
          </table:table-cell>
          <table:table-cell table:formula="of:=FLOOR(80 * (1 + (1/17) * ([.$B302]-24)/2))" office:value-type="float" office:value="-168" calcext:value-type="float">
            <text:p>-168</text:p>
          </table:table-cell>
          <table:table-cell table:formula="of:=[.C302]*5 + [.D302]*7 + [.E302]*6" office:value-type="float" office:value="-4501" calcext:value-type="float">
            <text:p>-4501</text:p>
          </table:table-cell>
          <table:table-cell table:formula="of:=MOD([.G30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table:formula="of:=IF([.G303]=1; [.B302]; [.B302]-1)" office:value-type="float" office:value="-81" calcext:value-type="float">
            <text:p>-81</text:p>
          </table:table-cell>
          <table:table-cell table:formula="of:=FLOOR(120 * (1 + (2/29) * ([.B303]-24)/2))" office:value-type="float" office:value="-315" calcext:value-type="float">
            <text:p>-315</text:p>
          </table:table-cell>
          <table:table-cell table:formula="of:=FLOOR(90 * (1 + (1/13) * ([.$B303]-24)/2))" office:value-type="float" office:value="-274" calcext:value-type="float">
            <text:p>-274</text:p>
          </table:table-cell>
          <table:table-cell table:formula="of:=FLOOR(80 * (1 + (1/17) * ([.$B303]-24)/2))" office:value-type="float" office:value="-168" calcext:value-type="float">
            <text:p>-168</text:p>
          </table:table-cell>
          <table:table-cell table:formula="of:=[.C303]*5 + [.D303]*7 + [.E303]*6" office:value-type="float" office:value="-4501" calcext:value-type="float">
            <text:p>-4501</text:p>
          </table:table-cell>
          <table:table-cell table:formula="of:=MOD([.G30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table:formula="of:=IF([.G304]=1; [.B303]; [.B303]-1)" office:value-type="float" office:value="-82" calcext:value-type="float">
            <text:p>-82</text:p>
          </table:table-cell>
          <table:table-cell table:formula="of:=FLOOR(120 * (1 + (2/29) * ([.B304]-24)/2))" office:value-type="float" office:value="-319" calcext:value-type="float">
            <text:p>-319</text:p>
          </table:table-cell>
          <table:table-cell table:formula="of:=FLOOR(90 * (1 + (1/13) * ([.$B304]-24)/2))" office:value-type="float" office:value="-277" calcext:value-type="float">
            <text:p>-277</text:p>
          </table:table-cell>
          <table:table-cell table:formula="of:=FLOOR(80 * (1 + (1/17) * ([.$B304]-24)/2))" office:value-type="float" office:value="-170" calcext:value-type="float">
            <text:p>-170</text:p>
          </table:table-cell>
          <table:table-cell table:formula="of:=[.C304]*5 + [.D304]*7 + [.E304]*6" office:value-type="float" office:value="-4554" calcext:value-type="float">
            <text:p>-4554</text:p>
          </table:table-cell>
          <table:table-cell table:formula="of:=MOD([.G30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table:formula="of:=IF([.G305]=1; [.B304]; [.B304]-1)" office:value-type="float" office:value="-82" calcext:value-type="float">
            <text:p>-82</text:p>
          </table:table-cell>
          <table:table-cell table:formula="of:=FLOOR(120 * (1 + (2/29) * ([.B305]-24)/2))" office:value-type="float" office:value="-319" calcext:value-type="float">
            <text:p>-319</text:p>
          </table:table-cell>
          <table:table-cell table:formula="of:=FLOOR(90 * (1 + (1/13) * ([.$B305]-24)/2))" office:value-type="float" office:value="-277" calcext:value-type="float">
            <text:p>-277</text:p>
          </table:table-cell>
          <table:table-cell table:formula="of:=FLOOR(80 * (1 + (1/17) * ([.$B305]-24)/2))" office:value-type="float" office:value="-170" calcext:value-type="float">
            <text:p>-170</text:p>
          </table:table-cell>
          <table:table-cell table:formula="of:=[.C305]*5 + [.D305]*7 + [.E305]*6" office:value-type="float" office:value="-4554" calcext:value-type="float">
            <text:p>-4554</text:p>
          </table:table-cell>
          <table:table-cell table:formula="of:=MOD([.G30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table:formula="of:=IF([.G306]=1; [.B305]; [.B305]-1)" office:value-type="float" office:value="-83" calcext:value-type="float">
            <text:p>-83</text:p>
          </table:table-cell>
          <table:table-cell table:formula="of:=FLOOR(120 * (1 + (2/29) * ([.B306]-24)/2))" office:value-type="float" office:value="-323" calcext:value-type="float">
            <text:p>-323</text:p>
          </table:table-cell>
          <table:table-cell table:formula="of:=FLOOR(90 * (1 + (1/13) * ([.$B306]-24)/2))" office:value-type="float" office:value="-281" calcext:value-type="float">
            <text:p>-281</text:p>
          </table:table-cell>
          <table:table-cell table:formula="of:=FLOOR(80 * (1 + (1/17) * ([.$B306]-24)/2))" office:value-type="float" office:value="-172" calcext:value-type="float">
            <text:p>-172</text:p>
          </table:table-cell>
          <table:table-cell table:formula="of:=[.C306]*5 + [.D306]*7 + [.E306]*6" office:value-type="float" office:value="-4614" calcext:value-type="float">
            <text:p>-4614</text:p>
          </table:table-cell>
          <table:table-cell table:formula="of:=MOD([.G30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table:formula="of:=IF([.G307]=1; [.B306]; [.B306]-1)" office:value-type="float" office:value="-83" calcext:value-type="float">
            <text:p>-83</text:p>
          </table:table-cell>
          <table:table-cell table:formula="of:=FLOOR(120 * (1 + (2/29) * ([.B307]-24)/2))" office:value-type="float" office:value="-323" calcext:value-type="float">
            <text:p>-323</text:p>
          </table:table-cell>
          <table:table-cell table:formula="of:=FLOOR(90 * (1 + (1/13) * ([.$B307]-24)/2))" office:value-type="float" office:value="-281" calcext:value-type="float">
            <text:p>-281</text:p>
          </table:table-cell>
          <table:table-cell table:formula="of:=FLOOR(80 * (1 + (1/17) * ([.$B307]-24)/2))" office:value-type="float" office:value="-172" calcext:value-type="float">
            <text:p>-172</text:p>
          </table:table-cell>
          <table:table-cell table:formula="of:=[.C307]*5 + [.D307]*7 + [.E307]*6" office:value-type="float" office:value="-4614" calcext:value-type="float">
            <text:p>-4614</text:p>
          </table:table-cell>
          <table:table-cell table:formula="of:=MOD([.G306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table:formula="of:=IF([.G308]=1; [.B307]; [.B307]-1)" office:value-type="float" office:value="-84" calcext:value-type="float">
            <text:p>-84</text:p>
          </table:table-cell>
          <table:table-cell table:formula="of:=FLOOR(120 * (1 + (2/29) * ([.B308]-24)/2))" office:value-type="float" office:value="-327" calcext:value-type="float">
            <text:p>-327</text:p>
          </table:table-cell>
          <table:table-cell table:formula="of:=FLOOR(90 * (1 + (1/13) * ([.$B308]-24)/2))" office:value-type="float" office:value="-284" calcext:value-type="float">
            <text:p>-284</text:p>
          </table:table-cell>
          <table:table-cell table:formula="of:=FLOOR(80 * (1 + (1/17) * ([.$B308]-24)/2))" office:value-type="float" office:value="-175" calcext:value-type="float">
            <text:p>-175</text:p>
          </table:table-cell>
          <table:table-cell table:formula="of:=[.C308]*5 + [.D308]*7 + [.E308]*6" office:value-type="float" office:value="-4673" calcext:value-type="float">
            <text:p>-4673</text:p>
          </table:table-cell>
          <table:table-cell table:formula="of:=MOD([.G307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table:formula="of:=IF([.G309]=1; [.B308]; [.B308]-1)" office:value-type="float" office:value="-84" calcext:value-type="float">
            <text:p>-84</text:p>
          </table:table-cell>
          <table:table-cell table:formula="of:=FLOOR(120 * (1 + (2/29) * ([.B309]-24)/2))" office:value-type="float" office:value="-327" calcext:value-type="float">
            <text:p>-327</text:p>
          </table:table-cell>
          <table:table-cell table:formula="of:=FLOOR(90 * (1 + (1/13) * ([.$B309]-24)/2))" office:value-type="float" office:value="-284" calcext:value-type="float">
            <text:p>-284</text:p>
          </table:table-cell>
          <table:table-cell table:formula="of:=FLOOR(80 * (1 + (1/17) * ([.$B309]-24)/2))" office:value-type="float" office:value="-175" calcext:value-type="float">
            <text:p>-175</text:p>
          </table:table-cell>
          <table:table-cell table:formula="of:=[.C309]*5 + [.D309]*7 + [.E309]*6" office:value-type="float" office:value="-4673" calcext:value-type="float">
            <text:p>-4673</text:p>
          </table:table-cell>
          <table:table-cell table:formula="of:=MOD([.G308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table:formula="of:=IF([.G310]=1; [.B309]; [.B309]-1)" office:value-type="float" office:value="-85" calcext:value-type="float">
            <text:p>-85</text:p>
          </table:table-cell>
          <table:table-cell table:formula="of:=FLOOR(120 * (1 + (2/29) * ([.B310]-24)/2))" office:value-type="float" office:value="-332" calcext:value-type="float">
            <text:p>-332</text:p>
          </table:table-cell>
          <table:table-cell table:formula="of:=FLOOR(90 * (1 + (1/13) * ([.$B310]-24)/2))" office:value-type="float" office:value="-288" calcext:value-type="float">
            <text:p>-288</text:p>
          </table:table-cell>
          <table:table-cell table:formula="of:=FLOOR(80 * (1 + (1/17) * ([.$B310]-24)/2))" office:value-type="float" office:value="-177" calcext:value-type="float">
            <text:p>-177</text:p>
          </table:table-cell>
          <table:table-cell table:formula="of:=[.C310]*5 + [.D310]*7 + [.E310]*6" office:value-type="float" office:value="-4738" calcext:value-type="float">
            <text:p>-4738</text:p>
          </table:table-cell>
          <table:table-cell table:formula="of:=MOD([.G309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table:formula="of:=IF([.G311]=1; [.B310]; [.B310]-1)" office:value-type="float" office:value="-85" calcext:value-type="float">
            <text:p>-85</text:p>
          </table:table-cell>
          <table:table-cell table:formula="of:=FLOOR(120 * (1 + (2/29) * ([.B311]-24)/2))" office:value-type="float" office:value="-332" calcext:value-type="float">
            <text:p>-332</text:p>
          </table:table-cell>
          <table:table-cell table:formula="of:=FLOOR(90 * (1 + (1/13) * ([.$B311]-24)/2))" office:value-type="float" office:value="-288" calcext:value-type="float">
            <text:p>-288</text:p>
          </table:table-cell>
          <table:table-cell table:formula="of:=FLOOR(80 * (1 + (1/17) * ([.$B311]-24)/2))" office:value-type="float" office:value="-177" calcext:value-type="float">
            <text:p>-177</text:p>
          </table:table-cell>
          <table:table-cell table:formula="of:=[.C311]*5 + [.D311]*7 + [.E311]*6" office:value-type="float" office:value="-4738" calcext:value-type="float">
            <text:p>-4738</text:p>
          </table:table-cell>
          <table:table-cell table:formula="of:=MOD([.G310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table:formula="of:=IF([.G312]=1; [.B311]; [.B311]-1)" office:value-type="float" office:value="-86" calcext:value-type="float">
            <text:p>-86</text:p>
          </table:table-cell>
          <table:table-cell table:formula="of:=FLOOR(120 * (1 + (2/29) * ([.B312]-24)/2))" office:value-type="float" office:value="-336" calcext:value-type="float">
            <text:p>-336</text:p>
          </table:table-cell>
          <table:table-cell table:formula="of:=FLOOR(90 * (1 + (1/13) * ([.$B312]-24)/2))" office:value-type="float" office:value="-291" calcext:value-type="float">
            <text:p>-291</text:p>
          </table:table-cell>
          <table:table-cell table:formula="of:=FLOOR(80 * (1 + (1/17) * ([.$B312]-24)/2))" office:value-type="float" office:value="-179" calcext:value-type="float">
            <text:p>-179</text:p>
          </table:table-cell>
          <table:table-cell table:formula="of:=[.C312]*5 + [.D312]*7 + [.E312]*6" office:value-type="float" office:value="-4791" calcext:value-type="float">
            <text:p>-4791</text:p>
          </table:table-cell>
          <table:table-cell table:formula="of:=MOD([.G311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table:formula="of:=IF([.G313]=1; [.B312]; [.B312]-1)" office:value-type="float" office:value="-86" calcext:value-type="float">
            <text:p>-86</text:p>
          </table:table-cell>
          <table:table-cell table:formula="of:=FLOOR(120 * (1 + (2/29) * ([.B313]-24)/2))" office:value-type="float" office:value="-336" calcext:value-type="float">
            <text:p>-336</text:p>
          </table:table-cell>
          <table:table-cell table:formula="of:=FLOOR(90 * (1 + (1/13) * ([.$B313]-24)/2))" office:value-type="float" office:value="-291" calcext:value-type="float">
            <text:p>-291</text:p>
          </table:table-cell>
          <table:table-cell table:formula="of:=FLOOR(80 * (1 + (1/17) * ([.$B313]-24)/2))" office:value-type="float" office:value="-179" calcext:value-type="float">
            <text:p>-179</text:p>
          </table:table-cell>
          <table:table-cell table:formula="of:=[.C313]*5 + [.D313]*7 + [.E313]*6" office:value-type="float" office:value="-4791" calcext:value-type="float">
            <text:p>-4791</text:p>
          </table:table-cell>
          <table:table-cell table:formula="of:=MOD([.G312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formula="of:=IF([.G314]=1; [.B313]; [.B313]-1)" office:value-type="float" office:value="-87" calcext:value-type="float">
            <text:p>-87</text:p>
          </table:table-cell>
          <table:table-cell table:formula="of:=FLOOR(120 * (1 + (2/29) * ([.B314]-24)/2))" office:value-type="float" office:value="-340" calcext:value-type="float">
            <text:p>-340</text:p>
          </table:table-cell>
          <table:table-cell table:formula="of:=FLOOR(90 * (1 + (1/13) * ([.$B314]-24)/2))" office:value-type="float" office:value="-295" calcext:value-type="float">
            <text:p>-295</text:p>
          </table:table-cell>
          <table:table-cell table:formula="of:=FLOOR(80 * (1 + (1/17) * ([.$B314]-24)/2))" office:value-type="float" office:value="-182" calcext:value-type="float">
            <text:p>-182</text:p>
          </table:table-cell>
          <table:table-cell table:formula="of:=[.C314]*5 + [.D314]*7 + [.E314]*6" office:value-type="float" office:value="-4857" calcext:value-type="float">
            <text:p>-4857</text:p>
          </table:table-cell>
          <table:table-cell table:formula="of:=MOD([.G313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table:formula="of:=IF([.G315]=1; [.B314]; [.B314]-1)" office:value-type="float" office:value="-87" calcext:value-type="float">
            <text:p>-87</text:p>
          </table:table-cell>
          <table:table-cell table:formula="of:=FLOOR(120 * (1 + (2/29) * ([.B315]-24)/2))" office:value-type="float" office:value="-340" calcext:value-type="float">
            <text:p>-340</text:p>
          </table:table-cell>
          <table:table-cell table:formula="of:=FLOOR(90 * (1 + (1/13) * ([.$B315]-24)/2))" office:value-type="float" office:value="-295" calcext:value-type="float">
            <text:p>-295</text:p>
          </table:table-cell>
          <table:table-cell table:formula="of:=FLOOR(80 * (1 + (1/17) * ([.$B315]-24)/2))" office:value-type="float" office:value="-182" calcext:value-type="float">
            <text:p>-182</text:p>
          </table:table-cell>
          <table:table-cell table:formula="of:=[.C315]*5 + [.D315]*7 + [.E315]*6" office:value-type="float" office:value="-4857" calcext:value-type="float">
            <text:p>-4857</text:p>
          </table:table-cell>
          <table:table-cell table:formula="of:=MOD([.G314]+1; 2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table:formula="of:=IF([.G316]=1; [.B315]; [.B315]-1)" office:value-type="float" office:value="-88" calcext:value-type="float">
            <text:p>-88</text:p>
          </table:table-cell>
          <table:table-cell table:formula="of:=FLOOR(120 * (1 + (2/29) * ([.B316]-24)/2))" office:value-type="float" office:value="-344" calcext:value-type="float">
            <text:p>-344</text:p>
          </table:table-cell>
          <table:table-cell table:formula="of:=FLOOR(90 * (1 + (1/13) * ([.$B316]-24)/2))" office:value-type="float" office:value="-298" calcext:value-type="float">
            <text:p>-298</text:p>
          </table:table-cell>
          <table:table-cell table:formula="of:=FLOOR(80 * (1 + (1/17) * ([.$B316]-24)/2))" office:value-type="float" office:value="-184" calcext:value-type="float">
            <text:p>-184</text:p>
          </table:table-cell>
          <table:table-cell table:formula="of:=[.C316]*5 + [.D316]*7 + [.E316]*6" office:value-type="float" office:value="-4910" calcext:value-type="float">
            <text:p>-4910</text:p>
          </table:table-cell>
          <table:table-cell table:formula="of:=MOD([.G315]+1; 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table:formula="of:=IF([.G317]=1; [.B316]; [.B316]-1)" office:value-type="float" office:value="-88" calcext:value-type="float">
            <text:p>-88</text:p>
          </table:table-cell>
          <table:table-cell table:formula="of:=FLOOR(120 * (1 + (2/29) * ([.B317]-24)/2))" office:value-type="float" office:value="-344" calcext:value-type="float">
            <text:p>-344</text:p>
          </table:table-cell>
          <table:table-cell table:formula="of:=FLOOR(90 * (1 + (1/13) * ([.$B317]-24)/2))" office:value-type="float" office:value="-298" calcext:value-type="float">
            <text:p>-298</text:p>
          </table:table-cell>
          <table:table-cell table:formula="of:=FLOOR(80 * (1 + (1/17) * ([.$B317]-24)/2))" office:value-type="float" office:value="-184" calcext:value-type="float">
            <text:p>-184</text:p>
          </table:table-cell>
          <table:table-cell table:formula="of:=[.C317]*5 + [.D317]*7 + [.E317]*6" office:value-type="float" office:value="-4910" calcext:value-type="float">
            <text:p>-4910</text:p>
          </table:table-cell>
          <table:table-cell table:formula="of:=MOD([.G316]+1; 2)" office:value-type="float" office:value="1" calcext:value-type="float">
            <text:p>1</text:p>
          </table:table-cell>
        </table:table-row>
        <calcext:conditional-formats>
          <calcext:conditional-format calcext:target-range-address="zad4a.C1:zad4a.C317 zad4a.D2:zad4a.E317">
            <calcext:condition calcext:apply-style-name="Untitled1" calcext:value="=15" calcext:base-cell-address="zad4a.C1"/>
          </calcext:conditional-format>
        </calcext:conditional-formats>
      </table:table>
      <table:table table:name="zad4b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ce33"/>
        <table:table-column table:style-name="co3" table:default-cell-style-name="ce30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lody</text:p>
          </table:table-cell>
          <table:table-cell table:style-name="Default" office:value-type="string" calcext:value-type="string">
            <text:p>hotdogi</text:p>
          </table:table-cell>
          <table:table-cell table:style-name="Default" office:value-type="string" calcext:value-type="string">
            <text:p>kukurydze</text:p>
          </table:table-cell>
          <table:table-cell table:style-name="Default" office:value-type="string" calcext:value-type="string">
            <text:p>utarg</text:p>
          </table:table-cell>
          <table:table-cell table:number-columns-repeated="2"/>
          <table:table-cell office:value-type="string" calcext:value-type="string">
            <text:p>zad 4b</text:p>
          </table:table-cell>
        </table:table-row>
        <table:table-row table:style-name="ro1">
          <table:table-cell table:style-name="ce1"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2]-24)/2))" office:value-type="float" office:value="120" calcext:value-type="float">
            <text:p>120</text:p>
          </table:table-cell>
          <table:table-cell table:formula="of:=FLOOR(90 * (1 + (1/13) * ([.$B2]-24)/2))" office:value-type="float" office:value="90" calcext:value-type="float">
            <text:p>90</text:p>
          </table:table-cell>
          <table:table-cell table:formula="of:=FLOOR(80 * (1 + (1/17) * ([.$B2]-24)/2))" office:value-type="float" office:value="80" calcext:value-type="float">
            <text:p>80</text:p>
          </table:table-cell>
          <table:table-cell table:formula="of:=[.C2]*(5+[.$I$2]) + [.D2]*(7+[.$I$2]) + [.E2]*(6+[.$I$2])" office:value-type="float" office:value="2098.6" calcext:value-type="float">
            <text:p>2098,6</text:p>
          </table:table-cell>
          <table:table-cell table:style-name="ce30"/>
          <table:table-cell/>
          <table:table-cell table:style-name="ce34" office:value-type="float" office:value="1.34" calcext:value-type="float">
            <text:p>1,34</text:p>
          </table:table-cell>
        </table:table-row>
        <table:table-row table:style-name="ro1">
          <table:table-cell table:style-name="ce1"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]-24)/2))" office:value-type="float" office:value="124" calcext:value-type="float">
            <text:p>124</text:p>
          </table:table-cell>
          <table:table-cell table:formula="of:=FLOOR(90 * (1 + (1/13) * ([.$B3]-24)/2))" office:value-type="float" office:value="93" calcext:value-type="float">
            <text:p>93</text:p>
          </table:table-cell>
          <table:table-cell table:formula="of:=FLOOR(80 * (1 + (1/17) * ([.$B3]-24)/2))" office:value-type="float" office:value="82" calcext:value-type="float">
            <text:p>82</text:p>
          </table:table-cell>
          <table:table-cell table:formula="of:=[.C3]*(5+[.$I$2]) + [.D3]*(7+[.$I$2]) + [.E3]*(6+[.$I$2])" office:value-type="float" office:value="2163.66" calcext:value-type="float">
            <text:p>2163,66</text:p>
          </table:table-cell>
          <table:table-cell table:style-name="ce30"/>
          <table:table-cell/>
          <table:table-cell table:formula="of:=COUNTIF([.F94:.F123];&quot;&gt;1000&quot;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]-24)/2))" office:value-type="float" office:value="132" calcext:value-type="float">
            <text:p>132</text:p>
          </table:table-cell>
          <table:table-cell table:formula="of:=FLOOR(90 * (1 + (1/13) * ([.$B4]-24)/2))" office:value-type="float" office:value="100" calcext:value-type="float">
            <text:p>100</text:p>
          </table:table-cell>
          <table:table-cell table:formula="of:=FLOOR(80 * (1 + (1/17) * ([.$B4]-24)/2))" office:value-type="float" office:value="87" calcext:value-type="float">
            <text:p>87</text:p>
          </table:table-cell>
          <table:table-cell table:formula="of:=[.C4]*(5+[.$I$2]) + [.D4]*(7+[.$I$2]) + [.E4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]-24)/2))" office:value-type="float" office:value="132" calcext:value-type="float">
            <text:p>132</text:p>
          </table:table-cell>
          <table:table-cell table:formula="of:=FLOOR(90 * (1 + (1/13) * ([.$B5]-24)/2))" office:value-type="float" office:value="100" calcext:value-type="float">
            <text:p>100</text:p>
          </table:table-cell>
          <table:table-cell table:formula="of:=FLOOR(80 * (1 + (1/17) * ([.$B5]-24)/2))" office:value-type="float" office:value="87" calcext:value-type="float">
            <text:p>87</text:p>
          </table:table-cell>
          <table:table-cell table:formula="of:=[.C5]*(5+[.$I$2]) + [.D5]*(7+[.$I$2]) + [.E5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FLOOR(120 * (1 + (2/29) * ([.B6]-24)/2))" office:value-type="float" office:value="132" calcext:value-type="float">
            <text:p>132</text:p>
          </table:table-cell>
          <table:table-cell table:formula="of:=FLOOR(90 * (1 + (1/13) * ([.$B6]-24)/2))" office:value-type="float" office:value="100" calcext:value-type="float">
            <text:p>100</text:p>
          </table:table-cell>
          <table:table-cell table:formula="of:=FLOOR(80 * (1 + (1/17) * ([.$B6]-24)/2))" office:value-type="float" office:value="87" calcext:value-type="float">
            <text:p>87</text:p>
          </table:table-cell>
          <table:table-cell table:formula="of:=[.C6]*(5+[.$I$2]) + [.D6]*(7+[.$I$2]) + [.E6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FLOOR(120 * (1 + (2/29) * ([.B7]-24)/2))" office:value-type="float" office:value="111" calcext:value-type="float">
            <text:p>111</text:p>
          </table:table-cell>
          <table:table-cell table:formula="of:=FLOOR(90 * (1 + (1/13) * ([.$B7]-24)/2))" office:value-type="float" office:value="83" calcext:value-type="float">
            <text:p>83</text:p>
          </table:table-cell>
          <table:table-cell table:formula="of:=FLOOR(80 * (1 + (1/17) * ([.$B7]-24)/2))" office:value-type="float" office:value="75" calcext:value-type="float">
            <text:p>75</text:p>
          </table:table-cell>
          <table:table-cell table:formula="of:=[.C7]*(5+[.$I$2]) + [.D7]*(7+[.$I$2]) + [.E7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FLOOR(120 * (1 + (2/29) * ([.B8]-24)/2))" office:value-type="float" office:value="124" calcext:value-type="float">
            <text:p>124</text:p>
          </table:table-cell>
          <table:table-cell table:formula="of:=FLOOR(90 * (1 + (1/13) * ([.$B8]-24)/2))" office:value-type="float" office:value="93" calcext:value-type="float">
            <text:p>93</text:p>
          </table:table-cell>
          <table:table-cell table:formula="of:=FLOOR(80 * (1 + (1/17) * ([.$B8]-24)/2))" office:value-type="float" office:value="82" calcext:value-type="float">
            <text:p>82</text:p>
          </table:table-cell>
          <table:table-cell table:formula="of:=[.C8]*(5+[.$I$2]) + [.D8]*(7+[.$I$2]) + [.E8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]-24)/2))" office:value-type="float" office:value="124" calcext:value-type="float">
            <text:p>124</text:p>
          </table:table-cell>
          <table:table-cell table:formula="of:=FLOOR(90 * (1 + (1/13) * ([.$B9]-24)/2))" office:value-type="float" office:value="93" calcext:value-type="float">
            <text:p>93</text:p>
          </table:table-cell>
          <table:table-cell table:formula="of:=FLOOR(80 * (1 + (1/17) * ([.$B9]-24)/2))" office:value-type="float" office:value="82" calcext:value-type="float">
            <text:p>82</text:p>
          </table:table-cell>
          <table:table-cell table:formula="of:=[.C9]*(5+[.$I$2]) + [.D9]*(7+[.$I$2]) + [.E9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0]-24)/2))" office:value-type="float" office:value="107" calcext:value-type="float">
            <text:p>107</text:p>
          </table:table-cell>
          <table:table-cell table:formula="of:=FLOOR(90 * (1 + (1/13) * ([.$B10]-24)/2))" office:value-type="float" office:value="79" calcext:value-type="float">
            <text:p>79</text:p>
          </table:table-cell>
          <table:table-cell table:formula="of:=FLOOR(80 * (1 + (1/17) * ([.$B10]-24)/2))" office:value-type="float" office:value="72" calcext:value-type="float">
            <text:p>72</text:p>
          </table:table-cell>
          <table:table-cell table:formula="of:=[.C10]*(5+[.$I$2]) + [.D10]*(7+[.$I$2]) + [.E10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1]-24)/2))" office:value-type="float" office:value="107" calcext:value-type="float">
            <text:p>107</text:p>
          </table:table-cell>
          <table:table-cell table:formula="of:=FLOOR(90 * (1 + (1/13) * ([.$B11]-24)/2))" office:value-type="float" office:value="79" calcext:value-type="float">
            <text:p>79</text:p>
          </table:table-cell>
          <table:table-cell table:formula="of:=FLOOR(80 * (1 + (1/17) * ([.$B11]-24)/2))" office:value-type="float" office:value="72" calcext:value-type="float">
            <text:p>72</text:p>
          </table:table-cell>
          <table:table-cell table:formula="of:=[.C11]*(5+[.$I$2]) + [.D11]*(7+[.$I$2]) + [.E11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2]-24)/2))" office:value-type="float" office:value="99" calcext:value-type="float">
            <text:p>99</text:p>
          </table:table-cell>
          <table:table-cell table:formula="of:=FLOOR(90 * (1 + (1/13) * ([.$B12]-24)/2))" office:value-type="float" office:value="72" calcext:value-type="float">
            <text:p>72</text:p>
          </table:table-cell>
          <table:table-cell table:formula="of:=FLOOR(80 * (1 + (1/17) * ([.$B12]-24)/2))" office:value-type="float" office:value="68" calcext:value-type="float">
            <text:p>68</text:p>
          </table:table-cell>
          <table:table-cell table:formula="of:=[.C12]*(5+[.$I$2]) + [.D12]*(7+[.$I$2]) + [.E12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13]-24)/2))" office:value-type="float" office:value="99" calcext:value-type="float">
            <text:p>99</text:p>
          </table:table-cell>
          <table:table-cell table:formula="of:=FLOOR(90 * (1 + (1/13) * ([.$B13]-24)/2))" office:value-type="float" office:value="72" calcext:value-type="float">
            <text:p>72</text:p>
          </table:table-cell>
          <table:table-cell table:formula="of:=FLOOR(80 * (1 + (1/17) * ([.$B13]-24)/2))" office:value-type="float" office:value="68" calcext:value-type="float">
            <text:p>68</text:p>
          </table:table-cell>
          <table:table-cell table:formula="of:=[.C13]*(5+[.$I$2]) + [.D13]*(7+[.$I$2]) + [.E13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FLOOR(120 * (1 + (2/29) * ([.B14]-24)/2))" office:value-type="float" office:value="82" calcext:value-type="float">
            <text:p>82</text:p>
          </table:table-cell>
          <table:table-cell table:formula="of:=FLOOR(90 * (1 + (1/13) * ([.$B14]-24)/2))" office:value-type="float" office:value="58" calcext:value-type="float">
            <text:p>58</text:p>
          </table:table-cell>
          <table:table-cell table:formula="of:=FLOOR(80 * (1 + (1/17) * ([.$B14]-24)/2))" office:value-type="float" office:value="58" calcext:value-type="float">
            <text:p>58</text:p>
          </table:table-cell>
          <table:table-cell table:formula="of:=[.C14]*(5+[.$I$2]) + [.D14]*(7+[.$I$2]) + [.E14]*(6+[.$I$2])" office:value-type="float" office:value="1429.32" calcext:value-type="float">
            <text:p>1429,3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5]-24)/2))" office:value-type="float" office:value="107" calcext:value-type="float">
            <text:p>107</text:p>
          </table:table-cell>
          <table:table-cell table:formula="of:=FLOOR(90 * (1 + (1/13) * ([.$B15]-24)/2))" office:value-type="float" office:value="79" calcext:value-type="float">
            <text:p>79</text:p>
          </table:table-cell>
          <table:table-cell table:formula="of:=FLOOR(80 * (1 + (1/17) * ([.$B15]-24)/2))" office:value-type="float" office:value="72" calcext:value-type="float">
            <text:p>72</text:p>
          </table:table-cell>
          <table:table-cell table:formula="of:=[.C15]*(5+[.$I$2]) + [.D15]*(7+[.$I$2]) + [.E15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6]-24)/2))" office:value-type="float" office:value="115" calcext:value-type="float">
            <text:p>115</text:p>
          </table:table-cell>
          <table:table-cell table:formula="of:=FLOOR(90 * (1 + (1/13) * ([.$B16]-24)/2))" office:value-type="float" office:value="86" calcext:value-type="float">
            <text:p>86</text:p>
          </table:table-cell>
          <table:table-cell table:formula="of:=FLOOR(80 * (1 + (1/17) * ([.$B16]-24)/2))" office:value-type="float" office:value="77" calcext:value-type="float">
            <text:p>77</text:p>
          </table:table-cell>
          <table:table-cell table:formula="of:=[.C16]*(5+[.$I$2]) + [.D16]*(7+[.$I$2]) + [.E16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17]-24)/2))" office:value-type="float" office:value="115" calcext:value-type="float">
            <text:p>115</text:p>
          </table:table-cell>
          <table:table-cell table:formula="of:=FLOOR(90 * (1 + (1/13) * ([.$B17]-24)/2))" office:value-type="float" office:value="86" calcext:value-type="float">
            <text:p>86</text:p>
          </table:table-cell>
          <table:table-cell table:formula="of:=FLOOR(80 * (1 + (1/17) * ([.$B17]-24)/2))" office:value-type="float" office:value="77" calcext:value-type="float">
            <text:p>77</text:p>
          </table:table-cell>
          <table:table-cell table:formula="of:=[.C17]*(5+[.$I$2]) + [.D17]*(7+[.$I$2]) + [.E17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FLOOR(120 * (1 + (2/29) * ([.B18]-24)/2))" office:value-type="float" office:value="86" calcext:value-type="float">
            <text:p>86</text:p>
          </table:table-cell>
          <table:table-cell table:formula="of:=FLOOR(90 * (1 + (1/13) * ([.$B18]-24)/2))" office:value-type="float" office:value="62" calcext:value-type="float">
            <text:p>62</text:p>
          </table:table-cell>
          <table:table-cell table:formula="of:=FLOOR(80 * (1 + (1/17) * ([.$B18]-24)/2))" office:value-type="float" office:value="61" calcext:value-type="float">
            <text:p>61</text:p>
          </table:table-cell>
          <table:table-cell table:formula="of:=[.C18]*(5+[.$I$2]) + [.D18]*(7+[.$I$2]) + [.E18]*(6+[.$I$2])" office:value-type="float" office:value="1510.06" calcext:value-type="float">
            <text:p>1510,0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19]-24)/2))" office:value-type="float" office:value="107" calcext:value-type="float">
            <text:p>107</text:p>
          </table:table-cell>
          <table:table-cell table:formula="of:=FLOOR(90 * (1 + (1/13) * ([.$B19]-24)/2))" office:value-type="float" office:value="79" calcext:value-type="float">
            <text:p>79</text:p>
          </table:table-cell>
          <table:table-cell table:formula="of:=FLOOR(80 * (1 + (1/17) * ([.$B19]-24)/2))" office:value-type="float" office:value="72" calcext:value-type="float">
            <text:p>72</text:p>
          </table:table-cell>
          <table:table-cell table:formula="of:=[.C19]*(5+[.$I$2]) + [.D19]*(7+[.$I$2]) + [.E19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0]-24)/2))" office:value-type="float" office:value="111" calcext:value-type="float">
            <text:p>111</text:p>
          </table:table-cell>
          <table:table-cell table:formula="of:=FLOOR(90 * (1 + (1/13) * ([.$B20]-24)/2))" office:value-type="float" office:value="83" calcext:value-type="float">
            <text:p>83</text:p>
          </table:table-cell>
          <table:table-cell table:formula="of:=FLOOR(80 * (1 + (1/17) * ([.$B20]-24)/2))" office:value-type="float" office:value="75" calcext:value-type="float">
            <text:p>75</text:p>
          </table:table-cell>
          <table:table-cell table:formula="of:=[.C20]*(5+[.$I$2]) + [.D20]*(7+[.$I$2]) + [.E20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1]-24)/2))" office:value-type="float" office:value="111" calcext:value-type="float">
            <text:p>111</text:p>
          </table:table-cell>
          <table:table-cell table:formula="of:=FLOOR(90 * (1 + (1/13) * ([.$B21]-24)/2))" office:value-type="float" office:value="83" calcext:value-type="float">
            <text:p>83</text:p>
          </table:table-cell>
          <table:table-cell table:formula="of:=FLOOR(80 * (1 + (1/17) * ([.$B21]-24)/2))" office:value-type="float" office:value="75" calcext:value-type="float">
            <text:p>75</text:p>
          </table:table-cell>
          <table:table-cell table:formula="of:=[.C21]*(5+[.$I$2]) + [.D21]*(7+[.$I$2]) + [.E21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22]-24)/2))" office:value-type="float" office:value="111" calcext:value-type="float">
            <text:p>111</text:p>
          </table:table-cell>
          <table:table-cell table:formula="of:=FLOOR(90 * (1 + (1/13) * ([.$B22]-24)/2))" office:value-type="float" office:value="83" calcext:value-type="float">
            <text:p>83</text:p>
          </table:table-cell>
          <table:table-cell table:formula="of:=FLOOR(80 * (1 + (1/17) * ([.$B22]-24)/2))" office:value-type="float" office:value="75" calcext:value-type="float">
            <text:p>75</text:p>
          </table:table-cell>
          <table:table-cell table:formula="of:=[.C22]*(5+[.$I$2]) + [.D22]*(7+[.$I$2]) + [.E22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FLOOR(120 * (1 + (2/29) * ([.B23]-24)/2))" office:value-type="float" office:value="136" calcext:value-type="float">
            <text:p>136</text:p>
          </table:table-cell>
          <table:table-cell table:formula="of:=FLOOR(90 * (1 + (1/13) * ([.$B23]-24)/2))" office:value-type="float" office:value="103" calcext:value-type="float">
            <text:p>103</text:p>
          </table:table-cell>
          <table:table-cell table:formula="of:=FLOOR(80 * (1 + (1/17) * ([.$B23]-24)/2))" office:value-type="float" office:value="89" calcext:value-type="float">
            <text:p>89</text:p>
          </table:table-cell>
          <table:table-cell table:formula="of:=[.C23]*(5+[.$I$2]) + [.D23]*(7+[.$I$2]) + [.E23]*(6+[.$I$2])" office:value-type="float" office:value="2374.52" calcext:value-type="float">
            <text:p>2374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FLOOR(120 * (1 + (2/29) * ([.B24]-24)/2))" office:value-type="float" office:value="148" calcext:value-type="float">
            <text:p>148</text:p>
          </table:table-cell>
          <table:table-cell table:formula="of:=FLOOR(90 * (1 + (1/13) * ([.$B24]-24)/2))" office:value-type="float" office:value="114" calcext:value-type="float">
            <text:p>114</text:p>
          </table:table-cell>
          <table:table-cell table:formula="of:=FLOOR(80 * (1 + (1/17) * ([.$B24]-24)/2))" office:value-type="float" office:value="96" calcext:value-type="float">
            <text:p>96</text:p>
          </table:table-cell>
          <table:table-cell table:formula="of:=[.C24]*(5+[.$I$2]) + [.D24]*(7+[.$I$2]) + [.E24]*(6+[.$I$2])" office:value-type="float" office:value="2593.72" calcext:value-type="float">
            <text:p>2593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5]-24)/2))" office:value-type="float" office:value="157" calcext:value-type="float">
            <text:p>157</text:p>
          </table:table-cell>
          <table:table-cell table:formula="of:=FLOOR(90 * (1 + (1/13) * ([.$B25]-24)/2))" office:value-type="float" office:value="121" calcext:value-type="float">
            <text:p>121</text:p>
          </table:table-cell>
          <table:table-cell table:formula="of:=FLOOR(80 * (1 + (1/17) * ([.$B25]-24)/2))" office:value-type="float" office:value="101" calcext:value-type="float">
            <text:p>101</text:p>
          </table:table-cell>
          <table:table-cell table:formula="of:=[.C25]*(5+[.$I$2]) + [.D25]*(7+[.$I$2]) + [.E25]*(6+[.$I$2])" office:value-type="float" office:value="2745.86" calcext:value-type="float">
            <text:p>2745,8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FLOOR(120 * (1 + (2/29) * ([.B26]-24)/2))" office:value-type="float" office:value="157" calcext:value-type="float">
            <text:p>157</text:p>
          </table:table-cell>
          <table:table-cell table:formula="of:=FLOOR(90 * (1 + (1/13) * ([.$B26]-24)/2))" office:value-type="float" office:value="121" calcext:value-type="float">
            <text:p>121</text:p>
          </table:table-cell>
          <table:table-cell table:formula="of:=FLOOR(80 * (1 + (1/17) * ([.$B26]-24)/2))" office:value-type="float" office:value="101" calcext:value-type="float">
            <text:p>101</text:p>
          </table:table-cell>
          <table:table-cell table:formula="of:=[.C26]*(5+[.$I$2]) + [.D26]*(7+[.$I$2]) + [.E26]*(6+[.$I$2])" office:value-type="float" office:value="2745.86" calcext:value-type="float">
            <text:p>2745,8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7]-24)/2))" office:value-type="float" office:value="115" calcext:value-type="float">
            <text:p>115</text:p>
          </table:table-cell>
          <table:table-cell table:formula="of:=FLOOR(90 * (1 + (1/13) * ([.$B27]-24)/2))" office:value-type="float" office:value="86" calcext:value-type="float">
            <text:p>86</text:p>
          </table:table-cell>
          <table:table-cell table:formula="of:=FLOOR(80 * (1 + (1/17) * ([.$B27]-24)/2))" office:value-type="float" office:value="77" calcext:value-type="float">
            <text:p>77</text:p>
          </table:table-cell>
          <table:table-cell table:formula="of:=[.C27]*(5+[.$I$2]) + [.D27]*(7+[.$I$2]) + [.E27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28]-24)/2))" office:value-type="float" office:value="115" calcext:value-type="float">
            <text:p>115</text:p>
          </table:table-cell>
          <table:table-cell table:formula="of:=FLOOR(90 * (1 + (1/13) * ([.$B28]-24)/2))" office:value-type="float" office:value="86" calcext:value-type="float">
            <text:p>86</text:p>
          </table:table-cell>
          <table:table-cell table:formula="of:=FLOOR(80 * (1 + (1/17) * ([.$B28]-24)/2))" office:value-type="float" office:value="77" calcext:value-type="float">
            <text:p>77</text:p>
          </table:table-cell>
          <table:table-cell table:formula="of:=[.C28]*(5+[.$I$2]) + [.D28]*(7+[.$I$2]) + [.E28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29]-24)/2))" office:value-type="float" office:value="99" calcext:value-type="float">
            <text:p>99</text:p>
          </table:table-cell>
          <table:table-cell table:formula="of:=FLOOR(90 * (1 + (1/13) * ([.$B29]-24)/2))" office:value-type="float" office:value="72" calcext:value-type="float">
            <text:p>72</text:p>
          </table:table-cell>
          <table:table-cell table:formula="of:=FLOOR(80 * (1 + (1/17) * ([.$B29]-24)/2))" office:value-type="float" office:value="68" calcext:value-type="float">
            <text:p>68</text:p>
          </table:table-cell>
          <table:table-cell table:formula="of:=[.C29]*(5+[.$I$2]) + [.D29]*(7+[.$I$2]) + [.E29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0]-24)/2))" office:value-type="float" office:value="120" calcext:value-type="float">
            <text:p>120</text:p>
          </table:table-cell>
          <table:table-cell table:formula="of:=FLOOR(90 * (1 + (1/13) * ([.$B30]-24)/2))" office:value-type="float" office:value="90" calcext:value-type="float">
            <text:p>90</text:p>
          </table:table-cell>
          <table:table-cell table:formula="of:=FLOOR(80 * (1 + (1/17) * ([.$B30]-24)/2))" office:value-type="float" office:value="80" calcext:value-type="float">
            <text:p>80</text:p>
          </table:table-cell>
          <table:table-cell table:formula="of:=[.C30]*(5+[.$I$2]) + [.D30]*(7+[.$I$2]) + [.E30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1]-24)/2))" office:value-type="float" office:value="124" calcext:value-type="float">
            <text:p>124</text:p>
          </table:table-cell>
          <table:table-cell table:formula="of:=FLOOR(90 * (1 + (1/13) * ([.$B31]-24)/2))" office:value-type="float" office:value="93" calcext:value-type="float">
            <text:p>93</text:p>
          </table:table-cell>
          <table:table-cell table:formula="of:=FLOOR(80 * (1 + (1/17) * ([.$B31]-24)/2))" office:value-type="float" office:value="82" calcext:value-type="float">
            <text:p>82</text:p>
          </table:table-cell>
          <table:table-cell table:formula="of:=[.C31]*(5+[.$I$2]) + [.D31]*(7+[.$I$2]) + [.E31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2]-24)/2))" office:value-type="float" office:value="132" calcext:value-type="float">
            <text:p>132</text:p>
          </table:table-cell>
          <table:table-cell table:formula="of:=FLOOR(90 * (1 + (1/13) * ([.$B32]-24)/2))" office:value-type="float" office:value="100" calcext:value-type="float">
            <text:p>100</text:p>
          </table:table-cell>
          <table:table-cell table:formula="of:=FLOOR(80 * (1 + (1/17) * ([.$B32]-24)/2))" office:value-type="float" office:value="87" calcext:value-type="float">
            <text:p>87</text:p>
          </table:table-cell>
          <table:table-cell table:formula="of:=[.C32]*(5+[.$I$2]) + [.D32]*(7+[.$I$2]) + [.E32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33]-24)/2))" office:value-type="float" office:value="132" calcext:value-type="float">
            <text:p>132</text:p>
          </table:table-cell>
          <table:table-cell table:formula="of:=FLOOR(90 * (1 + (1/13) * ([.$B33]-24)/2))" office:value-type="float" office:value="100" calcext:value-type="float">
            <text:p>100</text:p>
          </table:table-cell>
          <table:table-cell table:formula="of:=FLOOR(80 * (1 + (1/17) * ([.$B33]-24)/2))" office:value-type="float" office:value="87" calcext:value-type="float">
            <text:p>87</text:p>
          </table:table-cell>
          <table:table-cell table:formula="of:=[.C33]*(5+[.$I$2]) + [.D33]*(7+[.$I$2]) + [.E33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4]-24)/2))" office:value-type="float" office:value="107" calcext:value-type="float">
            <text:p>107</text:p>
          </table:table-cell>
          <table:table-cell table:formula="of:=FLOOR(90 * (1 + (1/13) * ([.$B34]-24)/2))" office:value-type="float" office:value="79" calcext:value-type="float">
            <text:p>79</text:p>
          </table:table-cell>
          <table:table-cell table:formula="of:=FLOOR(80 * (1 + (1/17) * ([.$B34]-24)/2))" office:value-type="float" office:value="72" calcext:value-type="float">
            <text:p>72</text:p>
          </table:table-cell>
          <table:table-cell table:formula="of:=[.C34]*(5+[.$I$2]) + [.D34]*(7+[.$I$2]) + [.E34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5]-24)/2))" office:value-type="float" office:value="107" calcext:value-type="float">
            <text:p>107</text:p>
          </table:table-cell>
          <table:table-cell table:formula="of:=FLOOR(90 * (1 + (1/13) * ([.$B35]-24)/2))" office:value-type="float" office:value="79" calcext:value-type="float">
            <text:p>79</text:p>
          </table:table-cell>
          <table:table-cell table:formula="of:=FLOOR(80 * (1 + (1/17) * ([.$B35]-24)/2))" office:value-type="float" office:value="72" calcext:value-type="float">
            <text:p>72</text:p>
          </table:table-cell>
          <table:table-cell table:formula="of:=[.C35]*(5+[.$I$2]) + [.D35]*(7+[.$I$2]) + [.E35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FLOOR(120 * (1 + (2/29) * ([.B36]-24)/2))" office:value-type="float" office:value="124" calcext:value-type="float">
            <text:p>124</text:p>
          </table:table-cell>
          <table:table-cell table:formula="of:=FLOOR(90 * (1 + (1/13) * ([.$B36]-24)/2))" office:value-type="float" office:value="93" calcext:value-type="float">
            <text:p>93</text:p>
          </table:table-cell>
          <table:table-cell table:formula="of:=FLOOR(80 * (1 + (1/17) * ([.$B36]-24)/2))" office:value-type="float" office:value="82" calcext:value-type="float">
            <text:p>82</text:p>
          </table:table-cell>
          <table:table-cell table:formula="of:=[.C36]*(5+[.$I$2]) + [.D36]*(7+[.$I$2]) + [.E36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37]-24)/2))" office:value-type="float" office:value="99" calcext:value-type="float">
            <text:p>99</text:p>
          </table:table-cell>
          <table:table-cell table:formula="of:=FLOOR(90 * (1 + (1/13) * ([.$B37]-24)/2))" office:value-type="float" office:value="72" calcext:value-type="float">
            <text:p>72</text:p>
          </table:table-cell>
          <table:table-cell table:formula="of:=FLOOR(80 * (1 + (1/17) * ([.$B37]-24)/2))" office:value-type="float" office:value="68" calcext:value-type="float">
            <text:p>68</text:p>
          </table:table-cell>
          <table:table-cell table:formula="of:=[.C37]*(5+[.$I$2]) + [.D37]*(7+[.$I$2]) + [.E37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38]-24)/2))" office:value-type="float" office:value="107" calcext:value-type="float">
            <text:p>107</text:p>
          </table:table-cell>
          <table:table-cell table:formula="of:=FLOOR(90 * (1 + (1/13) * ([.$B38]-24)/2))" office:value-type="float" office:value="79" calcext:value-type="float">
            <text:p>79</text:p>
          </table:table-cell>
          <table:table-cell table:formula="of:=FLOOR(80 * (1 + (1/17) * ([.$B38]-24)/2))" office:value-type="float" office:value="72" calcext:value-type="float">
            <text:p>72</text:p>
          </table:table-cell>
          <table:table-cell table:formula="of:=[.C38]*(5+[.$I$2]) + [.D38]*(7+[.$I$2]) + [.E38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39]-24)/2))" office:value-type="float" office:value="120" calcext:value-type="float">
            <text:p>120</text:p>
          </table:table-cell>
          <table:table-cell table:formula="of:=FLOOR(90 * (1 + (1/13) * ([.$B39]-24)/2))" office:value-type="float" office:value="90" calcext:value-type="float">
            <text:p>90</text:p>
          </table:table-cell>
          <table:table-cell table:formula="of:=FLOOR(80 * (1 + (1/17) * ([.$B39]-24)/2))" office:value-type="float" office:value="80" calcext:value-type="float">
            <text:p>80</text:p>
          </table:table-cell>
          <table:table-cell table:formula="of:=[.C39]*(5+[.$I$2]) + [.D39]*(7+[.$I$2]) + [.E39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0]-24)/2))" office:value-type="float" office:value="99" calcext:value-type="float">
            <text:p>99</text:p>
          </table:table-cell>
          <table:table-cell table:formula="of:=FLOOR(90 * (1 + (1/13) * ([.$B40]-24)/2))" office:value-type="float" office:value="72" calcext:value-type="float">
            <text:p>72</text:p>
          </table:table-cell>
          <table:table-cell table:formula="of:=FLOOR(80 * (1 + (1/17) * ([.$B40]-24)/2))" office:value-type="float" office:value="68" calcext:value-type="float">
            <text:p>68</text:p>
          </table:table-cell>
          <table:table-cell table:formula="of:=[.C40]*(5+[.$I$2]) + [.D40]*(7+[.$I$2]) + [.E40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FLOOR(120 * (1 + (2/29) * ([.B41]-24)/2))" office:value-type="float" office:value="136" calcext:value-type="float">
            <text:p>136</text:p>
          </table:table-cell>
          <table:table-cell table:formula="of:=FLOOR(90 * (1 + (1/13) * ([.$B41]-24)/2))" office:value-type="float" office:value="103" calcext:value-type="float">
            <text:p>103</text:p>
          </table:table-cell>
          <table:table-cell table:formula="of:=FLOOR(80 * (1 + (1/17) * ([.$B41]-24)/2))" office:value-type="float" office:value="89" calcext:value-type="float">
            <text:p>89</text:p>
          </table:table-cell>
          <table:table-cell table:formula="of:=[.C41]*(5+[.$I$2]) + [.D41]*(7+[.$I$2]) + [.E41]*(6+[.$I$2])" office:value-type="float" office:value="2374.52" calcext:value-type="float">
            <text:p>2374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FLOOR(120 * (1 + (2/29) * ([.B42]-24)/2))" office:value-type="float" office:value="132" calcext:value-type="float">
            <text:p>132</text:p>
          </table:table-cell>
          <table:table-cell table:formula="of:=FLOOR(90 * (1 + (1/13) * ([.$B42]-24)/2))" office:value-type="float" office:value="100" calcext:value-type="float">
            <text:p>100</text:p>
          </table:table-cell>
          <table:table-cell table:formula="of:=FLOOR(80 * (1 + (1/17) * ([.$B42]-24)/2))" office:value-type="float" office:value="87" calcext:value-type="float">
            <text:p>87</text:p>
          </table:table-cell>
          <table:table-cell table:formula="of:=[.C42]*(5+[.$I$2]) + [.D42]*(7+[.$I$2]) + [.E42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FLOOR(120 * (1 + (2/29) * ([.B43]-24)/2))" office:value-type="float" office:value="120" calcext:value-type="float">
            <text:p>120</text:p>
          </table:table-cell>
          <table:table-cell table:formula="of:=FLOOR(90 * (1 + (1/13) * ([.$B43]-24)/2))" office:value-type="float" office:value="90" calcext:value-type="float">
            <text:p>90</text:p>
          </table:table-cell>
          <table:table-cell table:formula="of:=FLOOR(80 * (1 + (1/17) * ([.$B43]-24)/2))" office:value-type="float" office:value="80" calcext:value-type="float">
            <text:p>80</text:p>
          </table:table-cell>
          <table:table-cell table:formula="of:=[.C43]*(5+[.$I$2]) + [.D43]*(7+[.$I$2]) + [.E43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FLOOR(120 * (1 + (2/29) * ([.B44]-24)/2))" office:value-type="float" office:value="111" calcext:value-type="float">
            <text:p>111</text:p>
          </table:table-cell>
          <table:table-cell table:formula="of:=FLOOR(90 * (1 + (1/13) * ([.$B44]-24)/2))" office:value-type="float" office:value="83" calcext:value-type="float">
            <text:p>83</text:p>
          </table:table-cell>
          <table:table-cell table:formula="of:=FLOOR(80 * (1 + (1/17) * ([.$B44]-24)/2))" office:value-type="float" office:value="75" calcext:value-type="float">
            <text:p>75</text:p>
          </table:table-cell>
          <table:table-cell table:formula="of:=[.C44]*(5+[.$I$2]) + [.D44]*(7+[.$I$2]) + [.E44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FLOOR(120 * (1 + (2/29) * ([.B45]-24)/2))" office:value-type="float" office:value="91" calcext:value-type="float">
            <text:p>91</text:p>
          </table:table-cell>
          <table:table-cell table:formula="of:=FLOOR(90 * (1 + (1/13) * ([.$B45]-24)/2))" office:value-type="float" office:value="65" calcext:value-type="float">
            <text:p>65</text:p>
          </table:table-cell>
          <table:table-cell table:formula="of:=FLOOR(80 * (1 + (1/17) * ([.$B45]-24)/2))" office:value-type="float" office:value="63" calcext:value-type="float">
            <text:p>63</text:p>
          </table:table-cell>
          <table:table-cell table:formula="of:=[.C45]*(5+[.$I$2]) + [.D45]*(7+[.$I$2]) + [.E45]*(6+[.$I$2])" office:value-type="float" office:value="1581.46" calcext:value-type="float">
            <text:p>1581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FLOOR(120 * (1 + (2/29) * ([.B46]-24)/2))" office:value-type="float" office:value="95" calcext:value-type="float">
            <text:p>95</text:p>
          </table:table-cell>
          <table:table-cell table:formula="of:=FLOOR(90 * (1 + (1/13) * ([.$B46]-24)/2))" office:value-type="float" office:value="69" calcext:value-type="float">
            <text:p>69</text:p>
          </table:table-cell>
          <table:table-cell table:formula="of:=FLOOR(80 * (1 + (1/17) * ([.$B46]-24)/2))" office:value-type="float" office:value="65" calcext:value-type="float">
            <text:p>65</text:p>
          </table:table-cell>
          <table:table-cell table:formula="of:=[.C46]*(5+[.$I$2]) + [.D46]*(7+[.$I$2]) + [.E46]*(6+[.$I$2])" office:value-type="float" office:value="1654.86" calcext:value-type="float">
            <text:p>1654,8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7]-24)/2))" office:value-type="float" office:value="115" calcext:value-type="float">
            <text:p>115</text:p>
          </table:table-cell>
          <table:table-cell table:formula="of:=FLOOR(90 * (1 + (1/13) * ([.$B47]-24)/2))" office:value-type="float" office:value="86" calcext:value-type="float">
            <text:p>86</text:p>
          </table:table-cell>
          <table:table-cell table:formula="of:=FLOOR(80 * (1 + (1/17) * ([.$B47]-24)/2))" office:value-type="float" office:value="77" calcext:value-type="float">
            <text:p>77</text:p>
          </table:table-cell>
          <table:table-cell table:formula="of:=[.C47]*(5+[.$I$2]) + [.D47]*(7+[.$I$2]) + [.E47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48]-24)/2))" office:value-type="float" office:value="115" calcext:value-type="float">
            <text:p>115</text:p>
          </table:table-cell>
          <table:table-cell table:formula="of:=FLOOR(90 * (1 + (1/13) * ([.$B48]-24)/2))" office:value-type="float" office:value="86" calcext:value-type="float">
            <text:p>86</text:p>
          </table:table-cell>
          <table:table-cell table:formula="of:=FLOOR(80 * (1 + (1/17) * ([.$B48]-24)/2))" office:value-type="float" office:value="77" calcext:value-type="float">
            <text:p>77</text:p>
          </table:table-cell>
          <table:table-cell table:formula="of:=[.C48]*(5+[.$I$2]) + [.D48]*(7+[.$I$2]) + [.E48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FLOOR(120 * (1 + (2/29) * ([.B49]-24)/2))" office:value-type="float" office:value="99" calcext:value-type="float">
            <text:p>99</text:p>
          </table:table-cell>
          <table:table-cell table:formula="of:=FLOOR(90 * (1 + (1/13) * ([.$B49]-24)/2))" office:value-type="float" office:value="72" calcext:value-type="float">
            <text:p>72</text:p>
          </table:table-cell>
          <table:table-cell table:formula="of:=FLOOR(80 * (1 + (1/17) * ([.$B49]-24)/2))" office:value-type="float" office:value="68" calcext:value-type="float">
            <text:p>68</text:p>
          </table:table-cell>
          <table:table-cell table:formula="of:=[.C49]*(5+[.$I$2]) + [.D49]*(7+[.$I$2]) + [.E49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FLOOR(120 * (1 + (2/29) * ([.B50]-24)/2))" office:value-type="float" office:value="107" calcext:value-type="float">
            <text:p>107</text:p>
          </table:table-cell>
          <table:table-cell table:formula="of:=FLOOR(90 * (1 + (1/13) * ([.$B50]-24)/2))" office:value-type="float" office:value="79" calcext:value-type="float">
            <text:p>79</text:p>
          </table:table-cell>
          <table:table-cell table:formula="of:=FLOOR(80 * (1 + (1/17) * ([.$B50]-24)/2))" office:value-type="float" office:value="72" calcext:value-type="float">
            <text:p>72</text:p>
          </table:table-cell>
          <table:table-cell table:formula="of:=[.C50]*(5+[.$I$2]) + [.D50]*(7+[.$I$2]) + [.E50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51]-24)/2))" office:value-type="float" office:value="124" calcext:value-type="float">
            <text:p>124</text:p>
          </table:table-cell>
          <table:table-cell table:formula="of:=FLOOR(90 * (1 + (1/13) * ([.$B51]-24)/2))" office:value-type="float" office:value="93" calcext:value-type="float">
            <text:p>93</text:p>
          </table:table-cell>
          <table:table-cell table:formula="of:=FLOOR(80 * (1 + (1/17) * ([.$B51]-24)/2))" office:value-type="float" office:value="82" calcext:value-type="float">
            <text:p>82</text:p>
          </table:table-cell>
          <table:table-cell table:formula="of:=[.C51]*(5+[.$I$2]) + [.D51]*(7+[.$I$2]) + [.E51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FLOOR(120 * (1 + (2/29) * ([.B52]-24)/2))" office:value-type="float" office:value="136" calcext:value-type="float">
            <text:p>136</text:p>
          </table:table-cell>
          <table:table-cell table:formula="of:=FLOOR(90 * (1 + (1/13) * ([.$B52]-24)/2))" office:value-type="float" office:value="103" calcext:value-type="float">
            <text:p>103</text:p>
          </table:table-cell>
          <table:table-cell table:formula="of:=FLOOR(80 * (1 + (1/17) * ([.$B52]-24)/2))" office:value-type="float" office:value="89" calcext:value-type="float">
            <text:p>89</text:p>
          </table:table-cell>
          <table:table-cell table:formula="of:=[.C52]*(5+[.$I$2]) + [.D52]*(7+[.$I$2]) + [.E52]*(6+[.$I$2])" office:value-type="float" office:value="2374.52" calcext:value-type="float">
            <text:p>2374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3]-24)/2))" office:value-type="float" office:value="132" calcext:value-type="float">
            <text:p>132</text:p>
          </table:table-cell>
          <table:table-cell table:formula="of:=FLOOR(90 * (1 + (1/13) * ([.$B53]-24)/2))" office:value-type="float" office:value="100" calcext:value-type="float">
            <text:p>100</text:p>
          </table:table-cell>
          <table:table-cell table:formula="of:=FLOOR(80 * (1 + (1/17) * ([.$B53]-24)/2))" office:value-type="float" office:value="87" calcext:value-type="float">
            <text:p>87</text:p>
          </table:table-cell>
          <table:table-cell table:formula="of:=[.C53]*(5+[.$I$2]) + [.D53]*(7+[.$I$2]) + [.E53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FLOOR(120 * (1 + (2/29) * ([.B54]-24)/2))" office:value-type="float" office:value="115" calcext:value-type="float">
            <text:p>115</text:p>
          </table:table-cell>
          <table:table-cell table:formula="of:=FLOOR(90 * (1 + (1/13) * ([.$B54]-24)/2))" office:value-type="float" office:value="86" calcext:value-type="float">
            <text:p>86</text:p>
          </table:table-cell>
          <table:table-cell table:formula="of:=FLOOR(80 * (1 + (1/17) * ([.$B54]-24)/2))" office:value-type="float" office:value="77" calcext:value-type="float">
            <text:p>77</text:p>
          </table:table-cell>
          <table:table-cell table:formula="of:=[.C54]*(5+[.$I$2]) + [.D54]*(7+[.$I$2]) + [.E54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5]-24)/2))" office:value-type="float" office:value="128" calcext:value-type="float">
            <text:p>128</text:p>
          </table:table-cell>
          <table:table-cell table:formula="of:=FLOOR(90 * (1 + (1/13) * ([.$B55]-24)/2))" office:value-type="float" office:value="96" calcext:value-type="float">
            <text:p>96</text:p>
          </table:table-cell>
          <table:table-cell table:formula="of:=FLOOR(80 * (1 + (1/17) * ([.$B55]-24)/2))" office:value-type="float" office:value="84" calcext:value-type="float">
            <text:p>84</text:p>
          </table:table-cell>
          <table:table-cell table:formula="of:=[.C55]*(5+[.$I$2]) + [.D55]*(7+[.$I$2]) + [.E55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FLOOR(120 * (1 + (2/29) * ([.B56]-24)/2))" office:value-type="float" office:value="140" calcext:value-type="float">
            <text:p>140</text:p>
          </table:table-cell>
          <table:table-cell table:formula="of:=FLOOR(90 * (1 + (1/13) * ([.$B56]-24)/2))" office:value-type="float" office:value="107" calcext:value-type="float">
            <text:p>107</text:p>
          </table:table-cell>
          <table:table-cell table:formula="of:=FLOOR(80 * (1 + (1/17) * ([.$B56]-24)/2))" office:value-type="float" office:value="91" calcext:value-type="float">
            <text:p>91</text:p>
          </table:table-cell>
          <table:table-cell table:formula="of:=[.C56]*(5+[.$I$2]) + [.D56]*(7+[.$I$2]) + [.E56]*(6+[.$I$2])" office:value-type="float" office:value="2447.92" calcext:value-type="float">
            <text:p>2447,9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FLOOR(120 * (1 + (2/29) * ([.B57]-24)/2))" office:value-type="float" office:value="128" calcext:value-type="float">
            <text:p>128</text:p>
          </table:table-cell>
          <table:table-cell table:formula="of:=FLOOR(90 * (1 + (1/13) * ([.$B57]-24)/2))" office:value-type="float" office:value="96" calcext:value-type="float">
            <text:p>96</text:p>
          </table:table-cell>
          <table:table-cell table:formula="of:=FLOOR(80 * (1 + (1/17) * ([.$B57]-24)/2))" office:value-type="float" office:value="84" calcext:value-type="float">
            <text:p>84</text:p>
          </table:table-cell>
          <table:table-cell table:formula="of:=[.C57]*(5+[.$I$2]) + [.D57]*(7+[.$I$2]) + [.E57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FLOOR(120 * (1 + (2/29) * ([.B58]-24)/2))" office:value-type="float" office:value="132" calcext:value-type="float">
            <text:p>132</text:p>
          </table:table-cell>
          <table:table-cell table:formula="of:=FLOOR(90 * (1 + (1/13) * ([.$B58]-24)/2))" office:value-type="float" office:value="100" calcext:value-type="float">
            <text:p>100</text:p>
          </table:table-cell>
          <table:table-cell table:formula="of:=FLOOR(80 * (1 + (1/17) * ([.$B58]-24)/2))" office:value-type="float" office:value="87" calcext:value-type="float">
            <text:p>87</text:p>
          </table:table-cell>
          <table:table-cell table:formula="of:=[.C58]*(5+[.$I$2]) + [.D58]*(7+[.$I$2]) + [.E58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FLOOR(120 * (1 + (2/29) * ([.B59]-24)/2))" office:value-type="float" office:value="120" calcext:value-type="float">
            <text:p>120</text:p>
          </table:table-cell>
          <table:table-cell table:formula="of:=FLOOR(90 * (1 + (1/13) * ([.$B59]-24)/2))" office:value-type="float" office:value="90" calcext:value-type="float">
            <text:p>90</text:p>
          </table:table-cell>
          <table:table-cell table:formula="of:=FLOOR(80 * (1 + (1/17) * ([.$B59]-24)/2))" office:value-type="float" office:value="80" calcext:value-type="float">
            <text:p>80</text:p>
          </table:table-cell>
          <table:table-cell table:formula="of:=[.C59]*(5+[.$I$2]) + [.D59]*(7+[.$I$2]) + [.E59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0]-24)/2))" office:value-type="float" office:value="128" calcext:value-type="float">
            <text:p>128</text:p>
          </table:table-cell>
          <table:table-cell table:formula="of:=FLOOR(90 * (1 + (1/13) * ([.$B60]-24)/2))" office:value-type="float" office:value="96" calcext:value-type="float">
            <text:p>96</text:p>
          </table:table-cell>
          <table:table-cell table:formula="of:=FLOOR(80 * (1 + (1/17) * ([.$B60]-24)/2))" office:value-type="float" office:value="84" calcext:value-type="float">
            <text:p>84</text:p>
          </table:table-cell>
          <table:table-cell table:formula="of:=[.C60]*(5+[.$I$2]) + [.D60]*(7+[.$I$2]) + [.E60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FLOOR(120 * (1 + (2/29) * ([.B61]-24)/2))" office:value-type="float" office:value="124" calcext:value-type="float">
            <text:p>124</text:p>
          </table:table-cell>
          <table:table-cell table:formula="of:=FLOOR(90 * (1 + (1/13) * ([.$B61]-24)/2))" office:value-type="float" office:value="93" calcext:value-type="float">
            <text:p>93</text:p>
          </table:table-cell>
          <table:table-cell table:formula="of:=FLOOR(80 * (1 + (1/17) * ([.$B61]-24)/2))" office:value-type="float" office:value="82" calcext:value-type="float">
            <text:p>82</text:p>
          </table:table-cell>
          <table:table-cell table:formula="of:=[.C61]*(5+[.$I$2]) + [.D61]*(7+[.$I$2]) + [.E61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FLOOR(120 * (1 + (2/29) * ([.B62]-24)/2))" office:value-type="float" office:value="120" calcext:value-type="float">
            <text:p>120</text:p>
          </table:table-cell>
          <table:table-cell table:formula="of:=FLOOR(90 * (1 + (1/13) * ([.$B62]-24)/2))" office:value-type="float" office:value="90" calcext:value-type="float">
            <text:p>90</text:p>
          </table:table-cell>
          <table:table-cell table:formula="of:=FLOOR(80 * (1 + (1/17) * ([.$B62]-24)/2))" office:value-type="float" office:value="80" calcext:value-type="float">
            <text:p>80</text:p>
          </table:table-cell>
          <table:table-cell table:formula="of:=[.C62]*(5+[.$I$2]) + [.D62]*(7+[.$I$2]) + [.E62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FLOOR(120 * (1 + (2/29) * ([.B63]-24)/2))" office:value-type="float" office:value="111" calcext:value-type="float">
            <text:p>111</text:p>
          </table:table-cell>
          <table:table-cell table:formula="of:=FLOOR(90 * (1 + (1/13) * ([.$B63]-24)/2))" office:value-type="float" office:value="83" calcext:value-type="float">
            <text:p>83</text:p>
          </table:table-cell>
          <table:table-cell table:formula="of:=FLOOR(80 * (1 + (1/17) * ([.$B63]-24)/2))" office:value-type="float" office:value="75" calcext:value-type="float">
            <text:p>75</text:p>
          </table:table-cell>
          <table:table-cell table:formula="of:=[.C63]*(5+[.$I$2]) + [.D63]*(7+[.$I$2]) + [.E63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4]-24)/2))" office:value-type="float" office:value="99" calcext:value-type="float">
            <text:p>99</text:p>
          </table:table-cell>
          <table:table-cell table:formula="of:=FLOOR(90 * (1 + (1/13) * ([.$B64]-24)/2))" office:value-type="float" office:value="72" calcext:value-type="float">
            <text:p>72</text:p>
          </table:table-cell>
          <table:table-cell table:formula="of:=FLOOR(80 * (1 + (1/17) * ([.$B64]-24)/2))" office:value-type="float" office:value="68" calcext:value-type="float">
            <text:p>68</text:p>
          </table:table-cell>
          <table:table-cell table:formula="of:=[.C64]*(5+[.$I$2]) + [.D64]*(7+[.$I$2]) + [.E64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5]-24)/2))" office:value-type="float" office:value="107" calcext:value-type="float">
            <text:p>107</text:p>
          </table:table-cell>
          <table:table-cell table:formula="of:=FLOOR(90 * (1 + (1/13) * ([.$B65]-24)/2))" office:value-type="float" office:value="79" calcext:value-type="float">
            <text:p>79</text:p>
          </table:table-cell>
          <table:table-cell table:formula="of:=FLOOR(80 * (1 + (1/17) * ([.$B65]-24)/2))" office:value-type="float" office:value="72" calcext:value-type="float">
            <text:p>72</text:p>
          </table:table-cell>
          <table:table-cell table:formula="of:=[.C65]*(5+[.$I$2]) + [.D65]*(7+[.$I$2]) + [.E65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66]-24)/2))" office:value-type="float" office:value="128" calcext:value-type="float">
            <text:p>128</text:p>
          </table:table-cell>
          <table:table-cell table:formula="of:=FLOOR(90 * (1 + (1/13) * ([.$B66]-24)/2))" office:value-type="float" office:value="96" calcext:value-type="float">
            <text:p>96</text:p>
          </table:table-cell>
          <table:table-cell table:formula="of:=FLOOR(80 * (1 + (1/17) * ([.$B66]-24)/2))" office:value-type="float" office:value="84" calcext:value-type="float">
            <text:p>84</text:p>
          </table:table-cell>
          <table:table-cell table:formula="of:=[.C66]*(5+[.$I$2]) + [.D66]*(7+[.$I$2]) + [.E66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67]-24)/2))" office:value-type="float" office:value="99" calcext:value-type="float">
            <text:p>99</text:p>
          </table:table-cell>
          <table:table-cell table:formula="of:=FLOOR(90 * (1 + (1/13) * ([.$B67]-24)/2))" office:value-type="float" office:value="72" calcext:value-type="float">
            <text:p>72</text:p>
          </table:table-cell>
          <table:table-cell table:formula="of:=FLOOR(80 * (1 + (1/17) * ([.$B67]-24)/2))" office:value-type="float" office:value="68" calcext:value-type="float">
            <text:p>68</text:p>
          </table:table-cell>
          <table:table-cell table:formula="of:=[.C67]*(5+[.$I$2]) + [.D67]*(7+[.$I$2]) + [.E67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FLOOR(120 * (1 + (2/29) * ([.B68]-24)/2))" office:value-type="float" office:value="107" calcext:value-type="float">
            <text:p>107</text:p>
          </table:table-cell>
          <table:table-cell table:formula="of:=FLOOR(90 * (1 + (1/13) * ([.$B68]-24)/2))" office:value-type="float" office:value="79" calcext:value-type="float">
            <text:p>79</text:p>
          </table:table-cell>
          <table:table-cell table:formula="of:=FLOOR(80 * (1 + (1/17) * ([.$B68]-24)/2))" office:value-type="float" office:value="72" calcext:value-type="float">
            <text:p>72</text:p>
          </table:table-cell>
          <table:table-cell table:formula="of:=[.C68]*(5+[.$I$2]) + [.D68]*(7+[.$I$2]) + [.E68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FLOOR(120 * (1 + (2/29) * ([.B69]-24)/2))" office:value-type="float" office:value="115" calcext:value-type="float">
            <text:p>115</text:p>
          </table:table-cell>
          <table:table-cell table:formula="of:=FLOOR(90 * (1 + (1/13) * ([.$B69]-24)/2))" office:value-type="float" office:value="86" calcext:value-type="float">
            <text:p>86</text:p>
          </table:table-cell>
          <table:table-cell table:formula="of:=FLOOR(80 * (1 + (1/17) * ([.$B69]-24)/2))" office:value-type="float" office:value="77" calcext:value-type="float">
            <text:p>77</text:p>
          </table:table-cell>
          <table:table-cell table:formula="of:=[.C69]*(5+[.$I$2]) + [.D69]*(7+[.$I$2]) + [.E69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FLOOR(120 * (1 + (2/29) * ([.B70]-24)/2))" office:value-type="float" office:value="132" calcext:value-type="float">
            <text:p>132</text:p>
          </table:table-cell>
          <table:table-cell table:formula="of:=FLOOR(90 * (1 + (1/13) * ([.$B70]-24)/2))" office:value-type="float" office:value="100" calcext:value-type="float">
            <text:p>100</text:p>
          </table:table-cell>
          <table:table-cell table:formula="of:=FLOOR(80 * (1 + (1/17) * ([.$B70]-24)/2))" office:value-type="float" office:value="87" calcext:value-type="float">
            <text:p>87</text:p>
          </table:table-cell>
          <table:table-cell table:formula="of:=[.C70]*(5+[.$I$2]) + [.D70]*(7+[.$I$2]) + [.E70]*(6+[.$I$2])" office:value-type="float" office:value="2309.46" calcext:value-type="float">
            <text:p>2309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FLOOR(120 * (1 + (2/29) * ([.B71]-24)/2))" office:value-type="float" office:value="103" calcext:value-type="float">
            <text:p>103</text:p>
          </table:table-cell>
          <table:table-cell table:formula="of:=FLOOR(90 * (1 + (1/13) * ([.$B71]-24)/2))" office:value-type="float" office:value="76" calcext:value-type="float">
            <text:p>76</text:p>
          </table:table-cell>
          <table:table-cell table:formula="of:=FLOOR(80 * (1 + (1/17) * ([.$B71]-24)/2))" office:value-type="float" office:value="70" calcext:value-type="float">
            <text:p>70</text:p>
          </table:table-cell>
          <table:table-cell table:formula="of:=[.C71]*(5+[.$I$2]) + [.D71]*(7+[.$I$2]) + [.E71]*(6+[.$I$2])" office:value-type="float" office:value="1800.66" calcext:value-type="float">
            <text:p>1800,6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FLOOR(120 * (1 + (2/29) * ([.B72]-24)/2))" office:value-type="float" office:value="95" calcext:value-type="float">
            <text:p>95</text:p>
          </table:table-cell>
          <table:table-cell table:formula="of:=FLOOR(90 * (1 + (1/13) * ([.$B72]-24)/2))" office:value-type="float" office:value="69" calcext:value-type="float">
            <text:p>69</text:p>
          </table:table-cell>
          <table:table-cell table:formula="of:=FLOOR(80 * (1 + (1/17) * ([.$B72]-24)/2))" office:value-type="float" office:value="65" calcext:value-type="float">
            <text:p>65</text:p>
          </table:table-cell>
          <table:table-cell table:formula="of:=[.C72]*(5+[.$I$2]) + [.D72]*(7+[.$I$2]) + [.E72]*(6+[.$I$2])" office:value-type="float" office:value="1654.86" calcext:value-type="float">
            <text:p>1654,8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FLOOR(120 * (1 + (2/29) * ([.B73]-24)/2))" office:value-type="float" office:value="91" calcext:value-type="float">
            <text:p>91</text:p>
          </table:table-cell>
          <table:table-cell table:formula="of:=FLOOR(90 * (1 + (1/13) * ([.$B73]-24)/2))" office:value-type="float" office:value="65" calcext:value-type="float">
            <text:p>65</text:p>
          </table:table-cell>
          <table:table-cell table:formula="of:=FLOOR(80 * (1 + (1/17) * ([.$B73]-24)/2))" office:value-type="float" office:value="63" calcext:value-type="float">
            <text:p>63</text:p>
          </table:table-cell>
          <table:table-cell table:formula="of:=[.C73]*(5+[.$I$2]) + [.D73]*(7+[.$I$2]) + [.E73]*(6+[.$I$2])" office:value-type="float" office:value="1581.46" calcext:value-type="float">
            <text:p>1581,4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4]-24)/2))" office:value-type="float" office:value="99" calcext:value-type="float">
            <text:p>99</text:p>
          </table:table-cell>
          <table:table-cell table:formula="of:=FLOOR(90 * (1 + (1/13) * ([.$B74]-24)/2))" office:value-type="float" office:value="72" calcext:value-type="float">
            <text:p>72</text:p>
          </table:table-cell>
          <table:table-cell table:formula="of:=FLOOR(80 * (1 + (1/17) * ([.$B74]-24)/2))" office:value-type="float" office:value="68" calcext:value-type="float">
            <text:p>68</text:p>
          </table:table-cell>
          <table:table-cell table:formula="of:=[.C74]*(5+[.$I$2]) + [.D74]*(7+[.$I$2]) + [.E74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FLOOR(120 * (1 + (2/29) * ([.B75]-24)/2))" office:value-type="float" office:value="128" calcext:value-type="float">
            <text:p>128</text:p>
          </table:table-cell>
          <table:table-cell table:formula="of:=FLOOR(90 * (1 + (1/13) * ([.$B75]-24)/2))" office:value-type="float" office:value="96" calcext:value-type="float">
            <text:p>96</text:p>
          </table:table-cell>
          <table:table-cell table:formula="of:=FLOOR(80 * (1 + (1/17) * ([.$B75]-24)/2))" office:value-type="float" office:value="84" calcext:value-type="float">
            <text:p>84</text:p>
          </table:table-cell>
          <table:table-cell table:formula="of:=[.C75]*(5+[.$I$2]) + [.D75]*(7+[.$I$2]) + [.E75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6]-24)/2))" office:value-type="float" office:value="107" calcext:value-type="float">
            <text:p>107</text:p>
          </table:table-cell>
          <table:table-cell table:formula="of:=FLOOR(90 * (1 + (1/13) * ([.$B76]-24)/2))" office:value-type="float" office:value="79" calcext:value-type="float">
            <text:p>79</text:p>
          </table:table-cell>
          <table:table-cell table:formula="of:=FLOOR(80 * (1 + (1/17) * ([.$B76]-24)/2))" office:value-type="float" office:value="72" calcext:value-type="float">
            <text:p>72</text:p>
          </table:table-cell>
          <table:table-cell table:formula="of:=[.C76]*(5+[.$I$2]) + [.D76]*(7+[.$I$2]) + [.E76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7]-24)/2))" office:value-type="float" office:value="99" calcext:value-type="float">
            <text:p>99</text:p>
          </table:table-cell>
          <table:table-cell table:formula="of:=FLOOR(90 * (1 + (1/13) * ([.$B77]-24)/2))" office:value-type="float" office:value="72" calcext:value-type="float">
            <text:p>72</text:p>
          </table:table-cell>
          <table:table-cell table:formula="of:=FLOOR(80 * (1 + (1/17) * ([.$B77]-24)/2))" office:value-type="float" office:value="68" calcext:value-type="float">
            <text:p>68</text:p>
          </table:table-cell>
          <table:table-cell table:formula="of:=[.C77]*(5+[.$I$2]) + [.D77]*(7+[.$I$2]) + [.E77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FLOOR(120 * (1 + (2/29) * ([.B78]-24)/2))" office:value-type="float" office:value="99" calcext:value-type="float">
            <text:p>99</text:p>
          </table:table-cell>
          <table:table-cell table:formula="of:=FLOOR(90 * (1 + (1/13) * ([.$B78]-24)/2))" office:value-type="float" office:value="72" calcext:value-type="float">
            <text:p>72</text:p>
          </table:table-cell>
          <table:table-cell table:formula="of:=FLOOR(80 * (1 + (1/17) * ([.$B78]-24)/2))" office:value-type="float" office:value="68" calcext:value-type="float">
            <text:p>68</text:p>
          </table:table-cell>
          <table:table-cell table:formula="of:=[.C78]*(5+[.$I$2]) + [.D78]*(7+[.$I$2]) + [.E78]*(6+[.$I$2])" office:value-type="float" office:value="1727.26" calcext:value-type="float">
            <text:p>1727,26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FLOOR(120 * (1 + (2/29) * ([.B79]-24)/2))" office:value-type="float" office:value="107" calcext:value-type="float">
            <text:p>107</text:p>
          </table:table-cell>
          <table:table-cell table:formula="of:=FLOOR(90 * (1 + (1/13) * ([.$B79]-24)/2))" office:value-type="float" office:value="79" calcext:value-type="float">
            <text:p>79</text:p>
          </table:table-cell>
          <table:table-cell table:formula="of:=FLOOR(80 * (1 + (1/17) * ([.$B79]-24)/2))" office:value-type="float" office:value="72" calcext:value-type="float">
            <text:p>72</text:p>
          </table:table-cell>
          <table:table-cell table:formula="of:=[.C79]*(5+[.$I$2]) + [.D79]*(7+[.$I$2]) + [.E79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FLOOR(120 * (1 + (2/29) * ([.B80]-24)/2))" office:value-type="float" office:value="107" calcext:value-type="float">
            <text:p>107</text:p>
          </table:table-cell>
          <table:table-cell table:formula="of:=FLOOR(90 * (1 + (1/13) * ([.$B80]-24)/2))" office:value-type="float" office:value="79" calcext:value-type="float">
            <text:p>79</text:p>
          </table:table-cell>
          <table:table-cell table:formula="of:=FLOOR(80 * (1 + (1/17) * ([.$B80]-24)/2))" office:value-type="float" office:value="72" calcext:value-type="float">
            <text:p>72</text:p>
          </table:table-cell>
          <table:table-cell table:formula="of:=[.C80]*(5+[.$I$2]) + [.D80]*(7+[.$I$2]) + [.E80]*(6+[.$I$2])" office:value-type="float" office:value="1865.72" calcext:value-type="float">
            <text:p>1865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1]-24)/2))" office:value-type="float" office:value="120" calcext:value-type="float">
            <text:p>120</text:p>
          </table:table-cell>
          <table:table-cell table:formula="of:=FLOOR(90 * (1 + (1/13) * ([.$B81]-24)/2))" office:value-type="float" office:value="90" calcext:value-type="float">
            <text:p>90</text:p>
          </table:table-cell>
          <table:table-cell table:formula="of:=FLOOR(80 * (1 + (1/17) * ([.$B81]-24)/2))" office:value-type="float" office:value="80" calcext:value-type="float">
            <text:p>80</text:p>
          </table:table-cell>
          <table:table-cell table:formula="of:=[.C81]*(5+[.$I$2]) + [.D81]*(7+[.$I$2]) + [.E81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2]-24)/2))" office:value-type="float" office:value="128" calcext:value-type="float">
            <text:p>128</text:p>
          </table:table-cell>
          <table:table-cell table:formula="of:=FLOOR(90 * (1 + (1/13) * ([.$B82]-24)/2))" office:value-type="float" office:value="96" calcext:value-type="float">
            <text:p>96</text:p>
          </table:table-cell>
          <table:table-cell table:formula="of:=FLOOR(80 * (1 + (1/17) * ([.$B82]-24)/2))" office:value-type="float" office:value="84" calcext:value-type="float">
            <text:p>84</text:p>
          </table:table-cell>
          <table:table-cell table:formula="of:=[.C82]*(5+[.$I$2]) + [.D82]*(7+[.$I$2]) + [.E82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3]-24)/2))" office:value-type="float" office:value="115" calcext:value-type="float">
            <text:p>115</text:p>
          </table:table-cell>
          <table:table-cell table:formula="of:=FLOOR(90 * (1 + (1/13) * ([.$B83]-24)/2))" office:value-type="float" office:value="86" calcext:value-type="float">
            <text:p>86</text:p>
          </table:table-cell>
          <table:table-cell table:formula="of:=FLOOR(80 * (1 + (1/17) * ([.$B83]-24)/2))" office:value-type="float" office:value="77" calcext:value-type="float">
            <text:p>77</text:p>
          </table:table-cell>
          <table:table-cell table:formula="of:=[.C83]*(5+[.$I$2]) + [.D83]*(7+[.$I$2]) + [.E83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FLOOR(120 * (1 + (2/29) * ([.B84]-24)/2))" office:value-type="float" office:value="115" calcext:value-type="float">
            <text:p>115</text:p>
          </table:table-cell>
          <table:table-cell table:formula="of:=FLOOR(90 * (1 + (1/13) * ([.$B84]-24)/2))" office:value-type="float" office:value="86" calcext:value-type="float">
            <text:p>86</text:p>
          </table:table-cell>
          <table:table-cell table:formula="of:=FLOOR(80 * (1 + (1/17) * ([.$B84]-24)/2))" office:value-type="float" office:value="77" calcext:value-type="float">
            <text:p>77</text:p>
          </table:table-cell>
          <table:table-cell table:formula="of:=[.C84]*(5+[.$I$2]) + [.D84]*(7+[.$I$2]) + [.E84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FLOOR(120 * (1 + (2/29) * ([.B85]-24)/2))" office:value-type="float" office:value="120" calcext:value-type="float">
            <text:p>120</text:p>
          </table:table-cell>
          <table:table-cell table:formula="of:=FLOOR(90 * (1 + (1/13) * ([.$B85]-24)/2))" office:value-type="float" office:value="90" calcext:value-type="float">
            <text:p>90</text:p>
          </table:table-cell>
          <table:table-cell table:formula="of:=FLOOR(80 * (1 + (1/17) * ([.$B85]-24)/2))" office:value-type="float" office:value="80" calcext:value-type="float">
            <text:p>80</text:p>
          </table:table-cell>
          <table:table-cell table:formula="of:=[.C85]*(5+[.$I$2]) + [.D85]*(7+[.$I$2]) + [.E85]*(6+[.$I$2])" office:value-type="float" office:value="2098.6" calcext:value-type="float">
            <text:p>2098,6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6]-24)/2))" office:value-type="float" office:value="128" calcext:value-type="float">
            <text:p>128</text:p>
          </table:table-cell>
          <table:table-cell table:formula="of:=FLOOR(90 * (1 + (1/13) * ([.$B86]-24)/2))" office:value-type="float" office:value="96" calcext:value-type="float">
            <text:p>96</text:p>
          </table:table-cell>
          <table:table-cell table:formula="of:=FLOOR(80 * (1 + (1/17) * ([.$B86]-24)/2))" office:value-type="float" office:value="84" calcext:value-type="float">
            <text:p>84</text:p>
          </table:table-cell>
          <table:table-cell table:formula="of:=[.C86]*(5+[.$I$2]) + [.D86]*(7+[.$I$2]) + [.E86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FLOOR(120 * (1 + (2/29) * ([.B87]-24)/2))" office:value-type="float" office:value="136" calcext:value-type="float">
            <text:p>136</text:p>
          </table:table-cell>
          <table:table-cell table:formula="of:=FLOOR(90 * (1 + (1/13) * ([.$B87]-24)/2))" office:value-type="float" office:value="103" calcext:value-type="float">
            <text:p>103</text:p>
          </table:table-cell>
          <table:table-cell table:formula="of:=FLOOR(80 * (1 + (1/17) * ([.$B87]-24)/2))" office:value-type="float" office:value="89" calcext:value-type="float">
            <text:p>89</text:p>
          </table:table-cell>
          <table:table-cell table:formula="of:=[.C87]*(5+[.$I$2]) + [.D87]*(7+[.$I$2]) + [.E87]*(6+[.$I$2])" office:value-type="float" office:value="2374.52" calcext:value-type="float">
            <text:p>2374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FLOOR(120 * (1 + (2/29) * ([.B88]-24)/2))" office:value-type="float" office:value="153" calcext:value-type="float">
            <text:p>153</text:p>
          </table:table-cell>
          <table:table-cell table:formula="of:=FLOOR(90 * (1 + (1/13) * ([.$B88]-24)/2))" office:value-type="float" office:value="117" calcext:value-type="float">
            <text:p>117</text:p>
          </table:table-cell>
          <table:table-cell table:formula="of:=FLOOR(80 * (1 + (1/17) * ([.$B88]-24)/2))" office:value-type="float" office:value="98" calcext:value-type="float">
            <text:p>98</text:p>
          </table:table-cell>
          <table:table-cell table:formula="of:=[.C88]*(5+[.$I$2]) + [.D88]*(7+[.$I$2]) + [.E88]*(6+[.$I$2])" office:value-type="float" office:value="2665.12" calcext:value-type="float">
            <text:p>2665,1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FLOOR(120 * (1 + (2/29) * ([.B89]-24)/2))" office:value-type="float" office:value="128" calcext:value-type="float">
            <text:p>128</text:p>
          </table:table-cell>
          <table:table-cell table:formula="of:=FLOOR(90 * (1 + (1/13) * ([.$B89]-24)/2))" office:value-type="float" office:value="96" calcext:value-type="float">
            <text:p>96</text:p>
          </table:table-cell>
          <table:table-cell table:formula="of:=FLOOR(80 * (1 + (1/17) * ([.$B89]-24)/2))" office:value-type="float" office:value="84" calcext:value-type="float">
            <text:p>84</text:p>
          </table:table-cell>
          <table:table-cell table:formula="of:=[.C89]*(5+[.$I$2]) + [.D89]*(7+[.$I$2]) + [.E89]*(6+[.$I$2])" office:value-type="float" office:value="2228.72" calcext:value-type="float">
            <text:p>2228,7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FLOOR(120 * (1 + (2/29) * ([.B90]-24)/2))" office:value-type="float" office:value="153" calcext:value-type="float">
            <text:p>153</text:p>
          </table:table-cell>
          <table:table-cell table:formula="of:=FLOOR(90 * (1 + (1/13) * ([.$B90]-24)/2))" office:value-type="float" office:value="117" calcext:value-type="float">
            <text:p>117</text:p>
          </table:table-cell>
          <table:table-cell table:formula="of:=FLOOR(80 * (1 + (1/17) * ([.$B90]-24)/2))" office:value-type="float" office:value="98" calcext:value-type="float">
            <text:p>98</text:p>
          </table:table-cell>
          <table:table-cell table:formula="of:=[.C90]*(5+[.$I$2]) + [.D90]*(7+[.$I$2]) + [.E90]*(6+[.$I$2])" office:value-type="float" office:value="2665.12" calcext:value-type="float">
            <text:p>2665,1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FLOOR(120 * (1 + (2/29) * ([.B91]-24)/2))" office:value-type="float" office:value="115" calcext:value-type="float">
            <text:p>115</text:p>
          </table:table-cell>
          <table:table-cell table:formula="of:=FLOOR(90 * (1 + (1/13) * ([.$B91]-24)/2))" office:value-type="float" office:value="86" calcext:value-type="float">
            <text:p>86</text:p>
          </table:table-cell>
          <table:table-cell table:formula="of:=FLOOR(80 * (1 + (1/17) * ([.$B91]-24)/2))" office:value-type="float" office:value="77" calcext:value-type="float">
            <text:p>77</text:p>
          </table:table-cell>
          <table:table-cell table:formula="of:=[.C91]*(5+[.$I$2]) + [.D91]*(7+[.$I$2]) + [.E91]*(6+[.$I$2])" office:value-type="float" office:value="2011.52" calcext:value-type="float">
            <text:p>2011,52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FLOOR(120 * (1 + (2/29) * ([.B92]-24)/2))" office:value-type="float" office:value="111" calcext:value-type="float">
            <text:p>111</text:p>
          </table:table-cell>
          <table:table-cell table:formula="of:=FLOOR(90 * (1 + (1/13) * ([.$B92]-24)/2))" office:value-type="float" office:value="83" calcext:value-type="float">
            <text:p>83</text:p>
          </table:table-cell>
          <table:table-cell table:formula="of:=FLOOR(80 * (1 + (1/17) * ([.$B92]-24)/2))" office:value-type="float" office:value="75" calcext:value-type="float">
            <text:p>75</text:p>
          </table:table-cell>
          <table:table-cell table:formula="of:=[.C92]*(5+[.$I$2]) + [.D92]*(7+[.$I$2]) + [.E92]*(6+[.$I$2])" office:value-type="float" office:value="1946.46" calcext:value-type="float">
            <text:p>1946,46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FLOOR(120 * (1 + (2/29) * ([.B93]-24)/2))" office:value-type="float" office:value="124" calcext:value-type="float">
            <text:p>124</text:p>
          </table:table-cell>
          <table:table-cell table:formula="of:=FLOOR(90 * (1 + (1/13) * ([.$B93]-24)/2))" office:value-type="float" office:value="93" calcext:value-type="float">
            <text:p>93</text:p>
          </table:table-cell>
          <table:table-cell table:formula="of:=FLOOR(80 * (1 + (1/17) * ([.$B93]-24)/2))" office:value-type="float" office:value="82" calcext:value-type="float">
            <text:p>82</text:p>
          </table:table-cell>
          <table:table-cell table:formula="of:=[.C93]*(5+[.$I$2]) + [.D93]*(7+[.$I$2]) + [.E93]*(6+[.$I$2])" office:value-type="float" office:value="2163.66" calcext:value-type="float">
            <text:p>2163,66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3" calcext:value-type="float">
            <text:p>23</text:p>
          </table:table-cell>
          <table:table-cell table:formula="of:=FLOOR(120 * (1 + (2/29) * ([.B94]-24)/2))" office:value-type="float" office:value="115" calcext:value-type="float">
            <text:p>115</text:p>
          </table:table-cell>
          <table:table-cell table:formula="of:=FLOOR(90 * (1 + (1/13) * ([.$B94]-24)/2))" office:value-type="float" office:value="86" calcext:value-type="float">
            <text:p>86</text:p>
          </table:table-cell>
          <table:table-cell table:formula="of:=FLOOR(80 * (1 + (1/17) * ([.$B94]-24)/2))" office:value-type="float" office:value="77" calcext:value-type="float">
            <text:p>77</text:p>
          </table:table-cell>
          <table:table-cell table:formula="of:=[.C94]*(5+[.$I$2]) + [.D94]*(7+[.$I$2]) + [.E94]*(6+[.$I$2])" office:value-type="float" office:value="2011.52" calcext:value-type="float">
            <text:p>2011,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table:formula="of:=IF([.G95]=1; [.B94]; [.B94]-1)" office:value-type="float" office:value="23" calcext:value-type="float">
            <text:p>23</text:p>
          </table:table-cell>
          <table:table-cell table:formula="of:=FLOOR(120 * (1 + (2/29) * ([.B95]-24)/2))" office:value-type="float" office:value="115" calcext:value-type="float">
            <text:p>115</text:p>
          </table:table-cell>
          <table:table-cell table:formula="of:=FLOOR(90 * (1 + (1/13) * ([.$B95]-24)/2))" office:value-type="float" office:value="86" calcext:value-type="float">
            <text:p>86</text:p>
          </table:table-cell>
          <table:table-cell table:formula="of:=FLOOR(80 * (1 + (1/17) * ([.$B95]-24)/2))" office:value-type="float" office:value="77" calcext:value-type="float">
            <text:p>77</text:p>
          </table:table-cell>
          <table:table-cell table:formula="of:=[.C95]*(5+[.$I$2]) + [.D95]*(7+[.$I$2]) + [.E95]*(6+[.$I$2])" office:value-type="float" office:value="2011.52" calcext:value-type="float">
            <text:p>2011,52</text:p>
          </table:table-cell>
          <table:table-cell table:formula="of:=MOD([.G9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table:formula="of:=IF([.G96]=1; [.B95]; [.B95]-1)" office:value-type="float" office:value="22" calcext:value-type="float">
            <text:p>22</text:p>
          </table:table-cell>
          <table:table-cell table:formula="of:=FLOOR(120 * (1 + (2/29) * ([.B96]-24)/2))" office:value-type="float" office:value="111" calcext:value-type="float">
            <text:p>111</text:p>
          </table:table-cell>
          <table:table-cell table:formula="of:=FLOOR(90 * (1 + (1/13) * ([.$B96]-24)/2))" office:value-type="float" office:value="83" calcext:value-type="float">
            <text:p>83</text:p>
          </table:table-cell>
          <table:table-cell table:formula="of:=FLOOR(80 * (1 + (1/17) * ([.$B96]-24)/2))" office:value-type="float" office:value="75" calcext:value-type="float">
            <text:p>75</text:p>
          </table:table-cell>
          <table:table-cell table:formula="of:=[.C96]*(5+[.$I$2]) + [.D96]*(7+[.$I$2]) + [.E96]*(6+[.$I$2])" office:value-type="float" office:value="1946.46" calcext:value-type="float">
            <text:p>1946,46</text:p>
          </table:table-cell>
          <table:table-cell table:formula="of:=MOD([.G9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table:formula="of:=IF([.G97]=1; [.B96]; [.B96]-1)" office:value-type="float" office:value="22" calcext:value-type="float">
            <text:p>22</text:p>
          </table:table-cell>
          <table:table-cell table:formula="of:=FLOOR(120 * (1 + (2/29) * ([.B97]-24)/2))" office:value-type="float" office:value="111" calcext:value-type="float">
            <text:p>111</text:p>
          </table:table-cell>
          <table:table-cell table:formula="of:=FLOOR(90 * (1 + (1/13) * ([.$B97]-24)/2))" office:value-type="float" office:value="83" calcext:value-type="float">
            <text:p>83</text:p>
          </table:table-cell>
          <table:table-cell table:formula="of:=FLOOR(80 * (1 + (1/17) * ([.$B97]-24)/2))" office:value-type="float" office:value="75" calcext:value-type="float">
            <text:p>75</text:p>
          </table:table-cell>
          <table:table-cell table:formula="of:=[.C97]*(5+[.$I$2]) + [.D97]*(7+[.$I$2]) + [.E97]*(6+[.$I$2])" office:value-type="float" office:value="1946.46" calcext:value-type="float">
            <text:p>1946,46</text:p>
          </table:table-cell>
          <table:table-cell table:formula="of:=MOD([.G9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table:formula="of:=IF([.G98]=1; [.B97]; [.B97]-1)" office:value-type="float" office:value="21" calcext:value-type="float">
            <text:p>21</text:p>
          </table:table-cell>
          <table:table-cell table:formula="of:=FLOOR(120 * (1 + (2/29) * ([.B98]-24)/2))" office:value-type="float" office:value="107" calcext:value-type="float">
            <text:p>107</text:p>
          </table:table-cell>
          <table:table-cell table:formula="of:=FLOOR(90 * (1 + (1/13) * ([.$B98]-24)/2))" office:value-type="float" office:value="79" calcext:value-type="float">
            <text:p>79</text:p>
          </table:table-cell>
          <table:table-cell table:formula="of:=FLOOR(80 * (1 + (1/17) * ([.$B98]-24)/2))" office:value-type="float" office:value="72" calcext:value-type="float">
            <text:p>72</text:p>
          </table:table-cell>
          <table:table-cell table:formula="of:=[.C98]*(5+[.$I$2]) + [.D98]*(7+[.$I$2]) + [.E98]*(6+[.$I$2])" office:value-type="float" office:value="1865.72" calcext:value-type="float">
            <text:p>1865,72</text:p>
          </table:table-cell>
          <table:table-cell table:formula="of:=MOD([.G9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formula="of:=IF([.G99]=1; [.B98]; [.B98]-1)" office:value-type="float" office:value="21" calcext:value-type="float">
            <text:p>21</text:p>
          </table:table-cell>
          <table:table-cell table:formula="of:=FLOOR(120 * (1 + (2/29) * ([.B99]-24)/2))" office:value-type="float" office:value="107" calcext:value-type="float">
            <text:p>107</text:p>
          </table:table-cell>
          <table:table-cell table:formula="of:=FLOOR(90 * (1 + (1/13) * ([.$B99]-24)/2))" office:value-type="float" office:value="79" calcext:value-type="float">
            <text:p>79</text:p>
          </table:table-cell>
          <table:table-cell table:formula="of:=FLOOR(80 * (1 + (1/17) * ([.$B99]-24)/2))" office:value-type="float" office:value="72" calcext:value-type="float">
            <text:p>72</text:p>
          </table:table-cell>
          <table:table-cell table:formula="of:=[.C99]*(5+[.$I$2]) + [.D99]*(7+[.$I$2]) + [.E99]*(6+[.$I$2])" office:value-type="float" office:value="1865.72" calcext:value-type="float">
            <text:p>1865,72</text:p>
          </table:table-cell>
          <table:table-cell table:formula="of:=MOD([.G9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table:formula="of:=IF([.G100]=1; [.B99]; [.B99]-1)" office:value-type="float" office:value="20" calcext:value-type="float">
            <text:p>20</text:p>
          </table:table-cell>
          <table:table-cell table:formula="of:=FLOOR(120 * (1 + (2/29) * ([.B100]-24)/2))" office:value-type="float" office:value="103" calcext:value-type="float">
            <text:p>103</text:p>
          </table:table-cell>
          <table:table-cell table:formula="of:=FLOOR(90 * (1 + (1/13) * ([.$B100]-24)/2))" office:value-type="float" office:value="76" calcext:value-type="float">
            <text:p>76</text:p>
          </table:table-cell>
          <table:table-cell table:formula="of:=FLOOR(80 * (1 + (1/17) * ([.$B100]-24)/2))" office:value-type="float" office:value="70" calcext:value-type="float">
            <text:p>70</text:p>
          </table:table-cell>
          <table:table-cell table:formula="of:=[.C100]*(5+[.$I$2]) + [.D100]*(7+[.$I$2]) + [.E100]*(6+[.$I$2])" office:value-type="float" office:value="1800.66" calcext:value-type="float">
            <text:p>1800,66</text:p>
          </table:table-cell>
          <table:table-cell table:formula="of:=MOD([.G9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table:formula="of:=IF([.G101]=1; [.B100]; [.B100]-1)" office:value-type="float" office:value="20" calcext:value-type="float">
            <text:p>20</text:p>
          </table:table-cell>
          <table:table-cell table:formula="of:=FLOOR(120 * (1 + (2/29) * ([.B101]-24)/2))" office:value-type="float" office:value="103" calcext:value-type="float">
            <text:p>103</text:p>
          </table:table-cell>
          <table:table-cell table:formula="of:=FLOOR(90 * (1 + (1/13) * ([.$B101]-24)/2))" office:value-type="float" office:value="76" calcext:value-type="float">
            <text:p>76</text:p>
          </table:table-cell>
          <table:table-cell table:formula="of:=FLOOR(80 * (1 + (1/17) * ([.$B101]-24)/2))" office:value-type="float" office:value="70" calcext:value-type="float">
            <text:p>70</text:p>
          </table:table-cell>
          <table:table-cell table:formula="of:=[.C101]*(5+[.$I$2]) + [.D101]*(7+[.$I$2]) + [.E101]*(6+[.$I$2])" office:value-type="float" office:value="1800.66" calcext:value-type="float">
            <text:p>1800,66</text:p>
          </table:table-cell>
          <table:table-cell table:formula="of:=MOD([.G10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table:formula="of:=IF([.G102]=1; [.B101]; [.B101]-1)" office:value-type="float" office:value="19" calcext:value-type="float">
            <text:p>19</text:p>
          </table:table-cell>
          <table:table-cell table:formula="of:=FLOOR(120 * (1 + (2/29) * ([.B102]-24)/2))" office:value-type="float" office:value="99" calcext:value-type="float">
            <text:p>99</text:p>
          </table:table-cell>
          <table:table-cell table:formula="of:=FLOOR(90 * (1 + (1/13) * ([.$B102]-24)/2))" office:value-type="float" office:value="72" calcext:value-type="float">
            <text:p>72</text:p>
          </table:table-cell>
          <table:table-cell table:formula="of:=FLOOR(80 * (1 + (1/17) * ([.$B102]-24)/2))" office:value-type="float" office:value="68" calcext:value-type="float">
            <text:p>68</text:p>
          </table:table-cell>
          <table:table-cell table:formula="of:=[.C102]*(5+[.$I$2]) + [.D102]*(7+[.$I$2]) + [.E102]*(6+[.$I$2])" office:value-type="float" office:value="1727.26" calcext:value-type="float">
            <text:p>1727,26</text:p>
          </table:table-cell>
          <table:table-cell table:formula="of:=MOD([.G10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table:formula="of:=IF([.G103]=1; [.B102]; [.B102]-1)" office:value-type="float" office:value="19" calcext:value-type="float">
            <text:p>19</text:p>
          </table:table-cell>
          <table:table-cell table:formula="of:=FLOOR(120 * (1 + (2/29) * ([.B103]-24)/2))" office:value-type="float" office:value="99" calcext:value-type="float">
            <text:p>99</text:p>
          </table:table-cell>
          <table:table-cell table:formula="of:=FLOOR(90 * (1 + (1/13) * ([.$B103]-24)/2))" office:value-type="float" office:value="72" calcext:value-type="float">
            <text:p>72</text:p>
          </table:table-cell>
          <table:table-cell table:formula="of:=FLOOR(80 * (1 + (1/17) * ([.$B103]-24)/2))" office:value-type="float" office:value="68" calcext:value-type="float">
            <text:p>68</text:p>
          </table:table-cell>
          <table:table-cell table:formula="of:=[.C103]*(5+[.$I$2]) + [.D103]*(7+[.$I$2]) + [.E103]*(6+[.$I$2])" office:value-type="float" office:value="1727.26" calcext:value-type="float">
            <text:p>1727,26</text:p>
          </table:table-cell>
          <table:table-cell table:formula="of:=MOD([.G10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table:formula="of:=IF([.G104]=1; [.B103]; [.B103]-1)" office:value-type="float" office:value="18" calcext:value-type="float">
            <text:p>18</text:p>
          </table:table-cell>
          <table:table-cell table:formula="of:=FLOOR(120 * (1 + (2/29) * ([.B104]-24)/2))" office:value-type="float" office:value="95" calcext:value-type="float">
            <text:p>95</text:p>
          </table:table-cell>
          <table:table-cell table:formula="of:=FLOOR(90 * (1 + (1/13) * ([.$B104]-24)/2))" office:value-type="float" office:value="69" calcext:value-type="float">
            <text:p>69</text:p>
          </table:table-cell>
          <table:table-cell table:formula="of:=FLOOR(80 * (1 + (1/17) * ([.$B104]-24)/2))" office:value-type="float" office:value="65" calcext:value-type="float">
            <text:p>65</text:p>
          </table:table-cell>
          <table:table-cell table:formula="of:=[.C104]*(5+[.$I$2]) + [.D104]*(7+[.$I$2]) + [.E104]*(6+[.$I$2])" office:value-type="float" office:value="1654.86" calcext:value-type="float">
            <text:p>1654,86</text:p>
          </table:table-cell>
          <table:table-cell table:formula="of:=MOD([.G10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table:formula="of:=IF([.G105]=1; [.B104]; [.B104]-1)" office:value-type="float" office:value="18" calcext:value-type="float">
            <text:p>18</text:p>
          </table:table-cell>
          <table:table-cell table:formula="of:=FLOOR(120 * (1 + (2/29) * ([.B105]-24)/2))" office:value-type="float" office:value="95" calcext:value-type="float">
            <text:p>95</text:p>
          </table:table-cell>
          <table:table-cell table:formula="of:=FLOOR(90 * (1 + (1/13) * ([.$B105]-24)/2))" office:value-type="float" office:value="69" calcext:value-type="float">
            <text:p>69</text:p>
          </table:table-cell>
          <table:table-cell table:formula="of:=FLOOR(80 * (1 + (1/17) * ([.$B105]-24)/2))" office:value-type="float" office:value="65" calcext:value-type="float">
            <text:p>65</text:p>
          </table:table-cell>
          <table:table-cell table:formula="of:=[.C105]*(5+[.$I$2]) + [.D105]*(7+[.$I$2]) + [.E105]*(6+[.$I$2])" office:value-type="float" office:value="1654.86" calcext:value-type="float">
            <text:p>1654,86</text:p>
          </table:table-cell>
          <table:table-cell table:formula="of:=MOD([.G10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table:formula="of:=IF([.G106]=1; [.B105]; [.B105]-1)" office:value-type="float" office:value="17" calcext:value-type="float">
            <text:p>17</text:p>
          </table:table-cell>
          <table:table-cell table:formula="of:=FLOOR(120 * (1 + (2/29) * ([.B106]-24)/2))" office:value-type="float" office:value="91" calcext:value-type="float">
            <text:p>91</text:p>
          </table:table-cell>
          <table:table-cell table:formula="of:=FLOOR(90 * (1 + (1/13) * ([.$B106]-24)/2))" office:value-type="float" office:value="65" calcext:value-type="float">
            <text:p>65</text:p>
          </table:table-cell>
          <table:table-cell table:formula="of:=FLOOR(80 * (1 + (1/17) * ([.$B106]-24)/2))" office:value-type="float" office:value="63" calcext:value-type="float">
            <text:p>63</text:p>
          </table:table-cell>
          <table:table-cell table:formula="of:=[.C106]*(5+[.$I$2]) + [.D106]*(7+[.$I$2]) + [.E106]*(6+[.$I$2])" office:value-type="float" office:value="1581.46" calcext:value-type="float">
            <text:p>1581,46</text:p>
          </table:table-cell>
          <table:table-cell table:formula="of:=MOD([.G10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table:formula="of:=IF([.G107]=1; [.B106]; [.B106]-1)" office:value-type="float" office:value="17" calcext:value-type="float">
            <text:p>17</text:p>
          </table:table-cell>
          <table:table-cell table:formula="of:=FLOOR(120 * (1 + (2/29) * ([.B107]-24)/2))" office:value-type="float" office:value="91" calcext:value-type="float">
            <text:p>91</text:p>
          </table:table-cell>
          <table:table-cell table:formula="of:=FLOOR(90 * (1 + (1/13) * ([.$B107]-24)/2))" office:value-type="float" office:value="65" calcext:value-type="float">
            <text:p>65</text:p>
          </table:table-cell>
          <table:table-cell table:formula="of:=FLOOR(80 * (1 + (1/17) * ([.$B107]-24)/2))" office:value-type="float" office:value="63" calcext:value-type="float">
            <text:p>63</text:p>
          </table:table-cell>
          <table:table-cell table:formula="of:=[.C107]*(5+[.$I$2]) + [.D107]*(7+[.$I$2]) + [.E107]*(6+[.$I$2])" office:value-type="float" office:value="1581.46" calcext:value-type="float">
            <text:p>1581,46</text:p>
          </table:table-cell>
          <table:table-cell table:formula="of:=MOD([.G10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table:formula="of:=IF([.G108]=1; [.B107]; [.B107]-1)" office:value-type="float" office:value="16" calcext:value-type="float">
            <text:p>16</text:p>
          </table:table-cell>
          <table:table-cell table:formula="of:=FLOOR(120 * (1 + (2/29) * ([.B108]-24)/2))" office:value-type="float" office:value="86" calcext:value-type="float">
            <text:p>86</text:p>
          </table:table-cell>
          <table:table-cell table:formula="of:=FLOOR(90 * (1 + (1/13) * ([.$B108]-24)/2))" office:value-type="float" office:value="62" calcext:value-type="float">
            <text:p>62</text:p>
          </table:table-cell>
          <table:table-cell table:formula="of:=FLOOR(80 * (1 + (1/17) * ([.$B108]-24)/2))" office:value-type="float" office:value="61" calcext:value-type="float">
            <text:p>61</text:p>
          </table:table-cell>
          <table:table-cell table:formula="of:=[.C108]*(5+[.$I$2]) + [.D108]*(7+[.$I$2]) + [.E108]*(6+[.$I$2])" office:value-type="float" office:value="1510.06" calcext:value-type="float">
            <text:p>1510,06</text:p>
          </table:table-cell>
          <table:table-cell table:formula="of:=MOD([.G10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table:formula="of:=IF([.G109]=1; [.B108]; [.B108]-1)" office:value-type="float" office:value="16" calcext:value-type="float">
            <text:p>16</text:p>
          </table:table-cell>
          <table:table-cell table:formula="of:=FLOOR(120 * (1 + (2/29) * ([.B109]-24)/2))" office:value-type="float" office:value="86" calcext:value-type="float">
            <text:p>86</text:p>
          </table:table-cell>
          <table:table-cell table:formula="of:=FLOOR(90 * (1 + (1/13) * ([.$B109]-24)/2))" office:value-type="float" office:value="62" calcext:value-type="float">
            <text:p>62</text:p>
          </table:table-cell>
          <table:table-cell table:formula="of:=FLOOR(80 * (1 + (1/17) * ([.$B109]-24)/2))" office:value-type="float" office:value="61" calcext:value-type="float">
            <text:p>61</text:p>
          </table:table-cell>
          <table:table-cell table:formula="of:=[.C109]*(5+[.$I$2]) + [.D109]*(7+[.$I$2]) + [.E109]*(6+[.$I$2])" office:value-type="float" office:value="1510.06" calcext:value-type="float">
            <text:p>1510,06</text:p>
          </table:table-cell>
          <table:table-cell table:formula="of:=MOD([.G10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table:formula="of:=IF([.G110]=1; [.B109]; [.B109]-1)" office:value-type="float" office:value="15" calcext:value-type="float">
            <text:p>15</text:p>
          </table:table-cell>
          <table:table-cell table:formula="of:=FLOOR(120 * (1 + (2/29) * ([.B110]-24)/2))" office:value-type="float" office:value="82" calcext:value-type="float">
            <text:p>82</text:p>
          </table:table-cell>
          <table:table-cell table:formula="of:=FLOOR(90 * (1 + (1/13) * ([.$B110]-24)/2))" office:value-type="float" office:value="58" calcext:value-type="float">
            <text:p>58</text:p>
          </table:table-cell>
          <table:table-cell table:formula="of:=FLOOR(80 * (1 + (1/17) * ([.$B110]-24)/2))" office:value-type="float" office:value="58" calcext:value-type="float">
            <text:p>58</text:p>
          </table:table-cell>
          <table:table-cell table:formula="of:=[.C110]*(5+[.$I$2]) + [.D110]*(7+[.$I$2]) + [.E110]*(6+[.$I$2])" office:value-type="float" office:value="1429.32" calcext:value-type="float">
            <text:p>1429,32</text:p>
          </table:table-cell>
          <table:table-cell table:formula="of:=MOD([.G10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table:formula="of:=IF([.G111]=1; [.B110]; [.B110]-1)" office:value-type="float" office:value="15" calcext:value-type="float">
            <text:p>15</text:p>
          </table:table-cell>
          <table:table-cell table:formula="of:=FLOOR(120 * (1 + (2/29) * ([.B111]-24)/2))" office:value-type="float" office:value="82" calcext:value-type="float">
            <text:p>82</text:p>
          </table:table-cell>
          <table:table-cell table:formula="of:=FLOOR(90 * (1 + (1/13) * ([.$B111]-24)/2))" office:value-type="float" office:value="58" calcext:value-type="float">
            <text:p>58</text:p>
          </table:table-cell>
          <table:table-cell table:formula="of:=FLOOR(80 * (1 + (1/17) * ([.$B111]-24)/2))" office:value-type="float" office:value="58" calcext:value-type="float">
            <text:p>58</text:p>
          </table:table-cell>
          <table:table-cell table:formula="of:=[.C111]*(5+[.$I$2]) + [.D111]*(7+[.$I$2]) + [.E111]*(6+[.$I$2])" office:value-type="float" office:value="1429.32" calcext:value-type="float">
            <text:p>1429,32</text:p>
          </table:table-cell>
          <table:table-cell table:formula="of:=MOD([.G11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table:formula="of:=IF([.G112]=1; [.B111]; [.B111]-1)" office:value-type="float" office:value="14" calcext:value-type="float">
            <text:p>14</text:p>
          </table:table-cell>
          <table:table-cell table:formula="of:=FLOOR(120 * (1 + (2/29) * ([.B112]-24)/2))" office:value-type="float" office:value="78" calcext:value-type="float">
            <text:p>78</text:p>
          </table:table-cell>
          <table:table-cell table:formula="of:=FLOOR(90 * (1 + (1/13) * ([.$B112]-24)/2))" office:value-type="float" office:value="55" calcext:value-type="float">
            <text:p>55</text:p>
          </table:table-cell>
          <table:table-cell table:formula="of:=FLOOR(80 * (1 + (1/17) * ([.$B112]-24)/2))" office:value-type="float" office:value="56" calcext:value-type="float">
            <text:p>56</text:p>
          </table:table-cell>
          <table:table-cell table:formula="of:=[.C112]*(5+[.$I$2]) + [.D112]*(7+[.$I$2]) + [.E112]*(6+[.$I$2])" office:value-type="float" office:value="1364.26" calcext:value-type="float">
            <text:p>1364,26</text:p>
          </table:table-cell>
          <table:table-cell table:formula="of:=MOD([.G11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table:formula="of:=IF([.G113]=1; [.B112]; [.B112]-1)" office:value-type="float" office:value="14" calcext:value-type="float">
            <text:p>14</text:p>
          </table:table-cell>
          <table:table-cell table:formula="of:=FLOOR(120 * (1 + (2/29) * ([.B113]-24)/2))" office:value-type="float" office:value="78" calcext:value-type="float">
            <text:p>78</text:p>
          </table:table-cell>
          <table:table-cell table:formula="of:=FLOOR(90 * (1 + (1/13) * ([.$B113]-24)/2))" office:value-type="float" office:value="55" calcext:value-type="float">
            <text:p>55</text:p>
          </table:table-cell>
          <table:table-cell table:formula="of:=FLOOR(80 * (1 + (1/17) * ([.$B113]-24)/2))" office:value-type="float" office:value="56" calcext:value-type="float">
            <text:p>56</text:p>
          </table:table-cell>
          <table:table-cell table:formula="of:=[.C113]*(5+[.$I$2]) + [.D113]*(7+[.$I$2]) + [.E113]*(6+[.$I$2])" office:value-type="float" office:value="1364.26" calcext:value-type="float">
            <text:p>1364,26</text:p>
          </table:table-cell>
          <table:table-cell table:formula="of:=MOD([.G11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table:formula="of:=IF([.G114]=1; [.B113]; [.B113]-1)" office:value-type="float" office:value="13" calcext:value-type="float">
            <text:p>13</text:p>
          </table:table-cell>
          <table:table-cell table:formula="of:=FLOOR(120 * (1 + (2/29) * ([.B114]-24)/2))" office:value-type="float" office:value="74" calcext:value-type="float">
            <text:p>74</text:p>
          </table:table-cell>
          <table:table-cell table:formula="of:=FLOOR(90 * (1 + (1/13) * ([.$B114]-24)/2))" office:value-type="float" office:value="51" calcext:value-type="float">
            <text:p>51</text:p>
          </table:table-cell>
          <table:table-cell table:formula="of:=FLOOR(80 * (1 + (1/17) * ([.$B114]-24)/2))" office:value-type="float" office:value="54" calcext:value-type="float">
            <text:p>54</text:p>
          </table:table-cell>
          <table:table-cell table:formula="of:=[.C114]*(5+[.$I$2]) + [.D114]*(7+[.$I$2]) + [.E114]*(6+[.$I$2])" office:value-type="float" office:value="1290.86" calcext:value-type="float">
            <text:p>1290,86</text:p>
          </table:table-cell>
          <table:table-cell table:formula="of:=MOD([.G11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table:formula="of:=IF([.G115]=1; [.B114]; [.B114]-1)" office:value-type="float" office:value="13" calcext:value-type="float">
            <text:p>13</text:p>
          </table:table-cell>
          <table:table-cell table:formula="of:=FLOOR(120 * (1 + (2/29) * ([.B115]-24)/2))" office:value-type="float" office:value="74" calcext:value-type="float">
            <text:p>74</text:p>
          </table:table-cell>
          <table:table-cell table:formula="of:=FLOOR(90 * (1 + (1/13) * ([.$B115]-24)/2))" office:value-type="float" office:value="51" calcext:value-type="float">
            <text:p>51</text:p>
          </table:table-cell>
          <table:table-cell table:formula="of:=FLOOR(80 * (1 + (1/17) * ([.$B115]-24)/2))" office:value-type="float" office:value="54" calcext:value-type="float">
            <text:p>54</text:p>
          </table:table-cell>
          <table:table-cell table:formula="of:=[.C115]*(5+[.$I$2]) + [.D115]*(7+[.$I$2]) + [.E115]*(6+[.$I$2])" office:value-type="float" office:value="1290.86" calcext:value-type="float">
            <text:p>1290,86</text:p>
          </table:table-cell>
          <table:table-cell table:formula="of:=MOD([.G11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table:formula="of:=IF([.G116]=1; [.B115]; [.B115]-1)" office:value-type="float" office:value="12" calcext:value-type="float">
            <text:p>12</text:p>
          </table:table-cell>
          <table:table-cell table:formula="of:=FLOOR(120 * (1 + (2/29) * ([.B116]-24)/2))" office:value-type="float" office:value="70" calcext:value-type="float">
            <text:p>70</text:p>
          </table:table-cell>
          <table:table-cell table:formula="of:=FLOOR(90 * (1 + (1/13) * ([.$B116]-24)/2))" office:value-type="float" office:value="48" calcext:value-type="float">
            <text:p>48</text:p>
          </table:table-cell>
          <table:table-cell table:formula="of:=FLOOR(80 * (1 + (1/17) * ([.$B116]-24)/2))" office:value-type="float" office:value="51" calcext:value-type="float">
            <text:p>51</text:p>
          </table:table-cell>
          <table:table-cell table:formula="of:=[.C116]*(5+[.$I$2]) + [.D116]*(7+[.$I$2]) + [.E116]*(6+[.$I$2])" office:value-type="float" office:value="1218.46" calcext:value-type="float">
            <text:p>1218,46</text:p>
          </table:table-cell>
          <table:table-cell table:formula="of:=MOD([.G11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table:formula="of:=IF([.G117]=1; [.B116]; [.B116]-1)" office:value-type="float" office:value="12" calcext:value-type="float">
            <text:p>12</text:p>
          </table:table-cell>
          <table:table-cell table:formula="of:=FLOOR(120 * (1 + (2/29) * ([.B117]-24)/2))" office:value-type="float" office:value="70" calcext:value-type="float">
            <text:p>70</text:p>
          </table:table-cell>
          <table:table-cell table:formula="of:=FLOOR(90 * (1 + (1/13) * ([.$B117]-24)/2))" office:value-type="float" office:value="48" calcext:value-type="float">
            <text:p>48</text:p>
          </table:table-cell>
          <table:table-cell table:formula="of:=FLOOR(80 * (1 + (1/17) * ([.$B117]-24)/2))" office:value-type="float" office:value="51" calcext:value-type="float">
            <text:p>51</text:p>
          </table:table-cell>
          <table:table-cell table:formula="of:=[.C117]*(5+[.$I$2]) + [.D117]*(7+[.$I$2]) + [.E117]*(6+[.$I$2])" office:value-type="float" office:value="1218.46" calcext:value-type="float">
            <text:p>1218,46</text:p>
          </table:table-cell>
          <table:table-cell table:formula="of:=MOD([.G11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table:formula="of:=IF([.G118]=1; [.B117]; [.B117]-1)" office:value-type="float" office:value="11" calcext:value-type="float">
            <text:p>11</text:p>
          </table:table-cell>
          <table:table-cell table:formula="of:=FLOOR(120 * (1 + (2/29) * ([.B118]-24)/2))" office:value-type="float" office:value="66" calcext:value-type="float">
            <text:p>66</text:p>
          </table:table-cell>
          <table:table-cell table:formula="of:=FLOOR(90 * (1 + (1/13) * ([.$B118]-24)/2))" office:value-type="float" office:value="45" calcext:value-type="float">
            <text:p>45</text:p>
          </table:table-cell>
          <table:table-cell table:formula="of:=FLOOR(80 * (1 + (1/17) * ([.$B118]-24)/2))" office:value-type="float" office:value="49" calcext:value-type="float">
            <text:p>49</text:p>
          </table:table-cell>
          <table:table-cell table:formula="of:=[.C118]*(5+[.$I$2]) + [.D118]*(7+[.$I$2]) + [.E118]*(6+[.$I$2])" office:value-type="float" office:value="1153.4" calcext:value-type="float">
            <text:p>1153,4</text:p>
          </table:table-cell>
          <table:table-cell table:formula="of:=MOD([.G11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table:formula="of:=IF([.G119]=1; [.B118]; [.B118]-1)" office:value-type="float" office:value="11" calcext:value-type="float">
            <text:p>11</text:p>
          </table:table-cell>
          <table:table-cell table:formula="of:=FLOOR(120 * (1 + (2/29) * ([.B119]-24)/2))" office:value-type="float" office:value="66" calcext:value-type="float">
            <text:p>66</text:p>
          </table:table-cell>
          <table:table-cell table:formula="of:=FLOOR(90 * (1 + (1/13) * ([.$B119]-24)/2))" office:value-type="float" office:value="45" calcext:value-type="float">
            <text:p>45</text:p>
          </table:table-cell>
          <table:table-cell table:formula="of:=FLOOR(80 * (1 + (1/17) * ([.$B119]-24)/2))" office:value-type="float" office:value="49" calcext:value-type="float">
            <text:p>49</text:p>
          </table:table-cell>
          <table:table-cell table:formula="of:=[.C119]*(5+[.$I$2]) + [.D119]*(7+[.$I$2]) + [.E119]*(6+[.$I$2])" office:value-type="float" office:value="1153.4" calcext:value-type="float">
            <text:p>1153,4</text:p>
          </table:table-cell>
          <table:table-cell table:formula="of:=MOD([.G11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table:formula="of:=IF([.G120]=1; [.B119]; [.B119]-1)" office:value-type="float" office:value="10" calcext:value-type="float">
            <text:p>10</text:p>
          </table:table-cell>
          <table:table-cell table:formula="of:=FLOOR(120 * (1 + (2/29) * ([.B120]-24)/2))" office:value-type="float" office:value="62" calcext:value-type="float">
            <text:p>62</text:p>
          </table:table-cell>
          <table:table-cell table:formula="of:=FLOOR(90 * (1 + (1/13) * ([.$B120]-24)/2))" office:value-type="float" office:value="41" calcext:value-type="float">
            <text:p>41</text:p>
          </table:table-cell>
          <table:table-cell table:formula="of:=FLOOR(80 * (1 + (1/17) * ([.$B120]-24)/2))" office:value-type="float" office:value="47" calcext:value-type="float">
            <text:p>47</text:p>
          </table:table-cell>
          <table:table-cell table:formula="of:=[.C120]*(5+[.$I$2]) + [.D120]*(7+[.$I$2]) + [.E120]*(6+[.$I$2])" office:value-type="float" office:value="1080" calcext:value-type="float">
            <text:p>1080</text:p>
          </table:table-cell>
          <table:table-cell table:formula="of:=MOD([.G11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table:formula="of:=IF([.G121]=1; [.B120]; [.B120]-1)" office:value-type="float" office:value="10" calcext:value-type="float">
            <text:p>10</text:p>
          </table:table-cell>
          <table:table-cell table:formula="of:=FLOOR(120 * (1 + (2/29) * ([.B121]-24)/2))" office:value-type="float" office:value="62" calcext:value-type="float">
            <text:p>62</text:p>
          </table:table-cell>
          <table:table-cell table:formula="of:=FLOOR(90 * (1 + (1/13) * ([.$B121]-24)/2))" office:value-type="float" office:value="41" calcext:value-type="float">
            <text:p>41</text:p>
          </table:table-cell>
          <table:table-cell table:formula="of:=FLOOR(80 * (1 + (1/17) * ([.$B121]-24)/2))" office:value-type="float" office:value="47" calcext:value-type="float">
            <text:p>47</text:p>
          </table:table-cell>
          <table:table-cell table:formula="of:=[.C121]*(5+[.$I$2]) + [.D121]*(7+[.$I$2]) + [.E121]*(6+[.$I$2])" office:value-type="float" office:value="1080" calcext:value-type="float">
            <text:p>1080</text:p>
          </table:table-cell>
          <table:table-cell table:formula="of:=MOD([.G12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table:formula="of:=IF([.G122]=1; [.B121]; [.B121]-1)" office:value-type="float" office:value="9" calcext:value-type="float">
            <text:p>9</text:p>
          </table:table-cell>
          <table:table-cell table:formula="of:=FLOOR(120 * (1 + (2/29) * ([.B122]-24)/2))" office:value-type="float" office:value="57" calcext:value-type="float">
            <text:p>57</text:p>
          </table:table-cell>
          <table:table-cell table:formula="of:=FLOOR(90 * (1 + (1/13) * ([.$B122]-24)/2))" office:value-type="float" office:value="38" calcext:value-type="float">
            <text:p>38</text:p>
          </table:table-cell>
          <table:table-cell table:formula="of:=FLOOR(80 * (1 + (1/17) * ([.$B122]-24)/2))" office:value-type="float" office:value="44" calcext:value-type="float">
            <text:p>44</text:p>
          </table:table-cell>
          <table:table-cell table:formula="of:=[.C122]*(5+[.$I$2]) + [.D122]*(7+[.$I$2]) + [.E122]*(6+[.$I$2])" office:value-type="float" office:value="1001.26" calcext:value-type="float">
            <text:p>1001,26</text:p>
          </table:table-cell>
          <table:table-cell table:formula="of:=MOD([.G12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table:formula="of:=IF([.G123]=1; [.B122]; [.B122]-1)" office:value-type="float" office:value="9" calcext:value-type="float">
            <text:p>9</text:p>
          </table:table-cell>
          <table:table-cell table:formula="of:=FLOOR(120 * (1 + (2/29) * ([.B123]-24)/2))" office:value-type="float" office:value="57" calcext:value-type="float">
            <text:p>57</text:p>
          </table:table-cell>
          <table:table-cell table:formula="of:=FLOOR(90 * (1 + (1/13) * ([.$B123]-24)/2))" office:value-type="float" office:value="38" calcext:value-type="float">
            <text:p>38</text:p>
          </table:table-cell>
          <table:table-cell table:formula="of:=FLOOR(80 * (1 + (1/17) * ([.$B123]-24)/2))" office:value-type="float" office:value="44" calcext:value-type="float">
            <text:p>44</text:p>
          </table:table-cell>
          <table:table-cell table:formula="of:=[.C123]*(5+[.$I$2]) + [.D123]*(7+[.$I$2]) + [.E123]*(6+[.$I$2])" office:value-type="float" office:value="1001.26" calcext:value-type="float">
            <text:p>1001,26</text:p>
          </table:table-cell>
          <table:table-cell table:formula="of:=MOD([.G12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table:formula="of:=IF([.G124]=1; [.B123]; [.B123]-1)" office:value-type="float" office:value="8" calcext:value-type="float">
            <text:p>8</text:p>
          </table:table-cell>
          <table:table-cell table:formula="of:=FLOOR(120 * (1 + (2/29) * ([.B124]-24)/2))" office:value-type="float" office:value="53" calcext:value-type="float">
            <text:p>53</text:p>
          </table:table-cell>
          <table:table-cell table:formula="of:=FLOOR(90 * (1 + (1/13) * ([.$B124]-24)/2))" office:value-type="float" office:value="34" calcext:value-type="float">
            <text:p>34</text:p>
          </table:table-cell>
          <table:table-cell table:formula="of:=FLOOR(80 * (1 + (1/17) * ([.$B124]-24)/2))" office:value-type="float" office:value="42" calcext:value-type="float">
            <text:p>42</text:p>
          </table:table-cell>
          <table:table-cell table:formula="of:=[.C124]*(5+[.$I$2]) + [.D124]*(7+[.$I$2]) + [.E124]*(6+[.$I$2])" office:value-type="float" office:value="927.86" calcext:value-type="float">
            <text:p>927,86</text:p>
          </table:table-cell>
          <table:table-cell table:formula="of:=MOD([.G12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table:formula="of:=IF([.G125]=1; [.B124]; [.B124]-1)" office:value-type="float" office:value="8" calcext:value-type="float">
            <text:p>8</text:p>
          </table:table-cell>
          <table:table-cell table:formula="of:=FLOOR(120 * (1 + (2/29) * ([.B125]-24)/2))" office:value-type="float" office:value="53" calcext:value-type="float">
            <text:p>53</text:p>
          </table:table-cell>
          <table:table-cell table:formula="of:=FLOOR(90 * (1 + (1/13) * ([.$B125]-24)/2))" office:value-type="float" office:value="34" calcext:value-type="float">
            <text:p>34</text:p>
          </table:table-cell>
          <table:table-cell table:formula="of:=FLOOR(80 * (1 + (1/17) * ([.$B125]-24)/2))" office:value-type="float" office:value="42" calcext:value-type="float">
            <text:p>42</text:p>
          </table:table-cell>
          <table:table-cell table:formula="of:=[.C125]*(5+[.$I$2]) + [.D125]*(7+[.$I$2]) + [.E125]*(6+[.$I$2])" office:value-type="float" office:value="927.86" calcext:value-type="float">
            <text:p>927,86</text:p>
          </table:table-cell>
          <table:table-cell table:formula="of:=MOD([.G12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table:formula="of:=IF([.G126]=1; [.B125]; [.B125]-1)" office:value-type="float" office:value="7" calcext:value-type="float">
            <text:p>7</text:p>
          </table:table-cell>
          <table:table-cell table:formula="of:=FLOOR(120 * (1 + (2/29) * ([.B126]-24)/2))" office:value-type="float" office:value="49" calcext:value-type="float">
            <text:p>49</text:p>
          </table:table-cell>
          <table:table-cell table:formula="of:=FLOOR(90 * (1 + (1/13) * ([.$B126]-24)/2))" office:value-type="float" office:value="31" calcext:value-type="float">
            <text:p>31</text:p>
          </table:table-cell>
          <table:table-cell table:formula="of:=FLOOR(80 * (1 + (1/17) * ([.$B126]-24)/2))" office:value-type="float" office:value="40" calcext:value-type="float">
            <text:p>40</text:p>
          </table:table-cell>
          <table:table-cell table:formula="of:=[.C126]*(5+[.$I$2]) + [.D126]*(7+[.$I$2]) + [.E126]*(6+[.$I$2])" office:value-type="float" office:value="862.8" calcext:value-type="float">
            <text:p>862,8</text:p>
          </table:table-cell>
          <table:table-cell table:formula="of:=MOD([.G12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table:formula="of:=IF([.G127]=1; [.B126]; [.B126]-1)" office:value-type="float" office:value="7" calcext:value-type="float">
            <text:p>7</text:p>
          </table:table-cell>
          <table:table-cell table:formula="of:=FLOOR(120 * (1 + (2/29) * ([.B127]-24)/2))" office:value-type="float" office:value="49" calcext:value-type="float">
            <text:p>49</text:p>
          </table:table-cell>
          <table:table-cell table:formula="of:=FLOOR(90 * (1 + (1/13) * ([.$B127]-24)/2))" office:value-type="float" office:value="31" calcext:value-type="float">
            <text:p>31</text:p>
          </table:table-cell>
          <table:table-cell table:formula="of:=FLOOR(80 * (1 + (1/17) * ([.$B127]-24)/2))" office:value-type="float" office:value="40" calcext:value-type="float">
            <text:p>40</text:p>
          </table:table-cell>
          <table:table-cell table:formula="of:=[.C127]*(5+[.$I$2]) + [.D127]*(7+[.$I$2]) + [.E127]*(6+[.$I$2])" office:value-type="float" office:value="862.8" calcext:value-type="float">
            <text:p>862,8</text:p>
          </table:table-cell>
          <table:table-cell table:formula="of:=MOD([.G12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table:formula="of:=IF([.G128]=1; [.B127]; [.B127]-1)" office:value-type="float" office:value="6" calcext:value-type="float">
            <text:p>6</text:p>
          </table:table-cell>
          <table:table-cell table:formula="of:=FLOOR(120 * (1 + (2/29) * ([.B128]-24)/2))" office:value-type="float" office:value="45" calcext:value-type="float">
            <text:p>45</text:p>
          </table:table-cell>
          <table:table-cell table:formula="of:=FLOOR(90 * (1 + (1/13) * ([.$B128]-24)/2))" office:value-type="float" office:value="27" calcext:value-type="float">
            <text:p>27</text:p>
          </table:table-cell>
          <table:table-cell table:formula="of:=FLOOR(80 * (1 + (1/17) * ([.$B128]-24)/2))" office:value-type="float" office:value="37" calcext:value-type="float">
            <text:p>37</text:p>
          </table:table-cell>
          <table:table-cell table:formula="of:=[.C128]*(5+[.$I$2]) + [.D128]*(7+[.$I$2]) + [.E128]*(6+[.$I$2])" office:value-type="float" office:value="782.06" calcext:value-type="float">
            <text:p>782,06</text:p>
          </table:table-cell>
          <table:table-cell table:formula="of:=MOD([.G12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table:formula="of:=IF([.G129]=1; [.B128]; [.B128]-1)" office:value-type="float" office:value="6" calcext:value-type="float">
            <text:p>6</text:p>
          </table:table-cell>
          <table:table-cell table:formula="of:=FLOOR(120 * (1 + (2/29) * ([.B129]-24)/2))" office:value-type="float" office:value="45" calcext:value-type="float">
            <text:p>45</text:p>
          </table:table-cell>
          <table:table-cell table:formula="of:=FLOOR(90 * (1 + (1/13) * ([.$B129]-24)/2))" office:value-type="float" office:value="27" calcext:value-type="float">
            <text:p>27</text:p>
          </table:table-cell>
          <table:table-cell table:formula="of:=FLOOR(80 * (1 + (1/17) * ([.$B129]-24)/2))" office:value-type="float" office:value="37" calcext:value-type="float">
            <text:p>37</text:p>
          </table:table-cell>
          <table:table-cell table:formula="of:=[.C129]*(5+[.$I$2]) + [.D129]*(7+[.$I$2]) + [.E129]*(6+[.$I$2])" office:value-type="float" office:value="782.06" calcext:value-type="float">
            <text:p>782,06</text:p>
          </table:table-cell>
          <table:table-cell table:formula="of:=MOD([.G12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table:formula="of:=IF([.G130]=1; [.B129]; [.B129]-1)" office:value-type="float" office:value="5" calcext:value-type="float">
            <text:p>5</text:p>
          </table:table-cell>
          <table:table-cell table:formula="of:=FLOOR(120 * (1 + (2/29) * ([.B130]-24)/2))" office:value-type="float" office:value="41" calcext:value-type="float">
            <text:p>41</text:p>
          </table:table-cell>
          <table:table-cell table:formula="of:=FLOOR(90 * (1 + (1/13) * ([.$B130]-24)/2))" office:value-type="float" office:value="24" calcext:value-type="float">
            <text:p>24</text:p>
          </table:table-cell>
          <table:table-cell table:formula="of:=FLOOR(80 * (1 + (1/17) * ([.$B130]-24)/2))" office:value-type="float" office:value="35" calcext:value-type="float">
            <text:p>35</text:p>
          </table:table-cell>
          <table:table-cell table:formula="of:=[.C130]*(5+[.$I$2]) + [.D130]*(7+[.$I$2]) + [.E130]*(6+[.$I$2])" office:value-type="float" office:value="717" calcext:value-type="float">
            <text:p>717</text:p>
          </table:table-cell>
          <table:table-cell table:formula="of:=MOD([.G12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table:formula="of:=IF([.G131]=1; [.B130]; [.B130]-1)" office:value-type="float" office:value="5" calcext:value-type="float">
            <text:p>5</text:p>
          </table:table-cell>
          <table:table-cell table:formula="of:=FLOOR(120 * (1 + (2/29) * ([.B131]-24)/2))" office:value-type="float" office:value="41" calcext:value-type="float">
            <text:p>41</text:p>
          </table:table-cell>
          <table:table-cell table:formula="of:=FLOOR(90 * (1 + (1/13) * ([.$B131]-24)/2))" office:value-type="float" office:value="24" calcext:value-type="float">
            <text:p>24</text:p>
          </table:table-cell>
          <table:table-cell table:formula="of:=FLOOR(80 * (1 + (1/17) * ([.$B131]-24)/2))" office:value-type="float" office:value="35" calcext:value-type="float">
            <text:p>35</text:p>
          </table:table-cell>
          <table:table-cell table:formula="of:=[.C131]*(5+[.$I$2]) + [.D131]*(7+[.$I$2]) + [.E131]*(6+[.$I$2])" office:value-type="float" office:value="717" calcext:value-type="float">
            <text:p>717</text:p>
          </table:table-cell>
          <table:table-cell table:formula="of:=MOD([.G13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table:formula="of:=IF([.G132]=1; [.B131]; [.B131]-1)" office:value-type="float" office:value="4" calcext:value-type="float">
            <text:p>4</text:p>
          </table:table-cell>
          <table:table-cell table:formula="of:=FLOOR(120 * (1 + (2/29) * ([.B132]-24)/2))" office:value-type="float" office:value="37" calcext:value-type="float">
            <text:p>37</text:p>
          </table:table-cell>
          <table:table-cell table:formula="of:=FLOOR(90 * (1 + (1/13) * ([.$B132]-24)/2))" office:value-type="float" office:value="20" calcext:value-type="float">
            <text:p>20</text:p>
          </table:table-cell>
          <table:table-cell table:formula="of:=FLOOR(80 * (1 + (1/17) * ([.$B132]-24)/2))" office:value-type="float" office:value="32" calcext:value-type="float">
            <text:p>32</text:p>
          </table:table-cell>
          <table:table-cell table:formula="of:=[.C132]*(5+[.$I$2]) + [.D132]*(7+[.$I$2]) + [.E132]*(6+[.$I$2])" office:value-type="float" office:value="636.26" calcext:value-type="float">
            <text:p>636,26</text:p>
          </table:table-cell>
          <table:table-cell table:formula="of:=MOD([.G13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table:formula="of:=IF([.G133]=1; [.B132]; [.B132]-1)" office:value-type="float" office:value="4" calcext:value-type="float">
            <text:p>4</text:p>
          </table:table-cell>
          <table:table-cell table:formula="of:=FLOOR(120 * (1 + (2/29) * ([.B133]-24)/2))" office:value-type="float" office:value="37" calcext:value-type="float">
            <text:p>37</text:p>
          </table:table-cell>
          <table:table-cell table:formula="of:=FLOOR(90 * (1 + (1/13) * ([.$B133]-24)/2))" office:value-type="float" office:value="20" calcext:value-type="float">
            <text:p>20</text:p>
          </table:table-cell>
          <table:table-cell table:formula="of:=FLOOR(80 * (1 + (1/17) * ([.$B133]-24)/2))" office:value-type="float" office:value="32" calcext:value-type="float">
            <text:p>32</text:p>
          </table:table-cell>
          <table:table-cell table:formula="of:=[.C133]*(5+[.$I$2]) + [.D133]*(7+[.$I$2]) + [.E133]*(6+[.$I$2])" office:value-type="float" office:value="636.26" calcext:value-type="float">
            <text:p>636,26</text:p>
          </table:table-cell>
          <table:table-cell table:formula="of:=MOD([.G13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table:formula="of:=IF([.G134]=1; [.B133]; [.B133]-1)" office:value-type="float" office:value="3" calcext:value-type="float">
            <text:p>3</text:p>
          </table:table-cell>
          <table:table-cell table:formula="of:=FLOOR(120 * (1 + (2/29) * ([.B134]-24)/2))" office:value-type="float" office:value="33" calcext:value-type="float">
            <text:p>33</text:p>
          </table:table-cell>
          <table:table-cell table:formula="of:=FLOOR(90 * (1 + (1/13) * ([.$B134]-24)/2))" office:value-type="float" office:value="17" calcext:value-type="float">
            <text:p>17</text:p>
          </table:table-cell>
          <table:table-cell table:formula="of:=FLOOR(80 * (1 + (1/17) * ([.$B134]-24)/2))" office:value-type="float" office:value="30" calcext:value-type="float">
            <text:p>30</text:p>
          </table:table-cell>
          <table:table-cell table:formula="of:=[.C134]*(5+[.$I$2]) + [.D134]*(7+[.$I$2]) + [.E134]*(6+[.$I$2])" office:value-type="float" office:value="571.2" calcext:value-type="float">
            <text:p>571,2</text:p>
          </table:table-cell>
          <table:table-cell table:formula="of:=MOD([.G13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table:formula="of:=IF([.G135]=1; [.B134]; [.B134]-1)" office:value-type="float" office:value="3" calcext:value-type="float">
            <text:p>3</text:p>
          </table:table-cell>
          <table:table-cell table:formula="of:=FLOOR(120 * (1 + (2/29) * ([.B135]-24)/2))" office:value-type="float" office:value="33" calcext:value-type="float">
            <text:p>33</text:p>
          </table:table-cell>
          <table:table-cell table:formula="of:=FLOOR(90 * (1 + (1/13) * ([.$B135]-24)/2))" office:value-type="float" office:value="17" calcext:value-type="float">
            <text:p>17</text:p>
          </table:table-cell>
          <table:table-cell table:formula="of:=FLOOR(80 * (1 + (1/17) * ([.$B135]-24)/2))" office:value-type="float" office:value="30" calcext:value-type="float">
            <text:p>30</text:p>
          </table:table-cell>
          <table:table-cell table:formula="of:=[.C135]*(5+[.$I$2]) + [.D135]*(7+[.$I$2]) + [.E135]*(6+[.$I$2])" office:value-type="float" office:value="571.2" calcext:value-type="float">
            <text:p>571,2</text:p>
          </table:table-cell>
          <table:table-cell table:formula="of:=MOD([.G13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table:formula="of:=IF([.G136]=1; [.B135]; [.B135]-1)" office:value-type="float" office:value="2" calcext:value-type="float">
            <text:p>2</text:p>
          </table:table-cell>
          <table:table-cell table:formula="of:=FLOOR(120 * (1 + (2/29) * ([.B136]-24)/2))" office:value-type="float" office:value="28" calcext:value-type="float">
            <text:p>28</text:p>
          </table:table-cell>
          <table:table-cell table:formula="of:=FLOOR(90 * (1 + (1/13) * ([.$B136]-24)/2))" office:value-type="float" office:value="13" calcext:value-type="float">
            <text:p>13</text:p>
          </table:table-cell>
          <table:table-cell table:formula="of:=FLOOR(80 * (1 + (1/17) * ([.$B136]-24)/2))" office:value-type="float" office:value="28" calcext:value-type="float">
            <text:p>28</text:p>
          </table:table-cell>
          <table:table-cell table:formula="of:=[.C136]*(5+[.$I$2]) + [.D136]*(7+[.$I$2]) + [.E136]*(6+[.$I$2])" office:value-type="float" office:value="491.46" calcext:value-type="float">
            <text:p>491,46</text:p>
          </table:table-cell>
          <table:table-cell table:formula="of:=MOD([.G13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table:formula="of:=IF([.G137]=1; [.B136]; [.B136]-1)" office:value-type="float" office:value="2" calcext:value-type="float">
            <text:p>2</text:p>
          </table:table-cell>
          <table:table-cell table:formula="of:=FLOOR(120 * (1 + (2/29) * ([.B137]-24)/2))" office:value-type="float" office:value="28" calcext:value-type="float">
            <text:p>28</text:p>
          </table:table-cell>
          <table:table-cell table:formula="of:=FLOOR(90 * (1 + (1/13) * ([.$B137]-24)/2))" office:value-type="float" office:value="13" calcext:value-type="float">
            <text:p>13</text:p>
          </table:table-cell>
          <table:table-cell table:formula="of:=FLOOR(80 * (1 + (1/17) * ([.$B137]-24)/2))" office:value-type="float" office:value="28" calcext:value-type="float">
            <text:p>28</text:p>
          </table:table-cell>
          <table:table-cell table:formula="of:=[.C137]*(5+[.$I$2]) + [.D137]*(7+[.$I$2]) + [.E137]*(6+[.$I$2])" office:value-type="float" office:value="491.46" calcext:value-type="float">
            <text:p>491,46</text:p>
          </table:table-cell>
          <table:table-cell table:formula="of:=MOD([.G13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table:formula="of:=IF([.G138]=1; [.B137]; [.B137]-1)" office:value-type="float" office:value="1" calcext:value-type="float">
            <text:p>1</text:p>
          </table:table-cell>
          <table:table-cell table:formula="of:=FLOOR(120 * (1 + (2/29) * ([.B138]-24)/2))" office:value-type="float" office:value="24" calcext:value-type="float">
            <text:p>24</text:p>
          </table:table-cell>
          <table:table-cell table:formula="of:=FLOOR(90 * (1 + (1/13) * ([.$B138]-24)/2))" office:value-type="float" office:value="10" calcext:value-type="float">
            <text:p>10</text:p>
          </table:table-cell>
          <table:table-cell table:formula="of:=FLOOR(80 * (1 + (1/17) * ([.$B138]-24)/2))" office:value-type="float" office:value="25" calcext:value-type="float">
            <text:p>25</text:p>
          </table:table-cell>
          <table:table-cell table:formula="of:=[.C138]*(5+[.$I$2]) + [.D138]*(7+[.$I$2]) + [.E138]*(6+[.$I$2])" office:value-type="float" office:value="419.06" calcext:value-type="float">
            <text:p>419,06</text:p>
          </table:table-cell>
          <table:table-cell table:formula="of:=MOD([.G13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table:formula="of:=IF([.G139]=1; [.B138]; [.B138]-1)" office:value-type="float" office:value="1" calcext:value-type="float">
            <text:p>1</text:p>
          </table:table-cell>
          <table:table-cell table:formula="of:=FLOOR(120 * (1 + (2/29) * ([.B139]-24)/2))" office:value-type="float" office:value="24" calcext:value-type="float">
            <text:p>24</text:p>
          </table:table-cell>
          <table:table-cell table:formula="of:=FLOOR(90 * (1 + (1/13) * ([.$B139]-24)/2))" office:value-type="float" office:value="10" calcext:value-type="float">
            <text:p>10</text:p>
          </table:table-cell>
          <table:table-cell table:formula="of:=FLOOR(80 * (1 + (1/17) * ([.$B139]-24)/2))" office:value-type="float" office:value="25" calcext:value-type="float">
            <text:p>25</text:p>
          </table:table-cell>
          <table:table-cell table:formula="of:=[.C139]*(5+[.$I$2]) + [.D139]*(7+[.$I$2]) + [.E139]*(6+[.$I$2])" office:value-type="float" office:value="419.06" calcext:value-type="float">
            <text:p>419,06</text:p>
          </table:table-cell>
          <table:table-cell table:formula="of:=MOD([.G13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table:formula="of:=IF([.G140]=1; [.B139]; [.B139]-1)" office:value-type="float" office:value="0" calcext:value-type="float">
            <text:p>0</text:p>
          </table:table-cell>
          <table:table-cell table:formula="of:=FLOOR(120 * (1 + (2/29) * ([.B140]-24)/2))" office:value-type="float" office:value="20" calcext:value-type="float">
            <text:p>20</text:p>
          </table:table-cell>
          <table:table-cell table:formula="of:=FLOOR(90 * (1 + (1/13) * ([.$B140]-24)/2))" office:value-type="float" office:value="6" calcext:value-type="float">
            <text:p>6</text:p>
          </table:table-cell>
          <table:table-cell table:formula="of:=FLOOR(80 * (1 + (1/17) * ([.$B140]-24)/2))" office:value-type="float" office:value="23" calcext:value-type="float">
            <text:p>23</text:p>
          </table:table-cell>
          <table:table-cell table:formula="of:=[.C140]*(5+[.$I$2]) + [.D140]*(7+[.$I$2]) + [.E140]*(6+[.$I$2])" office:value-type="float" office:value="345.66" calcext:value-type="float">
            <text:p>345,66</text:p>
          </table:table-cell>
          <table:table-cell table:formula="of:=MOD([.G13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table:formula="of:=IF([.G141]=1; [.B140]; [.B140]-1)" office:value-type="float" office:value="0" calcext:value-type="float">
            <text:p>0</text:p>
          </table:table-cell>
          <table:table-cell table:formula="of:=FLOOR(120 * (1 + (2/29) * ([.B141]-24)/2))" office:value-type="float" office:value="20" calcext:value-type="float">
            <text:p>20</text:p>
          </table:table-cell>
          <table:table-cell table:formula="of:=FLOOR(90 * (1 + (1/13) * ([.$B141]-24)/2))" office:value-type="float" office:value="6" calcext:value-type="float">
            <text:p>6</text:p>
          </table:table-cell>
          <table:table-cell table:formula="of:=FLOOR(80 * (1 + (1/17) * ([.$B141]-24)/2))" office:value-type="float" office:value="23" calcext:value-type="float">
            <text:p>23</text:p>
          </table:table-cell>
          <table:table-cell table:formula="of:=[.C141]*(5+[.$I$2]) + [.D141]*(7+[.$I$2]) + [.E141]*(6+[.$I$2])" office:value-type="float" office:value="345.66" calcext:value-type="float">
            <text:p>345,66</text:p>
          </table:table-cell>
          <table:table-cell table:formula="of:=MOD([.G14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table:formula="of:=IF([.G142]=1; [.B141]; [.B141]-1)" office:value-type="float" office:value="-1" calcext:value-type="float">
            <text:p>-1</text:p>
          </table:table-cell>
          <table:table-cell table:formula="of:=FLOOR(120 * (1 + (2/29) * ([.B142]-24)/2))" office:value-type="float" office:value="16" calcext:value-type="float">
            <text:p>16</text:p>
          </table:table-cell>
          <table:table-cell table:formula="of:=FLOOR(90 * (1 + (1/13) * ([.$B142]-24)/2))" office:value-type="float" office:value="3" calcext:value-type="float">
            <text:p>3</text:p>
          </table:table-cell>
          <table:table-cell table:formula="of:=FLOOR(80 * (1 + (1/17) * ([.$B142]-24)/2))" office:value-type="float" office:value="21" calcext:value-type="float">
            <text:p>21</text:p>
          </table:table-cell>
          <table:table-cell table:formula="of:=[.C142]*(5+[.$I$2]) + [.D142]*(7+[.$I$2]) + [.E142]*(6+[.$I$2])" office:value-type="float" office:value="280.6" calcext:value-type="float">
            <text:p>280,6</text:p>
          </table:table-cell>
          <table:table-cell table:formula="of:=MOD([.G14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table:formula="of:=IF([.G143]=1; [.B142]; [.B142]-1)" office:value-type="float" office:value="-1" calcext:value-type="float">
            <text:p>-1</text:p>
          </table:table-cell>
          <table:table-cell table:formula="of:=FLOOR(120 * (1 + (2/29) * ([.B143]-24)/2))" office:value-type="float" office:value="16" calcext:value-type="float">
            <text:p>16</text:p>
          </table:table-cell>
          <table:table-cell table:formula="of:=FLOOR(90 * (1 + (1/13) * ([.$B143]-24)/2))" office:value-type="float" office:value="3" calcext:value-type="float">
            <text:p>3</text:p>
          </table:table-cell>
          <table:table-cell table:formula="of:=FLOOR(80 * (1 + (1/17) * ([.$B143]-24)/2))" office:value-type="float" office:value="21" calcext:value-type="float">
            <text:p>21</text:p>
          </table:table-cell>
          <table:table-cell table:formula="of:=[.C143]*(5+[.$I$2]) + [.D143]*(7+[.$I$2]) + [.E143]*(6+[.$I$2])" office:value-type="float" office:value="280.6" calcext:value-type="float">
            <text:p>280,6</text:p>
          </table:table-cell>
          <table:table-cell table:formula="of:=MOD([.G14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table:formula="of:=IF([.G144]=1; [.B143]; [.B143]-1)" office:value-type="float" office:value="-2" calcext:value-type="float">
            <text:p>-2</text:p>
          </table:table-cell>
          <table:table-cell table:formula="of:=FLOOR(120 * (1 + (2/29) * ([.B144]-24)/2))" office:value-type="float" office:value="12" calcext:value-type="float">
            <text:p>12</text:p>
          </table:table-cell>
          <table:table-cell table:formula="of:=FLOOR(90 * (1 + (1/13) * ([.$B144]-24)/2))" office:value-type="float" office:value="0" calcext:value-type="float">
            <text:p>0</text:p>
          </table:table-cell>
          <table:table-cell table:formula="of:=FLOOR(80 * (1 + (1/17) * ([.$B144]-24)/2))" office:value-type="float" office:value="18" calcext:value-type="float">
            <text:p>18</text:p>
          </table:table-cell>
          <table:table-cell table:formula="of:=[.C144]*(5+[.$I$2]) + [.D144]*(7+[.$I$2]) + [.E144]*(6+[.$I$2])" office:value-type="float" office:value="208.2" calcext:value-type="float">
            <text:p>208,2</text:p>
          </table:table-cell>
          <table:table-cell table:formula="of:=MOD([.G14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table:formula="of:=IF([.G145]=1; [.B144]; [.B144]-1)" office:value-type="float" office:value="-2" calcext:value-type="float">
            <text:p>-2</text:p>
          </table:table-cell>
          <table:table-cell table:formula="of:=FLOOR(120 * (1 + (2/29) * ([.B145]-24)/2))" office:value-type="float" office:value="12" calcext:value-type="float">
            <text:p>12</text:p>
          </table:table-cell>
          <table:table-cell table:formula="of:=FLOOR(90 * (1 + (1/13) * ([.$B145]-24)/2))" office:value-type="float" office:value="0" calcext:value-type="float">
            <text:p>0</text:p>
          </table:table-cell>
          <table:table-cell table:formula="of:=FLOOR(80 * (1 + (1/17) * ([.$B145]-24)/2))" office:value-type="float" office:value="18" calcext:value-type="float">
            <text:p>18</text:p>
          </table:table-cell>
          <table:table-cell table:formula="of:=[.C145]*(5+[.$I$2]) + [.D145]*(7+[.$I$2]) + [.E145]*(6+[.$I$2])" office:value-type="float" office:value="208.2" calcext:value-type="float">
            <text:p>208,2</text:p>
          </table:table-cell>
          <table:table-cell table:formula="of:=MOD([.G14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table:formula="of:=IF([.G146]=1; [.B145]; [.B145]-1)" office:value-type="float" office:value="-3" calcext:value-type="float">
            <text:p>-3</text:p>
          </table:table-cell>
          <table:table-cell table:formula="of:=FLOOR(120 * (1 + (2/29) * ([.B146]-24)/2))" office:value-type="float" office:value="8" calcext:value-type="float">
            <text:p>8</text:p>
          </table:table-cell>
          <table:table-cell table:formula="of:=FLOOR(90 * (1 + (1/13) * ([.$B146]-24)/2))" office:value-type="float" office:value="-4" calcext:value-type="float">
            <text:p>-4</text:p>
          </table:table-cell>
          <table:table-cell table:formula="of:=FLOOR(80 * (1 + (1/17) * ([.$B146]-24)/2))" office:value-type="float" office:value="16" calcext:value-type="float">
            <text:p>16</text:p>
          </table:table-cell>
          <table:table-cell table:formula="of:=[.C146]*(5+[.$I$2]) + [.D146]*(7+[.$I$2]) + [.E146]*(6+[.$I$2])" office:value-type="float" office:value="134.8" calcext:value-type="float">
            <text:p>134,8</text:p>
          </table:table-cell>
          <table:table-cell table:formula="of:=MOD([.G14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table:formula="of:=IF([.G147]=1; [.B146]; [.B146]-1)" office:value-type="float" office:value="-3" calcext:value-type="float">
            <text:p>-3</text:p>
          </table:table-cell>
          <table:table-cell table:formula="of:=FLOOR(120 * (1 + (2/29) * ([.B147]-24)/2))" office:value-type="float" office:value="8" calcext:value-type="float">
            <text:p>8</text:p>
          </table:table-cell>
          <table:table-cell table:formula="of:=FLOOR(90 * (1 + (1/13) * ([.$B147]-24)/2))" office:value-type="float" office:value="-4" calcext:value-type="float">
            <text:p>-4</text:p>
          </table:table-cell>
          <table:table-cell table:formula="of:=FLOOR(80 * (1 + (1/17) * ([.$B147]-24)/2))" office:value-type="float" office:value="16" calcext:value-type="float">
            <text:p>16</text:p>
          </table:table-cell>
          <table:table-cell table:formula="of:=[.C147]*(5+[.$I$2]) + [.D147]*(7+[.$I$2]) + [.E147]*(6+[.$I$2])" office:value-type="float" office:value="134.8" calcext:value-type="float">
            <text:p>134,8</text:p>
          </table:table-cell>
          <table:table-cell table:formula="of:=MOD([.G14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table:formula="of:=IF([.G148]=1; [.B147]; [.B147]-1)" office:value-type="float" office:value="-4" calcext:value-type="float">
            <text:p>-4</text:p>
          </table:table-cell>
          <table:table-cell table:formula="of:=FLOOR(120 * (1 + (2/29) * ([.B148]-24)/2))" office:value-type="float" office:value="4" calcext:value-type="float">
            <text:p>4</text:p>
          </table:table-cell>
          <table:table-cell table:formula="of:=FLOOR(90 * (1 + (1/13) * ([.$B148]-24)/2))" office:value-type="float" office:value="-7" calcext:value-type="float">
            <text:p>-7</text:p>
          </table:table-cell>
          <table:table-cell table:formula="of:=FLOOR(80 * (1 + (1/17) * ([.$B148]-24)/2))" office:value-type="float" office:value="14" calcext:value-type="float">
            <text:p>14</text:p>
          </table:table-cell>
          <table:table-cell table:formula="of:=[.C148]*(5+[.$I$2]) + [.D148]*(7+[.$I$2]) + [.E148]*(6+[.$I$2])" office:value-type="float" office:value="69.74" calcext:value-type="float">
            <text:p>69,74</text:p>
          </table:table-cell>
          <table:table-cell table:formula="of:=MOD([.G14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table:formula="of:=IF([.G149]=1; [.B148]; [.B148]-1)" office:value-type="float" office:value="-4" calcext:value-type="float">
            <text:p>-4</text:p>
          </table:table-cell>
          <table:table-cell table:formula="of:=FLOOR(120 * (1 + (2/29) * ([.B149]-24)/2))" office:value-type="float" office:value="4" calcext:value-type="float">
            <text:p>4</text:p>
          </table:table-cell>
          <table:table-cell table:formula="of:=FLOOR(90 * (1 + (1/13) * ([.$B149]-24)/2))" office:value-type="float" office:value="-7" calcext:value-type="float">
            <text:p>-7</text:p>
          </table:table-cell>
          <table:table-cell table:formula="of:=FLOOR(80 * (1 + (1/17) * ([.$B149]-24)/2))" office:value-type="float" office:value="14" calcext:value-type="float">
            <text:p>14</text:p>
          </table:table-cell>
          <table:table-cell table:formula="of:=[.C149]*(5+[.$I$2]) + [.D149]*(7+[.$I$2]) + [.E149]*(6+[.$I$2])" office:value-type="float" office:value="69.74" calcext:value-type="float">
            <text:p>69,74</text:p>
          </table:table-cell>
          <table:table-cell table:formula="of:=MOD([.G14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table:formula="of:=IF([.G150]=1; [.B149]; [.B149]-1)" office:value-type="float" office:value="-5" calcext:value-type="float">
            <text:p>-5</text:p>
          </table:table-cell>
          <table:table-cell table:formula="of:=FLOOR(120 * (1 + (2/29) * ([.B150]-24)/2))" office:value-type="float" office:value="0" calcext:value-type="float">
            <text:p>0</text:p>
          </table:table-cell>
          <table:table-cell table:formula="of:=FLOOR(90 * (1 + (1/13) * ([.$B150]-24)/2))" office:value-type="float" office:value="-11" calcext:value-type="float">
            <text:p>-11</text:p>
          </table:table-cell>
          <table:table-cell table:formula="of:=FLOOR(80 * (1 + (1/17) * ([.$B150]-24)/2))" office:value-type="float" office:value="11" calcext:value-type="float">
            <text:p>11</text:p>
          </table:table-cell>
          <table:table-cell table:formula="of:=[.C150]*(5+[.$I$2]) + [.D150]*(7+[.$I$2]) + [.E150]*(6+[.$I$2])" office:value-type="float" office:value="-11" calcext:value-type="float">
            <text:p>-11</text:p>
          </table:table-cell>
          <table:table-cell table:formula="of:=MOD([.G14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table:formula="of:=IF([.G151]=1; [.B150]; [.B150]-1)" office:value-type="float" office:value="-5" calcext:value-type="float">
            <text:p>-5</text:p>
          </table:table-cell>
          <table:table-cell table:formula="of:=FLOOR(120 * (1 + (2/29) * ([.B151]-24)/2))" office:value-type="float" office:value="0" calcext:value-type="float">
            <text:p>0</text:p>
          </table:table-cell>
          <table:table-cell table:formula="of:=FLOOR(90 * (1 + (1/13) * ([.$B151]-24)/2))" office:value-type="float" office:value="-11" calcext:value-type="float">
            <text:p>-11</text:p>
          </table:table-cell>
          <table:table-cell table:formula="of:=FLOOR(80 * (1 + (1/17) * ([.$B151]-24)/2))" office:value-type="float" office:value="11" calcext:value-type="float">
            <text:p>11</text:p>
          </table:table-cell>
          <table:table-cell table:formula="of:=[.C151]*(5+[.$I$2]) + [.D151]*(7+[.$I$2]) + [.E151]*(6+[.$I$2])" office:value-type="float" office:value="-11" calcext:value-type="float">
            <text:p>-11</text:p>
          </table:table-cell>
          <table:table-cell table:formula="of:=MOD([.G15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table:formula="of:=IF([.G152]=1; [.B151]; [.B151]-1)" office:value-type="float" office:value="-6" calcext:value-type="float">
            <text:p>-6</text:p>
          </table:table-cell>
          <table:table-cell table:formula="of:=FLOOR(120 * (1 + (2/29) * ([.B152]-24)/2))" office:value-type="float" office:value="-5" calcext:value-type="float">
            <text:p>-5</text:p>
          </table:table-cell>
          <table:table-cell table:formula="of:=FLOOR(90 * (1 + (1/13) * ([.$B152]-24)/2))" office:value-type="float" office:value="-14" calcext:value-type="float">
            <text:p>-14</text:p>
          </table:table-cell>
          <table:table-cell table:formula="of:=FLOOR(80 * (1 + (1/17) * ([.$B152]-24)/2))" office:value-type="float" office:value="9" calcext:value-type="float">
            <text:p>9</text:p>
          </table:table-cell>
          <table:table-cell table:formula="of:=[.C152]*(5+[.$I$2]) + [.D152]*(7+[.$I$2]) + [.E152]*(6+[.$I$2])" office:value-type="float" office:value="-82.4" calcext:value-type="float">
            <text:p>-82,4</text:p>
          </table:table-cell>
          <table:table-cell table:formula="of:=MOD([.G15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table:formula="of:=IF([.G153]=1; [.B152]; [.B152]-1)" office:value-type="float" office:value="-6" calcext:value-type="float">
            <text:p>-6</text:p>
          </table:table-cell>
          <table:table-cell table:formula="of:=FLOOR(120 * (1 + (2/29) * ([.B153]-24)/2))" office:value-type="float" office:value="-5" calcext:value-type="float">
            <text:p>-5</text:p>
          </table:table-cell>
          <table:table-cell table:formula="of:=FLOOR(90 * (1 + (1/13) * ([.$B153]-24)/2))" office:value-type="float" office:value="-14" calcext:value-type="float">
            <text:p>-14</text:p>
          </table:table-cell>
          <table:table-cell table:formula="of:=FLOOR(80 * (1 + (1/17) * ([.$B153]-24)/2))" office:value-type="float" office:value="9" calcext:value-type="float">
            <text:p>9</text:p>
          </table:table-cell>
          <table:table-cell table:formula="of:=[.C153]*(5+[.$I$2]) + [.D153]*(7+[.$I$2]) + [.E153]*(6+[.$I$2])" office:value-type="float" office:value="-82.4" calcext:value-type="float">
            <text:p>-82,4</text:p>
          </table:table-cell>
          <table:table-cell table:formula="of:=MOD([.G15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table:formula="of:=IF([.G154]=1; [.B153]; [.B153]-1)" office:value-type="float" office:value="-7" calcext:value-type="float">
            <text:p>-7</text:p>
          </table:table-cell>
          <table:table-cell table:formula="of:=FLOOR(120 * (1 + (2/29) * ([.B154]-24)/2))" office:value-type="float" office:value="-9" calcext:value-type="float">
            <text:p>-9</text:p>
          </table:table-cell>
          <table:table-cell table:formula="of:=FLOOR(90 * (1 + (1/13) * ([.$B154]-24)/2))" office:value-type="float" office:value="-18" calcext:value-type="float">
            <text:p>-18</text:p>
          </table:table-cell>
          <table:table-cell table:formula="of:=FLOOR(80 * (1 + (1/17) * ([.$B154]-24)/2))" office:value-type="float" office:value="7" calcext:value-type="float">
            <text:p>7</text:p>
          </table:table-cell>
          <table:table-cell table:formula="of:=[.C154]*(5+[.$I$2]) + [.D154]*(7+[.$I$2]) + [.E154]*(6+[.$I$2])" office:value-type="float" office:value="-155.8" calcext:value-type="float">
            <text:p>-155,8</text:p>
          </table:table-cell>
          <table:table-cell table:formula="of:=MOD([.G15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table:formula="of:=IF([.G155]=1; [.B154]; [.B154]-1)" office:value-type="float" office:value="-7" calcext:value-type="float">
            <text:p>-7</text:p>
          </table:table-cell>
          <table:table-cell table:formula="of:=FLOOR(120 * (1 + (2/29) * ([.B155]-24)/2))" office:value-type="float" office:value="-9" calcext:value-type="float">
            <text:p>-9</text:p>
          </table:table-cell>
          <table:table-cell table:formula="of:=FLOOR(90 * (1 + (1/13) * ([.$B155]-24)/2))" office:value-type="float" office:value="-18" calcext:value-type="float">
            <text:p>-18</text:p>
          </table:table-cell>
          <table:table-cell table:formula="of:=FLOOR(80 * (1 + (1/17) * ([.$B155]-24)/2))" office:value-type="float" office:value="7" calcext:value-type="float">
            <text:p>7</text:p>
          </table:table-cell>
          <table:table-cell table:formula="of:=[.C155]*(5+[.$I$2]) + [.D155]*(7+[.$I$2]) + [.E155]*(6+[.$I$2])" office:value-type="float" office:value="-155.8" calcext:value-type="float">
            <text:p>-155,8</text:p>
          </table:table-cell>
          <table:table-cell table:formula="of:=MOD([.G15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table:formula="of:=IF([.G156]=1; [.B155]; [.B155]-1)" office:value-type="float" office:value="-8" calcext:value-type="float">
            <text:p>-8</text:p>
          </table:table-cell>
          <table:table-cell table:formula="of:=FLOOR(120 * (1 + (2/29) * ([.B156]-24)/2))" office:value-type="float" office:value="-13" calcext:value-type="float">
            <text:p>-13</text:p>
          </table:table-cell>
          <table:table-cell table:formula="of:=FLOOR(90 * (1 + (1/13) * ([.$B156]-24)/2))" office:value-type="float" office:value="-21" calcext:value-type="float">
            <text:p>-21</text:p>
          </table:table-cell>
          <table:table-cell table:formula="of:=FLOOR(80 * (1 + (1/17) * ([.$B156]-24)/2))" office:value-type="float" office:value="4" calcext:value-type="float">
            <text:p>4</text:p>
          </table:table-cell>
          <table:table-cell table:formula="of:=[.C156]*(5+[.$I$2]) + [.D156]*(7+[.$I$2]) + [.E156]*(6+[.$I$2])" office:value-type="float" office:value="-228.2" calcext:value-type="float">
            <text:p>-228,2</text:p>
          </table:table-cell>
          <table:table-cell table:formula="of:=MOD([.G15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table:formula="of:=IF([.G157]=1; [.B156]; [.B156]-1)" office:value-type="float" office:value="-8" calcext:value-type="float">
            <text:p>-8</text:p>
          </table:table-cell>
          <table:table-cell table:formula="of:=FLOOR(120 * (1 + (2/29) * ([.B157]-24)/2))" office:value-type="float" office:value="-13" calcext:value-type="float">
            <text:p>-13</text:p>
          </table:table-cell>
          <table:table-cell table:formula="of:=FLOOR(90 * (1 + (1/13) * ([.$B157]-24)/2))" office:value-type="float" office:value="-21" calcext:value-type="float">
            <text:p>-21</text:p>
          </table:table-cell>
          <table:table-cell table:formula="of:=FLOOR(80 * (1 + (1/17) * ([.$B157]-24)/2))" office:value-type="float" office:value="4" calcext:value-type="float">
            <text:p>4</text:p>
          </table:table-cell>
          <table:table-cell table:formula="of:=[.C157]*(5+[.$I$2]) + [.D157]*(7+[.$I$2]) + [.E157]*(6+[.$I$2])" office:value-type="float" office:value="-228.2" calcext:value-type="float">
            <text:p>-228,2</text:p>
          </table:table-cell>
          <table:table-cell table:formula="of:=MOD([.G15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table:formula="of:=IF([.G158]=1; [.B157]; [.B157]-1)" office:value-type="float" office:value="-9" calcext:value-type="float">
            <text:p>-9</text:p>
          </table:table-cell>
          <table:table-cell table:formula="of:=FLOOR(120 * (1 + (2/29) * ([.B158]-24)/2))" office:value-type="float" office:value="-17" calcext:value-type="float">
            <text:p>-17</text:p>
          </table:table-cell>
          <table:table-cell table:formula="of:=FLOOR(90 * (1 + (1/13) * ([.$B158]-24)/2))" office:value-type="float" office:value="-25" calcext:value-type="float">
            <text:p>-25</text:p>
          </table:table-cell>
          <table:table-cell table:formula="of:=FLOOR(80 * (1 + (1/17) * ([.$B158]-24)/2))" office:value-type="float" office:value="2" calcext:value-type="float">
            <text:p>2</text:p>
          </table:table-cell>
          <table:table-cell table:formula="of:=[.C158]*(5+[.$I$2]) + [.D158]*(7+[.$I$2]) + [.E158]*(6+[.$I$2])" office:value-type="float" office:value="-301.6" calcext:value-type="float">
            <text:p>-301,6</text:p>
          </table:table-cell>
          <table:table-cell table:formula="of:=MOD([.G15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table:formula="of:=IF([.G159]=1; [.B158]; [.B158]-1)" office:value-type="float" office:value="-9" calcext:value-type="float">
            <text:p>-9</text:p>
          </table:table-cell>
          <table:table-cell table:formula="of:=FLOOR(120 * (1 + (2/29) * ([.B159]-24)/2))" office:value-type="float" office:value="-17" calcext:value-type="float">
            <text:p>-17</text:p>
          </table:table-cell>
          <table:table-cell table:formula="of:=FLOOR(90 * (1 + (1/13) * ([.$B159]-24)/2))" office:value-type="float" office:value="-25" calcext:value-type="float">
            <text:p>-25</text:p>
          </table:table-cell>
          <table:table-cell table:formula="of:=FLOOR(80 * (1 + (1/17) * ([.$B159]-24)/2))" office:value-type="float" office:value="2" calcext:value-type="float">
            <text:p>2</text:p>
          </table:table-cell>
          <table:table-cell table:formula="of:=[.C159]*(5+[.$I$2]) + [.D159]*(7+[.$I$2]) + [.E159]*(6+[.$I$2])" office:value-type="float" office:value="-301.6" calcext:value-type="float">
            <text:p>-301,6</text:p>
          </table:table-cell>
          <table:table-cell table:formula="of:=MOD([.G15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table:formula="of:=IF([.G160]=1; [.B159]; [.B159]-1)" office:value-type="float" office:value="-10" calcext:value-type="float">
            <text:p>-10</text:p>
          </table:table-cell>
          <table:table-cell table:formula="of:=FLOOR(120 * (1 + (2/29) * ([.B160]-24)/2))" office:value-type="float" office:value="-21" calcext:value-type="float">
            <text:p>-21</text:p>
          </table:table-cell>
          <table:table-cell table:formula="of:=FLOOR(90 * (1 + (1/13) * ([.$B160]-24)/2))" office:value-type="float" office:value="-28" calcext:value-type="float">
            <text:p>-28</text:p>
          </table:table-cell>
          <table:table-cell table:formula="of:=FLOOR(80 * (1 + (1/17) * ([.$B160]-24)/2))" office:value-type="float" office:value="0" calcext:value-type="float">
            <text:p>0</text:p>
          </table:table-cell>
          <table:table-cell table:formula="of:=[.C160]*(5+[.$I$2]) + [.D160]*(7+[.$I$2]) + [.E160]*(6+[.$I$2])" office:value-type="float" office:value="-366.66" calcext:value-type="float">
            <text:p>-366,66</text:p>
          </table:table-cell>
          <table:table-cell table:formula="of:=MOD([.G15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table:formula="of:=IF([.G161]=1; [.B160]; [.B160]-1)" office:value-type="float" office:value="-10" calcext:value-type="float">
            <text:p>-10</text:p>
          </table:table-cell>
          <table:table-cell table:formula="of:=FLOOR(120 * (1 + (2/29) * ([.B161]-24)/2))" office:value-type="float" office:value="-21" calcext:value-type="float">
            <text:p>-21</text:p>
          </table:table-cell>
          <table:table-cell table:formula="of:=FLOOR(90 * (1 + (1/13) * ([.$B161]-24)/2))" office:value-type="float" office:value="-28" calcext:value-type="float">
            <text:p>-28</text:p>
          </table:table-cell>
          <table:table-cell table:formula="of:=FLOOR(80 * (1 + (1/17) * ([.$B161]-24)/2))" office:value-type="float" office:value="0" calcext:value-type="float">
            <text:p>0</text:p>
          </table:table-cell>
          <table:table-cell table:formula="of:=[.C161]*(5+[.$I$2]) + [.D161]*(7+[.$I$2]) + [.E161]*(6+[.$I$2])" office:value-type="float" office:value="-366.66" calcext:value-type="float">
            <text:p>-366,66</text:p>
          </table:table-cell>
          <table:table-cell table:formula="of:=MOD([.G16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table:formula="of:=IF([.G162]=1; [.B161]; [.B161]-1)" office:value-type="float" office:value="-11" calcext:value-type="float">
            <text:p>-11</text:p>
          </table:table-cell>
          <table:table-cell table:formula="of:=FLOOR(120 * (1 + (2/29) * ([.B162]-24)/2))" office:value-type="float" office:value="-25" calcext:value-type="float">
            <text:p>-25</text:p>
          </table:table-cell>
          <table:table-cell table:formula="of:=FLOOR(90 * (1 + (1/13) * ([.$B162]-24)/2))" office:value-type="float" office:value="-32" calcext:value-type="float">
            <text:p>-32</text:p>
          </table:table-cell>
          <table:table-cell table:formula="of:=FLOOR(80 * (1 + (1/17) * ([.$B162]-24)/2))" office:value-type="float" office:value="-3" calcext:value-type="float">
            <text:p>-3</text:p>
          </table:table-cell>
          <table:table-cell table:formula="of:=[.C162]*(5+[.$I$2]) + [.D162]*(7+[.$I$2]) + [.E162]*(6+[.$I$2])" office:value-type="float" office:value="-447.4" calcext:value-type="float">
            <text:p>-447,4</text:p>
          </table:table-cell>
          <table:table-cell table:formula="of:=MOD([.G16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table:formula="of:=IF([.G163]=1; [.B162]; [.B162]-1)" office:value-type="float" office:value="-11" calcext:value-type="float">
            <text:p>-11</text:p>
          </table:table-cell>
          <table:table-cell table:formula="of:=FLOOR(120 * (1 + (2/29) * ([.B163]-24)/2))" office:value-type="float" office:value="-25" calcext:value-type="float">
            <text:p>-25</text:p>
          </table:table-cell>
          <table:table-cell table:formula="of:=FLOOR(90 * (1 + (1/13) * ([.$B163]-24)/2))" office:value-type="float" office:value="-32" calcext:value-type="float">
            <text:p>-32</text:p>
          </table:table-cell>
          <table:table-cell table:formula="of:=FLOOR(80 * (1 + (1/17) * ([.$B163]-24)/2))" office:value-type="float" office:value="-3" calcext:value-type="float">
            <text:p>-3</text:p>
          </table:table-cell>
          <table:table-cell table:formula="of:=[.C163]*(5+[.$I$2]) + [.D163]*(7+[.$I$2]) + [.E163]*(6+[.$I$2])" office:value-type="float" office:value="-447.4" calcext:value-type="float">
            <text:p>-447,4</text:p>
          </table:table-cell>
          <table:table-cell table:formula="of:=MOD([.G16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table:formula="of:=IF([.G164]=1; [.B163]; [.B163]-1)" office:value-type="float" office:value="-12" calcext:value-type="float">
            <text:p>-12</text:p>
          </table:table-cell>
          <table:table-cell table:formula="of:=FLOOR(120 * (1 + (2/29) * ([.B164]-24)/2))" office:value-type="float" office:value="-29" calcext:value-type="float">
            <text:p>-29</text:p>
          </table:table-cell>
          <table:table-cell table:formula="of:=FLOOR(90 * (1 + (1/13) * ([.$B164]-24)/2))" office:value-type="float" office:value="-35" calcext:value-type="float">
            <text:p>-35</text:p>
          </table:table-cell>
          <table:table-cell table:formula="of:=FLOOR(80 * (1 + (1/17) * ([.$B164]-24)/2))" office:value-type="float" office:value="-5" calcext:value-type="float">
            <text:p>-5</text:p>
          </table:table-cell>
          <table:table-cell table:formula="of:=[.C164]*(5+[.$I$2]) + [.D164]*(7+[.$I$2]) + [.E164]*(6+[.$I$2])" office:value-type="float" office:value="-512.46" calcext:value-type="float">
            <text:p>-512,46</text:p>
          </table:table-cell>
          <table:table-cell table:formula="of:=MOD([.G16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table:formula="of:=IF([.G165]=1; [.B164]; [.B164]-1)" office:value-type="float" office:value="-12" calcext:value-type="float">
            <text:p>-12</text:p>
          </table:table-cell>
          <table:table-cell table:formula="of:=FLOOR(120 * (1 + (2/29) * ([.B165]-24)/2))" office:value-type="float" office:value="-29" calcext:value-type="float">
            <text:p>-29</text:p>
          </table:table-cell>
          <table:table-cell table:formula="of:=FLOOR(90 * (1 + (1/13) * ([.$B165]-24)/2))" office:value-type="float" office:value="-35" calcext:value-type="float">
            <text:p>-35</text:p>
          </table:table-cell>
          <table:table-cell table:formula="of:=FLOOR(80 * (1 + (1/17) * ([.$B165]-24)/2))" office:value-type="float" office:value="-5" calcext:value-type="float">
            <text:p>-5</text:p>
          </table:table-cell>
          <table:table-cell table:formula="of:=[.C165]*(5+[.$I$2]) + [.D165]*(7+[.$I$2]) + [.E165]*(6+[.$I$2])" office:value-type="float" office:value="-512.46" calcext:value-type="float">
            <text:p>-512,46</text:p>
          </table:table-cell>
          <table:table-cell table:formula="of:=MOD([.G16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table:formula="of:=IF([.G166]=1; [.B165]; [.B165]-1)" office:value-type="float" office:value="-13" calcext:value-type="float">
            <text:p>-13</text:p>
          </table:table-cell>
          <table:table-cell table:formula="of:=FLOOR(120 * (1 + (2/29) * ([.B166]-24)/2))" office:value-type="float" office:value="-34" calcext:value-type="float">
            <text:p>-34</text:p>
          </table:table-cell>
          <table:table-cell table:formula="of:=FLOOR(90 * (1 + (1/13) * ([.$B166]-24)/2))" office:value-type="float" office:value="-39" calcext:value-type="float">
            <text:p>-39</text:p>
          </table:table-cell>
          <table:table-cell table:formula="of:=FLOOR(80 * (1 + (1/17) * ([.$B166]-24)/2))" office:value-type="float" office:value="-8" calcext:value-type="float">
            <text:p>-8</text:p>
          </table:table-cell>
          <table:table-cell table:formula="of:=[.C166]*(5+[.$I$2]) + [.D166]*(7+[.$I$2]) + [.E166]*(6+[.$I$2])" office:value-type="float" office:value="-599.54" calcext:value-type="float">
            <text:p>-599,54</text:p>
          </table:table-cell>
          <table:table-cell table:formula="of:=MOD([.G16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table:formula="of:=IF([.G167]=1; [.B166]; [.B166]-1)" office:value-type="float" office:value="-13" calcext:value-type="float">
            <text:p>-13</text:p>
          </table:table-cell>
          <table:table-cell table:formula="of:=FLOOR(120 * (1 + (2/29) * ([.B167]-24)/2))" office:value-type="float" office:value="-34" calcext:value-type="float">
            <text:p>-34</text:p>
          </table:table-cell>
          <table:table-cell table:formula="of:=FLOOR(90 * (1 + (1/13) * ([.$B167]-24)/2))" office:value-type="float" office:value="-39" calcext:value-type="float">
            <text:p>-39</text:p>
          </table:table-cell>
          <table:table-cell table:formula="of:=FLOOR(80 * (1 + (1/17) * ([.$B167]-24)/2))" office:value-type="float" office:value="-8" calcext:value-type="float">
            <text:p>-8</text:p>
          </table:table-cell>
          <table:table-cell table:formula="of:=[.C167]*(5+[.$I$2]) + [.D167]*(7+[.$I$2]) + [.E167]*(6+[.$I$2])" office:value-type="float" office:value="-599.54" calcext:value-type="float">
            <text:p>-599,54</text:p>
          </table:table-cell>
          <table:table-cell table:formula="of:=MOD([.G16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table:formula="of:=IF([.G168]=1; [.B167]; [.B167]-1)" office:value-type="float" office:value="-14" calcext:value-type="float">
            <text:p>-14</text:p>
          </table:table-cell>
          <table:table-cell table:formula="of:=FLOOR(120 * (1 + (2/29) * ([.B168]-24)/2))" office:value-type="float" office:value="-38" calcext:value-type="float">
            <text:p>-38</text:p>
          </table:table-cell>
          <table:table-cell table:formula="of:=FLOOR(90 * (1 + (1/13) * ([.$B168]-24)/2))" office:value-type="float" office:value="-42" calcext:value-type="float">
            <text:p>-42</text:p>
          </table:table-cell>
          <table:table-cell table:formula="of:=FLOOR(80 * (1 + (1/17) * ([.$B168]-24)/2))" office:value-type="float" office:value="-10" calcext:value-type="float">
            <text:p>-10</text:p>
          </table:table-cell>
          <table:table-cell table:formula="of:=[.C168]*(5+[.$I$2]) + [.D168]*(7+[.$I$2]) + [.E168]*(6+[.$I$2])" office:value-type="float" office:value="-664.6" calcext:value-type="float">
            <text:p>-664,6</text:p>
          </table:table-cell>
          <table:table-cell table:formula="of:=MOD([.G16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table:formula="of:=IF([.G169]=1; [.B168]; [.B168]-1)" office:value-type="float" office:value="-14" calcext:value-type="float">
            <text:p>-14</text:p>
          </table:table-cell>
          <table:table-cell table:formula="of:=FLOOR(120 * (1 + (2/29) * ([.B169]-24)/2))" office:value-type="float" office:value="-38" calcext:value-type="float">
            <text:p>-38</text:p>
          </table:table-cell>
          <table:table-cell table:formula="of:=FLOOR(90 * (1 + (1/13) * ([.$B169]-24)/2))" office:value-type="float" office:value="-42" calcext:value-type="float">
            <text:p>-42</text:p>
          </table:table-cell>
          <table:table-cell table:formula="of:=FLOOR(80 * (1 + (1/17) * ([.$B169]-24)/2))" office:value-type="float" office:value="-10" calcext:value-type="float">
            <text:p>-10</text:p>
          </table:table-cell>
          <table:table-cell table:formula="of:=[.C169]*(5+[.$I$2]) + [.D169]*(7+[.$I$2]) + [.E169]*(6+[.$I$2])" office:value-type="float" office:value="-664.6" calcext:value-type="float">
            <text:p>-664,6</text:p>
          </table:table-cell>
          <table:table-cell table:formula="of:=MOD([.G16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table:formula="of:=IF([.G170]=1; [.B169]; [.B169]-1)" office:value-type="float" office:value="-15" calcext:value-type="float">
            <text:p>-15</text:p>
          </table:table-cell>
          <table:table-cell table:formula="of:=FLOOR(120 * (1 + (2/29) * ([.B170]-24)/2))" office:value-type="float" office:value="-42" calcext:value-type="float">
            <text:p>-42</text:p>
          </table:table-cell>
          <table:table-cell table:formula="of:=FLOOR(90 * (1 + (1/13) * ([.$B170]-24)/2))" office:value-type="float" office:value="-45" calcext:value-type="float">
            <text:p>-45</text:p>
          </table:table-cell>
          <table:table-cell table:formula="of:=FLOOR(80 * (1 + (1/17) * ([.$B170]-24)/2))" office:value-type="float" office:value="-12" calcext:value-type="float">
            <text:p>-12</text:p>
          </table:table-cell>
          <table:table-cell table:formula="of:=[.C170]*(5+[.$I$2]) + [.D170]*(7+[.$I$2]) + [.E170]*(6+[.$I$2])" office:value-type="float" office:value="-729.66" calcext:value-type="float">
            <text:p>-729,66</text:p>
          </table:table-cell>
          <table:table-cell table:formula="of:=MOD([.G16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table:formula="of:=IF([.G171]=1; [.B170]; [.B170]-1)" office:value-type="float" office:value="-15" calcext:value-type="float">
            <text:p>-15</text:p>
          </table:table-cell>
          <table:table-cell table:formula="of:=FLOOR(120 * (1 + (2/29) * ([.B171]-24)/2))" office:value-type="float" office:value="-42" calcext:value-type="float">
            <text:p>-42</text:p>
          </table:table-cell>
          <table:table-cell table:formula="of:=FLOOR(90 * (1 + (1/13) * ([.$B171]-24)/2))" office:value-type="float" office:value="-45" calcext:value-type="float">
            <text:p>-45</text:p>
          </table:table-cell>
          <table:table-cell table:formula="of:=FLOOR(80 * (1 + (1/17) * ([.$B171]-24)/2))" office:value-type="float" office:value="-12" calcext:value-type="float">
            <text:p>-12</text:p>
          </table:table-cell>
          <table:table-cell table:formula="of:=[.C171]*(5+[.$I$2]) + [.D171]*(7+[.$I$2]) + [.E171]*(6+[.$I$2])" office:value-type="float" office:value="-729.66" calcext:value-type="float">
            <text:p>-729,66</text:p>
          </table:table-cell>
          <table:table-cell table:formula="of:=MOD([.G17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table:formula="of:=IF([.G172]=1; [.B171]; [.B171]-1)" office:value-type="float" office:value="-16" calcext:value-type="float">
            <text:p>-16</text:p>
          </table:table-cell>
          <table:table-cell table:formula="of:=FLOOR(120 * (1 + (2/29) * ([.B172]-24)/2))" office:value-type="float" office:value="-46" calcext:value-type="float">
            <text:p>-46</text:p>
          </table:table-cell>
          <table:table-cell table:formula="of:=FLOOR(90 * (1 + (1/13) * ([.$B172]-24)/2))" office:value-type="float" office:value="-49" calcext:value-type="float">
            <text:p>-49</text:p>
          </table:table-cell>
          <table:table-cell table:formula="of:=FLOOR(80 * (1 + (1/17) * ([.$B172]-24)/2))" office:value-type="float" office:value="-15" calcext:value-type="float">
            <text:p>-15</text:p>
          </table:table-cell>
          <table:table-cell table:formula="of:=[.C172]*(5+[.$I$2]) + [.D172]*(7+[.$I$2]) + [.E172]*(6+[.$I$2])" office:value-type="float" office:value="-810.4" calcext:value-type="float">
            <text:p>-810,4</text:p>
          </table:table-cell>
          <table:table-cell table:formula="of:=MOD([.G17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table:formula="of:=IF([.G173]=1; [.B172]; [.B172]-1)" office:value-type="float" office:value="-16" calcext:value-type="float">
            <text:p>-16</text:p>
          </table:table-cell>
          <table:table-cell table:formula="of:=FLOOR(120 * (1 + (2/29) * ([.B173]-24)/2))" office:value-type="float" office:value="-46" calcext:value-type="float">
            <text:p>-46</text:p>
          </table:table-cell>
          <table:table-cell table:formula="of:=FLOOR(90 * (1 + (1/13) * ([.$B173]-24)/2))" office:value-type="float" office:value="-49" calcext:value-type="float">
            <text:p>-49</text:p>
          </table:table-cell>
          <table:table-cell table:formula="of:=FLOOR(80 * (1 + (1/17) * ([.$B173]-24)/2))" office:value-type="float" office:value="-15" calcext:value-type="float">
            <text:p>-15</text:p>
          </table:table-cell>
          <table:table-cell table:formula="of:=[.C173]*(5+[.$I$2]) + [.D173]*(7+[.$I$2]) + [.E173]*(6+[.$I$2])" office:value-type="float" office:value="-810.4" calcext:value-type="float">
            <text:p>-810,4</text:p>
          </table:table-cell>
          <table:table-cell table:formula="of:=MOD([.G17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table:formula="of:=IF([.G174]=1; [.B173]; [.B173]-1)" office:value-type="float" office:value="-17" calcext:value-type="float">
            <text:p>-17</text:p>
          </table:table-cell>
          <table:table-cell table:formula="of:=FLOOR(120 * (1 + (2/29) * ([.B174]-24)/2))" office:value-type="float" office:value="-50" calcext:value-type="float">
            <text:p>-50</text:p>
          </table:table-cell>
          <table:table-cell table:formula="of:=FLOOR(90 * (1 + (1/13) * ([.$B174]-24)/2))" office:value-type="float" office:value="-52" calcext:value-type="float">
            <text:p>-52</text:p>
          </table:table-cell>
          <table:table-cell table:formula="of:=FLOOR(80 * (1 + (1/17) * ([.$B174]-24)/2))" office:value-type="float" office:value="-17" calcext:value-type="float">
            <text:p>-17</text:p>
          </table:table-cell>
          <table:table-cell table:formula="of:=[.C174]*(5+[.$I$2]) + [.D174]*(7+[.$I$2]) + [.E174]*(6+[.$I$2])" office:value-type="float" office:value="-875.46" calcext:value-type="float">
            <text:p>-875,46</text:p>
          </table:table-cell>
          <table:table-cell table:formula="of:=MOD([.G17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table:formula="of:=IF([.G175]=1; [.B174]; [.B174]-1)" office:value-type="float" office:value="-17" calcext:value-type="float">
            <text:p>-17</text:p>
          </table:table-cell>
          <table:table-cell table:formula="of:=FLOOR(120 * (1 + (2/29) * ([.B175]-24)/2))" office:value-type="float" office:value="-50" calcext:value-type="float">
            <text:p>-50</text:p>
          </table:table-cell>
          <table:table-cell table:formula="of:=FLOOR(90 * (1 + (1/13) * ([.$B175]-24)/2))" office:value-type="float" office:value="-52" calcext:value-type="float">
            <text:p>-52</text:p>
          </table:table-cell>
          <table:table-cell table:formula="of:=FLOOR(80 * (1 + (1/17) * ([.$B175]-24)/2))" office:value-type="float" office:value="-17" calcext:value-type="float">
            <text:p>-17</text:p>
          </table:table-cell>
          <table:table-cell table:formula="of:=[.C175]*(5+[.$I$2]) + [.D175]*(7+[.$I$2]) + [.E175]*(6+[.$I$2])" office:value-type="float" office:value="-875.46" calcext:value-type="float">
            <text:p>-875,46</text:p>
          </table:table-cell>
          <table:table-cell table:formula="of:=MOD([.G17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table:formula="of:=IF([.G176]=1; [.B175]; [.B175]-1)" office:value-type="float" office:value="-18" calcext:value-type="float">
            <text:p>-18</text:p>
          </table:table-cell>
          <table:table-cell table:formula="of:=FLOOR(120 * (1 + (2/29) * ([.B176]-24)/2))" office:value-type="float" office:value="-54" calcext:value-type="float">
            <text:p>-54</text:p>
          </table:table-cell>
          <table:table-cell table:formula="of:=FLOOR(90 * (1 + (1/13) * ([.$B176]-24)/2))" office:value-type="float" office:value="-56" calcext:value-type="float">
            <text:p>-56</text:p>
          </table:table-cell>
          <table:table-cell table:formula="of:=FLOOR(80 * (1 + (1/17) * ([.$B176]-24)/2))" office:value-type="float" office:value="-19" calcext:value-type="float">
            <text:p>-19</text:p>
          </table:table-cell>
          <table:table-cell table:formula="of:=[.C176]*(5+[.$I$2]) + [.D176]*(7+[.$I$2]) + [.E176]*(6+[.$I$2])" office:value-type="float" office:value="-948.86" calcext:value-type="float">
            <text:p>-948,86</text:p>
          </table:table-cell>
          <table:table-cell table:formula="of:=MOD([.G17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table:formula="of:=IF([.G177]=1; [.B176]; [.B176]-1)" office:value-type="float" office:value="-18" calcext:value-type="float">
            <text:p>-18</text:p>
          </table:table-cell>
          <table:table-cell table:formula="of:=FLOOR(120 * (1 + (2/29) * ([.B177]-24)/2))" office:value-type="float" office:value="-54" calcext:value-type="float">
            <text:p>-54</text:p>
          </table:table-cell>
          <table:table-cell table:formula="of:=FLOOR(90 * (1 + (1/13) * ([.$B177]-24)/2))" office:value-type="float" office:value="-56" calcext:value-type="float">
            <text:p>-56</text:p>
          </table:table-cell>
          <table:table-cell table:formula="of:=FLOOR(80 * (1 + (1/17) * ([.$B177]-24)/2))" office:value-type="float" office:value="-19" calcext:value-type="float">
            <text:p>-19</text:p>
          </table:table-cell>
          <table:table-cell table:formula="of:=[.C177]*(5+[.$I$2]) + [.D177]*(7+[.$I$2]) + [.E177]*(6+[.$I$2])" office:value-type="float" office:value="-948.86" calcext:value-type="float">
            <text:p>-948,86</text:p>
          </table:table-cell>
          <table:table-cell table:formula="of:=MOD([.G17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table:formula="of:=IF([.G178]=1; [.B177]; [.B177]-1)" office:value-type="float" office:value="-19" calcext:value-type="float">
            <text:p>-19</text:p>
          </table:table-cell>
          <table:table-cell table:formula="of:=FLOOR(120 * (1 + (2/29) * ([.B178]-24)/2))" office:value-type="float" office:value="-58" calcext:value-type="float">
            <text:p>-58</text:p>
          </table:table-cell>
          <table:table-cell table:formula="of:=FLOOR(90 * (1 + (1/13) * ([.$B178]-24)/2))" office:value-type="float" office:value="-59" calcext:value-type="float">
            <text:p>-59</text:p>
          </table:table-cell>
          <table:table-cell table:formula="of:=FLOOR(80 * (1 + (1/17) * ([.$B178]-24)/2))" office:value-type="float" office:value="-22" calcext:value-type="float">
            <text:p>-22</text:p>
          </table:table-cell>
          <table:table-cell table:formula="of:=[.C178]*(5+[.$I$2]) + [.D178]*(7+[.$I$2]) + [.E178]*(6+[.$I$2])" office:value-type="float" office:value="-1021.26" calcext:value-type="float">
            <text:p>-1021,26</text:p>
          </table:table-cell>
          <table:table-cell table:formula="of:=MOD([.G17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table:formula="of:=IF([.G179]=1; [.B178]; [.B178]-1)" office:value-type="float" office:value="-19" calcext:value-type="float">
            <text:p>-19</text:p>
          </table:table-cell>
          <table:table-cell table:formula="of:=FLOOR(120 * (1 + (2/29) * ([.B179]-24)/2))" office:value-type="float" office:value="-58" calcext:value-type="float">
            <text:p>-58</text:p>
          </table:table-cell>
          <table:table-cell table:formula="of:=FLOOR(90 * (1 + (1/13) * ([.$B179]-24)/2))" office:value-type="float" office:value="-59" calcext:value-type="float">
            <text:p>-59</text:p>
          </table:table-cell>
          <table:table-cell table:formula="of:=FLOOR(80 * (1 + (1/17) * ([.$B179]-24)/2))" office:value-type="float" office:value="-22" calcext:value-type="float">
            <text:p>-22</text:p>
          </table:table-cell>
          <table:table-cell table:formula="of:=[.C179]*(5+[.$I$2]) + [.D179]*(7+[.$I$2]) + [.E179]*(6+[.$I$2])" office:value-type="float" office:value="-1021.26" calcext:value-type="float">
            <text:p>-1021,26</text:p>
          </table:table-cell>
          <table:table-cell table:formula="of:=MOD([.G17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table:formula="of:=IF([.G180]=1; [.B179]; [.B179]-1)" office:value-type="float" office:value="-20" calcext:value-type="float">
            <text:p>-20</text:p>
          </table:table-cell>
          <table:table-cell table:formula="of:=FLOOR(120 * (1 + (2/29) * ([.B180]-24)/2))" office:value-type="float" office:value="-63" calcext:value-type="float">
            <text:p>-63</text:p>
          </table:table-cell>
          <table:table-cell table:formula="of:=FLOOR(90 * (1 + (1/13) * ([.$B180]-24)/2))" office:value-type="float" office:value="-63" calcext:value-type="float">
            <text:p>-63</text:p>
          </table:table-cell>
          <table:table-cell table:formula="of:=FLOOR(80 * (1 + (1/17) * ([.$B180]-24)/2))" office:value-type="float" office:value="-24" calcext:value-type="float">
            <text:p>-24</text:p>
          </table:table-cell>
          <table:table-cell table:formula="of:=[.C180]*(5+[.$I$2]) + [.D180]*(7+[.$I$2]) + [.E180]*(6+[.$I$2])" office:value-type="float" office:value="-1101" calcext:value-type="float">
            <text:p>-1101</text:p>
          </table:table-cell>
          <table:table-cell table:formula="of:=MOD([.G17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table:formula="of:=IF([.G181]=1; [.B180]; [.B180]-1)" office:value-type="float" office:value="-20" calcext:value-type="float">
            <text:p>-20</text:p>
          </table:table-cell>
          <table:table-cell table:formula="of:=FLOOR(120 * (1 + (2/29) * ([.B181]-24)/2))" office:value-type="float" office:value="-63" calcext:value-type="float">
            <text:p>-63</text:p>
          </table:table-cell>
          <table:table-cell table:formula="of:=FLOOR(90 * (1 + (1/13) * ([.$B181]-24)/2))" office:value-type="float" office:value="-63" calcext:value-type="float">
            <text:p>-63</text:p>
          </table:table-cell>
          <table:table-cell table:formula="of:=FLOOR(80 * (1 + (1/17) * ([.$B181]-24)/2))" office:value-type="float" office:value="-24" calcext:value-type="float">
            <text:p>-24</text:p>
          </table:table-cell>
          <table:table-cell table:formula="of:=[.C181]*(5+[.$I$2]) + [.D181]*(7+[.$I$2]) + [.E181]*(6+[.$I$2])" office:value-type="float" office:value="-1101" calcext:value-type="float">
            <text:p>-1101</text:p>
          </table:table-cell>
          <table:table-cell table:formula="of:=MOD([.G18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table:formula="of:=IF([.G182]=1; [.B181]; [.B181]-1)" office:value-type="float" office:value="-21" calcext:value-type="float">
            <text:p>-21</text:p>
          </table:table-cell>
          <table:table-cell table:formula="of:=FLOOR(120 * (1 + (2/29) * ([.B182]-24)/2))" office:value-type="float" office:value="-67" calcext:value-type="float">
            <text:p>-67</text:p>
          </table:table-cell>
          <table:table-cell table:formula="of:=FLOOR(90 * (1 + (1/13) * ([.$B182]-24)/2))" office:value-type="float" office:value="-66" calcext:value-type="float">
            <text:p>-66</text:p>
          </table:table-cell>
          <table:table-cell table:formula="of:=FLOOR(80 * (1 + (1/17) * ([.$B182]-24)/2))" office:value-type="float" office:value="-26" calcext:value-type="float">
            <text:p>-26</text:p>
          </table:table-cell>
          <table:table-cell table:formula="of:=[.C182]*(5+[.$I$2]) + [.D182]*(7+[.$I$2]) + [.E182]*(6+[.$I$2])" office:value-type="float" office:value="-1166.06" calcext:value-type="float">
            <text:p>-1166,06</text:p>
          </table:table-cell>
          <table:table-cell table:formula="of:=MOD([.G18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table:formula="of:=IF([.G183]=1; [.B182]; [.B182]-1)" office:value-type="float" office:value="-21" calcext:value-type="float">
            <text:p>-21</text:p>
          </table:table-cell>
          <table:table-cell table:formula="of:=FLOOR(120 * (1 + (2/29) * ([.B183]-24)/2))" office:value-type="float" office:value="-67" calcext:value-type="float">
            <text:p>-67</text:p>
          </table:table-cell>
          <table:table-cell table:formula="of:=FLOOR(90 * (1 + (1/13) * ([.$B183]-24)/2))" office:value-type="float" office:value="-66" calcext:value-type="float">
            <text:p>-66</text:p>
          </table:table-cell>
          <table:table-cell table:formula="of:=FLOOR(80 * (1 + (1/17) * ([.$B183]-24)/2))" office:value-type="float" office:value="-26" calcext:value-type="float">
            <text:p>-26</text:p>
          </table:table-cell>
          <table:table-cell table:formula="of:=[.C183]*(5+[.$I$2]) + [.D183]*(7+[.$I$2]) + [.E183]*(6+[.$I$2])" office:value-type="float" office:value="-1166.06" calcext:value-type="float">
            <text:p>-1166,06</text:p>
          </table:table-cell>
          <table:table-cell table:formula="of:=MOD([.G18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table:formula="of:=IF([.G184]=1; [.B183]; [.B183]-1)" office:value-type="float" office:value="-22" calcext:value-type="float">
            <text:p>-22</text:p>
          </table:table-cell>
          <table:table-cell table:formula="of:=FLOOR(120 * (1 + (2/29) * ([.B184]-24)/2))" office:value-type="float" office:value="-71" calcext:value-type="float">
            <text:p>-71</text:p>
          </table:table-cell>
          <table:table-cell table:formula="of:=FLOOR(90 * (1 + (1/13) * ([.$B184]-24)/2))" office:value-type="float" office:value="-70" calcext:value-type="float">
            <text:p>-70</text:p>
          </table:table-cell>
          <table:table-cell table:formula="of:=FLOOR(80 * (1 + (1/17) * ([.$B184]-24)/2))" office:value-type="float" office:value="-29" calcext:value-type="float">
            <text:p>-29</text:p>
          </table:table-cell>
          <table:table-cell table:formula="of:=[.C184]*(5+[.$I$2]) + [.D184]*(7+[.$I$2]) + [.E184]*(6+[.$I$2])" office:value-type="float" office:value="-1246.8" calcext:value-type="float">
            <text:p>-1246,8</text:p>
          </table:table-cell>
          <table:table-cell table:formula="of:=MOD([.G18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table:formula="of:=IF([.G185]=1; [.B184]; [.B184]-1)" office:value-type="float" office:value="-22" calcext:value-type="float">
            <text:p>-22</text:p>
          </table:table-cell>
          <table:table-cell table:formula="of:=FLOOR(120 * (1 + (2/29) * ([.B185]-24)/2))" office:value-type="float" office:value="-71" calcext:value-type="float">
            <text:p>-71</text:p>
          </table:table-cell>
          <table:table-cell table:formula="of:=FLOOR(90 * (1 + (1/13) * ([.$B185]-24)/2))" office:value-type="float" office:value="-70" calcext:value-type="float">
            <text:p>-70</text:p>
          </table:table-cell>
          <table:table-cell table:formula="of:=FLOOR(80 * (1 + (1/17) * ([.$B185]-24)/2))" office:value-type="float" office:value="-29" calcext:value-type="float">
            <text:p>-29</text:p>
          </table:table-cell>
          <table:table-cell table:formula="of:=[.C185]*(5+[.$I$2]) + [.D185]*(7+[.$I$2]) + [.E185]*(6+[.$I$2])" office:value-type="float" office:value="-1246.8" calcext:value-type="float">
            <text:p>-1246,8</text:p>
          </table:table-cell>
          <table:table-cell table:formula="of:=MOD([.G18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table:formula="of:=IF([.G186]=1; [.B185]; [.B185]-1)" office:value-type="float" office:value="-23" calcext:value-type="float">
            <text:p>-23</text:p>
          </table:table-cell>
          <table:table-cell table:formula="of:=FLOOR(120 * (1 + (2/29) * ([.B186]-24)/2))" office:value-type="float" office:value="-75" calcext:value-type="float">
            <text:p>-75</text:p>
          </table:table-cell>
          <table:table-cell table:formula="of:=FLOOR(90 * (1 + (1/13) * ([.$B186]-24)/2))" office:value-type="float" office:value="-73" calcext:value-type="float">
            <text:p>-73</text:p>
          </table:table-cell>
          <table:table-cell table:formula="of:=FLOOR(80 * (1 + (1/17) * ([.$B186]-24)/2))" office:value-type="float" office:value="-31" calcext:value-type="float">
            <text:p>-31</text:p>
          </table:table-cell>
          <table:table-cell table:formula="of:=[.C186]*(5+[.$I$2]) + [.D186]*(7+[.$I$2]) + [.E186]*(6+[.$I$2])" office:value-type="float" office:value="-1311.86" calcext:value-type="float">
            <text:p>-1311,86</text:p>
          </table:table-cell>
          <table:table-cell table:formula="of:=MOD([.G18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table:formula="of:=IF([.G187]=1; [.B186]; [.B186]-1)" office:value-type="float" office:value="-23" calcext:value-type="float">
            <text:p>-23</text:p>
          </table:table-cell>
          <table:table-cell table:formula="of:=FLOOR(120 * (1 + (2/29) * ([.B187]-24)/2))" office:value-type="float" office:value="-75" calcext:value-type="float">
            <text:p>-75</text:p>
          </table:table-cell>
          <table:table-cell table:formula="of:=FLOOR(90 * (1 + (1/13) * ([.$B187]-24)/2))" office:value-type="float" office:value="-73" calcext:value-type="float">
            <text:p>-73</text:p>
          </table:table-cell>
          <table:table-cell table:formula="of:=FLOOR(80 * (1 + (1/17) * ([.$B187]-24)/2))" office:value-type="float" office:value="-31" calcext:value-type="float">
            <text:p>-31</text:p>
          </table:table-cell>
          <table:table-cell table:formula="of:=[.C187]*(5+[.$I$2]) + [.D187]*(7+[.$I$2]) + [.E187]*(6+[.$I$2])" office:value-type="float" office:value="-1311.86" calcext:value-type="float">
            <text:p>-1311,86</text:p>
          </table:table-cell>
          <table:table-cell table:formula="of:=MOD([.G18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table:formula="of:=IF([.G188]=1; [.B187]; [.B187]-1)" office:value-type="float" office:value="-24" calcext:value-type="float">
            <text:p>-24</text:p>
          </table:table-cell>
          <table:table-cell table:formula="of:=FLOOR(120 * (1 + (2/29) * ([.B188]-24)/2))" office:value-type="float" office:value="-79" calcext:value-type="float">
            <text:p>-79</text:p>
          </table:table-cell>
          <table:table-cell table:formula="of:=FLOOR(90 * (1 + (1/13) * ([.$B188]-24)/2))" office:value-type="float" office:value="-77" calcext:value-type="float">
            <text:p>-77</text:p>
          </table:table-cell>
          <table:table-cell table:formula="of:=FLOOR(80 * (1 + (1/17) * ([.$B188]-24)/2))" office:value-type="float" office:value="-33" calcext:value-type="float">
            <text:p>-33</text:p>
          </table:table-cell>
          <table:table-cell table:formula="of:=[.C188]*(5+[.$I$2]) + [.D188]*(7+[.$I$2]) + [.E188]*(6+[.$I$2])" office:value-type="float" office:value="-1385.26" calcext:value-type="float">
            <text:p>-1385,26</text:p>
          </table:table-cell>
          <table:table-cell table:formula="of:=MOD([.G18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table:formula="of:=IF([.G189]=1; [.B188]; [.B188]-1)" office:value-type="float" office:value="-24" calcext:value-type="float">
            <text:p>-24</text:p>
          </table:table-cell>
          <table:table-cell table:formula="of:=FLOOR(120 * (1 + (2/29) * ([.B189]-24)/2))" office:value-type="float" office:value="-79" calcext:value-type="float">
            <text:p>-79</text:p>
          </table:table-cell>
          <table:table-cell table:formula="of:=FLOOR(90 * (1 + (1/13) * ([.$B189]-24)/2))" office:value-type="float" office:value="-77" calcext:value-type="float">
            <text:p>-77</text:p>
          </table:table-cell>
          <table:table-cell table:formula="of:=FLOOR(80 * (1 + (1/17) * ([.$B189]-24)/2))" office:value-type="float" office:value="-33" calcext:value-type="float">
            <text:p>-33</text:p>
          </table:table-cell>
          <table:table-cell table:formula="of:=[.C189]*(5+[.$I$2]) + [.D189]*(7+[.$I$2]) + [.E189]*(6+[.$I$2])" office:value-type="float" office:value="-1385.26" calcext:value-type="float">
            <text:p>-1385,26</text:p>
          </table:table-cell>
          <table:table-cell table:formula="of:=MOD([.G18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table:formula="of:=IF([.G190]=1; [.B189]; [.B189]-1)" office:value-type="float" office:value="-25" calcext:value-type="float">
            <text:p>-25</text:p>
          </table:table-cell>
          <table:table-cell table:formula="of:=FLOOR(120 * (1 + (2/29) * ([.B190]-24)/2))" office:value-type="float" office:value="-83" calcext:value-type="float">
            <text:p>-83</text:p>
          </table:table-cell>
          <table:table-cell table:formula="of:=FLOOR(90 * (1 + (1/13) * ([.$B190]-24)/2))" office:value-type="float" office:value="-80" calcext:value-type="float">
            <text:p>-80</text:p>
          </table:table-cell>
          <table:table-cell table:formula="of:=FLOOR(80 * (1 + (1/17) * ([.$B190]-24)/2))" office:value-type="float" office:value="-36" calcext:value-type="float">
            <text:p>-36</text:p>
          </table:table-cell>
          <table:table-cell table:formula="of:=[.C190]*(5+[.$I$2]) + [.D190]*(7+[.$I$2]) + [.E190]*(6+[.$I$2])" office:value-type="float" office:value="-1457.66" calcext:value-type="float">
            <text:p>-1457,66</text:p>
          </table:table-cell>
          <table:table-cell table:formula="of:=MOD([.G18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formula="of:=IF([.G191]=1; [.B190]; [.B190]-1)" office:value-type="float" office:value="-25" calcext:value-type="float">
            <text:p>-25</text:p>
          </table:table-cell>
          <table:table-cell table:formula="of:=FLOOR(120 * (1 + (2/29) * ([.B191]-24)/2))" office:value-type="float" office:value="-83" calcext:value-type="float">
            <text:p>-83</text:p>
          </table:table-cell>
          <table:table-cell table:formula="of:=FLOOR(90 * (1 + (1/13) * ([.$B191]-24)/2))" office:value-type="float" office:value="-80" calcext:value-type="float">
            <text:p>-80</text:p>
          </table:table-cell>
          <table:table-cell table:formula="of:=FLOOR(80 * (1 + (1/17) * ([.$B191]-24)/2))" office:value-type="float" office:value="-36" calcext:value-type="float">
            <text:p>-36</text:p>
          </table:table-cell>
          <table:table-cell table:formula="of:=[.C191]*(5+[.$I$2]) + [.D191]*(7+[.$I$2]) + [.E191]*(6+[.$I$2])" office:value-type="float" office:value="-1457.66" calcext:value-type="float">
            <text:p>-1457,66</text:p>
          </table:table-cell>
          <table:table-cell table:formula="of:=MOD([.G19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table:formula="of:=IF([.G192]=1; [.B191]; [.B191]-1)" office:value-type="float" office:value="-26" calcext:value-type="float">
            <text:p>-26</text:p>
          </table:table-cell>
          <table:table-cell table:formula="of:=FLOOR(120 * (1 + (2/29) * ([.B192]-24)/2))" office:value-type="float" office:value="-87" calcext:value-type="float">
            <text:p>-87</text:p>
          </table:table-cell>
          <table:table-cell table:formula="of:=FLOOR(90 * (1 + (1/13) * ([.$B192]-24)/2))" office:value-type="float" office:value="-84" calcext:value-type="float">
            <text:p>-84</text:p>
          </table:table-cell>
          <table:table-cell table:formula="of:=FLOOR(80 * (1 + (1/17) * ([.$B192]-24)/2))" office:value-type="float" office:value="-38" calcext:value-type="float">
            <text:p>-38</text:p>
          </table:table-cell>
          <table:table-cell table:formula="of:=[.C192]*(5+[.$I$2]) + [.D192]*(7+[.$I$2]) + [.E192]*(6+[.$I$2])" office:value-type="float" office:value="-1531.06" calcext:value-type="float">
            <text:p>-1531,06</text:p>
          </table:table-cell>
          <table:table-cell table:formula="of:=MOD([.G19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table:formula="of:=IF([.G193]=1; [.B192]; [.B192]-1)" office:value-type="float" office:value="-26" calcext:value-type="float">
            <text:p>-26</text:p>
          </table:table-cell>
          <table:table-cell table:formula="of:=FLOOR(120 * (1 + (2/29) * ([.B193]-24)/2))" office:value-type="float" office:value="-87" calcext:value-type="float">
            <text:p>-87</text:p>
          </table:table-cell>
          <table:table-cell table:formula="of:=FLOOR(90 * (1 + (1/13) * ([.$B193]-24)/2))" office:value-type="float" office:value="-84" calcext:value-type="float">
            <text:p>-84</text:p>
          </table:table-cell>
          <table:table-cell table:formula="of:=FLOOR(80 * (1 + (1/17) * ([.$B193]-24)/2))" office:value-type="float" office:value="-38" calcext:value-type="float">
            <text:p>-38</text:p>
          </table:table-cell>
          <table:table-cell table:formula="of:=[.C193]*(5+[.$I$2]) + [.D193]*(7+[.$I$2]) + [.E193]*(6+[.$I$2])" office:value-type="float" office:value="-1531.06" calcext:value-type="float">
            <text:p>-1531,06</text:p>
          </table:table-cell>
          <table:table-cell table:formula="of:=MOD([.G19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table:formula="of:=IF([.G194]=1; [.B193]; [.B193]-1)" office:value-type="float" office:value="-27" calcext:value-type="float">
            <text:p>-27</text:p>
          </table:table-cell>
          <table:table-cell table:formula="of:=FLOOR(120 * (1 + (2/29) * ([.B194]-24)/2))" office:value-type="float" office:value="-92" calcext:value-type="float">
            <text:p>-92</text:p>
          </table:table-cell>
          <table:table-cell table:formula="of:=FLOOR(90 * (1 + (1/13) * ([.$B194]-24)/2))" office:value-type="float" office:value="-87" calcext:value-type="float">
            <text:p>-87</text:p>
          </table:table-cell>
          <table:table-cell table:formula="of:=FLOOR(80 * (1 + (1/17) * ([.$B194]-24)/2))" office:value-type="float" office:value="-40" calcext:value-type="float">
            <text:p>-40</text:p>
          </table:table-cell>
          <table:table-cell table:formula="of:=[.C194]*(5+[.$I$2]) + [.D194]*(7+[.$I$2]) + [.E194]*(6+[.$I$2])" office:value-type="float" office:value="-1602.46" calcext:value-type="float">
            <text:p>-1602,46</text:p>
          </table:table-cell>
          <table:table-cell table:formula="of:=MOD([.G19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table:formula="of:=IF([.G195]=1; [.B194]; [.B194]-1)" office:value-type="float" office:value="-27" calcext:value-type="float">
            <text:p>-27</text:p>
          </table:table-cell>
          <table:table-cell table:formula="of:=FLOOR(120 * (1 + (2/29) * ([.B195]-24)/2))" office:value-type="float" office:value="-92" calcext:value-type="float">
            <text:p>-92</text:p>
          </table:table-cell>
          <table:table-cell table:formula="of:=FLOOR(90 * (1 + (1/13) * ([.$B195]-24)/2))" office:value-type="float" office:value="-87" calcext:value-type="float">
            <text:p>-87</text:p>
          </table:table-cell>
          <table:table-cell table:formula="of:=FLOOR(80 * (1 + (1/17) * ([.$B195]-24)/2))" office:value-type="float" office:value="-40" calcext:value-type="float">
            <text:p>-40</text:p>
          </table:table-cell>
          <table:table-cell table:formula="of:=[.C195]*(5+[.$I$2]) + [.D195]*(7+[.$I$2]) + [.E195]*(6+[.$I$2])" office:value-type="float" office:value="-1602.46" calcext:value-type="float">
            <text:p>-1602,46</text:p>
          </table:table-cell>
          <table:table-cell table:formula="of:=MOD([.G19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table:formula="of:=IF([.G196]=1; [.B195]; [.B195]-1)" office:value-type="float" office:value="-28" calcext:value-type="float">
            <text:p>-28</text:p>
          </table:table-cell>
          <table:table-cell table:formula="of:=FLOOR(120 * (1 + (2/29) * ([.B196]-24)/2))" office:value-type="float" office:value="-96" calcext:value-type="float">
            <text:p>-96</text:p>
          </table:table-cell>
          <table:table-cell table:formula="of:=FLOOR(90 * (1 + (1/13) * ([.$B196]-24)/2))" office:value-type="float" office:value="-90" calcext:value-type="float">
            <text:p>-90</text:p>
          </table:table-cell>
          <table:table-cell table:formula="of:=FLOOR(80 * (1 + (1/17) * ([.$B196]-24)/2))" office:value-type="float" office:value="-43" calcext:value-type="float">
            <text:p>-43</text:p>
          </table:table-cell>
          <table:table-cell table:formula="of:=[.C196]*(5+[.$I$2]) + [.D196]*(7+[.$I$2]) + [.E196]*(6+[.$I$2])" office:value-type="float" office:value="-1674.86" calcext:value-type="float">
            <text:p>-1674,86</text:p>
          </table:table-cell>
          <table:table-cell table:formula="of:=MOD([.G19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table:formula="of:=IF([.G197]=1; [.B196]; [.B196]-1)" office:value-type="float" office:value="-28" calcext:value-type="float">
            <text:p>-28</text:p>
          </table:table-cell>
          <table:table-cell table:formula="of:=FLOOR(120 * (1 + (2/29) * ([.B197]-24)/2))" office:value-type="float" office:value="-96" calcext:value-type="float">
            <text:p>-96</text:p>
          </table:table-cell>
          <table:table-cell table:formula="of:=FLOOR(90 * (1 + (1/13) * ([.$B197]-24)/2))" office:value-type="float" office:value="-90" calcext:value-type="float">
            <text:p>-90</text:p>
          </table:table-cell>
          <table:table-cell table:formula="of:=FLOOR(80 * (1 + (1/17) * ([.$B197]-24)/2))" office:value-type="float" office:value="-43" calcext:value-type="float">
            <text:p>-43</text:p>
          </table:table-cell>
          <table:table-cell table:formula="of:=[.C197]*(5+[.$I$2]) + [.D197]*(7+[.$I$2]) + [.E197]*(6+[.$I$2])" office:value-type="float" office:value="-1674.86" calcext:value-type="float">
            <text:p>-1674,86</text:p>
          </table:table-cell>
          <table:table-cell table:formula="of:=MOD([.G19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table:formula="of:=IF([.G198]=1; [.B197]; [.B197]-1)" office:value-type="float" office:value="-29" calcext:value-type="float">
            <text:p>-29</text:p>
          </table:table-cell>
          <table:table-cell table:formula="of:=FLOOR(120 * (1 + (2/29) * ([.B198]-24)/2))" office:value-type="float" office:value="-100" calcext:value-type="float">
            <text:p>-100</text:p>
          </table:table-cell>
          <table:table-cell table:formula="of:=FLOOR(90 * (1 + (1/13) * ([.$B198]-24)/2))" office:value-type="float" office:value="-94" calcext:value-type="float">
            <text:p>-94</text:p>
          </table:table-cell>
          <table:table-cell table:formula="of:=FLOOR(80 * (1 + (1/17) * ([.$B198]-24)/2))" office:value-type="float" office:value="-45" calcext:value-type="float">
            <text:p>-45</text:p>
          </table:table-cell>
          <table:table-cell table:formula="of:=[.C198]*(5+[.$I$2]) + [.D198]*(7+[.$I$2]) + [.E198]*(6+[.$I$2])" office:value-type="float" office:value="-1748.26" calcext:value-type="float">
            <text:p>-1748,26</text:p>
          </table:table-cell>
          <table:table-cell table:formula="of:=MOD([.G19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table:formula="of:=IF([.G199]=1; [.B198]; [.B198]-1)" office:value-type="float" office:value="-29" calcext:value-type="float">
            <text:p>-29</text:p>
          </table:table-cell>
          <table:table-cell table:formula="of:=FLOOR(120 * (1 + (2/29) * ([.B199]-24)/2))" office:value-type="float" office:value="-100" calcext:value-type="float">
            <text:p>-100</text:p>
          </table:table-cell>
          <table:table-cell table:formula="of:=FLOOR(90 * (1 + (1/13) * ([.$B199]-24)/2))" office:value-type="float" office:value="-94" calcext:value-type="float">
            <text:p>-94</text:p>
          </table:table-cell>
          <table:table-cell table:formula="of:=FLOOR(80 * (1 + (1/17) * ([.$B199]-24)/2))" office:value-type="float" office:value="-45" calcext:value-type="float">
            <text:p>-45</text:p>
          </table:table-cell>
          <table:table-cell table:formula="of:=[.C199]*(5+[.$I$2]) + [.D199]*(7+[.$I$2]) + [.E199]*(6+[.$I$2])" office:value-type="float" office:value="-1748.26" calcext:value-type="float">
            <text:p>-1748,26</text:p>
          </table:table-cell>
          <table:table-cell table:formula="of:=MOD([.G19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table:formula="of:=IF([.G200]=1; [.B199]; [.B199]-1)" office:value-type="float" office:value="-30" calcext:value-type="float">
            <text:p>-30</text:p>
          </table:table-cell>
          <table:table-cell table:formula="of:=FLOOR(120 * (1 + (2/29) * ([.B200]-24)/2))" office:value-type="float" office:value="-104" calcext:value-type="float">
            <text:p>-104</text:p>
          </table:table-cell>
          <table:table-cell table:formula="of:=FLOOR(90 * (1 + (1/13) * ([.$B200]-24)/2))" office:value-type="float" office:value="-97" calcext:value-type="float">
            <text:p>-97</text:p>
          </table:table-cell>
          <table:table-cell table:formula="of:=FLOOR(80 * (1 + (1/17) * ([.$B200]-24)/2))" office:value-type="float" office:value="-48" calcext:value-type="float">
            <text:p>-48</text:p>
          </table:table-cell>
          <table:table-cell table:formula="of:=[.C200]*(5+[.$I$2]) + [.D200]*(7+[.$I$2]) + [.E200]*(6+[.$I$2])" office:value-type="float" office:value="-1820.66" calcext:value-type="float">
            <text:p>-1820,66</text:p>
          </table:table-cell>
          <table:table-cell table:formula="of:=MOD([.G19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table:formula="of:=IF([.G201]=1; [.B200]; [.B200]-1)" office:value-type="float" office:value="-30" calcext:value-type="float">
            <text:p>-30</text:p>
          </table:table-cell>
          <table:table-cell table:formula="of:=FLOOR(120 * (1 + (2/29) * ([.B201]-24)/2))" office:value-type="float" office:value="-104" calcext:value-type="float">
            <text:p>-104</text:p>
          </table:table-cell>
          <table:table-cell table:formula="of:=FLOOR(90 * (1 + (1/13) * ([.$B201]-24)/2))" office:value-type="float" office:value="-97" calcext:value-type="float">
            <text:p>-97</text:p>
          </table:table-cell>
          <table:table-cell table:formula="of:=FLOOR(80 * (1 + (1/17) * ([.$B201]-24)/2))" office:value-type="float" office:value="-48" calcext:value-type="float">
            <text:p>-48</text:p>
          </table:table-cell>
          <table:table-cell table:formula="of:=[.C201]*(5+[.$I$2]) + [.D201]*(7+[.$I$2]) + [.E201]*(6+[.$I$2])" office:value-type="float" office:value="-1820.66" calcext:value-type="float">
            <text:p>-1820,66</text:p>
          </table:table-cell>
          <table:table-cell table:formula="of:=MOD([.G20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table:formula="of:=IF([.G202]=1; [.B201]; [.B201]-1)" office:value-type="float" office:value="-31" calcext:value-type="float">
            <text:p>-31</text:p>
          </table:table-cell>
          <table:table-cell table:formula="of:=FLOOR(120 * (1 + (2/29) * ([.B202]-24)/2))" office:value-type="float" office:value="-108" calcext:value-type="float">
            <text:p>-108</text:p>
          </table:table-cell>
          <table:table-cell table:formula="of:=FLOOR(90 * (1 + (1/13) * ([.$B202]-24)/2))" office:value-type="float" office:value="-101" calcext:value-type="float">
            <text:p>-101</text:p>
          </table:table-cell>
          <table:table-cell table:formula="of:=FLOOR(80 * (1 + (1/17) * ([.$B202]-24)/2))" office:value-type="float" office:value="-50" calcext:value-type="float">
            <text:p>-50</text:p>
          </table:table-cell>
          <table:table-cell table:formula="of:=[.C202]*(5+[.$I$2]) + [.D202]*(7+[.$I$2]) + [.E202]*(6+[.$I$2])" office:value-type="float" office:value="-1894.06" calcext:value-type="float">
            <text:p>-1894,06</text:p>
          </table:table-cell>
          <table:table-cell table:formula="of:=MOD([.G20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table:formula="of:=IF([.G203]=1; [.B202]; [.B202]-1)" office:value-type="float" office:value="-31" calcext:value-type="float">
            <text:p>-31</text:p>
          </table:table-cell>
          <table:table-cell table:formula="of:=FLOOR(120 * (1 + (2/29) * ([.B203]-24)/2))" office:value-type="float" office:value="-108" calcext:value-type="float">
            <text:p>-108</text:p>
          </table:table-cell>
          <table:table-cell table:formula="of:=FLOOR(90 * (1 + (1/13) * ([.$B203]-24)/2))" office:value-type="float" office:value="-101" calcext:value-type="float">
            <text:p>-101</text:p>
          </table:table-cell>
          <table:table-cell table:formula="of:=FLOOR(80 * (1 + (1/17) * ([.$B203]-24)/2))" office:value-type="float" office:value="-50" calcext:value-type="float">
            <text:p>-50</text:p>
          </table:table-cell>
          <table:table-cell table:formula="of:=[.C203]*(5+[.$I$2]) + [.D203]*(7+[.$I$2]) + [.E203]*(6+[.$I$2])" office:value-type="float" office:value="-1894.06" calcext:value-type="float">
            <text:p>-1894,06</text:p>
          </table:table-cell>
          <table:table-cell table:formula="of:=MOD([.G20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table:formula="of:=IF([.G204]=1; [.B203]; [.B203]-1)" office:value-type="float" office:value="-32" calcext:value-type="float">
            <text:p>-32</text:p>
          </table:table-cell>
          <table:table-cell table:formula="of:=FLOOR(120 * (1 + (2/29) * ([.B204]-24)/2))" office:value-type="float" office:value="-112" calcext:value-type="float">
            <text:p>-112</text:p>
          </table:table-cell>
          <table:table-cell table:formula="of:=FLOOR(90 * (1 + (1/13) * ([.$B204]-24)/2))" office:value-type="float" office:value="-104" calcext:value-type="float">
            <text:p>-104</text:p>
          </table:table-cell>
          <table:table-cell table:formula="of:=FLOOR(80 * (1 + (1/17) * ([.$B204]-24)/2))" office:value-type="float" office:value="-52" calcext:value-type="float">
            <text:p>-52</text:p>
          </table:table-cell>
          <table:table-cell table:formula="of:=[.C204]*(5+[.$I$2]) + [.D204]*(7+[.$I$2]) + [.E204]*(6+[.$I$2])" office:value-type="float" office:value="-1959.12" calcext:value-type="float">
            <text:p>-1959,12</text:p>
          </table:table-cell>
          <table:table-cell table:formula="of:=MOD([.G20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table:formula="of:=IF([.G205]=1; [.B204]; [.B204]-1)" office:value-type="float" office:value="-32" calcext:value-type="float">
            <text:p>-32</text:p>
          </table:table-cell>
          <table:table-cell table:formula="of:=FLOOR(120 * (1 + (2/29) * ([.B205]-24)/2))" office:value-type="float" office:value="-112" calcext:value-type="float">
            <text:p>-112</text:p>
          </table:table-cell>
          <table:table-cell table:formula="of:=FLOOR(90 * (1 + (1/13) * ([.$B205]-24)/2))" office:value-type="float" office:value="-104" calcext:value-type="float">
            <text:p>-104</text:p>
          </table:table-cell>
          <table:table-cell table:formula="of:=FLOOR(80 * (1 + (1/17) * ([.$B205]-24)/2))" office:value-type="float" office:value="-52" calcext:value-type="float">
            <text:p>-52</text:p>
          </table:table-cell>
          <table:table-cell table:formula="of:=[.C205]*(5+[.$I$2]) + [.D205]*(7+[.$I$2]) + [.E205]*(6+[.$I$2])" office:value-type="float" office:value="-1959.12" calcext:value-type="float">
            <text:p>-1959,12</text:p>
          </table:table-cell>
          <table:table-cell table:formula="of:=MOD([.G20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formula="of:=IF([.G206]=1; [.B205]; [.B205]-1)" office:value-type="float" office:value="-33" calcext:value-type="float">
            <text:p>-33</text:p>
          </table:table-cell>
          <table:table-cell table:formula="of:=FLOOR(120 * (1 + (2/29) * ([.B206]-24)/2))" office:value-type="float" office:value="-116" calcext:value-type="float">
            <text:p>-116</text:p>
          </table:table-cell>
          <table:table-cell table:formula="of:=FLOOR(90 * (1 + (1/13) * ([.$B206]-24)/2))" office:value-type="float" office:value="-108" calcext:value-type="float">
            <text:p>-108</text:p>
          </table:table-cell>
          <table:table-cell table:formula="of:=FLOOR(80 * (1 + (1/17) * ([.$B206]-24)/2))" office:value-type="float" office:value="-55" calcext:value-type="float">
            <text:p>-55</text:p>
          </table:table-cell>
          <table:table-cell table:formula="of:=[.C206]*(5+[.$I$2]) + [.D206]*(7+[.$I$2]) + [.E206]*(6+[.$I$2])" office:value-type="float" office:value="-2039.86" calcext:value-type="float">
            <text:p>-2039,86</text:p>
          </table:table-cell>
          <table:table-cell table:formula="of:=MOD([.G20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formula="of:=IF([.G207]=1; [.B206]; [.B206]-1)" office:value-type="float" office:value="-33" calcext:value-type="float">
            <text:p>-33</text:p>
          </table:table-cell>
          <table:table-cell table:formula="of:=FLOOR(120 * (1 + (2/29) * ([.B207]-24)/2))" office:value-type="float" office:value="-116" calcext:value-type="float">
            <text:p>-116</text:p>
          </table:table-cell>
          <table:table-cell table:formula="of:=FLOOR(90 * (1 + (1/13) * ([.$B207]-24)/2))" office:value-type="float" office:value="-108" calcext:value-type="float">
            <text:p>-108</text:p>
          </table:table-cell>
          <table:table-cell table:formula="of:=FLOOR(80 * (1 + (1/17) * ([.$B207]-24)/2))" office:value-type="float" office:value="-55" calcext:value-type="float">
            <text:p>-55</text:p>
          </table:table-cell>
          <table:table-cell table:formula="of:=[.C207]*(5+[.$I$2]) + [.D207]*(7+[.$I$2]) + [.E207]*(6+[.$I$2])" office:value-type="float" office:value="-2039.86" calcext:value-type="float">
            <text:p>-2039,86</text:p>
          </table:table-cell>
          <table:table-cell table:formula="of:=MOD([.G20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formula="of:=IF([.G208]=1; [.B207]; [.B207]-1)" office:value-type="float" office:value="-34" calcext:value-type="float">
            <text:p>-34</text:p>
          </table:table-cell>
          <table:table-cell table:formula="of:=FLOOR(120 * (1 + (2/29) * ([.B208]-24)/2))" office:value-type="float" office:value="-120" calcext:value-type="float">
            <text:p>-120</text:p>
          </table:table-cell>
          <table:table-cell table:formula="of:=FLOOR(90 * (1 + (1/13) * ([.$B208]-24)/2))" office:value-type="float" office:value="-111" calcext:value-type="float">
            <text:p>-111</text:p>
          </table:table-cell>
          <table:table-cell table:formula="of:=FLOOR(80 * (1 + (1/17) * ([.$B208]-24)/2))" office:value-type="float" office:value="-57" calcext:value-type="float">
            <text:p>-57</text:p>
          </table:table-cell>
          <table:table-cell table:formula="of:=[.C208]*(5+[.$I$2]) + [.D208]*(7+[.$I$2]) + [.E208]*(6+[.$I$2])" office:value-type="float" office:value="-2104.92" calcext:value-type="float">
            <text:p>-2104,92</text:p>
          </table:table-cell>
          <table:table-cell table:formula="of:=MOD([.G20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formula="of:=IF([.G209]=1; [.B208]; [.B208]-1)" office:value-type="float" office:value="-34" calcext:value-type="float">
            <text:p>-34</text:p>
          </table:table-cell>
          <table:table-cell table:formula="of:=FLOOR(120 * (1 + (2/29) * ([.B209]-24)/2))" office:value-type="float" office:value="-120" calcext:value-type="float">
            <text:p>-120</text:p>
          </table:table-cell>
          <table:table-cell table:formula="of:=FLOOR(90 * (1 + (1/13) * ([.$B209]-24)/2))" office:value-type="float" office:value="-111" calcext:value-type="float">
            <text:p>-111</text:p>
          </table:table-cell>
          <table:table-cell table:formula="of:=FLOOR(80 * (1 + (1/17) * ([.$B209]-24)/2))" office:value-type="float" office:value="-57" calcext:value-type="float">
            <text:p>-57</text:p>
          </table:table-cell>
          <table:table-cell table:formula="of:=[.C209]*(5+[.$I$2]) + [.D209]*(7+[.$I$2]) + [.E209]*(6+[.$I$2])" office:value-type="float" office:value="-2104.92" calcext:value-type="float">
            <text:p>-2104,92</text:p>
          </table:table-cell>
          <table:table-cell table:formula="of:=MOD([.G20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table:formula="of:=IF([.G210]=1; [.B209]; [.B209]-1)" office:value-type="float" office:value="-35" calcext:value-type="float">
            <text:p>-35</text:p>
          </table:table-cell>
          <table:table-cell table:formula="of:=FLOOR(120 * (1 + (2/29) * ([.B210]-24)/2))" office:value-type="float" office:value="-125" calcext:value-type="float">
            <text:p>-125</text:p>
          </table:table-cell>
          <table:table-cell table:formula="of:=FLOOR(90 * (1 + (1/13) * ([.$B210]-24)/2))" office:value-type="float" office:value="-115" calcext:value-type="float">
            <text:p>-115</text:p>
          </table:table-cell>
          <table:table-cell table:formula="of:=FLOOR(80 * (1 + (1/17) * ([.$B210]-24)/2))" office:value-type="float" office:value="-59" calcext:value-type="float">
            <text:p>-59</text:p>
          </table:table-cell>
          <table:table-cell table:formula="of:=[.C210]*(5+[.$I$2]) + [.D210]*(7+[.$I$2]) + [.E210]*(6+[.$I$2])" office:value-type="float" office:value="-2184.66" calcext:value-type="float">
            <text:p>-2184,66</text:p>
          </table:table-cell>
          <table:table-cell table:formula="of:=MOD([.G20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table:formula="of:=IF([.G211]=1; [.B210]; [.B210]-1)" office:value-type="float" office:value="-35" calcext:value-type="float">
            <text:p>-35</text:p>
          </table:table-cell>
          <table:table-cell table:formula="of:=FLOOR(120 * (1 + (2/29) * ([.B211]-24)/2))" office:value-type="float" office:value="-125" calcext:value-type="float">
            <text:p>-125</text:p>
          </table:table-cell>
          <table:table-cell table:formula="of:=FLOOR(90 * (1 + (1/13) * ([.$B211]-24)/2))" office:value-type="float" office:value="-115" calcext:value-type="float">
            <text:p>-115</text:p>
          </table:table-cell>
          <table:table-cell table:formula="of:=FLOOR(80 * (1 + (1/17) * ([.$B211]-24)/2))" office:value-type="float" office:value="-59" calcext:value-type="float">
            <text:p>-59</text:p>
          </table:table-cell>
          <table:table-cell table:formula="of:=[.C211]*(5+[.$I$2]) + [.D211]*(7+[.$I$2]) + [.E211]*(6+[.$I$2])" office:value-type="float" office:value="-2184.66" calcext:value-type="float">
            <text:p>-2184,66</text:p>
          </table:table-cell>
          <table:table-cell table:formula="of:=MOD([.G21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formula="of:=IF([.G212]=1; [.B211]; [.B211]-1)" office:value-type="float" office:value="-36" calcext:value-type="float">
            <text:p>-36</text:p>
          </table:table-cell>
          <table:table-cell table:formula="of:=FLOOR(120 * (1 + (2/29) * ([.B212]-24)/2))" office:value-type="float" office:value="-129" calcext:value-type="float">
            <text:p>-129</text:p>
          </table:table-cell>
          <table:table-cell table:formula="of:=FLOOR(90 * (1 + (1/13) * ([.$B212]-24)/2))" office:value-type="float" office:value="-118" calcext:value-type="float">
            <text:p>-118</text:p>
          </table:table-cell>
          <table:table-cell table:formula="of:=FLOOR(80 * (1 + (1/17) * ([.$B212]-24)/2))" office:value-type="float" office:value="-62" calcext:value-type="float">
            <text:p>-62</text:p>
          </table:table-cell>
          <table:table-cell table:formula="of:=[.C212]*(5+[.$I$2]) + [.D212]*(7+[.$I$2]) + [.E212]*(6+[.$I$2])" office:value-type="float" office:value="-2257.06" calcext:value-type="float">
            <text:p>-2257,06</text:p>
          </table:table-cell>
          <table:table-cell table:formula="of:=MOD([.G21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table:formula="of:=IF([.G213]=1; [.B212]; [.B212]-1)" office:value-type="float" office:value="-36" calcext:value-type="float">
            <text:p>-36</text:p>
          </table:table-cell>
          <table:table-cell table:formula="of:=FLOOR(120 * (1 + (2/29) * ([.B213]-24)/2))" office:value-type="float" office:value="-129" calcext:value-type="float">
            <text:p>-129</text:p>
          </table:table-cell>
          <table:table-cell table:formula="of:=FLOOR(90 * (1 + (1/13) * ([.$B213]-24)/2))" office:value-type="float" office:value="-118" calcext:value-type="float">
            <text:p>-118</text:p>
          </table:table-cell>
          <table:table-cell table:formula="of:=FLOOR(80 * (1 + (1/17) * ([.$B213]-24)/2))" office:value-type="float" office:value="-62" calcext:value-type="float">
            <text:p>-62</text:p>
          </table:table-cell>
          <table:table-cell table:formula="of:=[.C213]*(5+[.$I$2]) + [.D213]*(7+[.$I$2]) + [.E213]*(6+[.$I$2])" office:value-type="float" office:value="-2257.06" calcext:value-type="float">
            <text:p>-2257,06</text:p>
          </table:table-cell>
          <table:table-cell table:formula="of:=MOD([.G21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table:formula="of:=IF([.G214]=1; [.B213]; [.B213]-1)" office:value-type="float" office:value="-37" calcext:value-type="float">
            <text:p>-37</text:p>
          </table:table-cell>
          <table:table-cell table:formula="of:=FLOOR(120 * (1 + (2/29) * ([.B214]-24)/2))" office:value-type="float" office:value="-133" calcext:value-type="float">
            <text:p>-133</text:p>
          </table:table-cell>
          <table:table-cell table:formula="of:=FLOOR(90 * (1 + (1/13) * ([.$B214]-24)/2))" office:value-type="float" office:value="-122" calcext:value-type="float">
            <text:p>-122</text:p>
          </table:table-cell>
          <table:table-cell table:formula="of:=FLOOR(80 * (1 + (1/17) * ([.$B214]-24)/2))" office:value-type="float" office:value="-64" calcext:value-type="float">
            <text:p>-64</text:p>
          </table:table-cell>
          <table:table-cell table:formula="of:=[.C214]*(5+[.$I$2]) + [.D214]*(7+[.$I$2]) + [.E214]*(6+[.$I$2])" office:value-type="float" office:value="-2330.46" calcext:value-type="float">
            <text:p>-2330,46</text:p>
          </table:table-cell>
          <table:table-cell table:formula="of:=MOD([.G21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table:formula="of:=IF([.G215]=1; [.B214]; [.B214]-1)" office:value-type="float" office:value="-37" calcext:value-type="float">
            <text:p>-37</text:p>
          </table:table-cell>
          <table:table-cell table:formula="of:=FLOOR(120 * (1 + (2/29) * ([.B215]-24)/2))" office:value-type="float" office:value="-133" calcext:value-type="float">
            <text:p>-133</text:p>
          </table:table-cell>
          <table:table-cell table:formula="of:=FLOOR(90 * (1 + (1/13) * ([.$B215]-24)/2))" office:value-type="float" office:value="-122" calcext:value-type="float">
            <text:p>-122</text:p>
          </table:table-cell>
          <table:table-cell table:formula="of:=FLOOR(80 * (1 + (1/17) * ([.$B215]-24)/2))" office:value-type="float" office:value="-64" calcext:value-type="float">
            <text:p>-64</text:p>
          </table:table-cell>
          <table:table-cell table:formula="of:=[.C215]*(5+[.$I$2]) + [.D215]*(7+[.$I$2]) + [.E215]*(6+[.$I$2])" office:value-type="float" office:value="-2330.46" calcext:value-type="float">
            <text:p>-2330,46</text:p>
          </table:table-cell>
          <table:table-cell table:formula="of:=MOD([.G21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table:formula="of:=IF([.G216]=1; [.B215]; [.B215]-1)" office:value-type="float" office:value="-38" calcext:value-type="float">
            <text:p>-38</text:p>
          </table:table-cell>
          <table:table-cell table:formula="of:=FLOOR(120 * (1 + (2/29) * ([.B216]-24)/2))" office:value-type="float" office:value="-137" calcext:value-type="float">
            <text:p>-137</text:p>
          </table:table-cell>
          <table:table-cell table:formula="of:=FLOOR(90 * (1 + (1/13) * ([.$B216]-24)/2))" office:value-type="float" office:value="-125" calcext:value-type="float">
            <text:p>-125</text:p>
          </table:table-cell>
          <table:table-cell table:formula="of:=FLOOR(80 * (1 + (1/17) * ([.$B216]-24)/2))" office:value-type="float" office:value="-66" calcext:value-type="float">
            <text:p>-66</text:p>
          </table:table-cell>
          <table:table-cell table:formula="of:=[.C216]*(5+[.$I$2]) + [.D216]*(7+[.$I$2]) + [.E216]*(6+[.$I$2])" office:value-type="float" office:value="-2395.52" calcext:value-type="float">
            <text:p>-2395,52</text:p>
          </table:table-cell>
          <table:table-cell table:formula="of:=MOD([.G21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table:formula="of:=IF([.G217]=1; [.B216]; [.B216]-1)" office:value-type="float" office:value="-38" calcext:value-type="float">
            <text:p>-38</text:p>
          </table:table-cell>
          <table:table-cell table:formula="of:=FLOOR(120 * (1 + (2/29) * ([.B217]-24)/2))" office:value-type="float" office:value="-137" calcext:value-type="float">
            <text:p>-137</text:p>
          </table:table-cell>
          <table:table-cell table:formula="of:=FLOOR(90 * (1 + (1/13) * ([.$B217]-24)/2))" office:value-type="float" office:value="-125" calcext:value-type="float">
            <text:p>-125</text:p>
          </table:table-cell>
          <table:table-cell table:formula="of:=FLOOR(80 * (1 + (1/17) * ([.$B217]-24)/2))" office:value-type="float" office:value="-66" calcext:value-type="float">
            <text:p>-66</text:p>
          </table:table-cell>
          <table:table-cell table:formula="of:=[.C217]*(5+[.$I$2]) + [.D217]*(7+[.$I$2]) + [.E217]*(6+[.$I$2])" office:value-type="float" office:value="-2395.52" calcext:value-type="float">
            <text:p>-2395,52</text:p>
          </table:table-cell>
          <table:table-cell table:formula="of:=MOD([.G21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table:formula="of:=IF([.G218]=1; [.B217]; [.B217]-1)" office:value-type="float" office:value="-39" calcext:value-type="float">
            <text:p>-39</text:p>
          </table:table-cell>
          <table:table-cell table:formula="of:=FLOOR(120 * (1 + (2/29) * ([.B218]-24)/2))" office:value-type="float" office:value="-141" calcext:value-type="float">
            <text:p>-141</text:p>
          </table:table-cell>
          <table:table-cell table:formula="of:=FLOOR(90 * (1 + (1/13) * ([.$B218]-24)/2))" office:value-type="float" office:value="-129" calcext:value-type="float">
            <text:p>-129</text:p>
          </table:table-cell>
          <table:table-cell table:formula="of:=FLOOR(80 * (1 + (1/17) * ([.$B218]-24)/2))" office:value-type="float" office:value="-69" calcext:value-type="float">
            <text:p>-69</text:p>
          </table:table-cell>
          <table:table-cell table:formula="of:=[.C218]*(5+[.$I$2]) + [.D218]*(7+[.$I$2]) + [.E218]*(6+[.$I$2])" office:value-type="float" office:value="-2476.26" calcext:value-type="float">
            <text:p>-2476,26</text:p>
          </table:table-cell>
          <table:table-cell table:formula="of:=MOD([.G21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table:formula="of:=IF([.G219]=1; [.B218]; [.B218]-1)" office:value-type="float" office:value="-39" calcext:value-type="float">
            <text:p>-39</text:p>
          </table:table-cell>
          <table:table-cell table:formula="of:=FLOOR(120 * (1 + (2/29) * ([.B219]-24)/2))" office:value-type="float" office:value="-141" calcext:value-type="float">
            <text:p>-141</text:p>
          </table:table-cell>
          <table:table-cell table:formula="of:=FLOOR(90 * (1 + (1/13) * ([.$B219]-24)/2))" office:value-type="float" office:value="-129" calcext:value-type="float">
            <text:p>-129</text:p>
          </table:table-cell>
          <table:table-cell table:formula="of:=FLOOR(80 * (1 + (1/17) * ([.$B219]-24)/2))" office:value-type="float" office:value="-69" calcext:value-type="float">
            <text:p>-69</text:p>
          </table:table-cell>
          <table:table-cell table:formula="of:=[.C219]*(5+[.$I$2]) + [.D219]*(7+[.$I$2]) + [.E219]*(6+[.$I$2])" office:value-type="float" office:value="-2476.26" calcext:value-type="float">
            <text:p>-2476,26</text:p>
          </table:table-cell>
          <table:table-cell table:formula="of:=MOD([.G21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table:formula="of:=IF([.G220]=1; [.B219]; [.B219]-1)" office:value-type="float" office:value="-40" calcext:value-type="float">
            <text:p>-40</text:p>
          </table:table-cell>
          <table:table-cell table:formula="of:=FLOOR(120 * (1 + (2/29) * ([.B220]-24)/2))" office:value-type="float" office:value="-145" calcext:value-type="float">
            <text:p>-145</text:p>
          </table:table-cell>
          <table:table-cell table:formula="of:=FLOOR(90 * (1 + (1/13) * ([.$B220]-24)/2))" office:value-type="float" office:value="-132" calcext:value-type="float">
            <text:p>-132</text:p>
          </table:table-cell>
          <table:table-cell table:formula="of:=FLOOR(80 * (1 + (1/17) * ([.$B220]-24)/2))" office:value-type="float" office:value="-71" calcext:value-type="float">
            <text:p>-71</text:p>
          </table:table-cell>
          <table:table-cell table:formula="of:=[.C220]*(5+[.$I$2]) + [.D220]*(7+[.$I$2]) + [.E220]*(6+[.$I$2])" office:value-type="float" office:value="-2541.32" calcext:value-type="float">
            <text:p>-2541,32</text:p>
          </table:table-cell>
          <table:table-cell table:formula="of:=MOD([.G21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table:formula="of:=IF([.G221]=1; [.B220]; [.B220]-1)" office:value-type="float" office:value="-40" calcext:value-type="float">
            <text:p>-40</text:p>
          </table:table-cell>
          <table:table-cell table:formula="of:=FLOOR(120 * (1 + (2/29) * ([.B221]-24)/2))" office:value-type="float" office:value="-145" calcext:value-type="float">
            <text:p>-145</text:p>
          </table:table-cell>
          <table:table-cell table:formula="of:=FLOOR(90 * (1 + (1/13) * ([.$B221]-24)/2))" office:value-type="float" office:value="-132" calcext:value-type="float">
            <text:p>-132</text:p>
          </table:table-cell>
          <table:table-cell table:formula="of:=FLOOR(80 * (1 + (1/17) * ([.$B221]-24)/2))" office:value-type="float" office:value="-71" calcext:value-type="float">
            <text:p>-71</text:p>
          </table:table-cell>
          <table:table-cell table:formula="of:=[.C221]*(5+[.$I$2]) + [.D221]*(7+[.$I$2]) + [.E221]*(6+[.$I$2])" office:value-type="float" office:value="-2541.32" calcext:value-type="float">
            <text:p>-2541,32</text:p>
          </table:table-cell>
          <table:table-cell table:formula="of:=MOD([.G22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table:formula="of:=IF([.G222]=1; [.B221]; [.B221]-1)" office:value-type="float" office:value="-41" calcext:value-type="float">
            <text:p>-41</text:p>
          </table:table-cell>
          <table:table-cell table:formula="of:=FLOOR(120 * (1 + (2/29) * ([.B222]-24)/2))" office:value-type="float" office:value="-149" calcext:value-type="float">
            <text:p>-149</text:p>
          </table:table-cell>
          <table:table-cell table:formula="of:=FLOOR(90 * (1 + (1/13) * ([.$B222]-24)/2))" office:value-type="float" office:value="-135" calcext:value-type="float">
            <text:p>-135</text:p>
          </table:table-cell>
          <table:table-cell table:formula="of:=FLOOR(80 * (1 + (1/17) * ([.$B222]-24)/2))" office:value-type="float" office:value="-73" calcext:value-type="float">
            <text:p>-73</text:p>
          </table:table-cell>
          <table:table-cell table:formula="of:=[.C222]*(5+[.$I$2]) + [.D222]*(7+[.$I$2]) + [.E222]*(6+[.$I$2])" office:value-type="float" office:value="-2606.38" calcext:value-type="float">
            <text:p>-2606,38</text:p>
          </table:table-cell>
          <table:table-cell table:formula="of:=MOD([.G22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table:formula="of:=IF([.G223]=1; [.B222]; [.B222]-1)" office:value-type="float" office:value="-41" calcext:value-type="float">
            <text:p>-41</text:p>
          </table:table-cell>
          <table:table-cell table:formula="of:=FLOOR(120 * (1 + (2/29) * ([.B223]-24)/2))" office:value-type="float" office:value="-149" calcext:value-type="float">
            <text:p>-149</text:p>
          </table:table-cell>
          <table:table-cell table:formula="of:=FLOOR(90 * (1 + (1/13) * ([.$B223]-24)/2))" office:value-type="float" office:value="-135" calcext:value-type="float">
            <text:p>-135</text:p>
          </table:table-cell>
          <table:table-cell table:formula="of:=FLOOR(80 * (1 + (1/17) * ([.$B223]-24)/2))" office:value-type="float" office:value="-73" calcext:value-type="float">
            <text:p>-73</text:p>
          </table:table-cell>
          <table:table-cell table:formula="of:=[.C223]*(5+[.$I$2]) + [.D223]*(7+[.$I$2]) + [.E223]*(6+[.$I$2])" office:value-type="float" office:value="-2606.38" calcext:value-type="float">
            <text:p>-2606,38</text:p>
          </table:table-cell>
          <table:table-cell table:formula="of:=MOD([.G22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table:formula="of:=IF([.G224]=1; [.B223]; [.B223]-1)" office:value-type="float" office:value="-42" calcext:value-type="float">
            <text:p>-42</text:p>
          </table:table-cell>
          <table:table-cell table:formula="of:=FLOOR(120 * (1 + (2/29) * ([.B224]-24)/2))" office:value-type="float" office:value="-154" calcext:value-type="float">
            <text:p>-154</text:p>
          </table:table-cell>
          <table:table-cell table:formula="of:=FLOOR(90 * (1 + (1/13) * ([.$B224]-24)/2))" office:value-type="float" office:value="-139" calcext:value-type="float">
            <text:p>-139</text:p>
          </table:table-cell>
          <table:table-cell table:formula="of:=FLOOR(80 * (1 + (1/17) * ([.$B224]-24)/2))" office:value-type="float" office:value="-76" calcext:value-type="float">
            <text:p>-76</text:p>
          </table:table-cell>
          <table:table-cell table:formula="of:=[.C224]*(5+[.$I$2]) + [.D224]*(7+[.$I$2]) + [.E224]*(6+[.$I$2])" office:value-type="float" office:value="-2693.46" calcext:value-type="float">
            <text:p>-2693,46</text:p>
          </table:table-cell>
          <table:table-cell table:formula="of:=MOD([.G22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table:formula="of:=IF([.G225]=1; [.B224]; [.B224]-1)" office:value-type="float" office:value="-42" calcext:value-type="float">
            <text:p>-42</text:p>
          </table:table-cell>
          <table:table-cell table:formula="of:=FLOOR(120 * (1 + (2/29) * ([.B225]-24)/2))" office:value-type="float" office:value="-154" calcext:value-type="float">
            <text:p>-154</text:p>
          </table:table-cell>
          <table:table-cell table:formula="of:=FLOOR(90 * (1 + (1/13) * ([.$B225]-24)/2))" office:value-type="float" office:value="-139" calcext:value-type="float">
            <text:p>-139</text:p>
          </table:table-cell>
          <table:table-cell table:formula="of:=FLOOR(80 * (1 + (1/17) * ([.$B225]-24)/2))" office:value-type="float" office:value="-76" calcext:value-type="float">
            <text:p>-76</text:p>
          </table:table-cell>
          <table:table-cell table:formula="of:=[.C225]*(5+[.$I$2]) + [.D225]*(7+[.$I$2]) + [.E225]*(6+[.$I$2])" office:value-type="float" office:value="-2693.46" calcext:value-type="float">
            <text:p>-2693,46</text:p>
          </table:table-cell>
          <table:table-cell table:formula="of:=MOD([.G22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table:formula="of:=IF([.G226]=1; [.B225]; [.B225]-1)" office:value-type="float" office:value="-43" calcext:value-type="float">
            <text:p>-43</text:p>
          </table:table-cell>
          <table:table-cell table:formula="of:=FLOOR(120 * (1 + (2/29) * ([.B226]-24)/2))" office:value-type="float" office:value="-158" calcext:value-type="float">
            <text:p>-158</text:p>
          </table:table-cell>
          <table:table-cell table:formula="of:=FLOOR(90 * (1 + (1/13) * ([.$B226]-24)/2))" office:value-type="float" office:value="-142" calcext:value-type="float">
            <text:p>-142</text:p>
          </table:table-cell>
          <table:table-cell table:formula="of:=FLOOR(80 * (1 + (1/17) * ([.$B226]-24)/2))" office:value-type="float" office:value="-78" calcext:value-type="float">
            <text:p>-78</text:p>
          </table:table-cell>
          <table:table-cell table:formula="of:=[.C226]*(5+[.$I$2]) + [.D226]*(7+[.$I$2]) + [.E226]*(6+[.$I$2])" office:value-type="float" office:value="-2758.52" calcext:value-type="float">
            <text:p>-2758,52</text:p>
          </table:table-cell>
          <table:table-cell table:formula="of:=MOD([.G22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table:formula="of:=IF([.G227]=1; [.B226]; [.B226]-1)" office:value-type="float" office:value="-43" calcext:value-type="float">
            <text:p>-43</text:p>
          </table:table-cell>
          <table:table-cell table:formula="of:=FLOOR(120 * (1 + (2/29) * ([.B227]-24)/2))" office:value-type="float" office:value="-158" calcext:value-type="float">
            <text:p>-158</text:p>
          </table:table-cell>
          <table:table-cell table:formula="of:=FLOOR(90 * (1 + (1/13) * ([.$B227]-24)/2))" office:value-type="float" office:value="-142" calcext:value-type="float">
            <text:p>-142</text:p>
          </table:table-cell>
          <table:table-cell table:formula="of:=FLOOR(80 * (1 + (1/17) * ([.$B227]-24)/2))" office:value-type="float" office:value="-78" calcext:value-type="float">
            <text:p>-78</text:p>
          </table:table-cell>
          <table:table-cell table:formula="of:=[.C227]*(5+[.$I$2]) + [.D227]*(7+[.$I$2]) + [.E227]*(6+[.$I$2])" office:value-type="float" office:value="-2758.52" calcext:value-type="float">
            <text:p>-2758,52</text:p>
          </table:table-cell>
          <table:table-cell table:formula="of:=MOD([.G22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table:formula="of:=IF([.G228]=1; [.B227]; [.B227]-1)" office:value-type="float" office:value="-44" calcext:value-type="float">
            <text:p>-44</text:p>
          </table:table-cell>
          <table:table-cell table:formula="of:=FLOOR(120 * (1 + (2/29) * ([.B228]-24)/2))" office:value-type="float" office:value="-162" calcext:value-type="float">
            <text:p>-162</text:p>
          </table:table-cell>
          <table:table-cell table:formula="of:=FLOOR(90 * (1 + (1/13) * ([.$B228]-24)/2))" office:value-type="float" office:value="-146" calcext:value-type="float">
            <text:p>-146</text:p>
          </table:table-cell>
          <table:table-cell table:formula="of:=FLOOR(80 * (1 + (1/17) * ([.$B228]-24)/2))" office:value-type="float" office:value="-80" calcext:value-type="float">
            <text:p>-80</text:p>
          </table:table-cell>
          <table:table-cell table:formula="of:=[.C228]*(5+[.$I$2]) + [.D228]*(7+[.$I$2]) + [.E228]*(6+[.$I$2])" office:value-type="float" office:value="-2831.92" calcext:value-type="float">
            <text:p>-2831,92</text:p>
          </table:table-cell>
          <table:table-cell table:formula="of:=MOD([.G22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table:formula="of:=IF([.G229]=1; [.B228]; [.B228]-1)" office:value-type="float" office:value="-44" calcext:value-type="float">
            <text:p>-44</text:p>
          </table:table-cell>
          <table:table-cell table:formula="of:=FLOOR(120 * (1 + (2/29) * ([.B229]-24)/2))" office:value-type="float" office:value="-162" calcext:value-type="float">
            <text:p>-162</text:p>
          </table:table-cell>
          <table:table-cell table:formula="of:=FLOOR(90 * (1 + (1/13) * ([.$B229]-24)/2))" office:value-type="float" office:value="-146" calcext:value-type="float">
            <text:p>-146</text:p>
          </table:table-cell>
          <table:table-cell table:formula="of:=FLOOR(80 * (1 + (1/17) * ([.$B229]-24)/2))" office:value-type="float" office:value="-80" calcext:value-type="float">
            <text:p>-80</text:p>
          </table:table-cell>
          <table:table-cell table:formula="of:=[.C229]*(5+[.$I$2]) + [.D229]*(7+[.$I$2]) + [.E229]*(6+[.$I$2])" office:value-type="float" office:value="-2831.92" calcext:value-type="float">
            <text:p>-2831,92</text:p>
          </table:table-cell>
          <table:table-cell table:formula="of:=MOD([.G22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table:formula="of:=IF([.G230]=1; [.B229]; [.B229]-1)" office:value-type="float" office:value="-45" calcext:value-type="float">
            <text:p>-45</text:p>
          </table:table-cell>
          <table:table-cell table:formula="of:=FLOOR(120 * (1 + (2/29) * ([.B230]-24)/2))" office:value-type="float" office:value="-166" calcext:value-type="float">
            <text:p>-166</text:p>
          </table:table-cell>
          <table:table-cell table:formula="of:=FLOOR(90 * (1 + (1/13) * ([.$B230]-24)/2))" office:value-type="float" office:value="-149" calcext:value-type="float">
            <text:p>-149</text:p>
          </table:table-cell>
          <table:table-cell table:formula="of:=FLOOR(80 * (1 + (1/17) * ([.$B230]-24)/2))" office:value-type="float" office:value="-83" calcext:value-type="float">
            <text:p>-83</text:p>
          </table:table-cell>
          <table:table-cell table:formula="of:=[.C230]*(5+[.$I$2]) + [.D230]*(7+[.$I$2]) + [.E230]*(6+[.$I$2])" office:value-type="float" office:value="-2904.32" calcext:value-type="float">
            <text:p>-2904,32</text:p>
          </table:table-cell>
          <table:table-cell table:formula="of:=MOD([.G22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table:formula="of:=IF([.G231]=1; [.B230]; [.B230]-1)" office:value-type="float" office:value="-45" calcext:value-type="float">
            <text:p>-45</text:p>
          </table:table-cell>
          <table:table-cell table:formula="of:=FLOOR(120 * (1 + (2/29) * ([.B231]-24)/2))" office:value-type="float" office:value="-166" calcext:value-type="float">
            <text:p>-166</text:p>
          </table:table-cell>
          <table:table-cell table:formula="of:=FLOOR(90 * (1 + (1/13) * ([.$B231]-24)/2))" office:value-type="float" office:value="-149" calcext:value-type="float">
            <text:p>-149</text:p>
          </table:table-cell>
          <table:table-cell table:formula="of:=FLOOR(80 * (1 + (1/17) * ([.$B231]-24)/2))" office:value-type="float" office:value="-83" calcext:value-type="float">
            <text:p>-83</text:p>
          </table:table-cell>
          <table:table-cell table:formula="of:=[.C231]*(5+[.$I$2]) + [.D231]*(7+[.$I$2]) + [.E231]*(6+[.$I$2])" office:value-type="float" office:value="-2904.32" calcext:value-type="float">
            <text:p>-2904,32</text:p>
          </table:table-cell>
          <table:table-cell table:formula="of:=MOD([.G23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table:formula="of:=IF([.G232]=1; [.B231]; [.B231]-1)" office:value-type="float" office:value="-46" calcext:value-type="float">
            <text:p>-46</text:p>
          </table:table-cell>
          <table:table-cell table:formula="of:=FLOOR(120 * (1 + (2/29) * ([.B232]-24)/2))" office:value-type="float" office:value="-170" calcext:value-type="float">
            <text:p>-170</text:p>
          </table:table-cell>
          <table:table-cell table:formula="of:=FLOOR(90 * (1 + (1/13) * ([.$B232]-24)/2))" office:value-type="float" office:value="-153" calcext:value-type="float">
            <text:p>-153</text:p>
          </table:table-cell>
          <table:table-cell table:formula="of:=FLOOR(80 * (1 + (1/17) * ([.$B232]-24)/2))" office:value-type="float" office:value="-85" calcext:value-type="float">
            <text:p>-85</text:p>
          </table:table-cell>
          <table:table-cell table:formula="of:=[.C232]*(5+[.$I$2]) + [.D232]*(7+[.$I$2]) + [.E232]*(6+[.$I$2])" office:value-type="float" office:value="-2977.72" calcext:value-type="float">
            <text:p>-2977,72</text:p>
          </table:table-cell>
          <table:table-cell table:formula="of:=MOD([.G23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table:formula="of:=IF([.G233]=1; [.B232]; [.B232]-1)" office:value-type="float" office:value="-46" calcext:value-type="float">
            <text:p>-46</text:p>
          </table:table-cell>
          <table:table-cell table:formula="of:=FLOOR(120 * (1 + (2/29) * ([.B233]-24)/2))" office:value-type="float" office:value="-170" calcext:value-type="float">
            <text:p>-170</text:p>
          </table:table-cell>
          <table:table-cell table:formula="of:=FLOOR(90 * (1 + (1/13) * ([.$B233]-24)/2))" office:value-type="float" office:value="-153" calcext:value-type="float">
            <text:p>-153</text:p>
          </table:table-cell>
          <table:table-cell table:formula="of:=FLOOR(80 * (1 + (1/17) * ([.$B233]-24)/2))" office:value-type="float" office:value="-85" calcext:value-type="float">
            <text:p>-85</text:p>
          </table:table-cell>
          <table:table-cell table:formula="of:=[.C233]*(5+[.$I$2]) + [.D233]*(7+[.$I$2]) + [.E233]*(6+[.$I$2])" office:value-type="float" office:value="-2977.72" calcext:value-type="float">
            <text:p>-2977,72</text:p>
          </table:table-cell>
          <table:table-cell table:formula="of:=MOD([.G23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table:formula="of:=IF([.G234]=1; [.B233]; [.B233]-1)" office:value-type="float" office:value="-47" calcext:value-type="float">
            <text:p>-47</text:p>
          </table:table-cell>
          <table:table-cell table:formula="of:=FLOOR(120 * (1 + (2/29) * ([.B234]-24)/2))" office:value-type="float" office:value="-174" calcext:value-type="float">
            <text:p>-174</text:p>
          </table:table-cell>
          <table:table-cell table:formula="of:=FLOOR(90 * (1 + (1/13) * ([.$B234]-24)/2))" office:value-type="float" office:value="-156" calcext:value-type="float">
            <text:p>-156</text:p>
          </table:table-cell>
          <table:table-cell table:formula="of:=FLOOR(80 * (1 + (1/17) * ([.$B234]-24)/2))" office:value-type="float" office:value="-88" calcext:value-type="float">
            <text:p>-88</text:p>
          </table:table-cell>
          <table:table-cell table:formula="of:=[.C234]*(5+[.$I$2]) + [.D234]*(7+[.$I$2]) + [.E234]*(6+[.$I$2])" office:value-type="float" office:value="-3050.12" calcext:value-type="float">
            <text:p>-3050,12</text:p>
          </table:table-cell>
          <table:table-cell table:formula="of:=MOD([.G23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table:formula="of:=IF([.G235]=1; [.B234]; [.B234]-1)" office:value-type="float" office:value="-47" calcext:value-type="float">
            <text:p>-47</text:p>
          </table:table-cell>
          <table:table-cell table:formula="of:=FLOOR(120 * (1 + (2/29) * ([.B235]-24)/2))" office:value-type="float" office:value="-174" calcext:value-type="float">
            <text:p>-174</text:p>
          </table:table-cell>
          <table:table-cell table:formula="of:=FLOOR(90 * (1 + (1/13) * ([.$B235]-24)/2))" office:value-type="float" office:value="-156" calcext:value-type="float">
            <text:p>-156</text:p>
          </table:table-cell>
          <table:table-cell table:formula="of:=FLOOR(80 * (1 + (1/17) * ([.$B235]-24)/2))" office:value-type="float" office:value="-88" calcext:value-type="float">
            <text:p>-88</text:p>
          </table:table-cell>
          <table:table-cell table:formula="of:=[.C235]*(5+[.$I$2]) + [.D235]*(7+[.$I$2]) + [.E235]*(6+[.$I$2])" office:value-type="float" office:value="-3050.12" calcext:value-type="float">
            <text:p>-3050,12</text:p>
          </table:table-cell>
          <table:table-cell table:formula="of:=MOD([.G23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table:formula="of:=IF([.G236]=1; [.B235]; [.B235]-1)" office:value-type="float" office:value="-48" calcext:value-type="float">
            <text:p>-48</text:p>
          </table:table-cell>
          <table:table-cell table:formula="of:=FLOOR(120 * (1 + (2/29) * ([.B236]-24)/2))" office:value-type="float" office:value="-178" calcext:value-type="float">
            <text:p>-178</text:p>
          </table:table-cell>
          <table:table-cell table:formula="of:=FLOOR(90 * (1 + (1/13) * ([.$B236]-24)/2))" office:value-type="float" office:value="-160" calcext:value-type="float">
            <text:p>-160</text:p>
          </table:table-cell>
          <table:table-cell table:formula="of:=FLOOR(80 * (1 + (1/17) * ([.$B236]-24)/2))" office:value-type="float" office:value="-90" calcext:value-type="float">
            <text:p>-90</text:p>
          </table:table-cell>
          <table:table-cell table:formula="of:=[.C236]*(5+[.$I$2]) + [.D236]*(7+[.$I$2]) + [.E236]*(6+[.$I$2])" office:value-type="float" office:value="-3123.52" calcext:value-type="float">
            <text:p>-3123,52</text:p>
          </table:table-cell>
          <table:table-cell table:formula="of:=MOD([.G23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table:formula="of:=IF([.G237]=1; [.B236]; [.B236]-1)" office:value-type="float" office:value="-48" calcext:value-type="float">
            <text:p>-48</text:p>
          </table:table-cell>
          <table:table-cell table:formula="of:=FLOOR(120 * (1 + (2/29) * ([.B237]-24)/2))" office:value-type="float" office:value="-178" calcext:value-type="float">
            <text:p>-178</text:p>
          </table:table-cell>
          <table:table-cell table:formula="of:=FLOOR(90 * (1 + (1/13) * ([.$B237]-24)/2))" office:value-type="float" office:value="-160" calcext:value-type="float">
            <text:p>-160</text:p>
          </table:table-cell>
          <table:table-cell table:formula="of:=FLOOR(80 * (1 + (1/17) * ([.$B237]-24)/2))" office:value-type="float" office:value="-90" calcext:value-type="float">
            <text:p>-90</text:p>
          </table:table-cell>
          <table:table-cell table:formula="of:=[.C237]*(5+[.$I$2]) + [.D237]*(7+[.$I$2]) + [.E237]*(6+[.$I$2])" office:value-type="float" office:value="-3123.52" calcext:value-type="float">
            <text:p>-3123,52</text:p>
          </table:table-cell>
          <table:table-cell table:formula="of:=MOD([.G23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table:formula="of:=IF([.G238]=1; [.B237]; [.B237]-1)" office:value-type="float" office:value="-49" calcext:value-type="float">
            <text:p>-49</text:p>
          </table:table-cell>
          <table:table-cell table:formula="of:=FLOOR(120 * (1 + (2/29) * ([.B238]-24)/2))" office:value-type="float" office:value="-183" calcext:value-type="float">
            <text:p>-183</text:p>
          </table:table-cell>
          <table:table-cell table:formula="of:=FLOOR(90 * (1 + (1/13) * ([.$B238]-24)/2))" office:value-type="float" office:value="-163" calcext:value-type="float">
            <text:p>-163</text:p>
          </table:table-cell>
          <table:table-cell table:formula="of:=FLOOR(80 * (1 + (1/17) * ([.$B238]-24)/2))" office:value-type="float" office:value="-92" calcext:value-type="float">
            <text:p>-92</text:p>
          </table:table-cell>
          <table:table-cell table:formula="of:=[.C238]*(5+[.$I$2]) + [.D238]*(7+[.$I$2]) + [.E238]*(6+[.$I$2])" office:value-type="float" office:value="-3194.92" calcext:value-type="float">
            <text:p>-3194,92</text:p>
          </table:table-cell>
          <table:table-cell table:formula="of:=MOD([.G23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table:formula="of:=IF([.G239]=1; [.B238]; [.B238]-1)" office:value-type="float" office:value="-49" calcext:value-type="float">
            <text:p>-49</text:p>
          </table:table-cell>
          <table:table-cell table:formula="of:=FLOOR(120 * (1 + (2/29) * ([.B239]-24)/2))" office:value-type="float" office:value="-183" calcext:value-type="float">
            <text:p>-183</text:p>
          </table:table-cell>
          <table:table-cell table:formula="of:=FLOOR(90 * (1 + (1/13) * ([.$B239]-24)/2))" office:value-type="float" office:value="-163" calcext:value-type="float">
            <text:p>-163</text:p>
          </table:table-cell>
          <table:table-cell table:formula="of:=FLOOR(80 * (1 + (1/17) * ([.$B239]-24)/2))" office:value-type="float" office:value="-92" calcext:value-type="float">
            <text:p>-92</text:p>
          </table:table-cell>
          <table:table-cell table:formula="of:=[.C239]*(5+[.$I$2]) + [.D239]*(7+[.$I$2]) + [.E239]*(6+[.$I$2])" office:value-type="float" office:value="-3194.92" calcext:value-type="float">
            <text:p>-3194,92</text:p>
          </table:table-cell>
          <table:table-cell table:formula="of:=MOD([.G23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table:formula="of:=IF([.G240]=1; [.B239]; [.B239]-1)" office:value-type="float" office:value="-50" calcext:value-type="float">
            <text:p>-50</text:p>
          </table:table-cell>
          <table:table-cell table:formula="of:=FLOOR(120 * (1 + (2/29) * ([.B240]-24)/2))" office:value-type="float" office:value="-187" calcext:value-type="float">
            <text:p>-187</text:p>
          </table:table-cell>
          <table:table-cell table:formula="of:=FLOOR(90 * (1 + (1/13) * ([.$B240]-24)/2))" office:value-type="float" office:value="-167" calcext:value-type="float">
            <text:p>-167</text:p>
          </table:table-cell>
          <table:table-cell table:formula="of:=FLOOR(80 * (1 + (1/17) * ([.$B240]-24)/2))" office:value-type="float" office:value="-95" calcext:value-type="float">
            <text:p>-95</text:p>
          </table:table-cell>
          <table:table-cell table:formula="of:=[.C240]*(5+[.$I$2]) + [.D240]*(7+[.$I$2]) + [.E240]*(6+[.$I$2])" office:value-type="float" office:value="-3275.66" calcext:value-type="float">
            <text:p>-3275,66</text:p>
          </table:table-cell>
          <table:table-cell table:formula="of:=MOD([.G23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table:formula="of:=IF([.G241]=1; [.B240]; [.B240]-1)" office:value-type="float" office:value="-50" calcext:value-type="float">
            <text:p>-50</text:p>
          </table:table-cell>
          <table:table-cell table:formula="of:=FLOOR(120 * (1 + (2/29) * ([.B241]-24)/2))" office:value-type="float" office:value="-187" calcext:value-type="float">
            <text:p>-187</text:p>
          </table:table-cell>
          <table:table-cell table:formula="of:=FLOOR(90 * (1 + (1/13) * ([.$B241]-24)/2))" office:value-type="float" office:value="-167" calcext:value-type="float">
            <text:p>-167</text:p>
          </table:table-cell>
          <table:table-cell table:formula="of:=FLOOR(80 * (1 + (1/17) * ([.$B241]-24)/2))" office:value-type="float" office:value="-95" calcext:value-type="float">
            <text:p>-95</text:p>
          </table:table-cell>
          <table:table-cell table:formula="of:=[.C241]*(5+[.$I$2]) + [.D241]*(7+[.$I$2]) + [.E241]*(6+[.$I$2])" office:value-type="float" office:value="-3275.66" calcext:value-type="float">
            <text:p>-3275,66</text:p>
          </table:table-cell>
          <table:table-cell table:formula="of:=MOD([.G24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table:formula="of:=IF([.G242]=1; [.B241]; [.B241]-1)" office:value-type="float" office:value="-51" calcext:value-type="float">
            <text:p>-51</text:p>
          </table:table-cell>
          <table:table-cell table:formula="of:=FLOOR(120 * (1 + (2/29) * ([.B242]-24)/2))" office:value-type="float" office:value="-191" calcext:value-type="float">
            <text:p>-191</text:p>
          </table:table-cell>
          <table:table-cell table:formula="of:=FLOOR(90 * (1 + (1/13) * ([.$B242]-24)/2))" office:value-type="float" office:value="-170" calcext:value-type="float">
            <text:p>-170</text:p>
          </table:table-cell>
          <table:table-cell table:formula="of:=FLOOR(80 * (1 + (1/17) * ([.$B242]-24)/2))" office:value-type="float" office:value="-97" calcext:value-type="float">
            <text:p>-97</text:p>
          </table:table-cell>
          <table:table-cell table:formula="of:=[.C242]*(5+[.$I$2]) + [.D242]*(7+[.$I$2]) + [.E242]*(6+[.$I$2])" office:value-type="float" office:value="-3340.72" calcext:value-type="float">
            <text:p>-3340,72</text:p>
          </table:table-cell>
          <table:table-cell table:formula="of:=MOD([.G24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table:formula="of:=IF([.G243]=1; [.B242]; [.B242]-1)" office:value-type="float" office:value="-51" calcext:value-type="float">
            <text:p>-51</text:p>
          </table:table-cell>
          <table:table-cell table:formula="of:=FLOOR(120 * (1 + (2/29) * ([.B243]-24)/2))" office:value-type="float" office:value="-191" calcext:value-type="float">
            <text:p>-191</text:p>
          </table:table-cell>
          <table:table-cell table:formula="of:=FLOOR(90 * (1 + (1/13) * ([.$B243]-24)/2))" office:value-type="float" office:value="-170" calcext:value-type="float">
            <text:p>-170</text:p>
          </table:table-cell>
          <table:table-cell table:formula="of:=FLOOR(80 * (1 + (1/17) * ([.$B243]-24)/2))" office:value-type="float" office:value="-97" calcext:value-type="float">
            <text:p>-97</text:p>
          </table:table-cell>
          <table:table-cell table:formula="of:=[.C243]*(5+[.$I$2]) + [.D243]*(7+[.$I$2]) + [.E243]*(6+[.$I$2])" office:value-type="float" office:value="-3340.72" calcext:value-type="float">
            <text:p>-3340,72</text:p>
          </table:table-cell>
          <table:table-cell table:formula="of:=MOD([.G24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table:formula="of:=IF([.G244]=1; [.B243]; [.B243]-1)" office:value-type="float" office:value="-52" calcext:value-type="float">
            <text:p>-52</text:p>
          </table:table-cell>
          <table:table-cell table:formula="of:=FLOOR(120 * (1 + (2/29) * ([.B244]-24)/2))" office:value-type="float" office:value="-195" calcext:value-type="float">
            <text:p>-195</text:p>
          </table:table-cell>
          <table:table-cell table:formula="of:=FLOOR(90 * (1 + (1/13) * ([.$B244]-24)/2))" office:value-type="float" office:value="-174" calcext:value-type="float">
            <text:p>-174</text:p>
          </table:table-cell>
          <table:table-cell table:formula="of:=FLOOR(80 * (1 + (1/17) * ([.$B244]-24)/2))" office:value-type="float" office:value="-99" calcext:value-type="float">
            <text:p>-99</text:p>
          </table:table-cell>
          <table:table-cell table:formula="of:=[.C244]*(5+[.$I$2]) + [.D244]*(7+[.$I$2]) + [.E244]*(6+[.$I$2])" office:value-type="float" office:value="-3414.12" calcext:value-type="float">
            <text:p>-3414,12</text:p>
          </table:table-cell>
          <table:table-cell table:formula="of:=MOD([.G24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table:formula="of:=IF([.G245]=1; [.B244]; [.B244]-1)" office:value-type="float" office:value="-52" calcext:value-type="float">
            <text:p>-52</text:p>
          </table:table-cell>
          <table:table-cell table:formula="of:=FLOOR(120 * (1 + (2/29) * ([.B245]-24)/2))" office:value-type="float" office:value="-195" calcext:value-type="float">
            <text:p>-195</text:p>
          </table:table-cell>
          <table:table-cell table:formula="of:=FLOOR(90 * (1 + (1/13) * ([.$B245]-24)/2))" office:value-type="float" office:value="-174" calcext:value-type="float">
            <text:p>-174</text:p>
          </table:table-cell>
          <table:table-cell table:formula="of:=FLOOR(80 * (1 + (1/17) * ([.$B245]-24)/2))" office:value-type="float" office:value="-99" calcext:value-type="float">
            <text:p>-99</text:p>
          </table:table-cell>
          <table:table-cell table:formula="of:=[.C245]*(5+[.$I$2]) + [.D245]*(7+[.$I$2]) + [.E245]*(6+[.$I$2])" office:value-type="float" office:value="-3414.12" calcext:value-type="float">
            <text:p>-3414,12</text:p>
          </table:table-cell>
          <table:table-cell table:formula="of:=MOD([.G24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table:formula="of:=IF([.G246]=1; [.B245]; [.B245]-1)" office:value-type="float" office:value="-53" calcext:value-type="float">
            <text:p>-53</text:p>
          </table:table-cell>
          <table:table-cell table:formula="of:=FLOOR(120 * (1 + (2/29) * ([.B246]-24)/2))" office:value-type="float" office:value="-199" calcext:value-type="float">
            <text:p>-199</text:p>
          </table:table-cell>
          <table:table-cell table:formula="of:=FLOOR(90 * (1 + (1/13) * ([.$B246]-24)/2))" office:value-type="float" office:value="-177" calcext:value-type="float">
            <text:p>-177</text:p>
          </table:table-cell>
          <table:table-cell table:formula="of:=FLOOR(80 * (1 + (1/17) * ([.$B246]-24)/2))" office:value-type="float" office:value="-102" calcext:value-type="float">
            <text:p>-102</text:p>
          </table:table-cell>
          <table:table-cell table:formula="of:=[.C246]*(5+[.$I$2]) + [.D246]*(7+[.$I$2]) + [.E246]*(6+[.$I$2])" office:value-type="float" office:value="-3486.52" calcext:value-type="float">
            <text:p>-3486,52</text:p>
          </table:table-cell>
          <table:table-cell table:formula="of:=MOD([.G24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table:formula="of:=IF([.G247]=1; [.B246]; [.B246]-1)" office:value-type="float" office:value="-53" calcext:value-type="float">
            <text:p>-53</text:p>
          </table:table-cell>
          <table:table-cell table:formula="of:=FLOOR(120 * (1 + (2/29) * ([.B247]-24)/2))" office:value-type="float" office:value="-199" calcext:value-type="float">
            <text:p>-199</text:p>
          </table:table-cell>
          <table:table-cell table:formula="of:=FLOOR(90 * (1 + (1/13) * ([.$B247]-24)/2))" office:value-type="float" office:value="-177" calcext:value-type="float">
            <text:p>-177</text:p>
          </table:table-cell>
          <table:table-cell table:formula="of:=FLOOR(80 * (1 + (1/17) * ([.$B247]-24)/2))" office:value-type="float" office:value="-102" calcext:value-type="float">
            <text:p>-102</text:p>
          </table:table-cell>
          <table:table-cell table:formula="of:=[.C247]*(5+[.$I$2]) + [.D247]*(7+[.$I$2]) + [.E247]*(6+[.$I$2])" office:value-type="float" office:value="-3486.52" calcext:value-type="float">
            <text:p>-3486,52</text:p>
          </table:table-cell>
          <table:table-cell table:formula="of:=MOD([.G24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table:formula="of:=IF([.G248]=1; [.B247]; [.B247]-1)" office:value-type="float" office:value="-54" calcext:value-type="float">
            <text:p>-54</text:p>
          </table:table-cell>
          <table:table-cell table:formula="of:=FLOOR(120 * (1 + (2/29) * ([.B248]-24)/2))" office:value-type="float" office:value="-203" calcext:value-type="float">
            <text:p>-203</text:p>
          </table:table-cell>
          <table:table-cell table:formula="of:=FLOOR(90 * (1 + (1/13) * ([.$B248]-24)/2))" office:value-type="float" office:value="-180" calcext:value-type="float">
            <text:p>-180</text:p>
          </table:table-cell>
          <table:table-cell table:formula="of:=FLOOR(80 * (1 + (1/17) * ([.$B248]-24)/2))" office:value-type="float" office:value="-104" calcext:value-type="float">
            <text:p>-104</text:p>
          </table:table-cell>
          <table:table-cell table:formula="of:=[.C248]*(5+[.$I$2]) + [.D248]*(7+[.$I$2]) + [.E248]*(6+[.$I$2])" office:value-type="float" office:value="-3551.58" calcext:value-type="float">
            <text:p>-3551,58</text:p>
          </table:table-cell>
          <table:table-cell table:formula="of:=MOD([.G24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table:formula="of:=IF([.G249]=1; [.B248]; [.B248]-1)" office:value-type="float" office:value="-54" calcext:value-type="float">
            <text:p>-54</text:p>
          </table:table-cell>
          <table:table-cell table:formula="of:=FLOOR(120 * (1 + (2/29) * ([.B249]-24)/2))" office:value-type="float" office:value="-203" calcext:value-type="float">
            <text:p>-203</text:p>
          </table:table-cell>
          <table:table-cell table:formula="of:=FLOOR(90 * (1 + (1/13) * ([.$B249]-24)/2))" office:value-type="float" office:value="-180" calcext:value-type="float">
            <text:p>-180</text:p>
          </table:table-cell>
          <table:table-cell table:formula="of:=FLOOR(80 * (1 + (1/17) * ([.$B249]-24)/2))" office:value-type="float" office:value="-104" calcext:value-type="float">
            <text:p>-104</text:p>
          </table:table-cell>
          <table:table-cell table:formula="of:=[.C249]*(5+[.$I$2]) + [.D249]*(7+[.$I$2]) + [.E249]*(6+[.$I$2])" office:value-type="float" office:value="-3551.58" calcext:value-type="float">
            <text:p>-3551,58</text:p>
          </table:table-cell>
          <table:table-cell table:formula="of:=MOD([.G24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table:formula="of:=IF([.G250]=1; [.B249]; [.B249]-1)" office:value-type="float" office:value="-55" calcext:value-type="float">
            <text:p>-55</text:p>
          </table:table-cell>
          <table:table-cell table:formula="of:=FLOOR(120 * (1 + (2/29) * ([.B250]-24)/2))" office:value-type="float" office:value="-207" calcext:value-type="float">
            <text:p>-207</text:p>
          </table:table-cell>
          <table:table-cell table:formula="of:=FLOOR(90 * (1 + (1/13) * ([.$B250]-24)/2))" office:value-type="float" office:value="-184" calcext:value-type="float">
            <text:p>-184</text:p>
          </table:table-cell>
          <table:table-cell table:formula="of:=FLOOR(80 * (1 + (1/17) * ([.$B250]-24)/2))" office:value-type="float" office:value="-106" calcext:value-type="float">
            <text:p>-106</text:p>
          </table:table-cell>
          <table:table-cell table:formula="of:=[.C250]*(5+[.$I$2]) + [.D250]*(7+[.$I$2]) + [.E250]*(6+[.$I$2])" office:value-type="float" office:value="-3624.98" calcext:value-type="float">
            <text:p>-3624,98</text:p>
          </table:table-cell>
          <table:table-cell table:formula="of:=MOD([.G24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table:formula="of:=IF([.G251]=1; [.B250]; [.B250]-1)" office:value-type="float" office:value="-55" calcext:value-type="float">
            <text:p>-55</text:p>
          </table:table-cell>
          <table:table-cell table:formula="of:=FLOOR(120 * (1 + (2/29) * ([.B251]-24)/2))" office:value-type="float" office:value="-207" calcext:value-type="float">
            <text:p>-207</text:p>
          </table:table-cell>
          <table:table-cell table:formula="of:=FLOOR(90 * (1 + (1/13) * ([.$B251]-24)/2))" office:value-type="float" office:value="-184" calcext:value-type="float">
            <text:p>-184</text:p>
          </table:table-cell>
          <table:table-cell table:formula="of:=FLOOR(80 * (1 + (1/17) * ([.$B251]-24)/2))" office:value-type="float" office:value="-106" calcext:value-type="float">
            <text:p>-106</text:p>
          </table:table-cell>
          <table:table-cell table:formula="of:=[.C251]*(5+[.$I$2]) + [.D251]*(7+[.$I$2]) + [.E251]*(6+[.$I$2])" office:value-type="float" office:value="-3624.98" calcext:value-type="float">
            <text:p>-3624,98</text:p>
          </table:table-cell>
          <table:table-cell table:formula="of:=MOD([.G25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table:formula="of:=IF([.G252]=1; [.B251]; [.B251]-1)" office:value-type="float" office:value="-56" calcext:value-type="float">
            <text:p>-56</text:p>
          </table:table-cell>
          <table:table-cell table:formula="of:=FLOOR(120 * (1 + (2/29) * ([.B252]-24)/2))" office:value-type="float" office:value="-212" calcext:value-type="float">
            <text:p>-212</text:p>
          </table:table-cell>
          <table:table-cell table:formula="of:=FLOOR(90 * (1 + (1/13) * ([.$B252]-24)/2))" office:value-type="float" office:value="-187" calcext:value-type="float">
            <text:p>-187</text:p>
          </table:table-cell>
          <table:table-cell table:formula="of:=FLOOR(80 * (1 + (1/17) * ([.$B252]-24)/2))" office:value-type="float" office:value="-109" calcext:value-type="float">
            <text:p>-109</text:p>
          </table:table-cell>
          <table:table-cell table:formula="of:=[.C252]*(5+[.$I$2]) + [.D252]*(7+[.$I$2]) + [.E252]*(6+[.$I$2])" office:value-type="float" office:value="-3703.72" calcext:value-type="float">
            <text:p>-3703,72</text:p>
          </table:table-cell>
          <table:table-cell table:formula="of:=MOD([.G25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table:formula="of:=IF([.G253]=1; [.B252]; [.B252]-1)" office:value-type="float" office:value="-56" calcext:value-type="float">
            <text:p>-56</text:p>
          </table:table-cell>
          <table:table-cell table:formula="of:=FLOOR(120 * (1 + (2/29) * ([.B253]-24)/2))" office:value-type="float" office:value="-212" calcext:value-type="float">
            <text:p>-212</text:p>
          </table:table-cell>
          <table:table-cell table:formula="of:=FLOOR(90 * (1 + (1/13) * ([.$B253]-24)/2))" office:value-type="float" office:value="-187" calcext:value-type="float">
            <text:p>-187</text:p>
          </table:table-cell>
          <table:table-cell table:formula="of:=FLOOR(80 * (1 + (1/17) * ([.$B253]-24)/2))" office:value-type="float" office:value="-109" calcext:value-type="float">
            <text:p>-109</text:p>
          </table:table-cell>
          <table:table-cell table:formula="of:=[.C253]*(5+[.$I$2]) + [.D253]*(7+[.$I$2]) + [.E253]*(6+[.$I$2])" office:value-type="float" office:value="-3703.72" calcext:value-type="float">
            <text:p>-3703,72</text:p>
          </table:table-cell>
          <table:table-cell table:formula="of:=MOD([.G25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table:formula="of:=IF([.G254]=1; [.B253]; [.B253]-1)" office:value-type="float" office:value="-57" calcext:value-type="float">
            <text:p>-57</text:p>
          </table:table-cell>
          <table:table-cell table:formula="of:=FLOOR(120 * (1 + (2/29) * ([.B254]-24)/2))" office:value-type="float" office:value="-216" calcext:value-type="float">
            <text:p>-216</text:p>
          </table:table-cell>
          <table:table-cell table:formula="of:=FLOOR(90 * (1 + (1/13) * ([.$B254]-24)/2))" office:value-type="float" office:value="-191" calcext:value-type="float">
            <text:p>-191</text:p>
          </table:table-cell>
          <table:table-cell table:formula="of:=FLOOR(80 * (1 + (1/17) * ([.$B254]-24)/2))" office:value-type="float" office:value="-111" calcext:value-type="float">
            <text:p>-111</text:p>
          </table:table-cell>
          <table:table-cell table:formula="of:=[.C254]*(5+[.$I$2]) + [.D254]*(7+[.$I$2]) + [.E254]*(6+[.$I$2])" office:value-type="float" office:value="-3777.12" calcext:value-type="float">
            <text:p>-3777,12</text:p>
          </table:table-cell>
          <table:table-cell table:formula="of:=MOD([.G25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table:formula="of:=IF([.G255]=1; [.B254]; [.B254]-1)" office:value-type="float" office:value="-57" calcext:value-type="float">
            <text:p>-57</text:p>
          </table:table-cell>
          <table:table-cell table:formula="of:=FLOOR(120 * (1 + (2/29) * ([.B255]-24)/2))" office:value-type="float" office:value="-216" calcext:value-type="float">
            <text:p>-216</text:p>
          </table:table-cell>
          <table:table-cell table:formula="of:=FLOOR(90 * (1 + (1/13) * ([.$B255]-24)/2))" office:value-type="float" office:value="-191" calcext:value-type="float">
            <text:p>-191</text:p>
          </table:table-cell>
          <table:table-cell table:formula="of:=FLOOR(80 * (1 + (1/17) * ([.$B255]-24)/2))" office:value-type="float" office:value="-111" calcext:value-type="float">
            <text:p>-111</text:p>
          </table:table-cell>
          <table:table-cell table:formula="of:=[.C255]*(5+[.$I$2]) + [.D255]*(7+[.$I$2]) + [.E255]*(6+[.$I$2])" office:value-type="float" office:value="-3777.12" calcext:value-type="float">
            <text:p>-3777,12</text:p>
          </table:table-cell>
          <table:table-cell table:formula="of:=MOD([.G25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table:formula="of:=IF([.G256]=1; [.B255]; [.B255]-1)" office:value-type="float" office:value="-58" calcext:value-type="float">
            <text:p>-58</text:p>
          </table:table-cell>
          <table:table-cell table:formula="of:=FLOOR(120 * (1 + (2/29) * ([.B256]-24)/2))" office:value-type="float" office:value="-220" calcext:value-type="float">
            <text:p>-220</text:p>
          </table:table-cell>
          <table:table-cell table:formula="of:=FLOOR(90 * (1 + (1/13) * ([.$B256]-24)/2))" office:value-type="float" office:value="-194" calcext:value-type="float">
            <text:p>-194</text:p>
          </table:table-cell>
          <table:table-cell table:formula="of:=FLOOR(80 * (1 + (1/17) * ([.$B256]-24)/2))" office:value-type="float" office:value="-113" calcext:value-type="float">
            <text:p>-113</text:p>
          </table:table-cell>
          <table:table-cell table:formula="of:=[.C256]*(5+[.$I$2]) + [.D256]*(7+[.$I$2]) + [.E256]*(6+[.$I$2])" office:value-type="float" office:value="-3842.18" calcext:value-type="float">
            <text:p>-3842,18</text:p>
          </table:table-cell>
          <table:table-cell table:formula="of:=MOD([.G25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table:formula="of:=IF([.G257]=1; [.B256]; [.B256]-1)" office:value-type="float" office:value="-58" calcext:value-type="float">
            <text:p>-58</text:p>
          </table:table-cell>
          <table:table-cell table:formula="of:=FLOOR(120 * (1 + (2/29) * ([.B257]-24)/2))" office:value-type="float" office:value="-220" calcext:value-type="float">
            <text:p>-220</text:p>
          </table:table-cell>
          <table:table-cell table:formula="of:=FLOOR(90 * (1 + (1/13) * ([.$B257]-24)/2))" office:value-type="float" office:value="-194" calcext:value-type="float">
            <text:p>-194</text:p>
          </table:table-cell>
          <table:table-cell table:formula="of:=FLOOR(80 * (1 + (1/17) * ([.$B257]-24)/2))" office:value-type="float" office:value="-113" calcext:value-type="float">
            <text:p>-113</text:p>
          </table:table-cell>
          <table:table-cell table:formula="of:=[.C257]*(5+[.$I$2]) + [.D257]*(7+[.$I$2]) + [.E257]*(6+[.$I$2])" office:value-type="float" office:value="-3842.18" calcext:value-type="float">
            <text:p>-3842,18</text:p>
          </table:table-cell>
          <table:table-cell table:formula="of:=MOD([.G25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table:formula="of:=IF([.G258]=1; [.B257]; [.B257]-1)" office:value-type="float" office:value="-59" calcext:value-type="float">
            <text:p>-59</text:p>
          </table:table-cell>
          <table:table-cell table:formula="of:=FLOOR(120 * (1 + (2/29) * ([.B258]-24)/2))" office:value-type="float" office:value="-224" calcext:value-type="float">
            <text:p>-224</text:p>
          </table:table-cell>
          <table:table-cell table:formula="of:=FLOOR(90 * (1 + (1/13) * ([.$B258]-24)/2))" office:value-type="float" office:value="-198" calcext:value-type="float">
            <text:p>-198</text:p>
          </table:table-cell>
          <table:table-cell table:formula="of:=FLOOR(80 * (1 + (1/17) * ([.$B258]-24)/2))" office:value-type="float" office:value="-116" calcext:value-type="float">
            <text:p>-116</text:p>
          </table:table-cell>
          <table:table-cell table:formula="of:=[.C258]*(5+[.$I$2]) + [.D258]*(7+[.$I$2]) + [.E258]*(6+[.$I$2])" office:value-type="float" office:value="-3922.92" calcext:value-type="float">
            <text:p>-3922,92</text:p>
          </table:table-cell>
          <table:table-cell table:formula="of:=MOD([.G25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table:formula="of:=IF([.G259]=1; [.B258]; [.B258]-1)" office:value-type="float" office:value="-59" calcext:value-type="float">
            <text:p>-59</text:p>
          </table:table-cell>
          <table:table-cell table:formula="of:=FLOOR(120 * (1 + (2/29) * ([.B259]-24)/2))" office:value-type="float" office:value="-224" calcext:value-type="float">
            <text:p>-224</text:p>
          </table:table-cell>
          <table:table-cell table:formula="of:=FLOOR(90 * (1 + (1/13) * ([.$B259]-24)/2))" office:value-type="float" office:value="-198" calcext:value-type="float">
            <text:p>-198</text:p>
          </table:table-cell>
          <table:table-cell table:formula="of:=FLOOR(80 * (1 + (1/17) * ([.$B259]-24)/2))" office:value-type="float" office:value="-116" calcext:value-type="float">
            <text:p>-116</text:p>
          </table:table-cell>
          <table:table-cell table:formula="of:=[.C259]*(5+[.$I$2]) + [.D259]*(7+[.$I$2]) + [.E259]*(6+[.$I$2])" office:value-type="float" office:value="-3922.92" calcext:value-type="float">
            <text:p>-3922,92</text:p>
          </table:table-cell>
          <table:table-cell table:formula="of:=MOD([.G25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table:formula="of:=IF([.G260]=1; [.B259]; [.B259]-1)" office:value-type="float" office:value="-60" calcext:value-type="float">
            <text:p>-60</text:p>
          </table:table-cell>
          <table:table-cell table:formula="of:=FLOOR(120 * (1 + (2/29) * ([.B260]-24)/2))" office:value-type="float" office:value="-228" calcext:value-type="float">
            <text:p>-228</text:p>
          </table:table-cell>
          <table:table-cell table:formula="of:=FLOOR(90 * (1 + (1/13) * ([.$B260]-24)/2))" office:value-type="float" office:value="-201" calcext:value-type="float">
            <text:p>-201</text:p>
          </table:table-cell>
          <table:table-cell table:formula="of:=FLOOR(80 * (1 + (1/17) * ([.$B260]-24)/2))" office:value-type="float" office:value="-118" calcext:value-type="float">
            <text:p>-118</text:p>
          </table:table-cell>
          <table:table-cell table:formula="of:=[.C260]*(5+[.$I$2]) + [.D260]*(7+[.$I$2]) + [.E260]*(6+[.$I$2])" office:value-type="float" office:value="-3987.98" calcext:value-type="float">
            <text:p>-3987,98</text:p>
          </table:table-cell>
          <table:table-cell table:formula="of:=MOD([.G25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table:formula="of:=IF([.G261]=1; [.B260]; [.B260]-1)" office:value-type="float" office:value="-60" calcext:value-type="float">
            <text:p>-60</text:p>
          </table:table-cell>
          <table:table-cell table:formula="of:=FLOOR(120 * (1 + (2/29) * ([.B261]-24)/2))" office:value-type="float" office:value="-228" calcext:value-type="float">
            <text:p>-228</text:p>
          </table:table-cell>
          <table:table-cell table:formula="of:=FLOOR(90 * (1 + (1/13) * ([.$B261]-24)/2))" office:value-type="float" office:value="-201" calcext:value-type="float">
            <text:p>-201</text:p>
          </table:table-cell>
          <table:table-cell table:formula="of:=FLOOR(80 * (1 + (1/17) * ([.$B261]-24)/2))" office:value-type="float" office:value="-118" calcext:value-type="float">
            <text:p>-118</text:p>
          </table:table-cell>
          <table:table-cell table:formula="of:=[.C261]*(5+[.$I$2]) + [.D261]*(7+[.$I$2]) + [.E261]*(6+[.$I$2])" office:value-type="float" office:value="-3987.98" calcext:value-type="float">
            <text:p>-3987,98</text:p>
          </table:table-cell>
          <table:table-cell table:formula="of:=MOD([.G26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table:formula="of:=IF([.G262]=1; [.B261]; [.B261]-1)" office:value-type="float" office:value="-61" calcext:value-type="float">
            <text:p>-61</text:p>
          </table:table-cell>
          <table:table-cell table:formula="of:=FLOOR(120 * (1 + (2/29) * ([.B262]-24)/2))" office:value-type="float" office:value="-232" calcext:value-type="float">
            <text:p>-232</text:p>
          </table:table-cell>
          <table:table-cell table:formula="of:=FLOOR(90 * (1 + (1/13) * ([.$B262]-24)/2))" office:value-type="float" office:value="-205" calcext:value-type="float">
            <text:p>-205</text:p>
          </table:table-cell>
          <table:table-cell table:formula="of:=FLOOR(80 * (1 + (1/17) * ([.$B262]-24)/2))" office:value-type="float" office:value="-120" calcext:value-type="float">
            <text:p>-120</text:p>
          </table:table-cell>
          <table:table-cell table:formula="of:=[.C262]*(5+[.$I$2]) + [.D262]*(7+[.$I$2]) + [.E262]*(6+[.$I$2])" office:value-type="float" office:value="-4061.38" calcext:value-type="float">
            <text:p>-4061,38</text:p>
          </table:table-cell>
          <table:table-cell table:formula="of:=MOD([.G26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table:formula="of:=IF([.G263]=1; [.B262]; [.B262]-1)" office:value-type="float" office:value="-61" calcext:value-type="float">
            <text:p>-61</text:p>
          </table:table-cell>
          <table:table-cell table:formula="of:=FLOOR(120 * (1 + (2/29) * ([.B263]-24)/2))" office:value-type="float" office:value="-232" calcext:value-type="float">
            <text:p>-232</text:p>
          </table:table-cell>
          <table:table-cell table:formula="of:=FLOOR(90 * (1 + (1/13) * ([.$B263]-24)/2))" office:value-type="float" office:value="-205" calcext:value-type="float">
            <text:p>-205</text:p>
          </table:table-cell>
          <table:table-cell table:formula="of:=FLOOR(80 * (1 + (1/17) * ([.$B263]-24)/2))" office:value-type="float" office:value="-120" calcext:value-type="float">
            <text:p>-120</text:p>
          </table:table-cell>
          <table:table-cell table:formula="of:=[.C263]*(5+[.$I$2]) + [.D263]*(7+[.$I$2]) + [.E263]*(6+[.$I$2])" office:value-type="float" office:value="-4061.38" calcext:value-type="float">
            <text:p>-4061,38</text:p>
          </table:table-cell>
          <table:table-cell table:formula="of:=MOD([.G26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table:formula="of:=IF([.G264]=1; [.B263]; [.B263]-1)" office:value-type="float" office:value="-62" calcext:value-type="float">
            <text:p>-62</text:p>
          </table:table-cell>
          <table:table-cell table:formula="of:=FLOOR(120 * (1 + (2/29) * ([.B264]-24)/2))" office:value-type="float" office:value="-236" calcext:value-type="float">
            <text:p>-236</text:p>
          </table:table-cell>
          <table:table-cell table:formula="of:=FLOOR(90 * (1 + (1/13) * ([.$B264]-24)/2))" office:value-type="float" office:value="-208" calcext:value-type="float">
            <text:p>-208</text:p>
          </table:table-cell>
          <table:table-cell table:formula="of:=FLOOR(80 * (1 + (1/17) * ([.$B264]-24)/2))" office:value-type="float" office:value="-123" calcext:value-type="float">
            <text:p>-123</text:p>
          </table:table-cell>
          <table:table-cell table:formula="of:=[.C264]*(5+[.$I$2]) + [.D264]*(7+[.$I$2]) + [.E264]*(6+[.$I$2])" office:value-type="float" office:value="-4133.78" calcext:value-type="float">
            <text:p>-4133,78</text:p>
          </table:table-cell>
          <table:table-cell table:formula="of:=MOD([.G26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table:formula="of:=IF([.G265]=1; [.B264]; [.B264]-1)" office:value-type="float" office:value="-62" calcext:value-type="float">
            <text:p>-62</text:p>
          </table:table-cell>
          <table:table-cell table:formula="of:=FLOOR(120 * (1 + (2/29) * ([.B265]-24)/2))" office:value-type="float" office:value="-236" calcext:value-type="float">
            <text:p>-236</text:p>
          </table:table-cell>
          <table:table-cell table:formula="of:=FLOOR(90 * (1 + (1/13) * ([.$B265]-24)/2))" office:value-type="float" office:value="-208" calcext:value-type="float">
            <text:p>-208</text:p>
          </table:table-cell>
          <table:table-cell table:formula="of:=FLOOR(80 * (1 + (1/17) * ([.$B265]-24)/2))" office:value-type="float" office:value="-123" calcext:value-type="float">
            <text:p>-123</text:p>
          </table:table-cell>
          <table:table-cell table:formula="of:=[.C265]*(5+[.$I$2]) + [.D265]*(7+[.$I$2]) + [.E265]*(6+[.$I$2])" office:value-type="float" office:value="-4133.78" calcext:value-type="float">
            <text:p>-4133,78</text:p>
          </table:table-cell>
          <table:table-cell table:formula="of:=MOD([.G26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table:formula="of:=IF([.G266]=1; [.B265]; [.B265]-1)" office:value-type="float" office:value="-63" calcext:value-type="float">
            <text:p>-63</text:p>
          </table:table-cell>
          <table:table-cell table:formula="of:=FLOOR(120 * (1 + (2/29) * ([.B266]-24)/2))" office:value-type="float" office:value="-240" calcext:value-type="float">
            <text:p>-240</text:p>
          </table:table-cell>
          <table:table-cell table:formula="of:=FLOOR(90 * (1 + (1/13) * ([.$B266]-24)/2))" office:value-type="float" office:value="-212" calcext:value-type="float">
            <text:p>-212</text:p>
          </table:table-cell>
          <table:table-cell table:formula="of:=FLOOR(80 * (1 + (1/17) * ([.$B266]-24)/2))" office:value-type="float" office:value="-125" calcext:value-type="float">
            <text:p>-125</text:p>
          </table:table-cell>
          <table:table-cell table:formula="of:=[.C266]*(5+[.$I$2]) + [.D266]*(7+[.$I$2]) + [.E266]*(6+[.$I$2])" office:value-type="float" office:value="-4207.18" calcext:value-type="float">
            <text:p>-4207,18</text:p>
          </table:table-cell>
          <table:table-cell table:formula="of:=MOD([.G26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table:formula="of:=IF([.G267]=1; [.B266]; [.B266]-1)" office:value-type="float" office:value="-63" calcext:value-type="float">
            <text:p>-63</text:p>
          </table:table-cell>
          <table:table-cell table:formula="of:=FLOOR(120 * (1 + (2/29) * ([.B267]-24)/2))" office:value-type="float" office:value="-240" calcext:value-type="float">
            <text:p>-240</text:p>
          </table:table-cell>
          <table:table-cell table:formula="of:=FLOOR(90 * (1 + (1/13) * ([.$B267]-24)/2))" office:value-type="float" office:value="-212" calcext:value-type="float">
            <text:p>-212</text:p>
          </table:table-cell>
          <table:table-cell table:formula="of:=FLOOR(80 * (1 + (1/17) * ([.$B267]-24)/2))" office:value-type="float" office:value="-125" calcext:value-type="float">
            <text:p>-125</text:p>
          </table:table-cell>
          <table:table-cell table:formula="of:=[.C267]*(5+[.$I$2]) + [.D267]*(7+[.$I$2]) + [.E267]*(6+[.$I$2])" office:value-type="float" office:value="-4207.18" calcext:value-type="float">
            <text:p>-4207,18</text:p>
          </table:table-cell>
          <table:table-cell table:formula="of:=MOD([.G26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table:formula="of:=IF([.G268]=1; [.B267]; [.B267]-1)" office:value-type="float" office:value="-64" calcext:value-type="float">
            <text:p>-64</text:p>
          </table:table-cell>
          <table:table-cell table:formula="of:=FLOOR(120 * (1 + (2/29) * ([.B268]-24)/2))" office:value-type="float" office:value="-245" calcext:value-type="float">
            <text:p>-245</text:p>
          </table:table-cell>
          <table:table-cell table:formula="of:=FLOOR(90 * (1 + (1/13) * ([.$B268]-24)/2))" office:value-type="float" office:value="-215" calcext:value-type="float">
            <text:p>-215</text:p>
          </table:table-cell>
          <table:table-cell table:formula="of:=FLOOR(80 * (1 + (1/17) * ([.$B268]-24)/2))" office:value-type="float" office:value="-128" calcext:value-type="float">
            <text:p>-128</text:p>
          </table:table-cell>
          <table:table-cell table:formula="of:=[.C268]*(5+[.$I$2]) + [.D268]*(7+[.$I$2]) + [.E268]*(6+[.$I$2])" office:value-type="float" office:value="-4285.92" calcext:value-type="float">
            <text:p>-4285,92</text:p>
          </table:table-cell>
          <table:table-cell table:formula="of:=MOD([.G26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table:formula="of:=IF([.G269]=1; [.B268]; [.B268]-1)" office:value-type="float" office:value="-64" calcext:value-type="float">
            <text:p>-64</text:p>
          </table:table-cell>
          <table:table-cell table:formula="of:=FLOOR(120 * (1 + (2/29) * ([.B269]-24)/2))" office:value-type="float" office:value="-245" calcext:value-type="float">
            <text:p>-245</text:p>
          </table:table-cell>
          <table:table-cell table:formula="of:=FLOOR(90 * (1 + (1/13) * ([.$B269]-24)/2))" office:value-type="float" office:value="-215" calcext:value-type="float">
            <text:p>-215</text:p>
          </table:table-cell>
          <table:table-cell table:formula="of:=FLOOR(80 * (1 + (1/17) * ([.$B269]-24)/2))" office:value-type="float" office:value="-128" calcext:value-type="float">
            <text:p>-128</text:p>
          </table:table-cell>
          <table:table-cell table:formula="of:=[.C269]*(5+[.$I$2]) + [.D269]*(7+[.$I$2]) + [.E269]*(6+[.$I$2])" office:value-type="float" office:value="-4285.92" calcext:value-type="float">
            <text:p>-4285,92</text:p>
          </table:table-cell>
          <table:table-cell table:formula="of:=MOD([.G26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table:formula="of:=IF([.G270]=1; [.B269]; [.B269]-1)" office:value-type="float" office:value="-65" calcext:value-type="float">
            <text:p>-65</text:p>
          </table:table-cell>
          <table:table-cell table:formula="of:=FLOOR(120 * (1 + (2/29) * ([.B270]-24)/2))" office:value-type="float" office:value="-249" calcext:value-type="float">
            <text:p>-249</text:p>
          </table:table-cell>
          <table:table-cell table:formula="of:=FLOOR(90 * (1 + (1/13) * ([.$B270]-24)/2))" office:value-type="float" office:value="-219" calcext:value-type="float">
            <text:p>-219</text:p>
          </table:table-cell>
          <table:table-cell table:formula="of:=FLOOR(80 * (1 + (1/17) * ([.$B270]-24)/2))" office:value-type="float" office:value="-130" calcext:value-type="float">
            <text:p>-130</text:p>
          </table:table-cell>
          <table:table-cell table:formula="of:=[.C270]*(5+[.$I$2]) + [.D270]*(7+[.$I$2]) + [.E270]*(6+[.$I$2])" office:value-type="float" office:value="-4359.32" calcext:value-type="float">
            <text:p>-4359,32</text:p>
          </table:table-cell>
          <table:table-cell table:formula="of:=MOD([.G26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table:formula="of:=IF([.G271]=1; [.B270]; [.B270]-1)" office:value-type="float" office:value="-65" calcext:value-type="float">
            <text:p>-65</text:p>
          </table:table-cell>
          <table:table-cell table:formula="of:=FLOOR(120 * (1 + (2/29) * ([.B271]-24)/2))" office:value-type="float" office:value="-249" calcext:value-type="float">
            <text:p>-249</text:p>
          </table:table-cell>
          <table:table-cell table:formula="of:=FLOOR(90 * (1 + (1/13) * ([.$B271]-24)/2))" office:value-type="float" office:value="-219" calcext:value-type="float">
            <text:p>-219</text:p>
          </table:table-cell>
          <table:table-cell table:formula="of:=FLOOR(80 * (1 + (1/17) * ([.$B271]-24)/2))" office:value-type="float" office:value="-130" calcext:value-type="float">
            <text:p>-130</text:p>
          </table:table-cell>
          <table:table-cell table:formula="of:=[.C271]*(5+[.$I$2]) + [.D271]*(7+[.$I$2]) + [.E271]*(6+[.$I$2])" office:value-type="float" office:value="-4359.32" calcext:value-type="float">
            <text:p>-4359,32</text:p>
          </table:table-cell>
          <table:table-cell table:formula="of:=MOD([.G27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table:formula="of:=IF([.G272]=1; [.B271]; [.B271]-1)" office:value-type="float" office:value="-66" calcext:value-type="float">
            <text:p>-66</text:p>
          </table:table-cell>
          <table:table-cell table:formula="of:=FLOOR(120 * (1 + (2/29) * ([.B272]-24)/2))" office:value-type="float" office:value="-253" calcext:value-type="float">
            <text:p>-253</text:p>
          </table:table-cell>
          <table:table-cell table:formula="of:=FLOOR(90 * (1 + (1/13) * ([.$B272]-24)/2))" office:value-type="float" office:value="-222" calcext:value-type="float">
            <text:p>-222</text:p>
          </table:table-cell>
          <table:table-cell table:formula="of:=FLOOR(80 * (1 + (1/17) * ([.$B272]-24)/2))" office:value-type="float" office:value="-132" calcext:value-type="float">
            <text:p>-132</text:p>
          </table:table-cell>
          <table:table-cell table:formula="of:=[.C272]*(5+[.$I$2]) + [.D272]*(7+[.$I$2]) + [.E272]*(6+[.$I$2])" office:value-type="float" office:value="-4424.38" calcext:value-type="float">
            <text:p>-4424,38</text:p>
          </table:table-cell>
          <table:table-cell table:formula="of:=MOD([.G27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table:formula="of:=IF([.G273]=1; [.B272]; [.B272]-1)" office:value-type="float" office:value="-66" calcext:value-type="float">
            <text:p>-66</text:p>
          </table:table-cell>
          <table:table-cell table:formula="of:=FLOOR(120 * (1 + (2/29) * ([.B273]-24)/2))" office:value-type="float" office:value="-253" calcext:value-type="float">
            <text:p>-253</text:p>
          </table:table-cell>
          <table:table-cell table:formula="of:=FLOOR(90 * (1 + (1/13) * ([.$B273]-24)/2))" office:value-type="float" office:value="-222" calcext:value-type="float">
            <text:p>-222</text:p>
          </table:table-cell>
          <table:table-cell table:formula="of:=FLOOR(80 * (1 + (1/17) * ([.$B273]-24)/2))" office:value-type="float" office:value="-132" calcext:value-type="float">
            <text:p>-132</text:p>
          </table:table-cell>
          <table:table-cell table:formula="of:=[.C273]*(5+[.$I$2]) + [.D273]*(7+[.$I$2]) + [.E273]*(6+[.$I$2])" office:value-type="float" office:value="-4424.38" calcext:value-type="float">
            <text:p>-4424,38</text:p>
          </table:table-cell>
          <table:table-cell table:formula="of:=MOD([.G27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table:formula="of:=IF([.G274]=1; [.B273]; [.B273]-1)" office:value-type="float" office:value="-67" calcext:value-type="float">
            <text:p>-67</text:p>
          </table:table-cell>
          <table:table-cell table:formula="of:=FLOOR(120 * (1 + (2/29) * ([.B274]-24)/2))" office:value-type="float" office:value="-257" calcext:value-type="float">
            <text:p>-257</text:p>
          </table:table-cell>
          <table:table-cell table:formula="of:=FLOOR(90 * (1 + (1/13) * ([.$B274]-24)/2))" office:value-type="float" office:value="-225" calcext:value-type="float">
            <text:p>-225</text:p>
          </table:table-cell>
          <table:table-cell table:formula="of:=FLOOR(80 * (1 + (1/17) * ([.$B274]-24)/2))" office:value-type="float" office:value="-135" calcext:value-type="float">
            <text:p>-135</text:p>
          </table:table-cell>
          <table:table-cell table:formula="of:=[.C274]*(5+[.$I$2]) + [.D274]*(7+[.$I$2]) + [.E274]*(6+[.$I$2])" office:value-type="float" office:value="-4496.78" calcext:value-type="float">
            <text:p>-4496,78</text:p>
          </table:table-cell>
          <table:table-cell table:formula="of:=MOD([.G27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table:formula="of:=IF([.G275]=1; [.B274]; [.B274]-1)" office:value-type="float" office:value="-67" calcext:value-type="float">
            <text:p>-67</text:p>
          </table:table-cell>
          <table:table-cell table:formula="of:=FLOOR(120 * (1 + (2/29) * ([.B275]-24)/2))" office:value-type="float" office:value="-257" calcext:value-type="float">
            <text:p>-257</text:p>
          </table:table-cell>
          <table:table-cell table:formula="of:=FLOOR(90 * (1 + (1/13) * ([.$B275]-24)/2))" office:value-type="float" office:value="-225" calcext:value-type="float">
            <text:p>-225</text:p>
          </table:table-cell>
          <table:table-cell table:formula="of:=FLOOR(80 * (1 + (1/17) * ([.$B275]-24)/2))" office:value-type="float" office:value="-135" calcext:value-type="float">
            <text:p>-135</text:p>
          </table:table-cell>
          <table:table-cell table:formula="of:=[.C275]*(5+[.$I$2]) + [.D275]*(7+[.$I$2]) + [.E275]*(6+[.$I$2])" office:value-type="float" office:value="-4496.78" calcext:value-type="float">
            <text:p>-4496,78</text:p>
          </table:table-cell>
          <table:table-cell table:formula="of:=MOD([.G27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table:formula="of:=IF([.G276]=1; [.B275]; [.B275]-1)" office:value-type="float" office:value="-68" calcext:value-type="float">
            <text:p>-68</text:p>
          </table:table-cell>
          <table:table-cell table:formula="of:=FLOOR(120 * (1 + (2/29) * ([.B276]-24)/2))" office:value-type="float" office:value="-261" calcext:value-type="float">
            <text:p>-261</text:p>
          </table:table-cell>
          <table:table-cell table:formula="of:=FLOOR(90 * (1 + (1/13) * ([.$B276]-24)/2))" office:value-type="float" office:value="-229" calcext:value-type="float">
            <text:p>-229</text:p>
          </table:table-cell>
          <table:table-cell table:formula="of:=FLOOR(80 * (1 + (1/17) * ([.$B276]-24)/2))" office:value-type="float" office:value="-137" calcext:value-type="float">
            <text:p>-137</text:p>
          </table:table-cell>
          <table:table-cell table:formula="of:=[.C276]*(5+[.$I$2]) + [.D276]*(7+[.$I$2]) + [.E276]*(6+[.$I$2])" office:value-type="float" office:value="-4570.18" calcext:value-type="float">
            <text:p>-4570,18</text:p>
          </table:table-cell>
          <table:table-cell table:formula="of:=MOD([.G27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table:formula="of:=IF([.G277]=1; [.B276]; [.B276]-1)" office:value-type="float" office:value="-68" calcext:value-type="float">
            <text:p>-68</text:p>
          </table:table-cell>
          <table:table-cell table:formula="of:=FLOOR(120 * (1 + (2/29) * ([.B277]-24)/2))" office:value-type="float" office:value="-261" calcext:value-type="float">
            <text:p>-261</text:p>
          </table:table-cell>
          <table:table-cell table:formula="of:=FLOOR(90 * (1 + (1/13) * ([.$B277]-24)/2))" office:value-type="float" office:value="-229" calcext:value-type="float">
            <text:p>-229</text:p>
          </table:table-cell>
          <table:table-cell table:formula="of:=FLOOR(80 * (1 + (1/17) * ([.$B277]-24)/2))" office:value-type="float" office:value="-137" calcext:value-type="float">
            <text:p>-137</text:p>
          </table:table-cell>
          <table:table-cell table:formula="of:=[.C277]*(5+[.$I$2]) + [.D277]*(7+[.$I$2]) + [.E277]*(6+[.$I$2])" office:value-type="float" office:value="-4570.18" calcext:value-type="float">
            <text:p>-4570,18</text:p>
          </table:table-cell>
          <table:table-cell table:formula="of:=MOD([.G27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table:formula="of:=IF([.G278]=1; [.B277]; [.B277]-1)" office:value-type="float" office:value="-69" calcext:value-type="float">
            <text:p>-69</text:p>
          </table:table-cell>
          <table:table-cell table:formula="of:=FLOOR(120 * (1 + (2/29) * ([.B278]-24)/2))" office:value-type="float" office:value="-265" calcext:value-type="float">
            <text:p>-265</text:p>
          </table:table-cell>
          <table:table-cell table:formula="of:=FLOOR(90 * (1 + (1/13) * ([.$B278]-24)/2))" office:value-type="float" office:value="-232" calcext:value-type="float">
            <text:p>-232</text:p>
          </table:table-cell>
          <table:table-cell table:formula="of:=FLOOR(80 * (1 + (1/17) * ([.$B278]-24)/2))" office:value-type="float" office:value="-139" calcext:value-type="float">
            <text:p>-139</text:p>
          </table:table-cell>
          <table:table-cell table:formula="of:=[.C278]*(5+[.$I$2]) + [.D278]*(7+[.$I$2]) + [.E278]*(6+[.$I$2])" office:value-type="float" office:value="-4635.24" calcext:value-type="float">
            <text:p>-4635,24</text:p>
          </table:table-cell>
          <table:table-cell table:formula="of:=MOD([.G27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table:formula="of:=IF([.G279]=1; [.B278]; [.B278]-1)" office:value-type="float" office:value="-69" calcext:value-type="float">
            <text:p>-69</text:p>
          </table:table-cell>
          <table:table-cell table:formula="of:=FLOOR(120 * (1 + (2/29) * ([.B279]-24)/2))" office:value-type="float" office:value="-265" calcext:value-type="float">
            <text:p>-265</text:p>
          </table:table-cell>
          <table:table-cell table:formula="of:=FLOOR(90 * (1 + (1/13) * ([.$B279]-24)/2))" office:value-type="float" office:value="-232" calcext:value-type="float">
            <text:p>-232</text:p>
          </table:table-cell>
          <table:table-cell table:formula="of:=FLOOR(80 * (1 + (1/17) * ([.$B279]-24)/2))" office:value-type="float" office:value="-139" calcext:value-type="float">
            <text:p>-139</text:p>
          </table:table-cell>
          <table:table-cell table:formula="of:=[.C279]*(5+[.$I$2]) + [.D279]*(7+[.$I$2]) + [.E279]*(6+[.$I$2])" office:value-type="float" office:value="-4635.24" calcext:value-type="float">
            <text:p>-4635,24</text:p>
          </table:table-cell>
          <table:table-cell table:formula="of:=MOD([.G27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table:formula="of:=IF([.G280]=1; [.B279]; [.B279]-1)" office:value-type="float" office:value="-70" calcext:value-type="float">
            <text:p>-70</text:p>
          </table:table-cell>
          <table:table-cell table:formula="of:=FLOOR(120 * (1 + (2/29) * ([.B280]-24)/2))" office:value-type="float" office:value="-269" calcext:value-type="float">
            <text:p>-269</text:p>
          </table:table-cell>
          <table:table-cell table:formula="of:=FLOOR(90 * (1 + (1/13) * ([.$B280]-24)/2))" office:value-type="float" office:value="-236" calcext:value-type="float">
            <text:p>-236</text:p>
          </table:table-cell>
          <table:table-cell table:formula="of:=FLOOR(80 * (1 + (1/17) * ([.$B280]-24)/2))" office:value-type="float" office:value="-142" calcext:value-type="float">
            <text:p>-142</text:p>
          </table:table-cell>
          <table:table-cell table:formula="of:=[.C280]*(5+[.$I$2]) + [.D280]*(7+[.$I$2]) + [.E280]*(6+[.$I$2])" office:value-type="float" office:value="-4715.98" calcext:value-type="float">
            <text:p>-4715,98</text:p>
          </table:table-cell>
          <table:table-cell table:formula="of:=MOD([.G27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table:formula="of:=IF([.G281]=1; [.B280]; [.B280]-1)" office:value-type="float" office:value="-70" calcext:value-type="float">
            <text:p>-70</text:p>
          </table:table-cell>
          <table:table-cell table:formula="of:=FLOOR(120 * (1 + (2/29) * ([.B281]-24)/2))" office:value-type="float" office:value="-269" calcext:value-type="float">
            <text:p>-269</text:p>
          </table:table-cell>
          <table:table-cell table:formula="of:=FLOOR(90 * (1 + (1/13) * ([.$B281]-24)/2))" office:value-type="float" office:value="-236" calcext:value-type="float">
            <text:p>-236</text:p>
          </table:table-cell>
          <table:table-cell table:formula="of:=FLOOR(80 * (1 + (1/17) * ([.$B281]-24)/2))" office:value-type="float" office:value="-142" calcext:value-type="float">
            <text:p>-142</text:p>
          </table:table-cell>
          <table:table-cell table:formula="of:=[.C281]*(5+[.$I$2]) + [.D281]*(7+[.$I$2]) + [.E281]*(6+[.$I$2])" office:value-type="float" office:value="-4715.98" calcext:value-type="float">
            <text:p>-4715,98</text:p>
          </table:table-cell>
          <table:table-cell table:formula="of:=MOD([.G28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table:formula="of:=IF([.G282]=1; [.B281]; [.B281]-1)" office:value-type="float" office:value="-71" calcext:value-type="float">
            <text:p>-71</text:p>
          </table:table-cell>
          <table:table-cell table:formula="of:=FLOOR(120 * (1 + (2/29) * ([.B282]-24)/2))" office:value-type="float" office:value="-274" calcext:value-type="float">
            <text:p>-274</text:p>
          </table:table-cell>
          <table:table-cell table:formula="of:=FLOOR(90 * (1 + (1/13) * ([.$B282]-24)/2))" office:value-type="float" office:value="-239" calcext:value-type="float">
            <text:p>-239</text:p>
          </table:table-cell>
          <table:table-cell table:formula="of:=FLOOR(80 * (1 + (1/17) * ([.$B282]-24)/2))" office:value-type="float" office:value="-144" calcext:value-type="float">
            <text:p>-144</text:p>
          </table:table-cell>
          <table:table-cell table:formula="of:=[.C282]*(5+[.$I$2]) + [.D282]*(7+[.$I$2]) + [.E282]*(6+[.$I$2])" office:value-type="float" office:value="-4787.38" calcext:value-type="float">
            <text:p>-4787,38</text:p>
          </table:table-cell>
          <table:table-cell table:formula="of:=MOD([.G28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table:formula="of:=IF([.G283]=1; [.B282]; [.B282]-1)" office:value-type="float" office:value="-71" calcext:value-type="float">
            <text:p>-71</text:p>
          </table:table-cell>
          <table:table-cell table:formula="of:=FLOOR(120 * (1 + (2/29) * ([.B283]-24)/2))" office:value-type="float" office:value="-274" calcext:value-type="float">
            <text:p>-274</text:p>
          </table:table-cell>
          <table:table-cell table:formula="of:=FLOOR(90 * (1 + (1/13) * ([.$B283]-24)/2))" office:value-type="float" office:value="-239" calcext:value-type="float">
            <text:p>-239</text:p>
          </table:table-cell>
          <table:table-cell table:formula="of:=FLOOR(80 * (1 + (1/17) * ([.$B283]-24)/2))" office:value-type="float" office:value="-144" calcext:value-type="float">
            <text:p>-144</text:p>
          </table:table-cell>
          <table:table-cell table:formula="of:=[.C283]*(5+[.$I$2]) + [.D283]*(7+[.$I$2]) + [.E283]*(6+[.$I$2])" office:value-type="float" office:value="-4787.38" calcext:value-type="float">
            <text:p>-4787,38</text:p>
          </table:table-cell>
          <table:table-cell table:formula="of:=MOD([.G28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table:formula="of:=IF([.G284]=1; [.B283]; [.B283]-1)" office:value-type="float" office:value="-72" calcext:value-type="float">
            <text:p>-72</text:p>
          </table:table-cell>
          <table:table-cell table:formula="of:=FLOOR(120 * (1 + (2/29) * ([.B284]-24)/2))" office:value-type="float" office:value="-278" calcext:value-type="float">
            <text:p>-278</text:p>
          </table:table-cell>
          <table:table-cell table:formula="of:=FLOOR(90 * (1 + (1/13) * ([.$B284]-24)/2))" office:value-type="float" office:value="-243" calcext:value-type="float">
            <text:p>-243</text:p>
          </table:table-cell>
          <table:table-cell table:formula="of:=FLOOR(80 * (1 + (1/17) * ([.$B284]-24)/2))" office:value-type="float" office:value="-146" calcext:value-type="float">
            <text:p>-146</text:p>
          </table:table-cell>
          <table:table-cell table:formula="of:=[.C284]*(5+[.$I$2]) + [.D284]*(7+[.$I$2]) + [.E284]*(6+[.$I$2])" office:value-type="float" office:value="-4860.78" calcext:value-type="float">
            <text:p>-4860,78</text:p>
          </table:table-cell>
          <table:table-cell table:formula="of:=MOD([.G28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table:formula="of:=IF([.G285]=1; [.B284]; [.B284]-1)" office:value-type="float" office:value="-72" calcext:value-type="float">
            <text:p>-72</text:p>
          </table:table-cell>
          <table:table-cell table:formula="of:=FLOOR(120 * (1 + (2/29) * ([.B285]-24)/2))" office:value-type="float" office:value="-278" calcext:value-type="float">
            <text:p>-278</text:p>
          </table:table-cell>
          <table:table-cell table:formula="of:=FLOOR(90 * (1 + (1/13) * ([.$B285]-24)/2))" office:value-type="float" office:value="-243" calcext:value-type="float">
            <text:p>-243</text:p>
          </table:table-cell>
          <table:table-cell table:formula="of:=FLOOR(80 * (1 + (1/17) * ([.$B285]-24)/2))" office:value-type="float" office:value="-146" calcext:value-type="float">
            <text:p>-146</text:p>
          </table:table-cell>
          <table:table-cell table:formula="of:=[.C285]*(5+[.$I$2]) + [.D285]*(7+[.$I$2]) + [.E285]*(6+[.$I$2])" office:value-type="float" office:value="-4860.78" calcext:value-type="float">
            <text:p>-4860,78</text:p>
          </table:table-cell>
          <table:table-cell table:formula="of:=MOD([.G28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table:formula="of:=IF([.G286]=1; [.B285]; [.B285]-1)" office:value-type="float" office:value="-73" calcext:value-type="float">
            <text:p>-73</text:p>
          </table:table-cell>
          <table:table-cell table:formula="of:=FLOOR(120 * (1 + (2/29) * ([.B286]-24)/2))" office:value-type="float" office:value="-282" calcext:value-type="float">
            <text:p>-282</text:p>
          </table:table-cell>
          <table:table-cell table:formula="of:=FLOOR(90 * (1 + (1/13) * ([.$B286]-24)/2))" office:value-type="float" office:value="-246" calcext:value-type="float">
            <text:p>-246</text:p>
          </table:table-cell>
          <table:table-cell table:formula="of:=FLOOR(80 * (1 + (1/17) * ([.$B286]-24)/2))" office:value-type="float" office:value="-149" calcext:value-type="float">
            <text:p>-149</text:p>
          </table:table-cell>
          <table:table-cell table:formula="of:=[.C286]*(5+[.$I$2]) + [.D286]*(7+[.$I$2]) + [.E286]*(6+[.$I$2])" office:value-type="float" office:value="-4933.18" calcext:value-type="float">
            <text:p>-4933,18</text:p>
          </table:table-cell>
          <table:table-cell table:formula="of:=MOD([.G28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table:formula="of:=IF([.G287]=1; [.B286]; [.B286]-1)" office:value-type="float" office:value="-73" calcext:value-type="float">
            <text:p>-73</text:p>
          </table:table-cell>
          <table:table-cell table:formula="of:=FLOOR(120 * (1 + (2/29) * ([.B287]-24)/2))" office:value-type="float" office:value="-282" calcext:value-type="float">
            <text:p>-282</text:p>
          </table:table-cell>
          <table:table-cell table:formula="of:=FLOOR(90 * (1 + (1/13) * ([.$B287]-24)/2))" office:value-type="float" office:value="-246" calcext:value-type="float">
            <text:p>-246</text:p>
          </table:table-cell>
          <table:table-cell table:formula="of:=FLOOR(80 * (1 + (1/17) * ([.$B287]-24)/2))" office:value-type="float" office:value="-149" calcext:value-type="float">
            <text:p>-149</text:p>
          </table:table-cell>
          <table:table-cell table:formula="of:=[.C287]*(5+[.$I$2]) + [.D287]*(7+[.$I$2]) + [.E287]*(6+[.$I$2])" office:value-type="float" office:value="-4933.18" calcext:value-type="float">
            <text:p>-4933,18</text:p>
          </table:table-cell>
          <table:table-cell table:formula="of:=MOD([.G28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table:formula="of:=IF([.G288]=1; [.B287]; [.B287]-1)" office:value-type="float" office:value="-74" calcext:value-type="float">
            <text:p>-74</text:p>
          </table:table-cell>
          <table:table-cell table:formula="of:=FLOOR(120 * (1 + (2/29) * ([.B288]-24)/2))" office:value-type="float" office:value="-286" calcext:value-type="float">
            <text:p>-286</text:p>
          </table:table-cell>
          <table:table-cell table:formula="of:=FLOOR(90 * (1 + (1/13) * ([.$B288]-24)/2))" office:value-type="float" office:value="-250" calcext:value-type="float">
            <text:p>-250</text:p>
          </table:table-cell>
          <table:table-cell table:formula="of:=FLOOR(80 * (1 + (1/17) * ([.$B288]-24)/2))" office:value-type="float" office:value="-151" calcext:value-type="float">
            <text:p>-151</text:p>
          </table:table-cell>
          <table:table-cell table:formula="of:=[.C288]*(5+[.$I$2]) + [.D288]*(7+[.$I$2]) + [.E288]*(6+[.$I$2])" office:value-type="float" office:value="-5006.58" calcext:value-type="float">
            <text:p>-5006,58</text:p>
          </table:table-cell>
          <table:table-cell table:formula="of:=MOD([.G28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table:formula="of:=IF([.G289]=1; [.B288]; [.B288]-1)" office:value-type="float" office:value="-74" calcext:value-type="float">
            <text:p>-74</text:p>
          </table:table-cell>
          <table:table-cell table:formula="of:=FLOOR(120 * (1 + (2/29) * ([.B289]-24)/2))" office:value-type="float" office:value="-286" calcext:value-type="float">
            <text:p>-286</text:p>
          </table:table-cell>
          <table:table-cell table:formula="of:=FLOOR(90 * (1 + (1/13) * ([.$B289]-24)/2))" office:value-type="float" office:value="-250" calcext:value-type="float">
            <text:p>-250</text:p>
          </table:table-cell>
          <table:table-cell table:formula="of:=FLOOR(80 * (1 + (1/17) * ([.$B289]-24)/2))" office:value-type="float" office:value="-151" calcext:value-type="float">
            <text:p>-151</text:p>
          </table:table-cell>
          <table:table-cell table:formula="of:=[.C289]*(5+[.$I$2]) + [.D289]*(7+[.$I$2]) + [.E289]*(6+[.$I$2])" office:value-type="float" office:value="-5006.58" calcext:value-type="float">
            <text:p>-5006,58</text:p>
          </table:table-cell>
          <table:table-cell table:formula="of:=MOD([.G28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table:formula="of:=IF([.G290]=1; [.B289]; [.B289]-1)" office:value-type="float" office:value="-75" calcext:value-type="float">
            <text:p>-75</text:p>
          </table:table-cell>
          <table:table-cell table:formula="of:=FLOOR(120 * (1 + (2/29) * ([.B290]-24)/2))" office:value-type="float" office:value="-290" calcext:value-type="float">
            <text:p>-290</text:p>
          </table:table-cell>
          <table:table-cell table:formula="of:=FLOOR(90 * (1 + (1/13) * ([.$B290]-24)/2))" office:value-type="float" office:value="-253" calcext:value-type="float">
            <text:p>-253</text:p>
          </table:table-cell>
          <table:table-cell table:formula="of:=FLOOR(80 * (1 + (1/17) * ([.$B290]-24)/2))" office:value-type="float" office:value="-153" calcext:value-type="float">
            <text:p>-153</text:p>
          </table:table-cell>
          <table:table-cell table:formula="of:=[.C290]*(5+[.$I$2]) + [.D290]*(7+[.$I$2]) + [.E290]*(6+[.$I$2])" office:value-type="float" office:value="-5071.64" calcext:value-type="float">
            <text:p>-5071,64</text:p>
          </table:table-cell>
          <table:table-cell table:formula="of:=MOD([.G28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table:formula="of:=IF([.G291]=1; [.B290]; [.B290]-1)" office:value-type="float" office:value="-75" calcext:value-type="float">
            <text:p>-75</text:p>
          </table:table-cell>
          <table:table-cell table:formula="of:=FLOOR(120 * (1 + (2/29) * ([.B291]-24)/2))" office:value-type="float" office:value="-290" calcext:value-type="float">
            <text:p>-290</text:p>
          </table:table-cell>
          <table:table-cell table:formula="of:=FLOOR(90 * (1 + (1/13) * ([.$B291]-24)/2))" office:value-type="float" office:value="-253" calcext:value-type="float">
            <text:p>-253</text:p>
          </table:table-cell>
          <table:table-cell table:formula="of:=FLOOR(80 * (1 + (1/17) * ([.$B291]-24)/2))" office:value-type="float" office:value="-153" calcext:value-type="float">
            <text:p>-153</text:p>
          </table:table-cell>
          <table:table-cell table:formula="of:=[.C291]*(5+[.$I$2]) + [.D291]*(7+[.$I$2]) + [.E291]*(6+[.$I$2])" office:value-type="float" office:value="-5071.64" calcext:value-type="float">
            <text:p>-5071,64</text:p>
          </table:table-cell>
          <table:table-cell table:formula="of:=MOD([.G29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table:formula="of:=IF([.G292]=1; [.B291]; [.B291]-1)" office:value-type="float" office:value="-76" calcext:value-type="float">
            <text:p>-76</text:p>
          </table:table-cell>
          <table:table-cell table:formula="of:=FLOOR(120 * (1 + (2/29) * ([.B292]-24)/2))" office:value-type="float" office:value="-294" calcext:value-type="float">
            <text:p>-294</text:p>
          </table:table-cell>
          <table:table-cell table:formula="of:=FLOOR(90 * (1 + (1/13) * ([.$B292]-24)/2))" office:value-type="float" office:value="-257" calcext:value-type="float">
            <text:p>-257</text:p>
          </table:table-cell>
          <table:table-cell table:formula="of:=FLOOR(80 * (1 + (1/17) * ([.$B292]-24)/2))" office:value-type="float" office:value="-156" calcext:value-type="float">
            <text:p>-156</text:p>
          </table:table-cell>
          <table:table-cell table:formula="of:=[.C292]*(5+[.$I$2]) + [.D292]*(7+[.$I$2]) + [.E292]*(6+[.$I$2])" office:value-type="float" office:value="-5152.38" calcext:value-type="float">
            <text:p>-5152,38</text:p>
          </table:table-cell>
          <table:table-cell table:formula="of:=MOD([.G29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table:formula="of:=IF([.G293]=1; [.B292]; [.B292]-1)" office:value-type="float" office:value="-76" calcext:value-type="float">
            <text:p>-76</text:p>
          </table:table-cell>
          <table:table-cell table:formula="of:=FLOOR(120 * (1 + (2/29) * ([.B293]-24)/2))" office:value-type="float" office:value="-294" calcext:value-type="float">
            <text:p>-294</text:p>
          </table:table-cell>
          <table:table-cell table:formula="of:=FLOOR(90 * (1 + (1/13) * ([.$B293]-24)/2))" office:value-type="float" office:value="-257" calcext:value-type="float">
            <text:p>-257</text:p>
          </table:table-cell>
          <table:table-cell table:formula="of:=FLOOR(80 * (1 + (1/17) * ([.$B293]-24)/2))" office:value-type="float" office:value="-156" calcext:value-type="float">
            <text:p>-156</text:p>
          </table:table-cell>
          <table:table-cell table:formula="of:=[.C293]*(5+[.$I$2]) + [.D293]*(7+[.$I$2]) + [.E293]*(6+[.$I$2])" office:value-type="float" office:value="-5152.38" calcext:value-type="float">
            <text:p>-5152,38</text:p>
          </table:table-cell>
          <table:table-cell table:formula="of:=MOD([.G29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table:formula="of:=IF([.G294]=1; [.B293]; [.B293]-1)" office:value-type="float" office:value="-77" calcext:value-type="float">
            <text:p>-77</text:p>
          </table:table-cell>
          <table:table-cell table:formula="of:=FLOOR(120 * (1 + (2/29) * ([.B294]-24)/2))" office:value-type="float" office:value="-298" calcext:value-type="float">
            <text:p>-298</text:p>
          </table:table-cell>
          <table:table-cell table:formula="of:=FLOOR(90 * (1 + (1/13) * ([.$B294]-24)/2))" office:value-type="float" office:value="-260" calcext:value-type="float">
            <text:p>-260</text:p>
          </table:table-cell>
          <table:table-cell table:formula="of:=FLOOR(80 * (1 + (1/17) * ([.$B294]-24)/2))" office:value-type="float" office:value="-158" calcext:value-type="float">
            <text:p>-158</text:p>
          </table:table-cell>
          <table:table-cell table:formula="of:=[.C294]*(5+[.$I$2]) + [.D294]*(7+[.$I$2]) + [.E294]*(6+[.$I$2])" office:value-type="float" office:value="-5217.44" calcext:value-type="float">
            <text:p>-5217,44</text:p>
          </table:table-cell>
          <table:table-cell table:formula="of:=MOD([.G29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table:formula="of:=IF([.G295]=1; [.B294]; [.B294]-1)" office:value-type="float" office:value="-77" calcext:value-type="float">
            <text:p>-77</text:p>
          </table:table-cell>
          <table:table-cell table:formula="of:=FLOOR(120 * (1 + (2/29) * ([.B295]-24)/2))" office:value-type="float" office:value="-298" calcext:value-type="float">
            <text:p>-298</text:p>
          </table:table-cell>
          <table:table-cell table:formula="of:=FLOOR(90 * (1 + (1/13) * ([.$B295]-24)/2))" office:value-type="float" office:value="-260" calcext:value-type="float">
            <text:p>-260</text:p>
          </table:table-cell>
          <table:table-cell table:formula="of:=FLOOR(80 * (1 + (1/17) * ([.$B295]-24)/2))" office:value-type="float" office:value="-158" calcext:value-type="float">
            <text:p>-158</text:p>
          </table:table-cell>
          <table:table-cell table:formula="of:=[.C295]*(5+[.$I$2]) + [.D295]*(7+[.$I$2]) + [.E295]*(6+[.$I$2])" office:value-type="float" office:value="-5217.44" calcext:value-type="float">
            <text:p>-5217,44</text:p>
          </table:table-cell>
          <table:table-cell table:formula="of:=MOD([.G29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table:formula="of:=IF([.G296]=1; [.B295]; [.B295]-1)" office:value-type="float" office:value="-78" calcext:value-type="float">
            <text:p>-78</text:p>
          </table:table-cell>
          <table:table-cell table:formula="of:=FLOOR(120 * (1 + (2/29) * ([.B296]-24)/2))" office:value-type="float" office:value="-303" calcext:value-type="float">
            <text:p>-303</text:p>
          </table:table-cell>
          <table:table-cell table:formula="of:=FLOOR(90 * (1 + (1/13) * ([.$B296]-24)/2))" office:value-type="float" office:value="-264" calcext:value-type="float">
            <text:p>-264</text:p>
          </table:table-cell>
          <table:table-cell table:formula="of:=FLOOR(80 * (1 + (1/17) * ([.$B296]-24)/2))" office:value-type="float" office:value="-160" calcext:value-type="float">
            <text:p>-160</text:p>
          </table:table-cell>
          <table:table-cell table:formula="of:=[.C296]*(5+[.$I$2]) + [.D296]*(7+[.$I$2]) + [.E296]*(6+[.$I$2])" office:value-type="float" office:value="-5297.18" calcext:value-type="float">
            <text:p>-5297,18</text:p>
          </table:table-cell>
          <table:table-cell table:formula="of:=MOD([.G29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table:formula="of:=IF([.G297]=1; [.B296]; [.B296]-1)" office:value-type="float" office:value="-78" calcext:value-type="float">
            <text:p>-78</text:p>
          </table:table-cell>
          <table:table-cell table:formula="of:=FLOOR(120 * (1 + (2/29) * ([.B297]-24)/2))" office:value-type="float" office:value="-303" calcext:value-type="float">
            <text:p>-303</text:p>
          </table:table-cell>
          <table:table-cell table:formula="of:=FLOOR(90 * (1 + (1/13) * ([.$B297]-24)/2))" office:value-type="float" office:value="-264" calcext:value-type="float">
            <text:p>-264</text:p>
          </table:table-cell>
          <table:table-cell table:formula="of:=FLOOR(80 * (1 + (1/17) * ([.$B297]-24)/2))" office:value-type="float" office:value="-160" calcext:value-type="float">
            <text:p>-160</text:p>
          </table:table-cell>
          <table:table-cell table:formula="of:=[.C297]*(5+[.$I$2]) + [.D297]*(7+[.$I$2]) + [.E297]*(6+[.$I$2])" office:value-type="float" office:value="-5297.18" calcext:value-type="float">
            <text:p>-5297,18</text:p>
          </table:table-cell>
          <table:table-cell table:formula="of:=MOD([.G29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table:formula="of:=IF([.G298]=1; [.B297]; [.B297]-1)" office:value-type="float" office:value="-79" calcext:value-type="float">
            <text:p>-79</text:p>
          </table:table-cell>
          <table:table-cell table:formula="of:=FLOOR(120 * (1 + (2/29) * ([.B298]-24)/2))" office:value-type="float" office:value="-307" calcext:value-type="float">
            <text:p>-307</text:p>
          </table:table-cell>
          <table:table-cell table:formula="of:=FLOOR(90 * (1 + (1/13) * ([.$B298]-24)/2))" office:value-type="float" office:value="-267" calcext:value-type="float">
            <text:p>-267</text:p>
          </table:table-cell>
          <table:table-cell table:formula="of:=FLOOR(80 * (1 + (1/17) * ([.$B298]-24)/2))" office:value-type="float" office:value="-163" calcext:value-type="float">
            <text:p>-163</text:p>
          </table:table-cell>
          <table:table-cell table:formula="of:=[.C298]*(5+[.$I$2]) + [.D298]*(7+[.$I$2]) + [.E298]*(6+[.$I$2])" office:value-type="float" office:value="-5369.58" calcext:value-type="float">
            <text:p>-5369,58</text:p>
          </table:table-cell>
          <table:table-cell table:formula="of:=MOD([.G29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table:formula="of:=IF([.G299]=1; [.B298]; [.B298]-1)" office:value-type="float" office:value="-79" calcext:value-type="float">
            <text:p>-79</text:p>
          </table:table-cell>
          <table:table-cell table:formula="of:=FLOOR(120 * (1 + (2/29) * ([.B299]-24)/2))" office:value-type="float" office:value="-307" calcext:value-type="float">
            <text:p>-307</text:p>
          </table:table-cell>
          <table:table-cell table:formula="of:=FLOOR(90 * (1 + (1/13) * ([.$B299]-24)/2))" office:value-type="float" office:value="-267" calcext:value-type="float">
            <text:p>-267</text:p>
          </table:table-cell>
          <table:table-cell table:formula="of:=FLOOR(80 * (1 + (1/17) * ([.$B299]-24)/2))" office:value-type="float" office:value="-163" calcext:value-type="float">
            <text:p>-163</text:p>
          </table:table-cell>
          <table:table-cell table:formula="of:=[.C299]*(5+[.$I$2]) + [.D299]*(7+[.$I$2]) + [.E299]*(6+[.$I$2])" office:value-type="float" office:value="-5369.58" calcext:value-type="float">
            <text:p>-5369,58</text:p>
          </table:table-cell>
          <table:table-cell table:formula="of:=MOD([.G29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table:formula="of:=IF([.G300]=1; [.B299]; [.B299]-1)" office:value-type="float" office:value="-80" calcext:value-type="float">
            <text:p>-80</text:p>
          </table:table-cell>
          <table:table-cell table:formula="of:=FLOOR(120 * (1 + (2/29) * ([.B300]-24)/2))" office:value-type="float" office:value="-311" calcext:value-type="float">
            <text:p>-311</text:p>
          </table:table-cell>
          <table:table-cell table:formula="of:=FLOOR(90 * (1 + (1/13) * ([.$B300]-24)/2))" office:value-type="float" office:value="-270" calcext:value-type="float">
            <text:p>-270</text:p>
          </table:table-cell>
          <table:table-cell table:formula="of:=FLOOR(80 * (1 + (1/17) * ([.$B300]-24)/2))" office:value-type="float" office:value="-165" calcext:value-type="float">
            <text:p>-165</text:p>
          </table:table-cell>
          <table:table-cell table:formula="of:=[.C300]*(5+[.$I$2]) + [.D300]*(7+[.$I$2]) + [.E300]*(6+[.$I$2])" office:value-type="float" office:value="-5434.64" calcext:value-type="float">
            <text:p>-5434,64</text:p>
          </table:table-cell>
          <table:table-cell table:formula="of:=MOD([.G29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table:formula="of:=IF([.G301]=1; [.B300]; [.B300]-1)" office:value-type="float" office:value="-80" calcext:value-type="float">
            <text:p>-80</text:p>
          </table:table-cell>
          <table:table-cell table:formula="of:=FLOOR(120 * (1 + (2/29) * ([.B301]-24)/2))" office:value-type="float" office:value="-311" calcext:value-type="float">
            <text:p>-311</text:p>
          </table:table-cell>
          <table:table-cell table:formula="of:=FLOOR(90 * (1 + (1/13) * ([.$B301]-24)/2))" office:value-type="float" office:value="-270" calcext:value-type="float">
            <text:p>-270</text:p>
          </table:table-cell>
          <table:table-cell table:formula="of:=FLOOR(80 * (1 + (1/17) * ([.$B301]-24)/2))" office:value-type="float" office:value="-165" calcext:value-type="float">
            <text:p>-165</text:p>
          </table:table-cell>
          <table:table-cell table:formula="of:=[.C301]*(5+[.$I$2]) + [.D301]*(7+[.$I$2]) + [.E301]*(6+[.$I$2])" office:value-type="float" office:value="-5434.64" calcext:value-type="float">
            <text:p>-5434,64</text:p>
          </table:table-cell>
          <table:table-cell table:formula="of:=MOD([.G30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table:formula="of:=IF([.G302]=1; [.B301]; [.B301]-1)" office:value-type="float" office:value="-81" calcext:value-type="float">
            <text:p>-81</text:p>
          </table:table-cell>
          <table:table-cell table:formula="of:=FLOOR(120 * (1 + (2/29) * ([.B302]-24)/2))" office:value-type="float" office:value="-315" calcext:value-type="float">
            <text:p>-315</text:p>
          </table:table-cell>
          <table:table-cell table:formula="of:=FLOOR(90 * (1 + (1/13) * ([.$B302]-24)/2))" office:value-type="float" office:value="-274" calcext:value-type="float">
            <text:p>-274</text:p>
          </table:table-cell>
          <table:table-cell table:formula="of:=FLOOR(80 * (1 + (1/17) * ([.$B302]-24)/2))" office:value-type="float" office:value="-168" calcext:value-type="float">
            <text:p>-168</text:p>
          </table:table-cell>
          <table:table-cell table:formula="of:=[.C302]*(5+[.$I$2]) + [.D302]*(7+[.$I$2]) + [.E302]*(6+[.$I$2])" office:value-type="float" office:value="-5515.38" calcext:value-type="float">
            <text:p>-5515,38</text:p>
          </table:table-cell>
          <table:table-cell table:formula="of:=MOD([.G30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table:formula="of:=IF([.G303]=1; [.B302]; [.B302]-1)" office:value-type="float" office:value="-81" calcext:value-type="float">
            <text:p>-81</text:p>
          </table:table-cell>
          <table:table-cell table:formula="of:=FLOOR(120 * (1 + (2/29) * ([.B303]-24)/2))" office:value-type="float" office:value="-315" calcext:value-type="float">
            <text:p>-315</text:p>
          </table:table-cell>
          <table:table-cell table:formula="of:=FLOOR(90 * (1 + (1/13) * ([.$B303]-24)/2))" office:value-type="float" office:value="-274" calcext:value-type="float">
            <text:p>-274</text:p>
          </table:table-cell>
          <table:table-cell table:formula="of:=FLOOR(80 * (1 + (1/17) * ([.$B303]-24)/2))" office:value-type="float" office:value="-168" calcext:value-type="float">
            <text:p>-168</text:p>
          </table:table-cell>
          <table:table-cell table:formula="of:=[.C303]*(5+[.$I$2]) + [.D303]*(7+[.$I$2]) + [.E303]*(6+[.$I$2])" office:value-type="float" office:value="-5515.38" calcext:value-type="float">
            <text:p>-5515,38</text:p>
          </table:table-cell>
          <table:table-cell table:formula="of:=MOD([.G30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table:formula="of:=IF([.G304]=1; [.B303]; [.B303]-1)" office:value-type="float" office:value="-82" calcext:value-type="float">
            <text:p>-82</text:p>
          </table:table-cell>
          <table:table-cell table:formula="of:=FLOOR(120 * (1 + (2/29) * ([.B304]-24)/2))" office:value-type="float" office:value="-319" calcext:value-type="float">
            <text:p>-319</text:p>
          </table:table-cell>
          <table:table-cell table:formula="of:=FLOOR(90 * (1 + (1/13) * ([.$B304]-24)/2))" office:value-type="float" office:value="-277" calcext:value-type="float">
            <text:p>-277</text:p>
          </table:table-cell>
          <table:table-cell table:formula="of:=FLOOR(80 * (1 + (1/17) * ([.$B304]-24)/2))" office:value-type="float" office:value="-170" calcext:value-type="float">
            <text:p>-170</text:p>
          </table:table-cell>
          <table:table-cell table:formula="of:=[.C304]*(5+[.$I$2]) + [.D304]*(7+[.$I$2]) + [.E304]*(6+[.$I$2])" office:value-type="float" office:value="-5580.44" calcext:value-type="float">
            <text:p>-5580,44</text:p>
          </table:table-cell>
          <table:table-cell table:formula="of:=MOD([.G30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table:formula="of:=IF([.G305]=1; [.B304]; [.B304]-1)" office:value-type="float" office:value="-82" calcext:value-type="float">
            <text:p>-82</text:p>
          </table:table-cell>
          <table:table-cell table:formula="of:=FLOOR(120 * (1 + (2/29) * ([.B305]-24)/2))" office:value-type="float" office:value="-319" calcext:value-type="float">
            <text:p>-319</text:p>
          </table:table-cell>
          <table:table-cell table:formula="of:=FLOOR(90 * (1 + (1/13) * ([.$B305]-24)/2))" office:value-type="float" office:value="-277" calcext:value-type="float">
            <text:p>-277</text:p>
          </table:table-cell>
          <table:table-cell table:formula="of:=FLOOR(80 * (1 + (1/17) * ([.$B305]-24)/2))" office:value-type="float" office:value="-170" calcext:value-type="float">
            <text:p>-170</text:p>
          </table:table-cell>
          <table:table-cell table:formula="of:=[.C305]*(5+[.$I$2]) + [.D305]*(7+[.$I$2]) + [.E305]*(6+[.$I$2])" office:value-type="float" office:value="-5580.44" calcext:value-type="float">
            <text:p>-5580,44</text:p>
          </table:table-cell>
          <table:table-cell table:formula="of:=MOD([.G30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table:formula="of:=IF([.G306]=1; [.B305]; [.B305]-1)" office:value-type="float" office:value="-83" calcext:value-type="float">
            <text:p>-83</text:p>
          </table:table-cell>
          <table:table-cell table:formula="of:=FLOOR(120 * (1 + (2/29) * ([.B306]-24)/2))" office:value-type="float" office:value="-323" calcext:value-type="float">
            <text:p>-323</text:p>
          </table:table-cell>
          <table:table-cell table:formula="of:=FLOOR(90 * (1 + (1/13) * ([.$B306]-24)/2))" office:value-type="float" office:value="-281" calcext:value-type="float">
            <text:p>-281</text:p>
          </table:table-cell>
          <table:table-cell table:formula="of:=FLOOR(80 * (1 + (1/17) * ([.$B306]-24)/2))" office:value-type="float" office:value="-172" calcext:value-type="float">
            <text:p>-172</text:p>
          </table:table-cell>
          <table:table-cell table:formula="of:=[.C306]*(5+[.$I$2]) + [.D306]*(7+[.$I$2]) + [.E306]*(6+[.$I$2])" office:value-type="float" office:value="-5653.84" calcext:value-type="float">
            <text:p>-5653,84</text:p>
          </table:table-cell>
          <table:table-cell table:formula="of:=MOD([.G30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table:formula="of:=IF([.G307]=1; [.B306]; [.B306]-1)" office:value-type="float" office:value="-83" calcext:value-type="float">
            <text:p>-83</text:p>
          </table:table-cell>
          <table:table-cell table:formula="of:=FLOOR(120 * (1 + (2/29) * ([.B307]-24)/2))" office:value-type="float" office:value="-323" calcext:value-type="float">
            <text:p>-323</text:p>
          </table:table-cell>
          <table:table-cell table:formula="of:=FLOOR(90 * (1 + (1/13) * ([.$B307]-24)/2))" office:value-type="float" office:value="-281" calcext:value-type="float">
            <text:p>-281</text:p>
          </table:table-cell>
          <table:table-cell table:formula="of:=FLOOR(80 * (1 + (1/17) * ([.$B307]-24)/2))" office:value-type="float" office:value="-172" calcext:value-type="float">
            <text:p>-172</text:p>
          </table:table-cell>
          <table:table-cell table:formula="of:=[.C307]*(5+[.$I$2]) + [.D307]*(7+[.$I$2]) + [.E307]*(6+[.$I$2])" office:value-type="float" office:value="-5653.84" calcext:value-type="float">
            <text:p>-5653,84</text:p>
          </table:table-cell>
          <table:table-cell table:formula="of:=MOD([.G306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table:formula="of:=IF([.G308]=1; [.B307]; [.B307]-1)" office:value-type="float" office:value="-84" calcext:value-type="float">
            <text:p>-84</text:p>
          </table:table-cell>
          <table:table-cell table:formula="of:=FLOOR(120 * (1 + (2/29) * ([.B308]-24)/2))" office:value-type="float" office:value="-327" calcext:value-type="float">
            <text:p>-327</text:p>
          </table:table-cell>
          <table:table-cell table:formula="of:=FLOOR(90 * (1 + (1/13) * ([.$B308]-24)/2))" office:value-type="float" office:value="-284" calcext:value-type="float">
            <text:p>-284</text:p>
          </table:table-cell>
          <table:table-cell table:formula="of:=FLOOR(80 * (1 + (1/17) * ([.$B308]-24)/2))" office:value-type="float" office:value="-175" calcext:value-type="float">
            <text:p>-175</text:p>
          </table:table-cell>
          <table:table-cell table:formula="of:=[.C308]*(5+[.$I$2]) + [.D308]*(7+[.$I$2]) + [.E308]*(6+[.$I$2])" office:value-type="float" office:value="-5726.24" calcext:value-type="float">
            <text:p>-5726,24</text:p>
          </table:table-cell>
          <table:table-cell table:formula="of:=MOD([.G307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table:formula="of:=IF([.G309]=1; [.B308]; [.B308]-1)" office:value-type="float" office:value="-84" calcext:value-type="float">
            <text:p>-84</text:p>
          </table:table-cell>
          <table:table-cell table:formula="of:=FLOOR(120 * (1 + (2/29) * ([.B309]-24)/2))" office:value-type="float" office:value="-327" calcext:value-type="float">
            <text:p>-327</text:p>
          </table:table-cell>
          <table:table-cell table:formula="of:=FLOOR(90 * (1 + (1/13) * ([.$B309]-24)/2))" office:value-type="float" office:value="-284" calcext:value-type="float">
            <text:p>-284</text:p>
          </table:table-cell>
          <table:table-cell table:formula="of:=FLOOR(80 * (1 + (1/17) * ([.$B309]-24)/2))" office:value-type="float" office:value="-175" calcext:value-type="float">
            <text:p>-175</text:p>
          </table:table-cell>
          <table:table-cell table:formula="of:=[.C309]*(5+[.$I$2]) + [.D309]*(7+[.$I$2]) + [.E309]*(6+[.$I$2])" office:value-type="float" office:value="-5726.24" calcext:value-type="float">
            <text:p>-5726,24</text:p>
          </table:table-cell>
          <table:table-cell table:formula="of:=MOD([.G308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table:formula="of:=IF([.G310]=1; [.B309]; [.B309]-1)" office:value-type="float" office:value="-85" calcext:value-type="float">
            <text:p>-85</text:p>
          </table:table-cell>
          <table:table-cell table:formula="of:=FLOOR(120 * (1 + (2/29) * ([.B310]-24)/2))" office:value-type="float" office:value="-332" calcext:value-type="float">
            <text:p>-332</text:p>
          </table:table-cell>
          <table:table-cell table:formula="of:=FLOOR(90 * (1 + (1/13) * ([.$B310]-24)/2))" office:value-type="float" office:value="-288" calcext:value-type="float">
            <text:p>-288</text:p>
          </table:table-cell>
          <table:table-cell table:formula="of:=FLOOR(80 * (1 + (1/17) * ([.$B310]-24)/2))" office:value-type="float" office:value="-177" calcext:value-type="float">
            <text:p>-177</text:p>
          </table:table-cell>
          <table:table-cell table:formula="of:=[.C310]*(5+[.$I$2]) + [.D310]*(7+[.$I$2]) + [.E310]*(6+[.$I$2])" office:value-type="float" office:value="-5805.98" calcext:value-type="float">
            <text:p>-5805,98</text:p>
          </table:table-cell>
          <table:table-cell table:formula="of:=MOD([.G309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table:formula="of:=IF([.G311]=1; [.B310]; [.B310]-1)" office:value-type="float" office:value="-85" calcext:value-type="float">
            <text:p>-85</text:p>
          </table:table-cell>
          <table:table-cell table:formula="of:=FLOOR(120 * (1 + (2/29) * ([.B311]-24)/2))" office:value-type="float" office:value="-332" calcext:value-type="float">
            <text:p>-332</text:p>
          </table:table-cell>
          <table:table-cell table:formula="of:=FLOOR(90 * (1 + (1/13) * ([.$B311]-24)/2))" office:value-type="float" office:value="-288" calcext:value-type="float">
            <text:p>-288</text:p>
          </table:table-cell>
          <table:table-cell table:formula="of:=FLOOR(80 * (1 + (1/17) * ([.$B311]-24)/2))" office:value-type="float" office:value="-177" calcext:value-type="float">
            <text:p>-177</text:p>
          </table:table-cell>
          <table:table-cell table:formula="of:=[.C311]*(5+[.$I$2]) + [.D311]*(7+[.$I$2]) + [.E311]*(6+[.$I$2])" office:value-type="float" office:value="-5805.98" calcext:value-type="float">
            <text:p>-5805,98</text:p>
          </table:table-cell>
          <table:table-cell table:formula="of:=MOD([.G310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table:formula="of:=IF([.G312]=1; [.B311]; [.B311]-1)" office:value-type="float" office:value="-86" calcext:value-type="float">
            <text:p>-86</text:p>
          </table:table-cell>
          <table:table-cell table:formula="of:=FLOOR(120 * (1 + (2/29) * ([.B312]-24)/2))" office:value-type="float" office:value="-336" calcext:value-type="float">
            <text:p>-336</text:p>
          </table:table-cell>
          <table:table-cell table:formula="of:=FLOOR(90 * (1 + (1/13) * ([.$B312]-24)/2))" office:value-type="float" office:value="-291" calcext:value-type="float">
            <text:p>-291</text:p>
          </table:table-cell>
          <table:table-cell table:formula="of:=FLOOR(80 * (1 + (1/17) * ([.$B312]-24)/2))" office:value-type="float" office:value="-179" calcext:value-type="float">
            <text:p>-179</text:p>
          </table:table-cell>
          <table:table-cell table:formula="of:=[.C312]*(5+[.$I$2]) + [.D312]*(7+[.$I$2]) + [.E312]*(6+[.$I$2])" office:value-type="float" office:value="-5871.04" calcext:value-type="float">
            <text:p>-5871,04</text:p>
          </table:table-cell>
          <table:table-cell table:formula="of:=MOD([.G311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table:formula="of:=IF([.G313]=1; [.B312]; [.B312]-1)" office:value-type="float" office:value="-86" calcext:value-type="float">
            <text:p>-86</text:p>
          </table:table-cell>
          <table:table-cell table:formula="of:=FLOOR(120 * (1 + (2/29) * ([.B313]-24)/2))" office:value-type="float" office:value="-336" calcext:value-type="float">
            <text:p>-336</text:p>
          </table:table-cell>
          <table:table-cell table:formula="of:=FLOOR(90 * (1 + (1/13) * ([.$B313]-24)/2))" office:value-type="float" office:value="-291" calcext:value-type="float">
            <text:p>-291</text:p>
          </table:table-cell>
          <table:table-cell table:formula="of:=FLOOR(80 * (1 + (1/17) * ([.$B313]-24)/2))" office:value-type="float" office:value="-179" calcext:value-type="float">
            <text:p>-179</text:p>
          </table:table-cell>
          <table:table-cell table:formula="of:=[.C313]*(5+[.$I$2]) + [.D313]*(7+[.$I$2]) + [.E313]*(6+[.$I$2])" office:value-type="float" office:value="-5871.04" calcext:value-type="float">
            <text:p>-5871,04</text:p>
          </table:table-cell>
          <table:table-cell table:formula="of:=MOD([.G312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formula="of:=IF([.G314]=1; [.B313]; [.B313]-1)" office:value-type="float" office:value="-87" calcext:value-type="float">
            <text:p>-87</text:p>
          </table:table-cell>
          <table:table-cell table:formula="of:=FLOOR(120 * (1 + (2/29) * ([.B314]-24)/2))" office:value-type="float" office:value="-340" calcext:value-type="float">
            <text:p>-340</text:p>
          </table:table-cell>
          <table:table-cell table:formula="of:=FLOOR(90 * (1 + (1/13) * ([.$B314]-24)/2))" office:value-type="float" office:value="-295" calcext:value-type="float">
            <text:p>-295</text:p>
          </table:table-cell>
          <table:table-cell table:formula="of:=FLOOR(80 * (1 + (1/17) * ([.$B314]-24)/2))" office:value-type="float" office:value="-182" calcext:value-type="float">
            <text:p>-182</text:p>
          </table:table-cell>
          <table:table-cell table:formula="of:=[.C314]*(5+[.$I$2]) + [.D314]*(7+[.$I$2]) + [.E314]*(6+[.$I$2])" office:value-type="float" office:value="-5951.78" calcext:value-type="float">
            <text:p>-5951,78</text:p>
          </table:table-cell>
          <table:table-cell table:formula="of:=MOD([.G313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table:formula="of:=IF([.G315]=1; [.B314]; [.B314]-1)" office:value-type="float" office:value="-87" calcext:value-type="float">
            <text:p>-87</text:p>
          </table:table-cell>
          <table:table-cell table:formula="of:=FLOOR(120 * (1 + (2/29) * ([.B315]-24)/2))" office:value-type="float" office:value="-340" calcext:value-type="float">
            <text:p>-340</text:p>
          </table:table-cell>
          <table:table-cell table:formula="of:=FLOOR(90 * (1 + (1/13) * ([.$B315]-24)/2))" office:value-type="float" office:value="-295" calcext:value-type="float">
            <text:p>-295</text:p>
          </table:table-cell>
          <table:table-cell table:formula="of:=FLOOR(80 * (1 + (1/17) * ([.$B315]-24)/2))" office:value-type="float" office:value="-182" calcext:value-type="float">
            <text:p>-182</text:p>
          </table:table-cell>
          <table:table-cell table:formula="of:=[.C315]*(5+[.$I$2]) + [.D315]*(7+[.$I$2]) + [.E315]*(6+[.$I$2])" office:value-type="float" office:value="-5951.78" calcext:value-type="float">
            <text:p>-5951,78</text:p>
          </table:table-cell>
          <table:table-cell table:formula="of:=MOD([.G314]+1; 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table:formula="of:=IF([.G316]=1; [.B315]; [.B315]-1)" office:value-type="float" office:value="-88" calcext:value-type="float">
            <text:p>-88</text:p>
          </table:table-cell>
          <table:table-cell table:formula="of:=FLOOR(120 * (1 + (2/29) * ([.B316]-24)/2))" office:value-type="float" office:value="-344" calcext:value-type="float">
            <text:p>-344</text:p>
          </table:table-cell>
          <table:table-cell table:formula="of:=FLOOR(90 * (1 + (1/13) * ([.$B316]-24)/2))" office:value-type="float" office:value="-298" calcext:value-type="float">
            <text:p>-298</text:p>
          </table:table-cell>
          <table:table-cell table:formula="of:=FLOOR(80 * (1 + (1/17) * ([.$B316]-24)/2))" office:value-type="float" office:value="-184" calcext:value-type="float">
            <text:p>-184</text:p>
          </table:table-cell>
          <table:table-cell table:formula="of:=[.C316]*(5+[.$I$2]) + [.D316]*(7+[.$I$2]) + [.E316]*(6+[.$I$2])" office:value-type="float" office:value="-6016.84" calcext:value-type="float">
            <text:p>-6016,84</text:p>
          </table:table-cell>
          <table:table-cell table:formula="of:=MOD([.G315]+1; 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table:formula="of:=IF([.G317]=1; [.B316]; [.B316]-1)" office:value-type="float" office:value="-88" calcext:value-type="float">
            <text:p>-88</text:p>
          </table:table-cell>
          <table:table-cell table:formula="of:=FLOOR(120 * (1 + (2/29) * ([.B317]-24)/2))" office:value-type="float" office:value="-344" calcext:value-type="float">
            <text:p>-344</text:p>
          </table:table-cell>
          <table:table-cell table:formula="of:=FLOOR(90 * (1 + (1/13) * ([.$B317]-24)/2))" office:value-type="float" office:value="-298" calcext:value-type="float">
            <text:p>-298</text:p>
          </table:table-cell>
          <table:table-cell table:formula="of:=FLOOR(80 * (1 + (1/17) * ([.$B317]-24)/2))" office:value-type="float" office:value="-184" calcext:value-type="float">
            <text:p>-184</text:p>
          </table:table-cell>
          <table:table-cell table:formula="of:=[.C317]*(5+[.$I$2]) + [.D317]*(7+[.$I$2]) + [.E317]*(6+[.$I$2])" office:value-type="float" office:value="-6016.84" calcext:value-type="float">
            <text:p>-6016,84</text:p>
          </table:table-cell>
          <table:table-cell table:formula="of:=MOD([.G316]+1; 2)" office:value-type="float" office:value="1" calcext:value-type="float">
            <text:p>1</text:p>
          </table:table-cell>
          <table:table-cell table:number-columns-repeated="2"/>
        </table:table-row>
        <calcext:conditional-formats>
          <calcext:conditional-format calcext:target-range-address="zad4b.C1:zad4b.C317 zad4b.D2:zad4b.E317">
            <calcext:condition calcext:apply-style-name="Untitled1" calcext:value="=15" calcext:base-cell-address="zad4b.C1"/>
          </calcext:conditional-format>
        </calcext:conditional-formats>
      </table:table>
      <table:named-expressions/>
      <table:data-pilot-tables>
        <table:data-pilot-table table:name="DataPilot1" table:application-data="" table:target-range-address="zad2_tabela_przestawna.A1:zad2_tabela_przestawna.D6" table:buttons="zad2_tabela_przestawna.A2 zad2_tabela_przestawna.B1" table:show-filter-button="false" table:drill-down-on-double-click="false">
          <table:source-cell-range table:cell-range-address="zad2.A1:zad2.E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lody" table:orientation="data" table:used-hierarchy="0" table:function="sum">
            <table:data-pilot-level table:show-empty="false" calcext:repeat-item-labels="false">
              <table:data-pilot-members>
                <table:data-pilot-member table:name="82" table:display="true" table:show-details="true"/>
                <table:data-pilot-member table:name="86" table:display="true" table:show-details="true"/>
                <table:data-pilot-member table:name="91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tdogi" table:orientation="data" table:used-hierarchy="0" table:function="sum">
            <table:data-pilot-level table:show-empty="false" calcext:repeat-item-labels="false">
              <table:data-pilot-members>
                <table:data-pilot-member table:name="58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4" table:display="true" table:show-details="true"/>
                <table:data-pilot-member table:name="117" table:display="true" table:show-details="true"/>
                <table:data-pilot-member table:name="1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ukurydze" table:orientation="data" table:used-hierarchy="0" table:function="sum">
            <table:data-pilot-level table:show-empty="false" calcext:repeat-item-labels="false">
              <table:data-pilot-members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13:10:49.792892500</dc:date>
    <meta:editing-duration>PT8M47S</meta:editing-duration>
    <meta:editing-cycles>3</meta:editing-cycles>
    <meta:generator>LibreOffice/7.5.2.2$Linux_X86_64 LibreOffice_project/50$Build-2</meta:generator>
    <meta:document-statistic meta:table-count="6" meta:cell-count="56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722cm" svg:y="0.316cm" chart:style-name="ch2">
          <text:p>Sprzedaz pani ani w kolejnych miesiacach</text:p>
        </chart:title>
        <chart:legend chart:legend-position="end" svg:x="13.655cm" svg:y="3.706cm" style:legend-expansion="high" chart:style-name="ch3"/>
        <chart:plot-area chart:style-name="ch4" table:cell-range-address="zad2_tabela_przestawna.A12:zad2_tabela_przestawna.D15" chart:data-source-has-labels="both" svg:x="1.33cm" svg:y="1.275cm" svg:width="12.006cm" svg:height="6.57cm">
          <chart:coordinate-region svg:x="2.322cm" svg:y="1.474cm" svg:width="11.014cm" svg:height="5.724cm"/>
          <chart:axis chart:dimension="x" chart:name="primary-x" chart:style-name="ch5" chartooo:axis-type="auto">
            <chartooo:date-scale/>
            <chart:title svg:x="6.72cm" svg:y="8.025cm" chart:style-name="ch6">
              <text:p>miesiac</text:p>
            </chart:title>
            <chart:categories table:cell-range-address="zad2_tabela_przestawna.A13:zad2_tabela_przestawna.A15"/>
          </chart:axis>
          <chart:axis chart:dimension="y" chart:name="primary-y" chart:style-name="ch7">
            <chart:title svg:x="0.451cm" svg:y="6.8cm" chart:style-name="ch8">
              <text:p>liczba sprzedanych produktow</text:p>
            </chart:title>
            <chart:grid chart:style-name="ch9" chart:class="major"/>
          </chart:axis>
          <chart:series chart:style-name="ch10" chart:values-cell-range-address="zad2_tabela_przestawna.B13:zad2_tabela_przestawna.B15" chart:label-cell-address="zad2_tabela_przestawna.B12:zad2_tabela_przestawna.B12" chart:class="chart:bar">
            <chart:data-point chart:repeated="3"/>
          </chart:series>
          <chart:series chart:style-name="ch11" chart:values-cell-range-address="zad2_tabela_przestawna.C13:zad2_tabela_przestawna.C15" chart:label-cell-address="zad2_tabela_przestawna.C12:zad2_tabela_przestawna.C12" chart:class="chart:bar">
            <chart:data-point chart:repeated="3"/>
          </chart:series>
          <chart:series chart:style-name="ch12" chart:values-cell-range-address="zad2_tabela_przestawna.D13:zad2_tabela_przestawna.D15" chart:label-cell-address="zad2_tabela_przestawna.D12:zad2_tabela_przestawna.D1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dy</text:p>
                <draw:g>
                  <svg:desc>zad2_tabela_przestawna.B12:zad2_tabela_przestawna.B12</svg:desc>
                </draw:g>
              </table:table-cell>
              <table:table-cell office:value-type="string">
                <text:p>hotdogi</text:p>
                <draw:g>
                  <svg:desc>zad2_tabela_przestawna.C12:zad2_tabela_przestawna.C12</svg:desc>
                </draw:g>
              </table:table-cell>
              <table:table-cell office:value-type="string">
                <text:p>kukurydze</text:p>
                <draw:g>
                  <svg:desc>zad2_tabela_przestawna.D12:zad2_tabela_przestawna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</text:p>
                <draw:g>
                  <svg:desc>zad2_tabela_przestawna.A13:zad2_tabela_przestawna.A15</svg:desc>
                </draw:g>
              </table:table-cell>
              <table:table-cell office:value-type="float" office:value="3527">
                <text:p>3527</text:p>
                <draw:g>
                  <svg:desc>zad2_tabela_przestawna.B13:zad2_tabela_przestawna.B15</svg:desc>
                </draw:g>
              </table:table-cell>
              <table:table-cell office:value-type="float" office:value="2639">
                <text:p>2639</text:p>
                <draw:g>
                  <svg:desc>zad2_tabela_przestawna.C13:zad2_tabela_przestawna.C15</svg:desc>
                </draw:g>
              </table:table-cell>
              <table:table-cell office:value-type="float" office:value="2355">
                <text:p>2355</text:p>
                <draw:g>
                  <svg:desc>zad2_tabela_przestawna.D13:zad2_tabela_przestawna.D15</svg:desc>
                </draw:g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3675">
                <text:p>3675</text:p>
              </table:table-cell>
              <table:table-cell office:value-type="float" office:value="2747">
                <text:p>274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3579">
                <text:p>3579</text:p>
              </table:table-cell>
              <table:table-cell office:value-type="float" office:value="2665">
                <text:p>2665</text:p>
              </table:table-cell>
              <table:table-cell office:value-type="float" office:value="2390">
                <text:p>2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